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6pt"/>
    </style:style>
    <style:style style:name="co2" style:family="table-column">
      <style:table-column-properties fo:break-before="auto" style:column-width="197.29pt"/>
    </style:style>
    <style:style style:name="co3" style:family="table-column">
      <style:table-column-properties fo:break-before="auto" style:column-width="123.99pt"/>
    </style:style>
    <style:style style:name="co4" style:family="table-column">
      <style:table-column-properties fo:break-before="auto" style:column-width="115.34pt"/>
    </style:style>
    <style:style style:name="co5" style:family="table-column">
      <style:table-column-properties fo:break-before="auto" style:column-width="89.29pt"/>
    </style:style>
    <style:style style:name="co6" style:family="table-column">
      <style:table-column-properties fo:break-before="auto" style:column-width="154.01pt"/>
    </style:style>
    <style:style style:name="co7" style:family="table-column">
      <style:table-column-properties fo:break-before="auto" style:column-width="126.71pt"/>
    </style:style>
    <style:style style:name="co8" style:family="table-column">
      <style:table-column-properties fo:break-before="auto" style:column-width="132.66pt"/>
    </style:style>
    <style:style style:name="co9" style:family="table-column">
      <style:table-column-properties fo:break-before="auto" style:column-width="110.01pt"/>
    </style:style>
    <style:style style:name="co10" style:family="table-column">
      <style:table-column-properties fo:break-before="auto" style:column-width="138.64pt"/>
    </style:style>
    <style:style style:name="co11" style:family="table-column">
      <style:table-column-properties fo:break-before="auto" style:column-width="98.6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Metabolites">
      <style:table-properties table:display="true" style:writing-mode="lr-tb"/>
    </style:style>
    <style:style style:name="ta2" style:family="table" style:master-page-name="PageStyle_5f_AIM084_5f_Thermo_5f_Plasma_5f_RF_5f_resul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tabolites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Metabolite</text:p>
          </table:table-cell>
          <table:table-cell table:style-name="ce1" office:value-type="string" calcext:value-type="string">
            <text:p>m/z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Formu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01</text:p>
          </table:table-cell>
          <table:table-cell office:value-type="string" calcext:value-type="string">
            <text:p><text:s/>Alanine</text:p>
          </table:table-cell>
          <table:table-cell office:value-type="float" office:value="90.0555" calcext:value-type="float">
            <text:p>90.055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C3H7N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02</text:p>
          </table:table-cell>
          <table:table-cell office:value-type="string" calcext:value-type="string">
            <text:p><text:s/>GABA</text:p>
          </table:table-cell>
          <table:table-cell office:value-type="float" office:value="104.0711" calcext:value-type="float">
            <text:p>104.0711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<text:s/>C4H9N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03</text:p>
          </table:table-cell>
          <table:table-cell office:value-type="string" calcext:value-type="string">
            <text:p><text:s/>Choline</text:p>
          </table:table-cell>
          <table:table-cell office:value-type="float" office:value="104.1075" calcext:value-type="float">
            <text:p>104.107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C5H14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04</text:p>
          </table:table-cell>
          <table:table-cell office:value-type="string" calcext:value-type="string">
            <text:p><text:s/>Serine</text:p>
          </table:table-cell>
          <table:table-cell office:value-type="float" office:value="106.0504" calcext:value-type="float">
            <text:p>106.0504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<text:s/>C3H7NO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05</text:p>
          </table:table-cell>
          <table:table-cell office:value-type="string" calcext:value-type="string">
            <text:p><text:s/>Glyceric acid</text:p>
          </table:table-cell>
          <table:table-cell office:value-type="float" office:value="105.0188" calcext:value-type="float">
            <text:p>105.0188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/>C3H6O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06</text:p>
          </table:table-cell>
          <table:table-cell office:value-type="string" calcext:value-type="string">
            <text:p><text:s/>Proline</text:p>
          </table:table-cell>
          <table:table-cell office:value-type="float" office:value="116.0711" calcext:value-type="float">
            <text:p>116.0711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/>C5H9N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07</text:p>
          </table:table-cell>
          <table:table-cell office:value-type="string" calcext:value-type="string">
            <text:p><text:s/>Betaine</text:p>
          </table:table-cell>
          <table:table-cell office:value-type="float" office:value="118.0868" calcext:value-type="float">
            <text:p>118.0868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<text:s/>C5H11N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08</text:p>
          </table:table-cell>
          <table:table-cell office:value-type="string" calcext:value-type="string">
            <text:p><text:s/>Valine</text:p>
          </table:table-cell>
          <table:table-cell office:value-type="float" office:value="118.0868" calcext:value-type="float">
            <text:p>118.086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<text:s/>C5H11N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09</text:p>
          </table:table-cell>
          <table:table-cell office:value-type="string" calcext:value-type="string">
            <text:p><text:s/>Succinic acid</text:p>
          </table:table-cell>
          <table:table-cell office:value-type="float" office:value="117.0188" calcext:value-type="float">
            <text:p>117.018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<text:s/>C4H6O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<text:s/>Threonine</text:p>
          </table:table-cell>
          <table:table-cell office:value-type="float" office:value="118.0504" calcext:value-type="float">
            <text:p>118.0504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C4H9NO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<text:s/>4-hydroxyproline</text:p>
          </table:table-cell>
          <table:table-cell office:value-type="float" office:value="132.066" calcext:value-type="float">
            <text:p>132.06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C5H9NO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<text:s/>Creatine</text:p>
          </table:table-cell>
          <table:table-cell office:value-type="float" office:value="132.0773" calcext:value-type="float">
            <text:p>132.0773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C4H9N3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<text:s/>Isoleucine</text:p>
          </table:table-cell>
          <table:table-cell office:value-type="float" office:value="130.0868" calcext:value-type="float">
            <text:p>130.0868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C6H13N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<text:s/>Leucine</text:p>
          </table:table-cell>
          <table:table-cell office:value-type="float" office:value="130.0868" calcext:value-type="float">
            <text:p>130.0868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<text:s/>C6H13N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<text:s/>Asparagine</text:p>
          </table:table-cell>
          <table:table-cell office:value-type="float" office:value="131.0457" calcext:value-type="float">
            <text:p>131.0457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<text:s/>C4H8N2O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<text:s/>Spermidine</text:p>
          </table:table-cell>
          <table:table-cell office:value-type="float" office:value="146.1657" calcext:value-type="float">
            <text:p>146.1657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<text:s/>C7H19N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17</text:p>
          </table:table-cell>
          <table:table-cell office:value-type="string" calcext:value-type="string">
            <text:p><text:s/>Ketoglutarate</text:p>
          </table:table-cell>
          <table:table-cell office:value-type="float" office:value="145.0131" calcext:value-type="float">
            <text:p>145.0131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<text:s/>C5H6O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18</text:p>
          </table:table-cell>
          <table:table-cell office:value-type="string" calcext:value-type="string">
            <text:p><text:s/>Glutamine</text:p>
          </table:table-cell>
          <table:table-cell office:value-type="float" office:value="145.0613" calcext:value-type="float">
            <text:p>145.0613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<text:s/>C5H10N2O3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19</text:p>
          </table:table-cell>
          <table:table-cell office:value-type="string" calcext:value-type="string">
            <text:p><text:s/>Lysine</text:p>
          </table:table-cell>
          <table:table-cell office:value-type="float" office:value="147.1133" calcext:value-type="float">
            <text:p>147.1133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<text:s/>C6H14N2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20</text:p>
          </table:table-cell>
          <table:table-cell office:value-type="string" calcext:value-type="string">
            <text:p><text:s/>Acetylcholine</text:p>
          </table:table-cell>
          <table:table-cell office:value-type="float" office:value="146.1181" calcext:value-type="float">
            <text:p>146.1181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/>C7H16N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21</text:p>
          </table:table-cell>
          <table:table-cell office:value-type="string" calcext:value-type="string">
            <text:p><text:s/>Glutamic acid</text:p>
          </table:table-cell>
          <table:table-cell office:value-type="float" office:value="148.061" calcext:value-type="float">
            <text:p>148.06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C5H9NO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22</text:p>
          </table:table-cell>
          <table:table-cell office:value-type="string" calcext:value-type="string">
            <text:p><text:s/>Methionine</text:p>
          </table:table-cell>
          <table:table-cell office:value-type="float" office:value="148.0426" calcext:value-type="float">
            <text:p>148.042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<text:s/>C5H11NO2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23</text:p>
          </table:table-cell>
          <table:table-cell office:value-type="string" calcext:value-type="string">
            <text:p><text:s/>Ribose</text:p>
          </table:table-cell>
          <table:table-cell office:value-type="float" office:value="149.045" calcext:value-type="float">
            <text:p>149.04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s/>C5H10O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24</text:p>
          </table:table-cell>
          <table:table-cell office:value-type="string" calcext:value-type="string">
            <text:p><text:s/>Histidine</text:p>
          </table:table-cell>
          <table:table-cell office:value-type="float" office:value="154.0617" calcext:value-type="float">
            <text:p>154.0617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C6H9N3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25</text:p>
          </table:table-cell>
          <table:table-cell office:value-type="string" calcext:value-type="string">
            <text:p><text:s/>Allantoin</text:p>
          </table:table-cell>
          <table:table-cell office:value-type="float" office:value="157.0362" calcext:value-type="float">
            <text:p>157.0362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/>C4H6N4O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26</text:p>
          </table:table-cell>
          <table:table-cell office:value-type="string" calcext:value-type="string">
            <text:p><text:s/>Phenylalanine</text:p>
          </table:table-cell>
          <table:table-cell office:value-type="float" office:value="164.0712" calcext:value-type="float">
            <text:p>164.071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<text:s/>C9H11NO2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27</text:p>
          </table:table-cell>
          <table:table-cell office:value-type="string" calcext:value-type="string">
            <text:p><text:s/>Uric acid</text:p>
          </table:table-cell>
          <table:table-cell office:value-type="float" office:value="169.0361" calcext:value-type="float">
            <text:p>169.036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C5H4N4O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28</text:p>
          </table:table-cell>
          <table:table-cell office:value-type="string" calcext:value-type="string">
            <text:p><text:s/>Phenyl sulfate</text:p>
          </table:table-cell>
          <table:table-cell office:value-type="float" office:value="172.9913" calcext:value-type="float">
            <text:p>172.9913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<text:s/>C6H6O4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29</text:p>
          </table:table-cell>
          <table:table-cell office:value-type="string" calcext:value-type="string">
            <text:p><text:s/>Aconitate</text:p>
          </table:table-cell>
          <table:table-cell office:value-type="float" office:value="173.0086" calcext:value-type="float">
            <text:p>173.0086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/>C6H6O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0</text:p>
          </table:table-cell>
          <table:table-cell office:value-type="string" calcext:value-type="string">
            <text:p><text:s/>Citrulline</text:p>
          </table:table-cell>
          <table:table-cell office:value-type="float" office:value="176.1035" calcext:value-type="float">
            <text:p>176.1035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/>C6H13N3O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1</text:p>
          </table:table-cell>
          <table:table-cell office:value-type="string" calcext:value-type="string">
            <text:p><text:s/>Glucose</text:p>
          </table:table-cell>
          <table:table-cell office:value-type="float" office:value="179.0556" calcext:value-type="float">
            <text:p>179.0556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<text:s/>C6H12O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2</text:p>
          </table:table-cell>
          <table:table-cell office:value-type="string" calcext:value-type="string">
            <text:p><text:s/>Tyrosine</text:p>
          </table:table-cell>
          <table:table-cell office:value-type="float" office:value="180.0661" calcext:value-type="float">
            <text:p>180.0661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<text:s/>C9H11NO3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3</text:p>
          </table:table-cell>
          <table:table-cell office:value-type="string" calcext:value-type="string">
            <text:p><text:s/>Homovanillic acid</text:p>
          </table:table-cell>
          <table:table-cell office:value-type="float" office:value="181.0506" calcext:value-type="float">
            <text:p>181.0506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<text:s/>C9H10O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4</text:p>
          </table:table-cell>
          <table:table-cell office:value-type="string" calcext:value-type="string">
            <text:p><text:s/>Citric Acid</text:p>
          </table:table-cell>
          <table:table-cell office:value-type="float" office:value="191.0187" calcext:value-type="float">
            <text:p>191.018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<text:s/>C6H8O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5</text:p>
          </table:table-cell>
          <table:table-cell office:value-type="string" calcext:value-type="string">
            <text:p><text:s/>Gulonic acid gama-lactone</text:p>
          </table:table-cell>
          <table:table-cell office:value-type="float" office:value="195.0505" calcext:value-type="float">
            <text:p>195.0505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C6H12O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6</text:p>
          </table:table-cell>
          <table:table-cell office:value-type="string" calcext:value-type="string">
            <text:p><text:s/>Sebacic acid</text:p>
          </table:table-cell>
          <table:table-cell office:value-type="float" office:value="201.1127" calcext:value-type="float">
            <text:p>201.1127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<text:s/>C10H18O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7</text:p>
          </table:table-cell>
          <table:table-cell office:value-type="string" calcext:value-type="string">
            <text:p><text:s/>Tryptophan</text:p>
          </table:table-cell>
          <table:table-cell office:value-type="float" office:value="203.0821" calcext:value-type="float">
            <text:p>203.0821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<text:s/>C11H12N2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8</text:p>
          </table:table-cell>
          <table:table-cell office:value-type="string" calcext:value-type="string">
            <text:p><text:s/>Acetylcarnitine</text:p>
          </table:table-cell>
          <table:table-cell office:value-type="float" office:value="204.1236" calcext:value-type="float">
            <text:p>204.123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<text:s/>C9H18NO4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9</text:p>
          </table:table-cell>
          <table:table-cell office:value-type="string" calcext:value-type="string">
            <text:p><text:s/>kynurenine</text:p>
          </table:table-cell>
          <table:table-cell office:value-type="float" office:value="209.0926" calcext:value-type="float">
            <text:p>209.0926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<text:s/>C10H12N2O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40</text:p>
          </table:table-cell>
          <table:table-cell office:value-type="string" calcext:value-type="string">
            <text:p><text:s/>Pantothenic acid</text:p>
          </table:table-cell>
          <table:table-cell office:value-type="float" office:value="218.1029" calcext:value-type="float">
            <text:p>218.1029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<text:s/>C9H17NO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41</text:p>
          </table:table-cell>
          <table:table-cell office:value-type="string" calcext:value-type="string">
            <text:p><text:s/>Prolyl-hydroxyproline</text:p>
          </table:table-cell>
          <table:table-cell office:value-type="float" office:value="229.1188" calcext:value-type="float">
            <text:p>229.1188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/>C10H16N2O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42</text:p>
          </table:table-cell>
          <table:table-cell office:value-type="string" calcext:value-type="string">
            <text:p><text:s/>Glutamyl-leucine</text:p>
          </table:table-cell>
          <table:table-cell office:value-type="float" office:value="259.13" calcext:value-type="float">
            <text:p>259.13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<text:s/>C11H20N2O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43</text:p>
          </table:table-cell>
          <table:table-cell office:value-type="string" calcext:value-type="string">
            <text:p><text:s/>Inosine</text:p>
          </table:table-cell>
          <table:table-cell office:value-type="float" office:value="267.073" calcext:value-type="float">
            <text:p>267.07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/>C10H12N4O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44</text:p>
          </table:table-cell>
          <table:table-cell office:value-type="string" calcext:value-type="string">
            <text:p><text:s/>Linoleic acid</text:p>
          </table:table-cell>
          <table:table-cell office:value-type="float" office:value="279.2324" calcext:value-type="float">
            <text:p>279.2324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<text:s/>C18H32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45</text:p>
          </table:table-cell>
          <table:table-cell office:value-type="string" calcext:value-type="string">
            <text:p><text:s/>Oleic acid</text:p>
          </table:table-cell>
          <table:table-cell office:value-type="float" office:value="281.2481" calcext:value-type="float">
            <text:p>281.248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<text:s/>C18H34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46</text:p>
          </table:table-cell>
          <table:table-cell office:value-type="string" calcext:value-type="string">
            <text:p><text:s/>Arachidonic acid</text:p>
          </table:table-cell>
          <table:table-cell office:value-type="float" office:value="303.2324" calcext:value-type="float">
            <text:p>303.2324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<text:s/>C20H32O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47</text:p>
          </table:table-cell>
          <table:table-cell office:value-type="string" calcext:value-type="string">
            <text:p><text:s/>11-Deoxycortisol</text:p>
          </table:table-cell>
          <table:table-cell office:value-type="float" office:value="347.2222" calcext:value-type="float">
            <text:p>347.2222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<text:s/>C21H30O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48</text:p>
          </table:table-cell>
          <table:table-cell office:value-type="string" calcext:value-type="string">
            <text:p><text:s/>Deoxycholic acid </text:p>
          </table:table-cell>
          <table:table-cell office:value-type="float" office:value="391.2824" calcext:value-type="float">
            <text:p>391.2824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<text:s/>C24H40O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49</text:p>
          </table:table-cell>
          <table:table-cell office:value-type="string" calcext:value-type="string">
            <text:p><text:s/>Ursodeoxycholic acid</text:p>
          </table:table-cell>
          <table:table-cell office:value-type="float" office:value="391.2828" calcext:value-type="float">
            <text:p>391.2828</text:p>
          </table:table-cell>
          <table:table-cell office:value-type="float" office:value="8.97" calcext:value-type="float">
            <text:p>8.97</text:p>
          </table:table-cell>
          <table:table-cell office:value-type="string" calcext:value-type="string">
            <text:p><text:s/>C24H40O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0</text:p>
          </table:table-cell>
          <table:table-cell office:value-type="string" calcext:value-type="string">
            <text:p><text:s/>C16-oyl carnitine</text:p>
          </table:table-cell>
          <table:table-cell office:value-type="float" office:value="400.3427" calcext:value-type="float">
            <text:p>400.3427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<text:s/>C23H45NO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1</text:p>
          </table:table-cell>
          <table:table-cell office:value-type="string" calcext:value-type="string">
            <text:p><text:s/>Cholic acid</text:p>
          </table:table-cell>
          <table:table-cell office:value-type="float" office:value="453.283" calcext:value-type="float">
            <text:p>453.283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<text:s/>C24H40O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2</text:p>
          </table:table-cell>
          <table:table-cell office:value-type="string" calcext:value-type="string">
            <text:p><text:s/>a-muricholic acid</text:p>
          </table:table-cell>
          <table:table-cell office:value-type="float" office:value="453.283" calcext:value-type="float">
            <text:p>453.283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<text:s/>C24H40O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3</text:p>
          </table:table-cell>
          <table:table-cell office:value-type="string" calcext:value-type="string">
            <text:p><text:s/>b-muricholic acid</text:p>
          </table:table-cell>
          <table:table-cell office:value-type="float" office:value="453.283" calcext:value-type="float">
            <text:p>453.283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<text:s/>C24H40O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4</text:p>
          </table:table-cell>
          <table:table-cell office:value-type="string" calcext:value-type="string">
            <text:p><text:s/>w-muricholic acid</text:p>
          </table:table-cell>
          <table:table-cell office:value-type="float" office:value="453.283" calcext:value-type="float">
            <text:p>453.283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<text:s/>C24H40O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5</text:p>
          </table:table-cell>
          <table:table-cell office:value-type="string" calcext:value-type="string">
            <text:p><text:s/>C18-oyl carnitine</text:p>
          </table:table-cell>
          <table:table-cell office:value-type="float" office:value="428.374" calcext:value-type="float">
            <text:p>428.374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<text:s/>C25H49NO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6</text:p>
          </table:table-cell>
          <table:table-cell office:value-type="string" calcext:value-type="string">
            <text:p><text:s/>Glycochenodeoxycholic acid</text:p>
          </table:table-cell>
          <table:table-cell office:value-type="float" office:value="448.304" calcext:value-type="float">
            <text:p>448.304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<text:s/>C26H43NO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7</text:p>
          </table:table-cell>
          <table:table-cell office:value-type="string" calcext:value-type="string">
            <text:p><text:s/>Glycodeoxycholic acid</text:p>
          </table:table-cell>
          <table:table-cell office:value-type="float" office:value="448.304" calcext:value-type="float">
            <text:p>448.304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<text:s/>C26H43NO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8</text:p>
          </table:table-cell>
          <table:table-cell office:value-type="string" calcext:value-type="string">
            <text:p><text:s/>Glycoursodeoxycholic acid</text:p>
          </table:table-cell>
          <table:table-cell office:value-type="float" office:value="448.304" calcext:value-type="float">
            <text:p>448.304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<text:s/>C26H43NO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9</text:p>
          </table:table-cell>
          <table:table-cell office:value-type="string" calcext:value-type="string">
            <text:p><text:s/>Glycocholic acid</text:p>
          </table:table-cell>
          <table:table-cell office:value-type="float" office:value="464.2983" calcext:value-type="float">
            <text:p>464.2983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<text:s/>C26H43NO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<text:s/>Glycoursocholic acid</text:p>
          </table:table-cell>
          <table:table-cell office:value-type="float" office:value="464.2983" calcext:value-type="float">
            <text:p>464.2983</text:p>
          </table:table-cell>
          <table:table-cell office:value-type="float" office:value="8.19" calcext:value-type="float">
            <text:p>8.19</text:p>
          </table:table-cell>
          <table:table-cell office:value-type="string" calcext:value-type="string">
            <text:p><text:s/>C26H43NO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61</text:p>
          </table:table-cell>
          <table:table-cell office:value-type="string" calcext:value-type="string">
            <text:p><text:s/>Myristoyl-lyso-PC (14:0)</text:p>
          </table:table-cell>
          <table:table-cell office:value-type="float" office:value="468.309" calcext:value-type="float">
            <text:p>468.309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<text:s/>C22H46NO7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62</text:p>
          </table:table-cell>
          <table:table-cell office:value-type="string" calcext:value-type="string">
            <text:p><text:s/>Palmitoleoyl-lyso-PC (16:1)</text:p>
          </table:table-cell>
          <table:table-cell office:value-type="float" office:value="494.3247" calcext:value-type="float">
            <text:p>494.3247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<text:s/>C24H49NO7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63</text:p>
          </table:table-cell>
          <table:table-cell office:value-type="string" calcext:value-type="string">
            <text:p><text:s/>Palmitoyl-lyso PC (16:0)</text:p>
          </table:table-cell>
          <table:table-cell office:value-type="float" office:value="496.3403" calcext:value-type="float">
            <text:p>496.3403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<text:s/>C24H51NO7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64</text:p>
          </table:table-cell>
          <table:table-cell office:value-type="string" calcext:value-type="string">
            <text:p><text:s/>Taurochenodeoxycholic acid</text:p>
          </table:table-cell>
          <table:table-cell office:value-type="float" office:value="498.286" calcext:value-type="float">
            <text:p>498.286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<text:s/>C26H45NO6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65</text:p>
          </table:table-cell>
          <table:table-cell office:value-type="string" calcext:value-type="string">
            <text:p><text:s/>Taurodeoxycholic acid</text:p>
          </table:table-cell>
          <table:table-cell office:value-type="float" office:value="498.286" calcext:value-type="float">
            <text:p>498.286</text:p>
          </table:table-cell>
          <table:table-cell office:value-type="float" office:value="8.03" calcext:value-type="float">
            <text:p>8.03</text:p>
          </table:table-cell>
          <table:table-cell office:value-type="string" calcext:value-type="string">
            <text:p><text:s/>C26H45NO6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66</text:p>
          </table:table-cell>
          <table:table-cell office:value-type="string" calcext:value-type="string">
            <text:p><text:s/>Tauroursodeoxycholic acid</text:p>
          </table:table-cell>
          <table:table-cell office:value-type="float" office:value="498.286" calcext:value-type="float">
            <text:p>498.286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<text:s/>C26H45NO6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67</text:p>
          </table:table-cell>
          <table:table-cell office:value-type="string" calcext:value-type="string">
            <text:p><text:s/>Taurocholic acid</text:p>
          </table:table-cell>
          <table:table-cell office:value-type="float" office:value="514.2804" calcext:value-type="float">
            <text:p>514.2804</text:p>
          </table:table-cell>
          <table:table-cell office:value-type="float" office:value="8.07" calcext:value-type="float">
            <text:p>8.07</text:p>
          </table:table-cell>
          <table:table-cell office:value-type="string" calcext:value-type="string">
            <text:p><text:s/>C26H45NO7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68</text:p>
          </table:table-cell>
          <table:table-cell office:value-type="string" calcext:value-type="string">
            <text:p><text:s/>Taurochenocholic acid</text:p>
          </table:table-cell>
          <table:table-cell office:value-type="float" office:value="514.2804" calcext:value-type="float">
            <text:p>514.2804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<text:s/>C26H45NO7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69</text:p>
          </table:table-cell>
          <table:table-cell office:value-type="string" calcext:value-type="string">
            <text:p><text:s/>Tauroursocholic acid</text:p>
          </table:table-cell>
          <table:table-cell office:value-type="float" office:value="514.2804" calcext:value-type="float">
            <text:p>514.280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<text:s/>C26H45NO7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70</text:p>
          </table:table-cell>
          <table:table-cell office:value-type="string" calcext:value-type="string">
            <text:p><text:s/>Linolenoyl-lyso-PC (18:3)</text:p>
          </table:table-cell>
          <table:table-cell office:value-type="float" office:value="518.3247" calcext:value-type="float">
            <text:p>518.3247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<text:s/>C26H49NO7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71</text:p>
          </table:table-cell>
          <table:table-cell office:value-type="string" calcext:value-type="string">
            <text:p><text:s/>Linoleoyl-lyso-PC (18:2)</text:p>
          </table:table-cell>
          <table:table-cell office:value-type="float" office:value="520.3403" calcext:value-type="float">
            <text:p>520.3403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<text:s/>C26H51NO7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72</text:p>
          </table:table-cell>
          <table:table-cell office:value-type="string" calcext:value-type="string">
            <text:p><text:s/>Oleoyl-lyso-PC (18:1)</text:p>
          </table:table-cell>
          <table:table-cell office:value-type="float" office:value="522.356" calcext:value-type="float">
            <text:p>522.356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<text:s/>C26H53NO7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73</text:p>
          </table:table-cell>
          <table:table-cell office:value-type="string" calcext:value-type="string">
            <text:p><text:s/>Stearoyl-lyso-PC (18:0)</text:p>
          </table:table-cell>
          <table:table-cell office:value-type="float" office:value="524.3716" calcext:value-type="float">
            <text:p>524.3716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<text:s/>C26H55NO7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74</text:p>
          </table:table-cell>
          <table:table-cell office:value-type="string" calcext:value-type="string">
            <text:p><text:s/>Arachidonoyl-lyso-PC (20:4)</text:p>
          </table:table-cell>
          <table:table-cell office:value-type="float" office:value="544.3403" calcext:value-type="float">
            <text:p>544.3403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<text:s/>C28H51NO7P</text:p>
          </table:table-cell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IM084_Thermo_Plasma_RF_results" table:style-name="ta2">
        <office:forms form:automatic-focus="false" form:apply-design-mode="false"/>
        <table:table-column table:style-name="co2" table:default-cell-style-name="ce2"/>
        <table:table-column table:style-name="co1" table:number-columns-repeated="7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default-cell-style-name="ce2"/>
        <table:table-column table:style-name="co8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937" table:default-cell-style-name="ce2"/>
        <table:table-row table:style-name="ro2">
          <table:table-cell office:value-type="string" calcext:value-type="string">
            <text:p>FileName_CName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M02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M07</text:p>
          </table:table-cell>
          <table:table-cell office:value-type="string" calcext:value-type="string">
            <text:p>M08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M28</text:p>
          </table:table-cell>
          <table:table-cell office:value-type="string" calcext:value-type="string">
            <text:p>M29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M40</text:p>
          </table:table-cell>
          <table:table-cell office:value-type="string" calcext:value-type="string">
            <text:p>M41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M43</text:p>
          </table:table-cell>
          <table:table-cell office:value-type="string" calcext:value-type="string">
            <text:p>M44</text:p>
          </table:table-cell>
          <table:table-cell office:value-type="string" calcext:value-type="string">
            <text:p>M45</text:p>
          </table:table-cell>
          <table:table-cell office:value-type="string" calcext:value-type="string">
            <text:p>M46</text:p>
          </table:table-cell>
          <table:table-cell office:value-type="string" calcext:value-type="string">
            <text:p>M47</text:p>
          </table:table-cell>
          <table:table-cell office:value-type="string" calcext:value-type="string">
            <text:p>M48</text:p>
          </table:table-cell>
          <table:table-cell office:value-type="string" calcext:value-type="string">
            <text:p>M49</text:p>
          </table:table-cell>
          <table:table-cell office:value-type="string" calcext:value-type="string">
            <text:p>M50</text:p>
          </table:table-cell>
          <table:table-cell office:value-type="string" calcext:value-type="string">
            <text:p>M51</text:p>
          </table:table-cell>
          <table:table-cell office:value-type="string" calcext:value-type="string">
            <text:p>M52</text:p>
          </table:table-cell>
          <table:table-cell office:value-type="string" calcext:value-type="string">
            <text:p>M53</text:p>
          </table:table-cell>
          <table:table-cell office:value-type="string" calcext:value-type="string">
            <text:p>M54</text:p>
          </table:table-cell>
          <table:table-cell office:value-type="string" calcext:value-type="string">
            <text:p>M55</text:p>
          </table:table-cell>
          <table:table-cell office:value-type="string" calcext:value-type="string">
            <text:p>M56</text:p>
          </table:table-cell>
          <table:table-cell office:value-type="string" calcext:value-type="string">
            <text:p>M57</text:p>
          </table:table-cell>
          <table:table-cell office:value-type="string" calcext:value-type="string">
            <text:p>M58</text:p>
          </table:table-cell>
          <table:table-cell office:value-type="string" calcext:value-type="string">
            <text:p>M59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M61</text:p>
          </table:table-cell>
          <table:table-cell office:value-type="string" calcext:value-type="string">
            <text:p>M62</text:p>
          </table:table-cell>
          <table:table-cell office:value-type="string" calcext:value-type="string">
            <text:p>M63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M66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M68</text:p>
          </table:table-cell>
          <table:table-cell office:value-type="string" calcext:value-type="string">
            <text:p>M69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M74</text:p>
          </table:table-cell>
          <table:table-cell office:value-type="string" calcext:value-type="string">
            <text:p><text:s/>Group</text:p>
          </table:table-cell>
          <table:table-cell office:value-type="string" calcext:value-type="string">
            <text:p><text:s/>Sample Name</text:p>
          </table:table-cell>
          <table:table-cell office:value-type="string" calcext:value-type="string">
            <text:p>just 7-means</text:p>
          </table:table-cell>
          <table:table-cell office:value-type="string" calcext:value-type="string">
            <text:p>7-means + preprosseing</text:p>
          </table:table-cell>
          <table:table-cell office:value-type="string" calcext:value-type="string">
            <text:p>7-means + PCA = 7</text:p>
          </table:table-cell>
          <table:table-cell office:value-type="string" calcext:value-type="string">
            <text:p>7-means + PCA = 2</text:p>
          </table:table-cell>
          <table:table-cell office:value-type="string" calcext:value-type="string">
            <text:p>3-means</text:p>
          </table:table-cell>
          <table:table-cell office:value-type="string" calcext:value-type="string">
            <text:p>3-mean + pca 3</text:p>
          </table:table-cell>
          <table:table-cell office:value-type="string" calcext:value-type="string">
            <text:p>2-means</text:p>
          </table:table-cell>
          <table:table-cell office:value-type="string" calcext:value-type="string">
            <text:p>2-means + pca=7</text:p>
          </table:table-cell>
          <table:table-cell office:value-type="string" calcext:value-type="string">
            <text:p>7-means VarImp no PCA</text:p>
          </table:table-cell>
          <table:table-cell office:value-type="string" calcext:value-type="string">
            <text:p>7-means VarImp PCA 2</text:p>
          </table:table-cell>
          <table:table-cell office:value-type="string" calcext:value-type="string">
            <text:p>7-means VarImp PCA 7</text:p>
          </table:table-cell>
          <table:table-cell table:style-name="Default" table:number-columns-repeated="936"/>
        </table:table-row>
        <table:table-row table:style-name="ro2">
          <table:table-cell office:value-type="string" calcext:value-type="string">
            <text:p>AIM084_Plasma_pos_020</text:p>
          </table:table-cell>
          <table:table-cell office:value-type="float" office:value="3620145.70388622" calcext:value-type="float">
            <text:p>3620145.70388622</text:p>
          </table:table-cell>
          <table:table-cell office:value-type="float" office:value="243281.697888453" calcext:value-type="float">
            <text:p>243281.697888453</text:p>
          </table:table-cell>
          <table:table-cell office:value-type="float" office:value="26160118.8814715" calcext:value-type="float">
            <text:p>26160118.8814715</text:p>
          </table:table-cell>
          <table:table-cell office:value-type="float" office:value="482436.461124644" calcext:value-type="float">
            <text:p>482436.461124644</text:p>
          </table:table-cell>
          <table:table-cell office:value-type="float" office:value="824275.732753422" calcext:value-type="float">
            <text:p>824275.732753422</text:p>
          </table:table-cell>
          <table:table-cell office:value-type="float" office:value="24057505.7979429" calcext:value-type="float">
            <text:p>24057505.7979429</text:p>
          </table:table-cell>
          <table:table-cell office:value-type="float" office:value="8665838.22936708" calcext:value-type="float">
            <text:p>8665838.22936708</text:p>
          </table:table-cell>
          <table:table-cell office:value-type="float" office:value="16347039.1386893" calcext:value-type="float">
            <text:p>16347039.1386893</text:p>
          </table:table-cell>
          <table:table-cell office:value-type="float" office:value="426834.879880495" calcext:value-type="float">
            <text:p>426834.879880495</text:p>
          </table:table-cell>
          <table:table-cell office:value-type="float" office:value="497884.692482398" calcext:value-type="float">
            <text:p>497884.692482398</text:p>
          </table:table-cell>
          <table:table-cell office:value-type="float" office:value="656153.716684495" calcext:value-type="float">
            <text:p>656153.716684495</text:p>
          </table:table-cell>
          <table:table-cell office:value-type="float" office:value="7006984.03018979" calcext:value-type="float">
            <text:p>7006984.03018979</text:p>
          </table:table-cell>
          <table:table-cell office:value-type="float" office:value="24078.6397842591" calcext:value-type="float">
            <text:p>24078.6397842591</text:p>
          </table:table-cell>
          <table:table-cell office:value-type="float" office:value="63504.885260808" calcext:value-type="float">
            <text:p>63504.885260808</text:p>
          </table:table-cell>
          <table:table-cell office:value-type="float" office:value="51038.5955923709" calcext:value-type="float">
            <text:p>51038.5955923709</text:p>
          </table:table-cell>
          <table:table-cell office:value-type="float" office:value="187253.757417245" calcext:value-type="float">
            <text:p>187253.757417245</text:p>
          </table:table-cell>
          <table:table-cell office:value-type="float" office:value="18868.6190050434" calcext:value-type="float">
            <text:p>18868.6190050434</text:p>
          </table:table-cell>
          <table:table-cell office:value-type="float" office:value="770700.824183424" calcext:value-type="float">
            <text:p>770700.824183424</text:p>
          </table:table-cell>
          <table:table-cell office:value-type="float" office:value="1652284.14705213" calcext:value-type="float">
            <text:p>1652284.14705213</text:p>
          </table:table-cell>
          <table:table-cell office:value-type="float" office:value="262003.755426348" calcext:value-type="float">
            <text:p>262003.755426348</text:p>
          </table:table-cell>
          <table:table-cell office:value-type="float" office:value="1883127.97314883" calcext:value-type="float">
            <text:p>1883127.97314883</text:p>
          </table:table-cell>
          <table:table-cell office:value-type="float" office:value="446322.050043931" calcext:value-type="float">
            <text:p>446322.050043931</text:p>
          </table:table-cell>
          <table:table-cell office:value-type="float" office:value="139928.423858196" calcext:value-type="float">
            <text:p>139928.423858196</text:p>
          </table:table-cell>
          <table:table-cell office:value-type="float" office:value="183926.501850629" calcext:value-type="float">
            <text:p>183926.501850629</text:p>
          </table:table-cell>
          <table:table-cell office:value-type="float" office:value="737215.168704887" calcext:value-type="float">
            <text:p>737215.168704887</text:p>
          </table:table-cell>
          <table:table-cell office:value-type="float" office:value="618867.812654153" calcext:value-type="float">
            <text:p>618867.812654153</text:p>
          </table:table-cell>
          <table:table-cell office:value-type="float" office:value="1181682.14477971" calcext:value-type="float">
            <text:p>1181682.14477971</text:p>
          </table:table-cell>
          <table:table-cell office:value-type="float" office:value="1764433.79861205" calcext:value-type="float">
            <text:p>1764433.79861205</text:p>
          </table:table-cell>
          <table:table-cell office:value-type="float" office:value="29436.8905000969" calcext:value-type="float">
            <text:p>29436.8905000969</text:p>
          </table:table-cell>
          <table:table-cell office:value-type="float" office:value="1251603.26746189" calcext:value-type="float">
            <text:p>1251603.26746189</text:p>
          </table:table-cell>
          <table:table-cell office:value-type="float" office:value="3155402.40472565" calcext:value-type="float">
            <text:p>3155402.40472565</text:p>
          </table:table-cell>
          <table:table-cell office:value-type="float" office:value="954360.288014243" calcext:value-type="float">
            <text:p>954360.288014243</text:p>
          </table:table-cell>
          <table:table-cell office:value-type="float" office:value="119408.7047696" calcext:value-type="float">
            <text:p>119408.7047696</text:p>
          </table:table-cell>
          <table:table-cell office:value-type="float" office:value="4067224.57254399" calcext:value-type="float">
            <text:p>4067224.57254399</text:p>
          </table:table-cell>
          <table:table-cell office:value-type="float" office:value="657960.168524012" calcext:value-type="float">
            <text:p>657960.168524012</text:p>
          </table:table-cell>
          <table:table-cell office:value-type="float" office:value="1204539.8908597" calcext:value-type="float">
            <text:p>1204539.8908597</text:p>
          </table:table-cell>
          <table:table-cell office:value-type="float" office:value="1594501.71873858" calcext:value-type="float">
            <text:p>1594501.71873858</text:p>
          </table:table-cell>
          <table:table-cell office:value-type="float" office:value="269215.617128251" calcext:value-type="float">
            <text:p>269215.617128251</text:p>
          </table:table-cell>
          <table:table-cell office:value-type="float" office:value="567604.96391854" calcext:value-type="float">
            <text:p>567604.96391854</text:p>
          </table:table-cell>
          <table:table-cell office:value-type="float" office:value="460494.485232278" calcext:value-type="float">
            <text:p>460494.485232278</text:p>
          </table:table-cell>
          <table:table-cell office:value-type="float" office:value="172139.229597991" calcext:value-type="float">
            <text:p>172139.229597991</text:p>
          </table:table-cell>
          <table:table-cell office:value-type="float" office:value="99152.7212883743" calcext:value-type="float">
            <text:p>99152.7212883743</text:p>
          </table:table-cell>
          <table:table-cell office:value-type="float" office:value="15539.1283163955" calcext:value-type="float">
            <text:p>15539.1283163955</text:p>
          </table:table-cell>
          <table:table-cell office:value-type="float" office:value="49639.4340317792" calcext:value-type="float">
            <text:p>49639.4340317792</text:p>
          </table:table-cell>
          <table:table-cell office:value-type="float" office:value="10419.027012971" calcext:value-type="float">
            <text:p>10419.027012971</text:p>
          </table:table-cell>
          <table:table-cell office:value-type="float" office:value="709652.478073479" calcext:value-type="float">
            <text:p>709652.478073479</text:p>
          </table:table-cell>
          <table:table-cell office:value-type="float" office:value="217598.338375631" calcext:value-type="float">
            <text:p>217598.338375631</text:p>
          </table:table-cell>
          <table:table-cell office:value-type="float" office:value="5635.1011908289" calcext:value-type="float">
            <text:p>5635.1011908289</text:p>
          </table:table-cell>
          <table:table-cell office:value-type="float" office:value="0" calcext:value-type="float">
            <text:p>0</text:p>
          </table:table-cell>
          <table:table-cell office:value-type="float" office:value="93935.1248485994" calcext:value-type="float">
            <text:p>93935.1248485994</text:p>
          </table:table-cell>
          <table:table-cell office:value-type="float" office:value="130648.581319998" calcext:value-type="float">
            <text:p>130648.581319998</text:p>
          </table:table-cell>
          <table:table-cell office:value-type="float" office:value="65413.7976362778" calcext:value-type="float">
            <text:p>65413.7976362778</text:p>
          </table:table-cell>
          <table:table-cell office:value-type="float" office:value="137413.17353864" calcext:value-type="float">
            <text:p>137413.17353864</text:p>
          </table:table-cell>
          <table:table-cell office:value-type="float" office:value="237004.427286655" calcext:value-type="float">
            <text:p>237004.427286655</text:p>
          </table:table-cell>
          <table:table-cell office:value-type="float" office:value="19054.9374786997" calcext:value-type="float">
            <text:p>19054.9374786997</text:p>
          </table:table-cell>
          <table:table-cell office:value-type="float" office:value="9656.52864049598" calcext:value-type="float">
            <text:p>9656.528640496</text:p>
          </table:table-cell>
          <table:table-cell office:value-type="float" office:value="4189.41481910878" calcext:value-type="float">
            <text:p>4189.4148191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019.6939353147" calcext:value-type="float">
            <text:p>37019.6939353147</text:p>
          </table:table-cell>
          <table:table-cell office:value-type="float" office:value="449812.033885128" calcext:value-type="float">
            <text:p>449812.033885128</text:p>
          </table:table-cell>
          <table:table-cell office:value-type="float" office:value="622363.034488512" calcext:value-type="float">
            <text:p>622363.034488512</text:p>
          </table:table-cell>
          <table:table-cell office:value-type="float" office:value="71769810.4437727" calcext:value-type="float">
            <text:p>71769810.4437727</text:p>
          </table:table-cell>
          <table:table-cell office:value-type="float" office:value="47017.5182360307" calcext:value-type="float">
            <text:p>47017.5182360307</text:p>
          </table:table-cell>
          <table:table-cell office:value-type="float" office:value="190015.843021771" calcext:value-type="float">
            <text:p>190015.843021771</text:p>
          </table:table-cell>
          <table:table-cell office:value-type="float" office:value="9490.09373900761" calcext:value-type="float">
            <text:p>9490.0937390076</text:p>
          </table:table-cell>
          <table:table-cell office:value-type="float" office:value="218010.55781881" calcext:value-type="float">
            <text:p>218010.55781881</text:p>
          </table:table-cell>
          <table:table-cell office:value-type="float" office:value="143208.413799222" calcext:value-type="float">
            <text:p>143208.413799222</text:p>
          </table:table-cell>
          <table:table-cell office:value-type="float" office:value="8041.37994322604" calcext:value-type="float">
            <text:p>8041.379943226</text:p>
          </table:table-cell>
          <table:table-cell office:value-type="float" office:value="7621887.78957694" calcext:value-type="float">
            <text:p>7621887.78957694</text:p>
          </table:table-cell>
          <table:table-cell office:value-type="float" office:value="22552878.4529504" calcext:value-type="float">
            <text:p>22552878.4529504</text:p>
          </table:table-cell>
          <table:table-cell office:value-type="float" office:value="14637058.1686178" calcext:value-type="float">
            <text:p>14637058.1686178</text:p>
          </table:table-cell>
          <table:table-cell office:value-type="float" office:value="93395376.4473578" calcext:value-type="float">
            <text:p>93395376.4473578</text:p>
          </table:table-cell>
          <table:table-cell office:value-type="float" office:value="3855173.57111209" calcext:value-type="float">
            <text:p>3855173.57111209</text:p>
          </table:table-cell>
          <table:table-cell office:value-type="string" calcext:value-type="string">
            <text:p><text:s/>LC_Control_G7</text:p>
          </table:table-cell>
          <table:table-cell office:value-type="string" calcext:value-type="string">
            <text:p><text:s/>7101_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936"/>
        </table:table-row>
        <table:table-row table:style-name="ro2">
          <table:table-cell office:value-type="string" calcext:value-type="string">
            <text:p>AIM084_Plasma_neg_027</text:p>
          </table:table-cell>
          <table:table-cell office:value-type="float" office:value="5330050.03521907" calcext:value-type="float">
            <text:p>5330050.03521907</text:p>
          </table:table-cell>
          <table:table-cell office:value-type="float" office:value="1017765.14544284" calcext:value-type="float">
            <text:p>1017765.14544284</text:p>
          </table:table-cell>
          <table:table-cell office:value-type="float" office:value="29905840.0802874" calcext:value-type="float">
            <text:p>29905840.0802874</text:p>
          </table:table-cell>
          <table:table-cell office:value-type="float" office:value="0" calcext:value-type="float">
            <text:p>0</text:p>
          </table:table-cell>
          <table:table-cell office:value-type="float" office:value="774326.227955107" calcext:value-type="float">
            <text:p>774326.227955107</text:p>
          </table:table-cell>
          <table:table-cell office:value-type="float" office:value="27964780.4151733" calcext:value-type="float">
            <text:p>27964780.4151733</text:p>
          </table:table-cell>
          <table:table-cell office:value-type="float" office:value="11167567.6478355" calcext:value-type="float">
            <text:p>11167567.6478355</text:p>
          </table:table-cell>
          <table:table-cell office:value-type="float" office:value="28819936.8129307" calcext:value-type="float">
            <text:p>28819936.8129307</text:p>
          </table:table-cell>
          <table:table-cell office:value-type="float" office:value="364540.508971661" calcext:value-type="float">
            <text:p>364540.508971661</text:p>
          </table:table-cell>
          <table:table-cell office:value-type="float" office:value="433296.777316071" calcext:value-type="float">
            <text:p>433296.777316071</text:p>
          </table:table-cell>
          <table:table-cell office:value-type="float" office:value="332843.616829029" calcext:value-type="float">
            <text:p>332843.616829029</text:p>
          </table:table-cell>
          <table:table-cell office:value-type="float" office:value="10631509.1196775" calcext:value-type="float">
            <text:p>10631509.1196775</text:p>
          </table:table-cell>
          <table:table-cell office:value-type="float" office:value="30797.3807316968" calcext:value-type="float">
            <text:p>30797.3807316968</text:p>
          </table:table-cell>
          <table:table-cell office:value-type="float" office:value="78059.8457568379" calcext:value-type="float">
            <text:p>78059.8457568379</text:p>
          </table:table-cell>
          <table:table-cell office:value-type="float" office:value="54519.7413483024" calcext:value-type="float">
            <text:p>54519.7413483024</text:p>
          </table:table-cell>
          <table:table-cell office:value-type="float" office:value="391554.011155217" calcext:value-type="float">
            <text:p>391554.011155217</text:p>
          </table:table-cell>
          <table:table-cell office:value-type="float" office:value="5544.65157154406" calcext:value-type="float">
            <text:p>5544.6515715441</text:p>
          </table:table-cell>
          <table:table-cell office:value-type="float" office:value="976456.342005144" calcext:value-type="float">
            <text:p>976456.342005144</text:p>
          </table:table-cell>
          <table:table-cell office:value-type="float" office:value="2420883.13934749" calcext:value-type="float">
            <text:p>2420883.13934749</text:p>
          </table:table-cell>
          <table:table-cell office:value-type="float" office:value="277520.882454544" calcext:value-type="float">
            <text:p>277520.882454544</text:p>
          </table:table-cell>
          <table:table-cell office:value-type="float" office:value="0" calcext:value-type="float">
            <text:p>0</text:p>
          </table:table-cell>
          <table:table-cell office:value-type="float" office:value="448640.073289415" calcext:value-type="float">
            <text:p>448640.073289415</text:p>
          </table:table-cell>
          <table:table-cell office:value-type="float" office:value="159394.898395321" calcext:value-type="float">
            <text:p>159394.898395321</text:p>
          </table:table-cell>
          <table:table-cell office:value-type="float" office:value="256677.964423077" calcext:value-type="float">
            <text:p>256677.964423077</text:p>
          </table:table-cell>
          <table:table-cell office:value-type="float" office:value="1102929.18507429" calcext:value-type="float">
            <text:p>1102929.18507429</text:p>
          </table:table-cell>
          <table:table-cell office:value-type="float" office:value="709383.155703142" calcext:value-type="float">
            <text:p>709383.155703142</text:p>
          </table:table-cell>
          <table:table-cell office:value-type="float" office:value="1485935.55321257" calcext:value-type="float">
            <text:p>1485935.55321257</text:p>
          </table:table-cell>
          <table:table-cell office:value-type="float" office:value="2042677.33666968" calcext:value-type="float">
            <text:p>2042677.33666968</text:p>
          </table:table-cell>
          <table:table-cell office:value-type="float" office:value="41383.9161170771" calcext:value-type="float">
            <text:p>41383.9161170771</text:p>
          </table:table-cell>
          <table:table-cell office:value-type="float" office:value="1549014.41818711" calcext:value-type="float">
            <text:p>1549014.41818711</text:p>
          </table:table-cell>
          <table:table-cell office:value-type="float" office:value="3771817.07436315" calcext:value-type="float">
            <text:p>3771817.07436315</text:p>
          </table:table-cell>
          <table:table-cell office:value-type="float" office:value="1251280.4383757" calcext:value-type="float">
            <text:p>1251280.4383757</text:p>
          </table:table-cell>
          <table:table-cell office:value-type="float" office:value="149343.868850709" calcext:value-type="float">
            <text:p>149343.868850709</text:p>
          </table:table-cell>
          <table:table-cell office:value-type="float" office:value="5191264.31369776" calcext:value-type="float">
            <text:p>5191264.31369776</text:p>
          </table:table-cell>
          <table:table-cell office:value-type="float" office:value="1468118.4132339" calcext:value-type="float">
            <text:p>1468118.4132339</text:p>
          </table:table-cell>
          <table:table-cell office:value-type="float" office:value="830742.071315354" calcext:value-type="float">
            <text:p>830742.071315354</text:p>
          </table:table-cell>
          <table:table-cell office:value-type="float" office:value="1211494.34975704" calcext:value-type="float">
            <text:p>1211494.34975704</text:p>
          </table:table-cell>
          <table:table-cell office:value-type="float" office:value="384599.780987847" calcext:value-type="float">
            <text:p>384599.780987847</text:p>
          </table:table-cell>
          <table:table-cell office:value-type="float" office:value="653616.522026761" calcext:value-type="float">
            <text:p>653616.522026761</text:p>
          </table:table-cell>
          <table:table-cell office:value-type="float" office:value="478077.732585981" calcext:value-type="float">
            <text:p>478077.732585981</text:p>
          </table:table-cell>
          <table:table-cell office:value-type="float" office:value="186336.507306417" calcext:value-type="float">
            <text:p>186336.507306417</text:p>
          </table:table-cell>
          <table:table-cell office:value-type="float" office:value="92266.6865307915" calcext:value-type="float">
            <text:p>92266.6865307915</text:p>
          </table:table-cell>
          <table:table-cell office:value-type="float" office:value="19469.1297530901" calcext:value-type="float">
            <text:p>19469.1297530901</text:p>
          </table:table-cell>
          <table:table-cell office:value-type="float" office:value="36211.4122516574" calcext:value-type="float">
            <text:p>36211.4122516574</text:p>
          </table:table-cell>
          <table:table-cell office:value-type="float" office:value="13333.3956260304" calcext:value-type="float">
            <text:p>13333.3956260304</text:p>
          </table:table-cell>
          <table:table-cell office:value-type="float" office:value="612394.784338356" calcext:value-type="float">
            <text:p>612394.784338356</text:p>
          </table:table-cell>
          <table:table-cell office:value-type="float" office:value="14636.0375782786" calcext:value-type="float">
            <text:p>14636.0375782786</text:p>
          </table:table-cell>
          <table:table-cell office:value-type="float" office:value="13138.0870749809" calcext:value-type="float">
            <text:p>13138.0870749809</text:p>
          </table:table-cell>
          <table:table-cell office:value-type="float" office:value="0" calcext:value-type="float">
            <text:p>0</text:p>
          </table:table-cell>
          <table:table-cell office:value-type="float" office:value="111484.434735879" calcext:value-type="float">
            <text:p>111484.434735879</text:p>
          </table:table-cell>
          <table:table-cell office:value-type="float" office:value="105457.526032966" calcext:value-type="float">
            <text:p>105457.526032966</text:p>
          </table:table-cell>
          <table:table-cell office:value-type="float" office:value="24224.545399442" calcext:value-type="float">
            <text:p>24224.545399442</text:p>
          </table:table-cell>
          <table:table-cell office:value-type="float" office:value="128307.619409623" calcext:value-type="float">
            <text:p>128307.619409623</text:p>
          </table:table-cell>
          <table:table-cell office:value-type="float" office:value="10530.6864320449" calcext:value-type="float">
            <text:p>10530.6864320449</text:p>
          </table:table-cell>
          <table:table-cell office:value-type="float" office:value="25593.1889931762" calcext:value-type="float">
            <text:p>25593.1889931762</text:p>
          </table:table-cell>
          <table:table-cell office:value-type="float" office:value="5377.95610321958" calcext:value-type="float">
            <text:p>5377.9561032196</text:p>
          </table:table-cell>
          <table:table-cell office:value-type="float" office:value="2955.78332367704" calcext:value-type="float">
            <text:p>2955.783323677</text:p>
          </table:table-cell>
          <table:table-cell office:value-type="float" office:value="0" calcext:value-type="float">
            <text:p>0</text:p>
          </table:table-cell>
          <table:table-cell office:value-type="float" office:value="51542.8055306787" calcext:value-type="float">
            <text:p>51542.8055306787</text:p>
          </table:table-cell>
          <table:table-cell office:value-type="float" office:value="6013.78134851061" calcext:value-type="float">
            <text:p>6013.7813485106</text:p>
          </table:table-cell>
          <table:table-cell office:value-type="float" office:value="317786.345330498" calcext:value-type="float">
            <text:p>317786.345330498</text:p>
          </table:table-cell>
          <table:table-cell office:value-type="float" office:value="463754.491902081" calcext:value-type="float">
            <text:p>463754.491902081</text:p>
          </table:table-cell>
          <table:table-cell office:value-type="float" office:value="62257850.9743752" calcext:value-type="float">
            <text:p>62257850.9743752</text:p>
          </table:table-cell>
          <table:table-cell office:value-type="float" office:value="124411.9380958" calcext:value-type="float">
            <text:p>124411.9380958</text:p>
          </table:table-cell>
          <table:table-cell office:value-type="float" office:value="259352.823399716" calcext:value-type="float">
            <text:p>259352.823399716</text:p>
          </table:table-cell>
          <table:table-cell office:value-type="float" office:value="12526.5895414188" calcext:value-type="float">
            <text:p>12526.5895414188</text:p>
          </table:table-cell>
          <table:table-cell office:value-type="float" office:value="556913.210420997" calcext:value-type="float">
            <text:p>556913.210420997</text:p>
          </table:table-cell>
          <table:table-cell office:value-type="float" office:value="236036.461140457" calcext:value-type="float">
            <text:p>236036.461140457</text:p>
          </table:table-cell>
          <table:table-cell office:value-type="float" office:value="4560.40294423035" calcext:value-type="float">
            <text:p>4560.4029442304</text:p>
          </table:table-cell>
          <table:table-cell office:value-type="float" office:value="13158562.1889364" calcext:value-type="float">
            <text:p>13158562.1889364</text:p>
          </table:table-cell>
          <table:table-cell office:value-type="float" office:value="13451646.9664417" calcext:value-type="float">
            <text:p>13451646.9664417</text:p>
          </table:table-cell>
          <table:table-cell office:value-type="float" office:value="9988465.94945989" calcext:value-type="float">
            <text:p>9988465.94945989</text:p>
          </table:table-cell>
          <table:table-cell office:value-type="float" office:value="77098117.6099114" calcext:value-type="float">
            <text:p>77098117.6099114</text:p>
          </table:table-cell>
          <table:table-cell office:value-type="float" office:value="2904990.52275434" calcext:value-type="float">
            <text:p>2904990.52275434</text:p>
          </table:table-cell>
          <table:table-cell office:value-type="string" calcext:value-type="string">
            <text:p><text:s/>LC_Control_G7</text:p>
          </table:table-cell>
          <table:table-cell office:value-type="string" calcext:value-type="string">
            <text:p><text:s/>7102_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936"/>
        </table:table-row>
        <table:table-row table:style-name="ro2">
          <table:table-cell office:value-type="string" calcext:value-type="string">
            <text:p>AIM084_Plasma_pos_035</text:p>
          </table:table-cell>
          <table:table-cell office:value-type="float" office:value="6398539.28179265" calcext:value-type="float">
            <text:p>6398539.28179265</text:p>
          </table:table-cell>
          <table:table-cell office:value-type="float" office:value="427505.795143561" calcext:value-type="float">
            <text:p>427505.795143561</text:p>
          </table:table-cell>
          <table:table-cell office:value-type="float" office:value="30253201.7288467" calcext:value-type="float">
            <text:p>30253201.7288467</text:p>
          </table:table-cell>
          <table:table-cell office:value-type="float" office:value="752425.225604853" calcext:value-type="float">
            <text:p>752425.225604853</text:p>
          </table:table-cell>
          <table:table-cell office:value-type="float" office:value="652886.200325796" calcext:value-type="float">
            <text:p>652886.200325796</text:p>
          </table:table-cell>
          <table:table-cell office:value-type="float" office:value="28268381.0753642" calcext:value-type="float">
            <text:p>28268381.0753642</text:p>
          </table:table-cell>
          <table:table-cell office:value-type="float" office:value="14878142.5111292" calcext:value-type="float">
            <text:p>14878142.5111292</text:p>
          </table:table-cell>
          <table:table-cell office:value-type="float" office:value="20965897.6886223" calcext:value-type="float">
            <text:p>20965897.6886223</text:p>
          </table:table-cell>
          <table:table-cell office:value-type="float" office:value="689788.683311446" calcext:value-type="float">
            <text:p>689788.683311446</text:p>
          </table:table-cell>
          <table:table-cell office:value-type="float" office:value="450260.748065479" calcext:value-type="float">
            <text:p>450260.748065479</text:p>
          </table:table-cell>
          <table:table-cell office:value-type="float" office:value="778588.382605751" calcext:value-type="float">
            <text:p>778588.382605751</text:p>
          </table:table-cell>
          <table:table-cell office:value-type="float" office:value="8141736.97438247" calcext:value-type="float">
            <text:p>8141736.97438247</text:p>
          </table:table-cell>
          <table:table-cell office:value-type="float" office:value="38457.3887362152" calcext:value-type="float">
            <text:p>38457.3887362152</text:p>
          </table:table-cell>
          <table:table-cell office:value-type="float" office:value="91857.8527203017" calcext:value-type="float">
            <text:p>91857.8527203017</text:p>
          </table:table-cell>
          <table:table-cell office:value-type="float" office:value="58501.8262150458" calcext:value-type="float">
            <text:p>58501.8262150458</text:p>
          </table:table-cell>
          <table:table-cell office:value-type="float" office:value="237868.45730982" calcext:value-type="float">
            <text:p>237868.45730982</text:p>
          </table:table-cell>
          <table:table-cell office:value-type="float" office:value="15051.8069679074" calcext:value-type="float">
            <text:p>15051.8069679074</text:p>
          </table:table-cell>
          <table:table-cell office:value-type="float" office:value="1389240.47052985" calcext:value-type="float">
            <text:p>1389240.47052985</text:p>
          </table:table-cell>
          <table:table-cell office:value-type="float" office:value="2039528.2474709" calcext:value-type="float">
            <text:p>2039528.2474709</text:p>
          </table:table-cell>
          <table:table-cell office:value-type="float" office:value="319059.438548601" calcext:value-type="float">
            <text:p>319059.438548601</text:p>
          </table:table-cell>
          <table:table-cell office:value-type="float" office:value="2063332.04376279" calcext:value-type="float">
            <text:p>2063332.04376279</text:p>
          </table:table-cell>
          <table:table-cell office:value-type="float" office:value="552456.642681967" calcext:value-type="float">
            <text:p>552456.642681967</text:p>
          </table:table-cell>
          <table:table-cell office:value-type="float" office:value="204353.013636302" calcext:value-type="float">
            <text:p>204353.013636302</text:p>
          </table:table-cell>
          <table:table-cell office:value-type="float" office:value="282937.917887854" calcext:value-type="float">
            <text:p>282937.917887854</text:p>
          </table:table-cell>
          <table:table-cell office:value-type="float" office:value="1060704.05594865" calcext:value-type="float">
            <text:p>1060704.05594865</text:p>
          </table:table-cell>
          <table:table-cell office:value-type="float" office:value="613968.206859758" calcext:value-type="float">
            <text:p>613968.206859758</text:p>
          </table:table-cell>
          <table:table-cell office:value-type="float" office:value="1379894.19935765" calcext:value-type="float">
            <text:p>1379894.19935765</text:p>
          </table:table-cell>
          <table:table-cell office:value-type="float" office:value="879491.759868432" calcext:value-type="float">
            <text:p>879491.759868432</text:p>
          </table:table-cell>
          <table:table-cell office:value-type="float" office:value="32140.8570400833" calcext:value-type="float">
            <text:p>32140.8570400833</text:p>
          </table:table-cell>
          <table:table-cell office:value-type="float" office:value="1642282.96596318" calcext:value-type="float">
            <text:p>1642282.96596318</text:p>
          </table:table-cell>
          <table:table-cell office:value-type="float" office:value="5390881.15703122" calcext:value-type="float">
            <text:p>5390881.15703122</text:p>
          </table:table-cell>
          <table:table-cell office:value-type="float" office:value="1361202.9387506" calcext:value-type="float">
            <text:p>1361202.9387506</text:p>
          </table:table-cell>
          <table:table-cell office:value-type="float" office:value="176556.717993206" calcext:value-type="float">
            <text:p>176556.717993206</text:p>
          </table:table-cell>
          <table:table-cell office:value-type="float" office:value="4882431.66894824" calcext:value-type="float">
            <text:p>4882431.66894824</text:p>
          </table:table-cell>
          <table:table-cell office:value-type="float" office:value="2464753.3318247" calcext:value-type="float">
            <text:p>2464753.3318247</text:p>
          </table:table-cell>
          <table:table-cell office:value-type="float" office:value="930230.607357821" calcext:value-type="float">
            <text:p>930230.607357821</text:p>
          </table:table-cell>
          <table:table-cell office:value-type="float" office:value="932507.887521729" calcext:value-type="float">
            <text:p>932507.887521729</text:p>
          </table:table-cell>
          <table:table-cell office:value-type="float" office:value="549851.876261974" calcext:value-type="float">
            <text:p>549851.876261974</text:p>
          </table:table-cell>
          <table:table-cell office:value-type="float" office:value="756946.645010739" calcext:value-type="float">
            <text:p>756946.645010739</text:p>
          </table:table-cell>
          <table:table-cell office:value-type="float" office:value="433153.840622209" calcext:value-type="float">
            <text:p>433153.840622209</text:p>
          </table:table-cell>
          <table:table-cell office:value-type="float" office:value="175933.112098457" calcext:value-type="float">
            <text:p>175933.112098457</text:p>
          </table:table-cell>
          <table:table-cell office:value-type="float" office:value="158824.492524936" calcext:value-type="float">
            <text:p>158824.492524936</text:p>
          </table:table-cell>
          <table:table-cell office:value-type="float" office:value="32772.80306316" calcext:value-type="float">
            <text:p>32772.80306316</text:p>
          </table:table-cell>
          <table:table-cell office:value-type="float" office:value="39087.3502020075" calcext:value-type="float">
            <text:p>39087.3502020075</text:p>
          </table:table-cell>
          <table:table-cell office:value-type="float" office:value="10037.57596356" calcext:value-type="float">
            <text:p>10037.57596356</text:p>
          </table:table-cell>
          <table:table-cell office:value-type="float" office:value="598420.691936256" calcext:value-type="float">
            <text:p>598420.691936256</text:p>
          </table:table-cell>
          <table:table-cell office:value-type="float" office:value="95697.8691668288" calcext:value-type="float">
            <text:p>95697.8691668288</text:p>
          </table:table-cell>
          <table:table-cell office:value-type="float" office:value="12616.4028127807" calcext:value-type="float">
            <text:p>12616.4028127807</text:p>
          </table:table-cell>
          <table:table-cell office:value-type="float" office:value="0" calcext:value-type="float">
            <text:p>0</text:p>
          </table:table-cell>
          <table:table-cell office:value-type="float" office:value="63223.5554180673" calcext:value-type="float">
            <text:p>63223.5554180673</text:p>
          </table:table-cell>
          <table:table-cell office:value-type="float" office:value="136121.991048633" calcext:value-type="float">
            <text:p>136121.991048633</text:p>
          </table:table-cell>
          <table:table-cell office:value-type="float" office:value="52013.3288788398" calcext:value-type="float">
            <text:p>52013.3288788398</text:p>
          </table:table-cell>
          <table:table-cell office:value-type="float" office:value="188125.835917135" calcext:value-type="float">
            <text:p>188125.835917135</text:p>
          </table:table-cell>
          <table:table-cell office:value-type="float" office:value="17482.7103766562" calcext:value-type="float">
            <text:p>17482.7103766562</text:p>
          </table:table-cell>
          <table:table-cell office:value-type="float" office:value="25713.3053596066" calcext:value-type="float">
            <text:p>25713.3053596066</text:p>
          </table:table-cell>
          <table:table-cell office:value-type="float" office:value="9850.4409208307" calcext:value-type="float">
            <text:p>9850.4409208307</text:p>
          </table:table-cell>
          <table:table-cell office:value-type="float" office:value="585.797833081028" calcext:value-type="float">
            <text:p>585.797833081</text:p>
          </table:table-cell>
          <table:table-cell office:value-type="float" office:value="0" calcext:value-type="float">
            <text:p>0</text:p>
          </table:table-cell>
          <table:table-cell office:value-type="float" office:value="229934.793394535" calcext:value-type="float">
            <text:p>229934.793394535</text:p>
          </table:table-cell>
          <table:table-cell office:value-type="float" office:value="46661.5184072516" calcext:value-type="float">
            <text:p>46661.5184072516</text:p>
          </table:table-cell>
          <table:table-cell office:value-type="float" office:value="396704.281164616" calcext:value-type="float">
            <text:p>396704.281164616</text:p>
          </table:table-cell>
          <table:table-cell office:value-type="float" office:value="617112.479760146" calcext:value-type="float">
            <text:p>617112.479760146</text:p>
          </table:table-cell>
          <table:table-cell office:value-type="float" office:value="65479669.2470748" calcext:value-type="float">
            <text:p>65479669.2470748</text:p>
          </table:table-cell>
          <table:table-cell office:value-type="float" office:value="78962.1087903154" calcext:value-type="float">
            <text:p>78962.1087903154</text:p>
          </table:table-cell>
          <table:table-cell office:value-type="float" office:value="475333.59842312" calcext:value-type="float">
            <text:p>475333.59842312</text:p>
          </table:table-cell>
          <table:table-cell office:value-type="float" office:value="16344.1971282258" calcext:value-type="float">
            <text:p>16344.1971282258</text:p>
          </table:table-cell>
          <table:table-cell office:value-type="float" office:value="542626.535770957" calcext:value-type="float">
            <text:p>542626.535770957</text:p>
          </table:table-cell>
          <table:table-cell office:value-type="float" office:value="712356.854267996" calcext:value-type="float">
            <text:p>712356.854267996</text:p>
          </table:table-cell>
          <table:table-cell office:value-type="float" office:value="5528.40093868738" calcext:value-type="float">
            <text:p>5528.4009386874</text:p>
          </table:table-cell>
          <table:table-cell office:value-type="float" office:value="12994092.194773" calcext:value-type="float">
            <text:p>12994092.194773</text:p>
          </table:table-cell>
          <table:table-cell office:value-type="float" office:value="14395149.3139974" calcext:value-type="float">
            <text:p>14395149.3139974</text:p>
          </table:table-cell>
          <table:table-cell office:value-type="float" office:value="12862602.1606495" calcext:value-type="float">
            <text:p>12862602.1606495</text:p>
          </table:table-cell>
          <table:table-cell office:value-type="float" office:value="70173186.1805321" calcext:value-type="float">
            <text:p>70173186.1805321</text:p>
          </table:table-cell>
          <table:table-cell office:value-type="float" office:value="3860714.06435805" calcext:value-type="float">
            <text:p>3860714.06435805</text:p>
          </table:table-cell>
          <table:table-cell office:value-type="string" calcext:value-type="string">
            <text:p><text:s/>LC_Control_G7</text:p>
          </table:table-cell>
          <table:table-cell office:value-type="string" calcext:value-type="string">
            <text:p><text:s/>7103_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936"/>
        </table:table-row>
        <table:table-row table:style-name="ro2">
          <table:table-cell office:value-type="string" calcext:value-type="string">
            <text:p>AIM084_Plasma_neg_042</text:p>
          </table:table-cell>
          <table:table-cell office:value-type="float" office:value="5366608.89201451" calcext:value-type="float">
            <text:p>5366608.89201451</text:p>
          </table:table-cell>
          <table:table-cell office:value-type="float" office:value="312921.431766922" calcext:value-type="float">
            <text:p>312921.431766922</text:p>
          </table:table-cell>
          <table:table-cell office:value-type="float" office:value="28622487.6796025" calcext:value-type="float">
            <text:p>28622487.6796025</text:p>
          </table:table-cell>
          <table:table-cell office:value-type="float" office:value="762762.325104004" calcext:value-type="float">
            <text:p>762762.325104004</text:p>
          </table:table-cell>
          <table:table-cell office:value-type="float" office:value="913768.979496841" calcext:value-type="float">
            <text:p>913768.979496841</text:p>
          </table:table-cell>
          <table:table-cell office:value-type="float" office:value="26585324.4304569" calcext:value-type="float">
            <text:p>26585324.4304569</text:p>
          </table:table-cell>
          <table:table-cell office:value-type="float" office:value="12518999.9923225" calcext:value-type="float">
            <text:p>12518999.9923225</text:p>
          </table:table-cell>
          <table:table-cell office:value-type="float" office:value="19977725.2033848" calcext:value-type="float">
            <text:p>19977725.2033848</text:p>
          </table:table-cell>
          <table:table-cell office:value-type="float" office:value="418550.692290172" calcext:value-type="float">
            <text:p>418550.692290172</text:p>
          </table:table-cell>
          <table:table-cell office:value-type="float" office:value="686659.963582231" calcext:value-type="float">
            <text:p>686659.963582231</text:p>
          </table:table-cell>
          <table:table-cell office:value-type="float" office:value="783363.080251358" calcext:value-type="float">
            <text:p>783363.080251358</text:p>
          </table:table-cell>
          <table:table-cell office:value-type="float" office:value="8503775.84159594" calcext:value-type="float">
            <text:p>8503775.84159594</text:p>
          </table:table-cell>
          <table:table-cell office:value-type="float" office:value="40549.421741145" calcext:value-type="float">
            <text:p>40549.421741145</text:p>
          </table:table-cell>
          <table:table-cell office:value-type="float" office:value="92150.3314680695" calcext:value-type="float">
            <text:p>92150.3314680695</text:p>
          </table:table-cell>
          <table:table-cell office:value-type="float" office:value="48888.5289529411" calcext:value-type="float">
            <text:p>48888.5289529411</text:p>
          </table:table-cell>
          <table:table-cell office:value-type="float" office:value="229050.370278353" calcext:value-type="float">
            <text:p>229050.370278353</text:p>
          </table:table-cell>
          <table:table-cell office:value-type="float" office:value="6942.98515993103" calcext:value-type="float">
            <text:p>6942.985159931</text:p>
          </table:table-cell>
          <table:table-cell office:value-type="float" office:value="1087352.07402102" calcext:value-type="float">
            <text:p>1087352.07402102</text:p>
          </table:table-cell>
          <table:table-cell office:value-type="float" office:value="2019234.51773099" calcext:value-type="float">
            <text:p>2019234.51773099</text:p>
          </table:table-cell>
          <table:table-cell office:value-type="float" office:value="276835.360263183" calcext:value-type="float">
            <text:p>276835.360263183</text:p>
          </table:table-cell>
          <table:table-cell office:value-type="float" office:value="1895385.47346941" calcext:value-type="float">
            <text:p>1895385.47346941</text:p>
          </table:table-cell>
          <table:table-cell office:value-type="float" office:value="437528.325584708" calcext:value-type="float">
            <text:p>437528.325584708</text:p>
          </table:table-cell>
          <table:table-cell office:value-type="float" office:value="170295.722107837" calcext:value-type="float">
            <text:p>170295.722107837</text:p>
          </table:table-cell>
          <table:table-cell office:value-type="float" office:value="271341.661021484" calcext:value-type="float">
            <text:p>271341.661021484</text:p>
          </table:table-cell>
          <table:table-cell office:value-type="float" office:value="906040.740147028" calcext:value-type="float">
            <text:p>906040.740147028</text:p>
          </table:table-cell>
          <table:table-cell office:value-type="float" office:value="624981.122710348" calcext:value-type="float">
            <text:p>624981.122710348</text:p>
          </table:table-cell>
          <table:table-cell office:value-type="float" office:value="1087128.62831076" calcext:value-type="float">
            <text:p>1087128.62831076</text:p>
          </table:table-cell>
          <table:table-cell office:value-type="float" office:value="2346716.76344872" calcext:value-type="float">
            <text:p>2346716.76344872</text:p>
          </table:table-cell>
          <table:table-cell office:value-type="float" office:value="29786.4796730981" calcext:value-type="float">
            <text:p>29786.4796730981</text:p>
          </table:table-cell>
          <table:table-cell office:value-type="float" office:value="1573628.23492408" calcext:value-type="float">
            <text:p>1573628.23492408</text:p>
          </table:table-cell>
          <table:table-cell office:value-type="float" office:value="4136503.78648784" calcext:value-type="float">
            <text:p>4136503.78648784</text:p>
          </table:table-cell>
          <table:table-cell office:value-type="float" office:value="1095663.03945075" calcext:value-type="float">
            <text:p>1095663.03945075</text:p>
          </table:table-cell>
          <table:table-cell office:value-type="float" office:value="110459.428369172" calcext:value-type="float">
            <text:p>110459.428369172</text:p>
          </table:table-cell>
          <table:table-cell office:value-type="float" office:value="4421109.04211722" calcext:value-type="float">
            <text:p>4421109.04211722</text:p>
          </table:table-cell>
          <table:table-cell office:value-type="float" office:value="1879916.04547457" calcext:value-type="float">
            <text:p>1879916.04547457</text:p>
          </table:table-cell>
          <table:table-cell office:value-type="float" office:value="887274.885639677" calcext:value-type="float">
            <text:p>887274.885639677</text:p>
          </table:table-cell>
          <table:table-cell office:value-type="float" office:value="1303936.62576875" calcext:value-type="float">
            <text:p>1303936.62576875</text:p>
          </table:table-cell>
          <table:table-cell office:value-type="float" office:value="233461.422017819" calcext:value-type="float">
            <text:p>233461.422017819</text:p>
          </table:table-cell>
          <table:table-cell office:value-type="float" office:value="477952.566755267" calcext:value-type="float">
            <text:p>477952.566755267</text:p>
          </table:table-cell>
          <table:table-cell office:value-type="float" office:value="558489.570291521" calcext:value-type="float">
            <text:p>558489.570291521</text:p>
          </table:table-cell>
          <table:table-cell office:value-type="float" office:value="186850.762414982" calcext:value-type="float">
            <text:p>186850.762414982</text:p>
          </table:table-cell>
          <table:table-cell office:value-type="float" office:value="97885.9270521534" calcext:value-type="float">
            <text:p>97885.9270521534</text:p>
          </table:table-cell>
          <table:table-cell office:value-type="float" office:value="17098.0335680275" calcext:value-type="float">
            <text:p>17098.0335680275</text:p>
          </table:table-cell>
          <table:table-cell office:value-type="float" office:value="38488.3568901458" calcext:value-type="float">
            <text:p>38488.3568901458</text:p>
          </table:table-cell>
          <table:table-cell office:value-type="float" office:value="9080.36629769411" calcext:value-type="float">
            <text:p>9080.3662976941</text:p>
          </table:table-cell>
          <table:table-cell office:value-type="float" office:value="745551.126060489" calcext:value-type="float">
            <text:p>745551.126060489</text:p>
          </table:table-cell>
          <table:table-cell office:value-type="float" office:value="125420.948015967" calcext:value-type="float">
            <text:p>125420.948015967</text:p>
          </table:table-cell>
          <table:table-cell office:value-type="float" office:value="45597.3419330465" calcext:value-type="float">
            <text:p>45597.3419330465</text:p>
          </table:table-cell>
          <table:table-cell office:value-type="float" office:value="0" calcext:value-type="float">
            <text:p>0</text:p>
          </table:table-cell>
          <table:table-cell office:value-type="float" office:value="58713.8509390361" calcext:value-type="float">
            <text:p>58713.8509390361</text:p>
          </table:table-cell>
          <table:table-cell office:value-type="float" office:value="342355.087221176" calcext:value-type="float">
            <text:p>342355.087221176</text:p>
          </table:table-cell>
          <table:table-cell office:value-type="float" office:value="273659.147694292" calcext:value-type="float">
            <text:p>273659.147694292</text:p>
          </table:table-cell>
          <table:table-cell office:value-type="float" office:value="153073.642065938" calcext:value-type="float">
            <text:p>153073.642065938</text:p>
          </table:table-cell>
          <table:table-cell office:value-type="float" office:value="561896.84703559" calcext:value-type="float">
            <text:p>561896.84703559</text:p>
          </table:table-cell>
          <table:table-cell office:value-type="float" office:value="29459.3979779145" calcext:value-type="float">
            <text:p>29459.3979779145</text:p>
          </table:table-cell>
          <table:table-cell office:value-type="float" office:value="14210.1857370231" calcext:value-type="float">
            <text:p>14210.1857370231</text:p>
          </table:table-cell>
          <table:table-cell office:value-type="float" office:value="4522.1810609447" calcext:value-type="float">
            <text:p>4522.1810609447</text:p>
          </table:table-cell>
          <table:table-cell office:value-type="float" office:value="0" calcext:value-type="float">
            <text:p>0</text:p>
          </table:table-cell>
          <table:table-cell office:value-type="float" office:value="41936.7655824502" calcext:value-type="float">
            <text:p>41936.7655824502</text:p>
          </table:table-cell>
          <table:table-cell office:value-type="float" office:value="28617.9528978543" calcext:value-type="float">
            <text:p>28617.9528978543</text:p>
          </table:table-cell>
          <table:table-cell office:value-type="float" office:value="551292.278905641" calcext:value-type="float">
            <text:p>551292.278905641</text:p>
          </table:table-cell>
          <table:table-cell office:value-type="float" office:value="825408.764583609" calcext:value-type="float">
            <text:p>825408.764583609</text:p>
          </table:table-cell>
          <table:table-cell office:value-type="float" office:value="71067545.2771414" calcext:value-type="float">
            <text:p>71067545.2771414</text:p>
          </table:table-cell>
          <table:table-cell office:value-type="float" office:value="34465.0555041787" calcext:value-type="float">
            <text:p>34465.0555041787</text:p>
          </table:table-cell>
          <table:table-cell office:value-type="float" office:value="154377.593190301" calcext:value-type="float">
            <text:p>154377.593190301</text:p>
          </table:table-cell>
          <table:table-cell office:value-type="float" office:value="10207.5495040393" calcext:value-type="float">
            <text:p>10207.5495040393</text:p>
          </table:table-cell>
          <table:table-cell office:value-type="float" office:value="197990.493617591" calcext:value-type="float">
            <text:p>197990.493617591</text:p>
          </table:table-cell>
          <table:table-cell office:value-type="float" office:value="226869.996494859" calcext:value-type="float">
            <text:p>226869.996494859</text:p>
          </table:table-cell>
          <table:table-cell office:value-type="float" office:value="13885.6524782285" calcext:value-type="float">
            <text:p>13885.6524782285</text:p>
          </table:table-cell>
          <table:table-cell office:value-type="float" office:value="13404863.7946617" calcext:value-type="float">
            <text:p>13404863.7946617</text:p>
          </table:table-cell>
          <table:table-cell office:value-type="float" office:value="13816115.8130587" calcext:value-type="float">
            <text:p>13816115.8130587</text:p>
          </table:table-cell>
          <table:table-cell office:value-type="float" office:value="14626431.8978073" calcext:value-type="float">
            <text:p>14626431.8978073</text:p>
          </table:table-cell>
          <table:table-cell office:value-type="float" office:value="91977960.9928589" calcext:value-type="float">
            <text:p>91977960.9928589</text:p>
          </table:table-cell>
          <table:table-cell office:value-type="float" office:value="4523675.289536" calcext:value-type="float">
            <text:p>4523675.289536</text:p>
          </table:table-cell>
          <table:table-cell office:value-type="string" calcext:value-type="string">
            <text:p><text:s/>LC_Control_G7</text:p>
          </table:table-cell>
          <table:table-cell office:value-type="string" calcext:value-type="string">
            <text:p><text:s/>7104_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936"/>
        </table:table-row>
        <table:table-row table:style-name="ro2">
          <table:table-cell office:value-type="string" calcext:value-type="string">
            <text:p>AIM084_Plasma_pos_050</text:p>
          </table:table-cell>
          <table:table-cell office:value-type="float" office:value="6044486.62648755" calcext:value-type="float">
            <text:p>6044486.62648755</text:p>
          </table:table-cell>
          <table:table-cell office:value-type="float" office:value="337347.244864874" calcext:value-type="float">
            <text:p>337347.244864874</text:p>
          </table:table-cell>
          <table:table-cell office:value-type="float" office:value="28071585.4075843" calcext:value-type="float">
            <text:p>28071585.4075843</text:p>
          </table:table-cell>
          <table:table-cell office:value-type="float" office:value="935528.600718715" calcext:value-type="float">
            <text:p>935528.600718715</text:p>
          </table:table-cell>
          <table:table-cell office:value-type="float" office:value="935636.381926222" calcext:value-type="float">
            <text:p>935636.381926222</text:p>
          </table:table-cell>
          <table:table-cell office:value-type="float" office:value="39016429.4533032" calcext:value-type="float">
            <text:p>39016429.4533032</text:p>
          </table:table-cell>
          <table:table-cell office:value-type="float" office:value="17024541.1494525" calcext:value-type="float">
            <text:p>17024541.1494525</text:p>
          </table:table-cell>
          <table:table-cell office:value-type="float" office:value="32715344.8738556" calcext:value-type="float">
            <text:p>32715344.8738556</text:p>
          </table:table-cell>
          <table:table-cell office:value-type="float" office:value="537527.426591969" calcext:value-type="float">
            <text:p>537527.426591969</text:p>
          </table:table-cell>
          <table:table-cell office:value-type="float" office:value="641219.323398383" calcext:value-type="float">
            <text:p>641219.323398383</text:p>
          </table:table-cell>
          <table:table-cell office:value-type="float" office:value="1072657.45737245" calcext:value-type="float">
            <text:p>1072657.45737245</text:p>
          </table:table-cell>
          <table:table-cell office:value-type="float" office:value="6743826.48242295" calcext:value-type="float">
            <text:p>6743826.48242295</text:p>
          </table:table-cell>
          <table:table-cell office:value-type="float" office:value="71098.2934397845" calcext:value-type="float">
            <text:p>71098.2934397845</text:p>
          </table:table-cell>
          <table:table-cell office:value-type="float" office:value="178737.524948567" calcext:value-type="float">
            <text:p>178737.524948567</text:p>
          </table:table-cell>
          <table:table-cell office:value-type="float" office:value="55315.0895888361" calcext:value-type="float">
            <text:p>55315.0895888361</text:p>
          </table:table-cell>
          <table:table-cell office:value-type="float" office:value="350641.446143659" calcext:value-type="float">
            <text:p>350641.446143659</text:p>
          </table:table-cell>
          <table:table-cell office:value-type="float" office:value="8124.76122121391" calcext:value-type="float">
            <text:p>8124.7612212139</text:p>
          </table:table-cell>
          <table:table-cell office:value-type="float" office:value="1563287.50241136" calcext:value-type="float">
            <text:p>1563287.50241136</text:p>
          </table:table-cell>
          <table:table-cell office:value-type="float" office:value="3122543.78677809" calcext:value-type="float">
            <text:p>3122543.78677809</text:p>
          </table:table-cell>
          <table:table-cell office:value-type="float" office:value="402706.54547052" calcext:value-type="float">
            <text:p>402706.54547052</text:p>
          </table:table-cell>
          <table:table-cell office:value-type="float" office:value="2675027.67353278" calcext:value-type="float">
            <text:p>2675027.67353278</text:p>
          </table:table-cell>
          <table:table-cell office:value-type="float" office:value="1004717.51870173" calcext:value-type="float">
            <text:p>1004717.51870173</text:p>
          </table:table-cell>
          <table:table-cell office:value-type="float" office:value="169083.299478331" calcext:value-type="float">
            <text:p>169083.299478331</text:p>
          </table:table-cell>
          <table:table-cell office:value-type="float" office:value="709798.290977546" calcext:value-type="float">
            <text:p>709798.290977546</text:p>
          </table:table-cell>
          <table:table-cell office:value-type="float" office:value="998393.734655876" calcext:value-type="float">
            <text:p>998393.734655876</text:p>
          </table:table-cell>
          <table:table-cell office:value-type="float" office:value="1089675.46750676" calcext:value-type="float">
            <text:p>1089675.46750676</text:p>
          </table:table-cell>
          <table:table-cell office:value-type="float" office:value="1230507.64344179" calcext:value-type="float">
            <text:p>1230507.64344179</text:p>
          </table:table-cell>
          <table:table-cell office:value-type="float" office:value="2961691.74943879" calcext:value-type="float">
            <text:p>2961691.74943879</text:p>
          </table:table-cell>
          <table:table-cell office:value-type="float" office:value="34633.1975148598" calcext:value-type="float">
            <text:p>34633.1975148598</text:p>
          </table:table-cell>
          <table:table-cell office:value-type="float" office:value="1684963.60934976" calcext:value-type="float">
            <text:p>1684963.60934976</text:p>
          </table:table-cell>
          <table:table-cell office:value-type="float" office:value="3891499.84481959" calcext:value-type="float">
            <text:p>3891499.84481959</text:p>
          </table:table-cell>
          <table:table-cell office:value-type="float" office:value="1872630.49834218" calcext:value-type="float">
            <text:p>1872630.49834218</text:p>
          </table:table-cell>
          <table:table-cell office:value-type="float" office:value="191301.030707701" calcext:value-type="float">
            <text:p>191301.030707701</text:p>
          </table:table-cell>
          <table:table-cell office:value-type="float" office:value="4949582.32273581" calcext:value-type="float">
            <text:p>4949582.32273581</text:p>
          </table:table-cell>
          <table:table-cell office:value-type="float" office:value="3011739.73997983" calcext:value-type="float">
            <text:p>3011739.73997983</text:p>
          </table:table-cell>
          <table:table-cell office:value-type="float" office:value="1280980.18820757" calcext:value-type="float">
            <text:p>1280980.18820757</text:p>
          </table:table-cell>
          <table:table-cell office:value-type="float" office:value="1210660.37710056" calcext:value-type="float">
            <text:p>1210660.37710056</text:p>
          </table:table-cell>
          <table:table-cell office:value-type="float" office:value="613732.056230221" calcext:value-type="float">
            <text:p>613732.056230221</text:p>
          </table:table-cell>
          <table:table-cell office:value-type="float" office:value="874896.66423052" calcext:value-type="float">
            <text:p>874896.66423052</text:p>
          </table:table-cell>
          <table:table-cell office:value-type="float" office:value="545800.859425643" calcext:value-type="float">
            <text:p>545800.859425643</text:p>
          </table:table-cell>
          <table:table-cell office:value-type="float" office:value="297283.650787204" calcext:value-type="float">
            <text:p>297283.650787204</text:p>
          </table:table-cell>
          <table:table-cell office:value-type="float" office:value="135731.910087787" calcext:value-type="float">
            <text:p>135731.910087787</text:p>
          </table:table-cell>
          <table:table-cell office:value-type="float" office:value="21779.6263170701" calcext:value-type="float">
            <text:p>21779.6263170701</text:p>
          </table:table-cell>
          <table:table-cell office:value-type="float" office:value="42677.3088052371" calcext:value-type="float">
            <text:p>42677.3088052371</text:p>
          </table:table-cell>
          <table:table-cell office:value-type="float" office:value="9952.13121555411" calcext:value-type="float">
            <text:p>9952.1312155541</text:p>
          </table:table-cell>
          <table:table-cell office:value-type="float" office:value="619929.555074233" calcext:value-type="float">
            <text:p>619929.555074233</text:p>
          </table:table-cell>
          <table:table-cell office:value-type="float" office:value="73666.0677577873" calcext:value-type="float">
            <text:p>73666.0677577873</text:p>
          </table:table-cell>
          <table:table-cell office:value-type="float" office:value="64682.4065649293" calcext:value-type="float">
            <text:p>64682.4065649293</text:p>
          </table:table-cell>
          <table:table-cell office:value-type="float" office:value="0" calcext:value-type="float">
            <text:p>0</text:p>
          </table:table-cell>
          <table:table-cell office:value-type="float" office:value="45734.558795335" calcext:value-type="float">
            <text:p>45734.558795335</text:p>
          </table:table-cell>
          <table:table-cell office:value-type="float" office:value="274433.614598307" calcext:value-type="float">
            <text:p>274433.614598307</text:p>
          </table:table-cell>
          <table:table-cell office:value-type="float" office:value="368553.267083452" calcext:value-type="float">
            <text:p>368553.267083452</text:p>
          </table:table-cell>
          <table:table-cell office:value-type="float" office:value="296538.721141373" calcext:value-type="float">
            <text:p>296538.721141373</text:p>
          </table:table-cell>
          <table:table-cell office:value-type="float" office:value="1179876.95738888" calcext:value-type="float">
            <text:p>1179876.95738888</text:p>
          </table:table-cell>
          <table:table-cell office:value-type="float" office:value="33714.7944036957" calcext:value-type="float">
            <text:p>33714.7944036957</text:p>
          </table:table-cell>
          <table:table-cell office:value-type="float" office:value="4647.76129715301" calcext:value-type="float">
            <text:p>4647.761297153</text:p>
          </table:table-cell>
          <table:table-cell office:value-type="float" office:value="42112.4794092735" calcext:value-type="float">
            <text:p>42112.4794092735</text:p>
          </table:table-cell>
          <table:table-cell office:value-type="float" office:value="66937.5467759245" calcext:value-type="float">
            <text:p>66937.5467759245</text:p>
          </table:table-cell>
          <table:table-cell office:value-type="float" office:value="222417.573649067" calcext:value-type="float">
            <text:p>222417.573649067</text:p>
          </table:table-cell>
          <table:table-cell office:value-type="float" office:value="41907.3897606825" calcext:value-type="float">
            <text:p>41907.3897606825</text:p>
          </table:table-cell>
          <table:table-cell office:value-type="float" office:value="376347.652531853" calcext:value-type="float">
            <text:p>376347.652531853</text:p>
          </table:table-cell>
          <table:table-cell office:value-type="float" office:value="577112.754644775" calcext:value-type="float">
            <text:p>577112.754644775</text:p>
          </table:table-cell>
          <table:table-cell office:value-type="float" office:value="73467806.3488891" calcext:value-type="float">
            <text:p>73467806.3488891</text:p>
          </table:table-cell>
          <table:table-cell office:value-type="float" office:value="20017.2343222207" calcext:value-type="float">
            <text:p>20017.2343222207</text:p>
          </table:table-cell>
          <table:table-cell office:value-type="float" office:value="65767.1144698168" calcext:value-type="float">
            <text:p>65767.1144698168</text:p>
          </table:table-cell>
          <table:table-cell office:value-type="float" office:value="16004.0282373887" calcext:value-type="float">
            <text:p>16004.0282373887</text:p>
          </table:table-cell>
          <table:table-cell office:value-type="float" office:value="134041.860950408" calcext:value-type="float">
            <text:p>134041.860950408</text:p>
          </table:table-cell>
          <table:table-cell office:value-type="float" office:value="82298.2274021842" calcext:value-type="float">
            <text:p>82298.2274021842</text:p>
          </table:table-cell>
          <table:table-cell office:value-type="float" office:value="11395.5837038107" calcext:value-type="float">
            <text:p>11395.5837038107</text:p>
          </table:table-cell>
          <table:table-cell office:value-type="float" office:value="14040182.6123693" calcext:value-type="float">
            <text:p>14040182.6123693</text:p>
          </table:table-cell>
          <table:table-cell office:value-type="float" office:value="16075835.6490561" calcext:value-type="float">
            <text:p>16075835.6490561</text:p>
          </table:table-cell>
          <table:table-cell office:value-type="float" office:value="13883442.9087469" calcext:value-type="float">
            <text:p>13883442.9087469</text:p>
          </table:table-cell>
          <table:table-cell office:value-type="float" office:value="77589793.7444681" calcext:value-type="float">
            <text:p>77589793.7444681</text:p>
          </table:table-cell>
          <table:table-cell office:value-type="float" office:value="4035958.68370902" calcext:value-type="float">
            <text:p>4035958.68370902</text:p>
          </table:table-cell>
          <table:table-cell office:value-type="string" calcext:value-type="string">
            <text:p><text:s/>LC_Control_G7</text:p>
          </table:table-cell>
          <table:table-cell office:value-type="string" calcext:value-type="string">
            <text:p><text:s/>7105_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936"/>
        </table:table-row>
        <table:table-row table:style-name="ro2">
          <table:table-cell table:style-name="ce3" office:value-type="string" calcext:value-type="string">
            <text:p>AIM084_Plasma_neg_044</text:p>
          </table:table-cell>
          <table:table-cell table:style-name="ce3" office:value-type="float" office:value="6038350.353366" calcext:value-type="float">
            <text:p>6038350.353366</text:p>
          </table:table-cell>
          <table:table-cell table:style-name="ce3" office:value-type="float" office:value="270880.066682597" calcext:value-type="float">
            <text:p>270880.066682597</text:p>
          </table:table-cell>
          <table:table-cell table:style-name="ce3" office:value-type="float" office:value="32940839.2059701" calcext:value-type="float">
            <text:p>32940839.2059701</text:p>
          </table:table-cell>
          <table:table-cell table:style-name="ce3" office:value-type="float" office:value="754707.4843741" calcext:value-type="float">
            <text:p>754707.4843741</text:p>
          </table:table-cell>
          <table:table-cell table:style-name="ce3" office:value-type="float" office:value="895027.598345989" calcext:value-type="float">
            <text:p>895027.598345989</text:p>
          </table:table-cell>
          <table:table-cell table:style-name="ce3" office:value-type="float" office:value="36114510.8564547" calcext:value-type="float">
            <text:p>36114510.8564547</text:p>
          </table:table-cell>
          <table:table-cell table:style-name="ce3" office:value-type="float" office:value="12901210.7695567" calcext:value-type="float">
            <text:p>12901210.7695567</text:p>
          </table:table-cell>
          <table:table-cell table:style-name="ce3" office:value-type="float" office:value="28739990.1292471" calcext:value-type="float">
            <text:p>28739990.1292471</text:p>
          </table:table-cell>
          <table:table-cell table:style-name="ce3" office:value-type="float" office:value="768421.989845064" calcext:value-type="float">
            <text:p>768421.989845064</text:p>
          </table:table-cell>
          <table:table-cell table:style-name="ce3" office:value-type="float" office:value="650883.525007399" calcext:value-type="float">
            <text:p>650883.525007399</text:p>
          </table:table-cell>
          <table:table-cell table:style-name="ce3" office:value-type="float" office:value="906273.554120407" calcext:value-type="float">
            <text:p>906273.554120407</text:p>
          </table:table-cell>
          <table:table-cell table:style-name="ce3" office:value-type="float" office:value="9383886.84238661" calcext:value-type="float">
            <text:p>9383886.84238661</text:p>
          </table:table-cell>
          <table:table-cell table:style-name="ce3" office:value-type="float" office:value="59841.2233170852" calcext:value-type="float">
            <text:p>59841.2233170852</text:p>
          </table:table-cell>
          <table:table-cell table:style-name="ce3" office:value-type="float" office:value="137438.252441163" calcext:value-type="float">
            <text:p>137438.252441163</text:p>
          </table:table-cell>
          <table:table-cell table:style-name="ce3" office:value-type="float" office:value="57330.8534069291" calcext:value-type="float">
            <text:p>57330.8534069291</text:p>
          </table:table-cell>
          <table:table-cell table:style-name="ce3" office:value-type="float" office:value="247595.467616839" calcext:value-type="float">
            <text:p>247595.467616839</text:p>
          </table:table-cell>
          <table:table-cell table:style-name="ce3" office:value-type="float" office:value="7678.53217926731" calcext:value-type="float">
            <text:p>7678.5321792673</text:p>
          </table:table-cell>
          <table:table-cell table:style-name="ce3" office:value-type="float" office:value="1392959.93571576" calcext:value-type="float">
            <text:p>1392959.93571576</text:p>
          </table:table-cell>
          <table:table-cell table:style-name="ce3" office:value-type="float" office:value="2012341.6642989" calcext:value-type="float">
            <text:p>2012341.6642989</text:p>
          </table:table-cell>
          <table:table-cell table:style-name="ce3" office:value-type="float" office:value="412062.737770694" calcext:value-type="float">
            <text:p>412062.737770694</text:p>
          </table:table-cell>
          <table:table-cell table:style-name="ce3" office:value-type="float" office:value="1846721.11623756" calcext:value-type="float">
            <text:p>1846721.11623756</text:p>
          </table:table-cell>
          <table:table-cell table:style-name="ce3" office:value-type="float" office:value="532464.400925637" calcext:value-type="float">
            <text:p>532464.400925637</text:p>
          </table:table-cell>
          <table:table-cell table:style-name="ce3" office:value-type="float" office:value="190653.352823654" calcext:value-type="float">
            <text:p>190653.352823654</text:p>
          </table:table-cell>
          <table:table-cell table:style-name="ce3" office:value-type="float" office:value="366051.557898968" calcext:value-type="float">
            <text:p>366051.557898968</text:p>
          </table:table-cell>
          <table:table-cell table:style-name="ce3" office:value-type="float" office:value="1115101.16741242" calcext:value-type="float">
            <text:p>1115101.16741242</text:p>
          </table:table-cell>
          <table:table-cell table:style-name="ce3" office:value-type="float" office:value="868313.974076476" calcext:value-type="float">
            <text:p>868313.974076476</text:p>
          </table:table-cell>
          <table:table-cell table:style-name="ce3" office:value-type="float" office:value="205228.327950599" calcext:value-type="float">
            <text:p>205228.327950599</text:p>
          </table:table-cell>
          <table:table-cell table:style-name="ce3" office:value-type="float" office:value="742211.085072676" calcext:value-type="float">
            <text:p>742211.085072676</text:p>
          </table:table-cell>
          <table:table-cell table:style-name="ce3" office:value-type="float" office:value="13088.6691420064" calcext:value-type="float">
            <text:p>13088.6691420064</text:p>
          </table:table-cell>
          <table:table-cell table:style-name="ce3" office:value-type="float" office:value="1785235.35692769" calcext:value-type="float">
            <text:p>1785235.35692769</text:p>
          </table:table-cell>
          <table:table-cell table:style-name="ce3" office:value-type="float" office:value="4865619.87781857" calcext:value-type="float">
            <text:p>4865619.87781857</text:p>
          </table:table-cell>
          <table:table-cell table:style-name="ce3" office:value-type="float" office:value="1814079.38979152" calcext:value-type="float">
            <text:p>1814079.38979152</text:p>
          </table:table-cell>
          <table:table-cell table:style-name="ce3" office:value-type="float" office:value="277024.090184069" calcext:value-type="float">
            <text:p>277024.090184069</text:p>
          </table:table-cell>
          <table:table-cell table:style-name="ce3" office:value-type="float" office:value="4912478.12459899" calcext:value-type="float">
            <text:p>4912478.12459899</text:p>
          </table:table-cell>
          <table:table-cell table:style-name="ce3" office:value-type="float" office:value="2264577.48789367" calcext:value-type="float">
            <text:p>2264577.48789367</text:p>
          </table:table-cell>
          <table:table-cell table:style-name="ce3" office:value-type="float" office:value="1272318.10249292" calcext:value-type="float">
            <text:p>1272318.10249292</text:p>
          </table:table-cell>
          <table:table-cell table:style-name="ce3" office:value-type="float" office:value="1643901.83849263" calcext:value-type="float">
            <text:p>1643901.83849263</text:p>
          </table:table-cell>
          <table:table-cell table:style-name="ce3" office:value-type="float" office:value="816616.326939819" calcext:value-type="float">
            <text:p>816616.326939819</text:p>
          </table:table-cell>
          <table:table-cell table:style-name="ce3" office:value-type="float" office:value="838485.442466712" calcext:value-type="float">
            <text:p>838485.442466712</text:p>
          </table:table-cell>
          <table:table-cell table:style-name="ce3" office:value-type="float" office:value="654151.846125869" calcext:value-type="float">
            <text:p>654151.846125869</text:p>
          </table:table-cell>
          <table:table-cell table:style-name="ce3" office:value-type="float" office:value="372861.177229957" calcext:value-type="float">
            <text:p>372861.177229957</text:p>
          </table:table-cell>
          <table:table-cell table:style-name="ce3" office:value-type="float" office:value="229010.071866687" calcext:value-type="float">
            <text:p>229010.071866687</text:p>
          </table:table-cell>
          <table:table-cell table:style-name="ce3" office:value-type="float" office:value="27511.8496783558" calcext:value-type="float">
            <text:p>27511.8496783558</text:p>
          </table:table-cell>
          <table:table-cell table:style-name="ce3" office:value-type="float" office:value="91012.3785694212" calcext:value-type="float">
            <text:p>91012.3785694212</text:p>
          </table:table-cell>
          <table:table-cell table:style-name="ce3" office:value-type="float" office:value="22598.6278233949" calcext:value-type="float">
            <text:p>22598.6278233949</text:p>
          </table:table-cell>
          <table:table-cell table:style-name="ce3" office:value-type="float" office:value="712230.447319265" calcext:value-type="float">
            <text:p>712230.447319265</text:p>
          </table:table-cell>
          <table:table-cell table:style-name="ce3" office:value-type="float" office:value="26534.439287603" calcext:value-type="float">
            <text:p>26534.4392876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6086.8868440022" calcext:value-type="float">
            <text:p>66086.8868440022</text:p>
          </table:table-cell>
          <table:table-cell table:style-name="ce3" office:value-type="float" office:value="109645.958857335" calcext:value-type="float">
            <text:p>109645.958857335</text:p>
          </table:table-cell>
          <table:table-cell table:style-name="ce3" office:value-type="float" office:value="15663.3449211198" calcext:value-type="float">
            <text:p>15663.3449211198</text:p>
          </table:table-cell>
          <table:table-cell table:style-name="ce3" office:value-type="float" office:value="23700.5853921453" calcext:value-type="float">
            <text:p>23700.5853921453</text:p>
          </table:table-cell>
          <table:table-cell table:style-name="ce3" office:value-type="float" office:value="78556.7356101987" calcext:value-type="float">
            <text:p>78556.7356101987</text:p>
          </table:table-cell>
          <table:table-cell table:style-name="ce3" office:value-type="float" office:value="38102.0057022777" calcext:value-type="float">
            <text:p>38102.0057022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.245591442868" calcext:value-type="float">
            <text:p>167.2455914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80.0164697737" calcext:value-type="float">
            <text:p>73480.0164697737</text:p>
          </table:table-cell>
          <table:table-cell table:style-name="ce3" office:value-type="float" office:value="22292.9578041923" calcext:value-type="float">
            <text:p>22292.9578041923</text:p>
          </table:table-cell>
          <table:table-cell table:style-name="ce3" office:value-type="float" office:value="829733.801747208" calcext:value-type="float">
            <text:p>829733.801747208</text:p>
          </table:table-cell>
          <table:table-cell table:style-name="ce3" office:value-type="float" office:value="1098781.73344544" calcext:value-type="float">
            <text:p>1098781.73344544</text:p>
          </table:table-cell>
          <table:table-cell table:style-name="ce3" office:value-type="float" office:value="95795875.2774421" calcext:value-type="float">
            <text:p>95795875.2774421</text:p>
          </table:table-cell>
          <table:table-cell table:style-name="ce3" office:value-type="float" office:value="27681.0531283412" calcext:value-type="float">
            <text:p>27681.0531283412</text:p>
          </table:table-cell>
          <table:table-cell table:style-name="ce3" office:value-type="float" office:value="66875.8676778536" calcext:value-type="float">
            <text:p>66875.8676778536</text:p>
          </table:table-cell>
          <table:table-cell table:style-name="ce3" office:value-type="float" office:value="1443.04746037802" calcext:value-type="float">
            <text:p>1443.047460378</text:p>
          </table:table-cell>
          <table:table-cell table:style-name="ce3" office:value-type="float" office:value="1406258.39510883" calcext:value-type="float">
            <text:p>1406258.39510883</text:p>
          </table:table-cell>
          <table:table-cell table:style-name="ce3" office:value-type="float" office:value="637559.378031783" calcext:value-type="float">
            <text:p>637559.378031783</text:p>
          </table:table-cell>
          <table:table-cell table:style-name="ce3" office:value-type="float" office:value="49612.4030646594" calcext:value-type="float">
            <text:p>49612.4030646594</text:p>
          </table:table-cell>
          <table:table-cell table:style-name="ce3" office:value-type="float" office:value="16629458.6653981" calcext:value-type="float">
            <text:p>16629458.6653981</text:p>
          </table:table-cell>
          <table:table-cell table:style-name="ce3" office:value-type="float" office:value="32979952.9022419" calcext:value-type="float">
            <text:p>32979952.9022419</text:p>
          </table:table-cell>
          <table:table-cell table:style-name="ce3" office:value-type="float" office:value="20000695.4605562" calcext:value-type="float">
            <text:p>20000695.4605562</text:p>
          </table:table-cell>
          <table:table-cell table:style-name="ce3" office:value-type="float" office:value="96583325.247596" calcext:value-type="float">
            <text:p>96583325.247596</text:p>
          </table:table-cell>
          <table:table-cell table:style-name="ce3" office:value-type="float" office:value="6450955.7762505" calcext:value-type="float">
            <text:p>6450955.7762505</text:p>
          </table:table-cell>
          <table:table-cell table:style-name="ce3" office:value-type="string" calcext:value-type="string">
            <text:p><text:s/>DC_Control_G1</text:p>
          </table:table-cell>
          <table:table-cell table:style-name="ce3" office:value-type="string" calcext:value-type="string">
            <text:p><text:s/>1105_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936"/>
        </table:table-row>
        <table:table-row table:style-name="ro2">
          <table:table-cell office:value-type="string" calcext:value-type="string">
            <text:p>AIM084_Plasma_neg_014</text:p>
          </table:table-cell>
          <table:table-cell office:value-type="float" office:value="6060554.25208746" calcext:value-type="float">
            <text:p>6060554.25208746</text:p>
          </table:table-cell>
          <table:table-cell office:value-type="float" office:value="322715.932653239" calcext:value-type="float">
            <text:p>322715.932653239</text:p>
          </table:table-cell>
          <table:table-cell office:value-type="float" office:value="31107297.7214267" calcext:value-type="float">
            <text:p>31107297.7214267</text:p>
          </table:table-cell>
          <table:table-cell office:value-type="float" office:value="628155.16218727" calcext:value-type="float">
            <text:p>628155.16218727</text:p>
          </table:table-cell>
          <table:table-cell office:value-type="float" office:value="811227.370990973" calcext:value-type="float">
            <text:p>811227.370990973</text:p>
          </table:table-cell>
          <table:table-cell office:value-type="float" office:value="35863222.1789176" calcext:value-type="float">
            <text:p>35863222.1789176</text:p>
          </table:table-cell>
          <table:table-cell office:value-type="float" office:value="11739013.0590939" calcext:value-type="float">
            <text:p>11739013.0590939</text:p>
          </table:table-cell>
          <table:table-cell office:value-type="float" office:value="30176646.4708228" calcext:value-type="float">
            <text:p>30176646.4708228</text:p>
          </table:table-cell>
          <table:table-cell office:value-type="float" office:value="509461.631390527" calcext:value-type="float">
            <text:p>509461.631390527</text:p>
          </table:table-cell>
          <table:table-cell office:value-type="float" office:value="822749.520251742" calcext:value-type="float">
            <text:p>822749.520251742</text:p>
          </table:table-cell>
          <table:table-cell office:value-type="float" office:value="962048.996605056" calcext:value-type="float">
            <text:p>962048.996605056</text:p>
          </table:table-cell>
          <table:table-cell office:value-type="float" office:value="8933575.46148699" calcext:value-type="float">
            <text:p>8933575.46148699</text:p>
          </table:table-cell>
          <table:table-cell office:value-type="float" office:value="32579.4603782584" calcext:value-type="float">
            <text:p>32579.4603782584</text:p>
          </table:table-cell>
          <table:table-cell office:value-type="float" office:value="108399.951838468" calcext:value-type="float">
            <text:p>108399.951838468</text:p>
          </table:table-cell>
          <table:table-cell office:value-type="float" office:value="46362.6625151676" calcext:value-type="float">
            <text:p>46362.6625151676</text:p>
          </table:table-cell>
          <table:table-cell office:value-type="float" office:value="186559.855428216" calcext:value-type="float">
            <text:p>186559.855428216</text:p>
          </table:table-cell>
          <table:table-cell office:value-type="float" office:value="6210.65505772379" calcext:value-type="float">
            <text:p>6210.6550577238</text:p>
          </table:table-cell>
          <table:table-cell office:value-type="float" office:value="1091584.1208204" calcext:value-type="float">
            <text:p>1091584.1208204</text:p>
          </table:table-cell>
          <table:table-cell office:value-type="float" office:value="1355132.21577905" calcext:value-type="float">
            <text:p>1355132.21577905</text:p>
          </table:table-cell>
          <table:table-cell office:value-type="float" office:value="219507.211387933" calcext:value-type="float">
            <text:p>219507.211387933</text:p>
          </table:table-cell>
          <table:table-cell office:value-type="float" office:value="2370748.51656638" calcext:value-type="float">
            <text:p>2370748.51656638</text:p>
          </table:table-cell>
          <table:table-cell office:value-type="float" office:value="463947.236052004" calcext:value-type="float">
            <text:p>463947.236052004</text:p>
          </table:table-cell>
          <table:table-cell office:value-type="float" office:value="164019.940231904" calcext:value-type="float">
            <text:p>164019.940231904</text:p>
          </table:table-cell>
          <table:table-cell office:value-type="float" office:value="371840.661511374" calcext:value-type="float">
            <text:p>371840.661511374</text:p>
          </table:table-cell>
          <table:table-cell office:value-type="float" office:value="949688.242395098" calcext:value-type="float">
            <text:p>949688.242395098</text:p>
          </table:table-cell>
          <table:table-cell office:value-type="float" office:value="783950.368639717" calcext:value-type="float">
            <text:p>783950.368639717</text:p>
          </table:table-cell>
          <table:table-cell office:value-type="float" office:value="803269.904390606" calcext:value-type="float">
            <text:p>803269.904390606</text:p>
          </table:table-cell>
          <table:table-cell office:value-type="float" office:value="1276307.21403541" calcext:value-type="float">
            <text:p>1276307.21403541</text:p>
          </table:table-cell>
          <table:table-cell office:value-type="float" office:value="50771.8715286161" calcext:value-type="float">
            <text:p>50771.8715286161</text:p>
          </table:table-cell>
          <table:table-cell office:value-type="float" office:value="1530521.24986179" calcext:value-type="float">
            <text:p>1530521.24986179</text:p>
          </table:table-cell>
          <table:table-cell office:value-type="float" office:value="4222204.86892451" calcext:value-type="float">
            <text:p>4222204.86892451</text:p>
          </table:table-cell>
          <table:table-cell office:value-type="float" office:value="1399480.22821325" calcext:value-type="float">
            <text:p>1399480.22821325</text:p>
          </table:table-cell>
          <table:table-cell office:value-type="float" office:value="144076.141020916" calcext:value-type="float">
            <text:p>144076.141020916</text:p>
          </table:table-cell>
          <table:table-cell office:value-type="float" office:value="5998953.59431352" calcext:value-type="float">
            <text:p>5998953.59431352</text:p>
          </table:table-cell>
          <table:table-cell office:value-type="float" office:value="1216730.23896537" calcext:value-type="float">
            <text:p>1216730.23896537</text:p>
          </table:table-cell>
          <table:table-cell office:value-type="float" office:value="1235021.11185538" calcext:value-type="float">
            <text:p>1235021.11185538</text:p>
          </table:table-cell>
          <table:table-cell office:value-type="float" office:value="2377155.46275026" calcext:value-type="float">
            <text:p>2377155.46275026</text:p>
          </table:table-cell>
          <table:table-cell office:value-type="float" office:value="704193.112654586" calcext:value-type="float">
            <text:p>704193.112654586</text:p>
          </table:table-cell>
          <table:table-cell office:value-type="float" office:value="571607.761506163" calcext:value-type="float">
            <text:p>571607.761506163</text:p>
          </table:table-cell>
          <table:table-cell office:value-type="float" office:value="506112.257775203" calcext:value-type="float">
            <text:p>506112.257775203</text:p>
          </table:table-cell>
          <table:table-cell office:value-type="float" office:value="513354.636191161" calcext:value-type="float">
            <text:p>513354.636191161</text:p>
          </table:table-cell>
          <table:table-cell office:value-type="float" office:value="191531.287615298" calcext:value-type="float">
            <text:p>191531.287615298</text:p>
          </table:table-cell>
          <table:table-cell office:value-type="float" office:value="21607.2528489621" calcext:value-type="float">
            <text:p>21607.2528489621</text:p>
          </table:table-cell>
          <table:table-cell office:value-type="float" office:value="67521.5230906971" calcext:value-type="float">
            <text:p>67521.5230906971</text:p>
          </table:table-cell>
          <table:table-cell office:value-type="float" office:value="14504.8178921919" calcext:value-type="float">
            <text:p>14504.8178921919</text:p>
          </table:table-cell>
          <table:table-cell office:value-type="float" office:value="776424.930963677" calcext:value-type="float">
            <text:p>776424.930963677</text:p>
          </table:table-cell>
          <table:table-cell office:value-type="float" office:value="104504.790318354" calcext:value-type="float">
            <text:p>104504.790318354</text:p>
          </table:table-cell>
          <table:table-cell office:value-type="float" office:value="10011.5256020949" calcext:value-type="float">
            <text:p>10011.5256020949</text:p>
          </table:table-cell>
          <table:table-cell office:value-type="float" office:value="0" calcext:value-type="float">
            <text:p>0</text:p>
          </table:table-cell>
          <table:table-cell office:value-type="float" office:value="85931.6623828634" calcext:value-type="float">
            <text:p>85931.6623828634</text:p>
          </table:table-cell>
          <table:table-cell office:value-type="float" office:value="59730.3323160488" calcext:value-type="float">
            <text:p>59730.3323160488</text:p>
          </table:table-cell>
          <table:table-cell office:value-type="float" office:value="57029.5845667382" calcext:value-type="float">
            <text:p>57029.5845667382</text:p>
          </table:table-cell>
          <table:table-cell office:value-type="float" office:value="33123.4916575579" calcext:value-type="float">
            <text:p>33123.4916575579</text:p>
          </table:table-cell>
          <table:table-cell office:value-type="float" office:value="264906.850833357" calcext:value-type="float">
            <text:p>264906.850833357</text:p>
          </table:table-cell>
          <table:table-cell office:value-type="float" office:value="7544.25842651367" calcext:value-type="float">
            <text:p>7544.2584265137</text:p>
          </table:table-cell>
          <table:table-cell office:value-type="float" office:value="812.314112695298" calcext:value-type="float">
            <text:p>812.3141126953</text:p>
          </table:table-cell>
          <table:table-cell office:value-type="float" office:value="2601.29616896874" calcext:value-type="float">
            <text:p>2601.2961689687</text:p>
          </table:table-cell>
          <table:table-cell office:value-type="float" office:value="33826.4749847612" calcext:value-type="float">
            <text:p>33826.4749847612</text:p>
          </table:table-cell>
          <table:table-cell office:value-type="float" office:value="395830.95911933" calcext:value-type="float">
            <text:p>395830.95911933</text:p>
          </table:table-cell>
          <table:table-cell office:value-type="float" office:value="38049.6337711986" calcext:value-type="float">
            <text:p>38049.6337711986</text:p>
          </table:table-cell>
          <table:table-cell office:value-type="float" office:value="595177.860330998" calcext:value-type="float">
            <text:p>595177.860330998</text:p>
          </table:table-cell>
          <table:table-cell office:value-type="float" office:value="1327919.91975405" calcext:value-type="float">
            <text:p>1327919.91975405</text:p>
          </table:table-cell>
          <table:table-cell office:value-type="float" office:value="107915345.168433" calcext:value-type="float">
            <text:p>107915345.168433</text:p>
          </table:table-cell>
          <table:table-cell office:value-type="float" office:value="41070.5078225246" calcext:value-type="float">
            <text:p>41070.5078225246</text:p>
          </table:table-cell>
          <table:table-cell office:value-type="float" office:value="204836.462689721" calcext:value-type="float">
            <text:p>204836.462689721</text:p>
          </table:table-cell>
          <table:table-cell office:value-type="float" office:value="8551.96519677216" calcext:value-type="float">
            <text:p>8551.9651967722</text:p>
          </table:table-cell>
          <table:table-cell office:value-type="float" office:value="523821.009871793" calcext:value-type="float">
            <text:p>523821.009871793</text:p>
          </table:table-cell>
          <table:table-cell office:value-type="float" office:value="320899.987507432" calcext:value-type="float">
            <text:p>320899.987507432</text:p>
          </table:table-cell>
          <table:table-cell office:value-type="float" office:value="326529.369671548" calcext:value-type="float">
            <text:p>326529.369671548</text:p>
          </table:table-cell>
          <table:table-cell office:value-type="float" office:value="8924952.99981458" calcext:value-type="float">
            <text:p>8924952.99981458</text:p>
          </table:table-cell>
          <table:table-cell office:value-type="float" office:value="28398435.5199404" calcext:value-type="float">
            <text:p>28398435.5199404</text:p>
          </table:table-cell>
          <table:table-cell office:value-type="float" office:value="22684600.8131114" calcext:value-type="float">
            <text:p>22684600.8131114</text:p>
          </table:table-cell>
          <table:table-cell office:value-type="float" office:value="110644092.181004" calcext:value-type="float">
            <text:p>110644092.181004</text:p>
          </table:table-cell>
          <table:table-cell office:value-type="float" office:value="5380241.06150511" calcext:value-type="float">
            <text:p>5380241.06150511</text:p>
          </table:table-cell>
          <table:table-cell office:value-type="string" calcext:value-type="string">
            <text:p><text:s/>DC_Control_G1</text:p>
          </table:table-cell>
          <table:table-cell office:value-type="string" calcext:value-type="string">
            <text:p><text:s/>1101_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936"/>
        </table:table-row>
        <table:table-row table:style-name="ro2">
          <table:table-cell office:value-type="string" calcext:value-type="string">
            <text:p>AIM084_Plasma_pos_013</text:p>
          </table:table-cell>
          <table:table-cell office:value-type="float" office:value="6124834.03172563" calcext:value-type="float">
            <text:p>6124834.03172563</text:p>
          </table:table-cell>
          <table:table-cell office:value-type="float" office:value="331495.913336696" calcext:value-type="float">
            <text:p>331495.913336696</text:p>
          </table:table-cell>
          <table:table-cell office:value-type="float" office:value="30261507.2062324" calcext:value-type="float">
            <text:p>30261507.2062324</text:p>
          </table:table-cell>
          <table:table-cell office:value-type="float" office:value="634956.309987303" calcext:value-type="float">
            <text:p>634956.309987303</text:p>
          </table:table-cell>
          <table:table-cell office:value-type="float" office:value="794983.467019442" calcext:value-type="float">
            <text:p>794983.467019442</text:p>
          </table:table-cell>
          <table:table-cell office:value-type="float" office:value="35749627.0879877" calcext:value-type="float">
            <text:p>35749627.0879877</text:p>
          </table:table-cell>
          <table:table-cell office:value-type="float" office:value="11762939.3315673" calcext:value-type="float">
            <text:p>11762939.3315673</text:p>
          </table:table-cell>
          <table:table-cell office:value-type="float" office:value="31124585.9695485" calcext:value-type="float">
            <text:p>31124585.9695485</text:p>
          </table:table-cell>
          <table:table-cell office:value-type="float" office:value="501478.222645607" calcext:value-type="float">
            <text:p>501478.222645607</text:p>
          </table:table-cell>
          <table:table-cell office:value-type="float" office:value="800859.39951191" calcext:value-type="float">
            <text:p>800859.39951191</text:p>
          </table:table-cell>
          <table:table-cell office:value-type="float" office:value="999158.646490417" calcext:value-type="float">
            <text:p>999158.646490417</text:p>
          </table:table-cell>
          <table:table-cell office:value-type="float" office:value="9023200.29085134" calcext:value-type="float">
            <text:p>9023200.29085134</text:p>
          </table:table-cell>
          <table:table-cell office:value-type="float" office:value="43154.7647612535" calcext:value-type="float">
            <text:p>43154.7647612535</text:p>
          </table:table-cell>
          <table:table-cell office:value-type="float" office:value="102938.008969869" calcext:value-type="float">
            <text:p>102938.008969869</text:p>
          </table:table-cell>
          <table:table-cell office:value-type="float" office:value="46824.0366914647" calcext:value-type="float">
            <text:p>46824.0366914647</text:p>
          </table:table-cell>
          <table:table-cell office:value-type="float" office:value="184228.232673074" calcext:value-type="float">
            <text:p>184228.232673074</text:p>
          </table:table-cell>
          <table:table-cell office:value-type="float" office:value="3971.53776670974" calcext:value-type="float">
            <text:p>3971.5377667097</text:p>
          </table:table-cell>
          <table:table-cell office:value-type="float" office:value="1042860.57427045" calcext:value-type="float">
            <text:p>1042860.57427045</text:p>
          </table:table-cell>
          <table:table-cell office:value-type="float" office:value="1346145.99654769" calcext:value-type="float">
            <text:p>1346145.99654769</text:p>
          </table:table-cell>
          <table:table-cell office:value-type="float" office:value="223879.216728767" calcext:value-type="float">
            <text:p>223879.216728767</text:p>
          </table:table-cell>
          <table:table-cell office:value-type="float" office:value="2321672.0808255" calcext:value-type="float">
            <text:p>2321672.0808255</text:p>
          </table:table-cell>
          <table:table-cell office:value-type="float" office:value="460998.51090504" calcext:value-type="float">
            <text:p>460998.51090504</text:p>
          </table:table-cell>
          <table:table-cell office:value-type="float" office:value="190441.57674858" calcext:value-type="float">
            <text:p>190441.57674858</text:p>
          </table:table-cell>
          <table:table-cell office:value-type="float" office:value="372705.616916806" calcext:value-type="float">
            <text:p>372705.616916806</text:p>
          </table:table-cell>
          <table:table-cell office:value-type="float" office:value="947387.756412124" calcext:value-type="float">
            <text:p>947387.756412124</text:p>
          </table:table-cell>
          <table:table-cell office:value-type="float" office:value="751961.593391638" calcext:value-type="float">
            <text:p>751961.593391638</text:p>
          </table:table-cell>
          <table:table-cell office:value-type="float" office:value="815528.261556613" calcext:value-type="float">
            <text:p>815528.261556613</text:p>
          </table:table-cell>
          <table:table-cell office:value-type="float" office:value="1281185.94739565" calcext:value-type="float">
            <text:p>1281185.94739565</text:p>
          </table:table-cell>
          <table:table-cell office:value-type="float" office:value="48436.600209267" calcext:value-type="float">
            <text:p>48436.600209267</text:p>
          </table:table-cell>
          <table:table-cell office:value-type="float" office:value="1471900.76497355" calcext:value-type="float">
            <text:p>1471900.76497355</text:p>
          </table:table-cell>
          <table:table-cell office:value-type="float" office:value="4191975.79934809" calcext:value-type="float">
            <text:p>4191975.79934809</text:p>
          </table:table-cell>
          <table:table-cell office:value-type="float" office:value="1407271.87962371" calcext:value-type="float">
            <text:p>1407271.87962371</text:p>
          </table:table-cell>
          <table:table-cell office:value-type="float" office:value="145844.444192074" calcext:value-type="float">
            <text:p>145844.444192074</text:p>
          </table:table-cell>
          <table:table-cell office:value-type="float" office:value="5772551.92227745" calcext:value-type="float">
            <text:p>5772551.92227745</text:p>
          </table:table-cell>
          <table:table-cell office:value-type="float" office:value="1178751.61682943" calcext:value-type="float">
            <text:p>1178751.61682943</text:p>
          </table:table-cell>
          <table:table-cell office:value-type="float" office:value="1242165.49950148" calcext:value-type="float">
            <text:p>1242165.49950148</text:p>
          </table:table-cell>
          <table:table-cell office:value-type="float" office:value="2429003.21017798" calcext:value-type="float">
            <text:p>2429003.21017798</text:p>
          </table:table-cell>
          <table:table-cell office:value-type="float" office:value="714276.215971188" calcext:value-type="float">
            <text:p>714276.215971188</text:p>
          </table:table-cell>
          <table:table-cell office:value-type="float" office:value="584691.332940259" calcext:value-type="float">
            <text:p>584691.332940259</text:p>
          </table:table-cell>
          <table:table-cell office:value-type="float" office:value="510508.495049074" calcext:value-type="float">
            <text:p>510508.495049074</text:p>
          </table:table-cell>
          <table:table-cell office:value-type="float" office:value="519075.449649261" calcext:value-type="float">
            <text:p>519075.449649261</text:p>
          </table:table-cell>
          <table:table-cell office:value-type="float" office:value="190457.322731814" calcext:value-type="float">
            <text:p>190457.322731814</text:p>
          </table:table-cell>
          <table:table-cell office:value-type="float" office:value="18378.603523532" calcext:value-type="float">
            <text:p>18378.603523532</text:p>
          </table:table-cell>
          <table:table-cell office:value-type="float" office:value="67463.0143963055" calcext:value-type="float">
            <text:p>67463.0143963055</text:p>
          </table:table-cell>
          <table:table-cell office:value-type="float" office:value="14293.2155883604" calcext:value-type="float">
            <text:p>14293.2155883604</text:p>
          </table:table-cell>
          <table:table-cell office:value-type="float" office:value="741965.744023858" calcext:value-type="float">
            <text:p>741965.744023858</text:p>
          </table:table-cell>
          <table:table-cell office:value-type="float" office:value="105238.745904632" calcext:value-type="float">
            <text:p>105238.745904632</text:p>
          </table:table-cell>
          <table:table-cell office:value-type="float" office:value="10738.754097737" calcext:value-type="float">
            <text:p>10738.754097737</text:p>
          </table:table-cell>
          <table:table-cell office:value-type="float" office:value="0" calcext:value-type="float">
            <text:p>0</text:p>
          </table:table-cell>
          <table:table-cell office:value-type="float" office:value="86524.5163870438" calcext:value-type="float">
            <text:p>86524.5163870438</text:p>
          </table:table-cell>
          <table:table-cell office:value-type="float" office:value="59277.1562089111" calcext:value-type="float">
            <text:p>59277.1562089111</text:p>
          </table:table-cell>
          <table:table-cell office:value-type="float" office:value="53094.2997981196" calcext:value-type="float">
            <text:p>53094.2997981196</text:p>
          </table:table-cell>
          <table:table-cell office:value-type="float" office:value="31276.5364914923" calcext:value-type="float">
            <text:p>31276.5364914923</text:p>
          </table:table-cell>
          <table:table-cell office:value-type="float" office:value="266347.475716509" calcext:value-type="float">
            <text:p>266347.475716509</text:p>
          </table:table-cell>
          <table:table-cell office:value-type="float" office:value="7159.68594031395" calcext:value-type="float">
            <text:p>7159.685940314</text:p>
          </table:table-cell>
          <table:table-cell office:value-type="float" office:value="555.201948120106" calcext:value-type="float">
            <text:p>555.2019481201</text:p>
          </table:table-cell>
          <table:table-cell office:value-type="float" office:value="2283.80156027428" calcext:value-type="float">
            <text:p>2283.8015602743</text:p>
          </table:table-cell>
          <table:table-cell office:value-type="float" office:value="32527.2124861026" calcext:value-type="float">
            <text:p>32527.2124861026</text:p>
          </table:table-cell>
          <table:table-cell office:value-type="float" office:value="400712.860734483" calcext:value-type="float">
            <text:p>400712.860734483</text:p>
          </table:table-cell>
          <table:table-cell office:value-type="float" office:value="31294.2223335064" calcext:value-type="float">
            <text:p>31294.2223335064</text:p>
          </table:table-cell>
          <table:table-cell office:value-type="float" office:value="582220.524166689" calcext:value-type="float">
            <text:p>582220.524166689</text:p>
          </table:table-cell>
          <table:table-cell office:value-type="float" office:value="1352559.20316533" calcext:value-type="float">
            <text:p>1352559.20316533</text:p>
          </table:table-cell>
          <table:table-cell office:value-type="float" office:value="109992910.181518" calcext:value-type="float">
            <text:p>109992910.181518</text:p>
          </table:table-cell>
          <table:table-cell office:value-type="float" office:value="40421.4124481352" calcext:value-type="float">
            <text:p>40421.4124481352</text:p>
          </table:table-cell>
          <table:table-cell office:value-type="float" office:value="197207.495962945" calcext:value-type="float">
            <text:p>197207.495962945</text:p>
          </table:table-cell>
          <table:table-cell office:value-type="float" office:value="6913.48360228699" calcext:value-type="float">
            <text:p>6913.483602287</text:p>
          </table:table-cell>
          <table:table-cell office:value-type="float" office:value="527423.726668329" calcext:value-type="float">
            <text:p>527423.726668329</text:p>
          </table:table-cell>
          <table:table-cell office:value-type="float" office:value="328988.598881401" calcext:value-type="float">
            <text:p>328988.598881401</text:p>
          </table:table-cell>
          <table:table-cell office:value-type="float" office:value="14044.8575035367" calcext:value-type="float">
            <text:p>14044.8575035367</text:p>
          </table:table-cell>
          <table:table-cell office:value-type="float" office:value="9883208.51440349" calcext:value-type="float">
            <text:p>9883208.51440349</text:p>
          </table:table-cell>
          <table:table-cell office:value-type="float" office:value="29339752.8492361" calcext:value-type="float">
            <text:p>29339752.8492361</text:p>
          </table:table-cell>
          <table:table-cell office:value-type="float" office:value="22764840.7697391" calcext:value-type="float">
            <text:p>22764840.7697391</text:p>
          </table:table-cell>
          <table:table-cell office:value-type="float" office:value="109292540.5893" calcext:value-type="float">
            <text:p>109292540.5893</text:p>
          </table:table-cell>
          <table:table-cell office:value-type="float" office:value="5541776.61790538" calcext:value-type="float">
            <text:p>5541776.61790538</text:p>
          </table:table-cell>
          <table:table-cell office:value-type="string" calcext:value-type="string">
            <text:p><text:s/>DC_Control_G1</text:p>
          </table:table-cell>
          <table:table-cell office:value-type="string" calcext:value-type="string">
            <text:p><text:s/>1101_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936"/>
        </table:table-row>
        <table:table-row table:style-name="ro2">
          <table:table-cell office:value-type="string" calcext:value-type="string">
            <text:p>AIM084_Plasma_pos_022</text:p>
          </table:table-cell>
          <table:table-cell office:value-type="float" office:value="5612706.64178139" calcext:value-type="float">
            <text:p>5612706.64178139</text:p>
          </table:table-cell>
          <table:table-cell office:value-type="float" office:value="268206.632899511" calcext:value-type="float">
            <text:p>268206.632899511</text:p>
          </table:table-cell>
          <table:table-cell office:value-type="float" office:value="31900859.4889428" calcext:value-type="float">
            <text:p>31900859.4889428</text:p>
          </table:table-cell>
          <table:table-cell office:value-type="float" office:value="670135.461257259" calcext:value-type="float">
            <text:p>670135.461257259</text:p>
          </table:table-cell>
          <table:table-cell office:value-type="float" office:value="1064579.57942316" calcext:value-type="float">
            <text:p>1064579.57942316</text:p>
          </table:table-cell>
          <table:table-cell office:value-type="float" office:value="36997022.0221896" calcext:value-type="float">
            <text:p>36997022.0221896</text:p>
          </table:table-cell>
          <table:table-cell office:value-type="float" office:value="13418469.1928165" calcext:value-type="float">
            <text:p>13418469.1928165</text:p>
          </table:table-cell>
          <table:table-cell office:value-type="float" office:value="30494086.7364559" calcext:value-type="float">
            <text:p>30494086.7364559</text:p>
          </table:table-cell>
          <table:table-cell office:value-type="float" office:value="586177.391685636" calcext:value-type="float">
            <text:p>586177.391685636</text:p>
          </table:table-cell>
          <table:table-cell office:value-type="float" office:value="754317.645211349" calcext:value-type="float">
            <text:p>754317.645211349</text:p>
          </table:table-cell>
          <table:table-cell office:value-type="float" office:value="1131332.99631344" calcext:value-type="float">
            <text:p>1131332.99631344</text:p>
          </table:table-cell>
          <table:table-cell office:value-type="float" office:value="7371882.41580975" calcext:value-type="float">
            <text:p>7371882.41580975</text:p>
          </table:table-cell>
          <table:table-cell office:value-type="float" office:value="51207.4723052601" calcext:value-type="float">
            <text:p>51207.4723052601</text:p>
          </table:table-cell>
          <table:table-cell office:value-type="float" office:value="124229.634942885" calcext:value-type="float">
            <text:p>124229.634942885</text:p>
          </table:table-cell>
          <table:table-cell office:value-type="float" office:value="60156.9668622714" calcext:value-type="float">
            <text:p>60156.9668622714</text:p>
          </table:table-cell>
          <table:table-cell office:value-type="float" office:value="157378.626726732" calcext:value-type="float">
            <text:p>157378.626726732</text:p>
          </table:table-cell>
          <table:table-cell office:value-type="float" office:value="13775.3161606499" calcext:value-type="float">
            <text:p>13775.3161606499</text:p>
          </table:table-cell>
          <table:table-cell office:value-type="float" office:value="1089839.93061975" calcext:value-type="float">
            <text:p>1089839.93061975</text:p>
          </table:table-cell>
          <table:table-cell office:value-type="float" office:value="1355874.94127164" calcext:value-type="float">
            <text:p>1355874.94127164</text:p>
          </table:table-cell>
          <table:table-cell office:value-type="float" office:value="307588.803275275" calcext:value-type="float">
            <text:p>307588.803275275</text:p>
          </table:table-cell>
          <table:table-cell office:value-type="float" office:value="1898755.55585216" calcext:value-type="float">
            <text:p>1898755.55585216</text:p>
          </table:table-cell>
          <table:table-cell office:value-type="float" office:value="603827.808155403" calcext:value-type="float">
            <text:p>603827.808155403</text:p>
          </table:table-cell>
          <table:table-cell office:value-type="float" office:value="189579.176607759" calcext:value-type="float">
            <text:p>189579.176607759</text:p>
          </table:table-cell>
          <table:table-cell office:value-type="float" office:value="369724.731249672" calcext:value-type="float">
            <text:p>369724.731249672</text:p>
          </table:table-cell>
          <table:table-cell office:value-type="float" office:value="945985.386223271" calcext:value-type="float">
            <text:p>945985.386223271</text:p>
          </table:table-cell>
          <table:table-cell office:value-type="float" office:value="829787.285890956" calcext:value-type="float">
            <text:p>829787.285890956</text:p>
          </table:table-cell>
          <table:table-cell office:value-type="float" office:value="110620.263570599" calcext:value-type="float">
            <text:p>110620.263570599</text:p>
          </table:table-cell>
          <table:table-cell office:value-type="float" office:value="1422459.86455444" calcext:value-type="float">
            <text:p>1422459.86455444</text:p>
          </table:table-cell>
          <table:table-cell office:value-type="float" office:value="50819.9792962328" calcext:value-type="float">
            <text:p>50819.9792962328</text:p>
          </table:table-cell>
          <table:table-cell office:value-type="float" office:value="1616227.6873529" calcext:value-type="float">
            <text:p>1616227.6873529</text:p>
          </table:table-cell>
          <table:table-cell office:value-type="float" office:value="4182800.5067273" calcext:value-type="float">
            <text:p>4182800.5067273</text:p>
          </table:table-cell>
          <table:table-cell office:value-type="float" office:value="1777565.14358907" calcext:value-type="float">
            <text:p>1777565.14358907</text:p>
          </table:table-cell>
          <table:table-cell office:value-type="float" office:value="211776.430280722" calcext:value-type="float">
            <text:p>211776.430280722</text:p>
          </table:table-cell>
          <table:table-cell office:value-type="float" office:value="6001714.69055899" calcext:value-type="float">
            <text:p>6001714.69055899</text:p>
          </table:table-cell>
          <table:table-cell office:value-type="float" office:value="1567647.17223293" calcext:value-type="float">
            <text:p>1567647.17223293</text:p>
          </table:table-cell>
          <table:table-cell office:value-type="float" office:value="1213531.14435075" calcext:value-type="float">
            <text:p>1213531.14435075</text:p>
          </table:table-cell>
          <table:table-cell office:value-type="float" office:value="1650753.15961725" calcext:value-type="float">
            <text:p>1650753.15961725</text:p>
          </table:table-cell>
          <table:table-cell office:value-type="float" office:value="451087.829631421" calcext:value-type="float">
            <text:p>451087.829631421</text:p>
          </table:table-cell>
          <table:table-cell office:value-type="float" office:value="580349.539662561" calcext:value-type="float">
            <text:p>580349.539662561</text:p>
          </table:table-cell>
          <table:table-cell office:value-type="float" office:value="505626.260439729" calcext:value-type="float">
            <text:p>505626.260439729</text:p>
          </table:table-cell>
          <table:table-cell office:value-type="float" office:value="563725.123626959" calcext:value-type="float">
            <text:p>563725.123626959</text:p>
          </table:table-cell>
          <table:table-cell office:value-type="float" office:value="199773.361220298" calcext:value-type="float">
            <text:p>199773.361220298</text:p>
          </table:table-cell>
          <table:table-cell office:value-type="float" office:value="32475.6108212636" calcext:value-type="float">
            <text:p>32475.6108212636</text:p>
          </table:table-cell>
          <table:table-cell office:value-type="float" office:value="76342.6092267858" calcext:value-type="float">
            <text:p>76342.6092267858</text:p>
          </table:table-cell>
          <table:table-cell office:value-type="float" office:value="14548.1335180812" calcext:value-type="float">
            <text:p>14548.1335180812</text:p>
          </table:table-cell>
          <table:table-cell office:value-type="float" office:value="728409.423458779" calcext:value-type="float">
            <text:p>728409.423458779</text:p>
          </table:table-cell>
          <table:table-cell office:value-type="float" office:value="32672.0774532675" calcext:value-type="float">
            <text:p>32672.0774532675</text:p>
          </table:table-cell>
          <table:table-cell office:value-type="float" office:value="64104.3626408677" calcext:value-type="float">
            <text:p>64104.3626408677</text:p>
          </table:table-cell>
          <table:table-cell office:value-type="float" office:value="0" calcext:value-type="float">
            <text:p>0</text:p>
          </table:table-cell>
          <table:table-cell office:value-type="float" office:value="79326.2368050745" calcext:value-type="float">
            <text:p>79326.2368050745</text:p>
          </table:table-cell>
          <table:table-cell office:value-type="float" office:value="590359.357994621" calcext:value-type="float">
            <text:p>590359.357994621</text:p>
          </table:table-cell>
          <table:table-cell office:value-type="float" office:value="551708.031271675" calcext:value-type="float">
            <text:p>551708.031271675</text:p>
          </table:table-cell>
          <table:table-cell office:value-type="float" office:value="223913.399212097" calcext:value-type="float">
            <text:p>223913.399212097</text:p>
          </table:table-cell>
          <table:table-cell office:value-type="float" office:value="2465849.87793875" calcext:value-type="float">
            <text:p>2465849.87793875</text:p>
          </table:table-cell>
          <table:table-cell office:value-type="float" office:value="31012.3664560452" calcext:value-type="float">
            <text:p>31012.3664560452</text:p>
          </table:table-cell>
          <table:table-cell office:value-type="float" office:value="542.794119543447" calcext:value-type="float">
            <text:p>542.7941195434</text:p>
          </table:table-cell>
          <table:table-cell office:value-type="float" office:value="6267.45830734905" calcext:value-type="float">
            <text:p>6267.4583073491</text:p>
          </table:table-cell>
          <table:table-cell office:value-type="float" office:value="27531.8180271138" calcext:value-type="float">
            <text:p>27531.8180271138</text:p>
          </table:table-cell>
          <table:table-cell office:value-type="float" office:value="133844.128121" calcext:value-type="float">
            <text:p>133844.128121</text:p>
          </table:table-cell>
          <table:table-cell office:value-type="float" office:value="22041.9669286205" calcext:value-type="float">
            <text:p>22041.9669286205</text:p>
          </table:table-cell>
          <table:table-cell office:value-type="float" office:value="507420.661483654" calcext:value-type="float">
            <text:p>507420.661483654</text:p>
          </table:table-cell>
          <table:table-cell office:value-type="float" office:value="1200210.89999888" calcext:value-type="float">
            <text:p>1200210.89999888</text:p>
          </table:table-cell>
          <table:table-cell office:value-type="float" office:value="95874173.6293313" calcext:value-type="float">
            <text:p>95874173.6293313</text:p>
          </table:table-cell>
          <table:table-cell office:value-type="float" office:value="84221.721824399" calcext:value-type="float">
            <text:p>84221.721824399</text:p>
          </table:table-cell>
          <table:table-cell office:value-type="float" office:value="384470.294590731" calcext:value-type="float">
            <text:p>384470.294590731</text:p>
          </table:table-cell>
          <table:table-cell office:value-type="float" office:value="14420.3554874081" calcext:value-type="float">
            <text:p>14420.3554874081</text:p>
          </table:table-cell>
          <table:table-cell office:value-type="float" office:value="873450.990866869" calcext:value-type="float">
            <text:p>873450.990866869</text:p>
          </table:table-cell>
          <table:table-cell office:value-type="float" office:value="395840.56004018" calcext:value-type="float">
            <text:p>395840.56004018</text:p>
          </table:table-cell>
          <table:table-cell office:value-type="float" office:value="6693.03109188462" calcext:value-type="float">
            <text:p>6693.0310918846</text:p>
          </table:table-cell>
          <table:table-cell office:value-type="float" office:value="8707873.05723445" calcext:value-type="float">
            <text:p>8707873.05723445</text:p>
          </table:table-cell>
          <table:table-cell office:value-type="float" office:value="31205019.9175782" calcext:value-type="float">
            <text:p>31205019.9175782</text:p>
          </table:table-cell>
          <table:table-cell office:value-type="float" office:value="23525399.1683045" calcext:value-type="float">
            <text:p>23525399.1683045</text:p>
          </table:table-cell>
          <table:table-cell office:value-type="float" office:value="101561799.572186" calcext:value-type="float">
            <text:p>101561799.572186</text:p>
          </table:table-cell>
          <table:table-cell office:value-type="float" office:value="5380388.64279809" calcext:value-type="float">
            <text:p>5380388.64279809</text:p>
          </table:table-cell>
          <table:table-cell office:value-type="string" calcext:value-type="string">
            <text:p><text:s/>DC_Control_G1</text:p>
          </table:table-cell>
          <table:table-cell office:value-type="string" calcext:value-type="string">
            <text:p><text:s/>1102_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936"/>
        </table:table-row>
        <table:table-row table:style-name="ro2">
          <table:table-cell office:value-type="string" calcext:value-type="string">
            <text:p>AIM084_Plasma_neg_029</text:p>
          </table:table-cell>
          <table:table-cell office:value-type="float" office:value="6168972.34747195" calcext:value-type="float">
            <text:p>6168972.34747195</text:p>
          </table:table-cell>
          <table:table-cell office:value-type="float" office:value="369425.160399455" calcext:value-type="float">
            <text:p>369425.160399455</text:p>
          </table:table-cell>
          <table:table-cell office:value-type="float" office:value="34354548.627299" calcext:value-type="float">
            <text:p>34354548.627299</text:p>
          </table:table-cell>
          <table:table-cell office:value-type="float" office:value="686992.642285922" calcext:value-type="float">
            <text:p>686992.642285922</text:p>
          </table:table-cell>
          <table:table-cell office:value-type="float" office:value="897672.46231019" calcext:value-type="float">
            <text:p>897672.46231019</text:p>
          </table:table-cell>
          <table:table-cell office:value-type="float" office:value="35668392.4382488" calcext:value-type="float">
            <text:p>35668392.4382488</text:p>
          </table:table-cell>
          <table:table-cell office:value-type="float" office:value="11451462.9553459" calcext:value-type="float">
            <text:p>11451462.9553459</text:p>
          </table:table-cell>
          <table:table-cell office:value-type="float" office:value="28448804.4753729" calcext:value-type="float">
            <text:p>28448804.4753729</text:p>
          </table:table-cell>
          <table:table-cell office:value-type="float" office:value="417647.587164478" calcext:value-type="float">
            <text:p>417647.587164478</text:p>
          </table:table-cell>
          <table:table-cell office:value-type="float" office:value="739107.598140605" calcext:value-type="float">
            <text:p>739107.598140605</text:p>
          </table:table-cell>
          <table:table-cell office:value-type="float" office:value="800054.387444368" calcext:value-type="float">
            <text:p>800054.387444368</text:p>
          </table:table-cell>
          <table:table-cell office:value-type="float" office:value="7284796.16025039" calcext:value-type="float">
            <text:p>7284796.16025039</text:p>
          </table:table-cell>
          <table:table-cell office:value-type="float" office:value="46705.8764893859" calcext:value-type="float">
            <text:p>46705.8764893859</text:p>
          </table:table-cell>
          <table:table-cell office:value-type="float" office:value="106377.030585187" calcext:value-type="float">
            <text:p>106377.030585187</text:p>
          </table:table-cell>
          <table:table-cell office:value-type="float" office:value="49033.7933222434" calcext:value-type="float">
            <text:p>49033.7933222434</text:p>
          </table:table-cell>
          <table:table-cell office:value-type="float" office:value="196937.460283715" calcext:value-type="float">
            <text:p>196937.460283715</text:p>
          </table:table-cell>
          <table:table-cell office:value-type="float" office:value="14819.7383072527" calcext:value-type="float">
            <text:p>14819.7383072527</text:p>
          </table:table-cell>
          <table:table-cell office:value-type="float" office:value="1326056.35482403" calcext:value-type="float">
            <text:p>1326056.35482403</text:p>
          </table:table-cell>
          <table:table-cell office:value-type="float" office:value="1643476.54517898" calcext:value-type="float">
            <text:p>1643476.54517898</text:p>
          </table:table-cell>
          <table:table-cell office:value-type="float" office:value="349042.937103773" calcext:value-type="float">
            <text:p>349042.937103773</text:p>
          </table:table-cell>
          <table:table-cell office:value-type="float" office:value="2049026.00425468" calcext:value-type="float">
            <text:p>2049026.00425468</text:p>
          </table:table-cell>
          <table:table-cell office:value-type="float" office:value="472163.440701555" calcext:value-type="float">
            <text:p>472163.440701555</text:p>
          </table:table-cell>
          <table:table-cell office:value-type="float" office:value="180555.407154338" calcext:value-type="float">
            <text:p>180555.407154338</text:p>
          </table:table-cell>
          <table:table-cell office:value-type="float" office:value="342986.770634393" calcext:value-type="float">
            <text:p>342986.770634393</text:p>
          </table:table-cell>
          <table:table-cell office:value-type="float" office:value="1005809.63321271" calcext:value-type="float">
            <text:p>1005809.63321271</text:p>
          </table:table-cell>
          <table:table-cell office:value-type="float" office:value="726509.560121007" calcext:value-type="float">
            <text:p>726509.560121007</text:p>
          </table:table-cell>
          <table:table-cell office:value-type="float" office:value="4640.26759009729" calcext:value-type="float">
            <text:p>4640.2675900973</text:p>
          </table:table-cell>
          <table:table-cell office:value-type="float" office:value="1440801.60041317" calcext:value-type="float">
            <text:p>1440801.60041317</text:p>
          </table:table-cell>
          <table:table-cell office:value-type="float" office:value="46877.5901193939" calcext:value-type="float">
            <text:p>46877.5901193939</text:p>
          </table:table-cell>
          <table:table-cell office:value-type="float" office:value="1633537.54381785" calcext:value-type="float">
            <text:p>1633537.54381785</text:p>
          </table:table-cell>
          <table:table-cell office:value-type="float" office:value="4380482.09608696" calcext:value-type="float">
            <text:p>4380482.09608696</text:p>
          </table:table-cell>
          <table:table-cell office:value-type="float" office:value="1694948.86016957" calcext:value-type="float">
            <text:p>1694948.86016957</text:p>
          </table:table-cell>
          <table:table-cell office:value-type="float" office:value="192677.964761529" calcext:value-type="float">
            <text:p>192677.964761529</text:p>
          </table:table-cell>
          <table:table-cell office:value-type="float" office:value="5564091.92703418" calcext:value-type="float">
            <text:p>5564091.92703418</text:p>
          </table:table-cell>
          <table:table-cell office:value-type="float" office:value="1299058.99152732" calcext:value-type="float">
            <text:p>1299058.99152732</text:p>
          </table:table-cell>
          <table:table-cell office:value-type="float" office:value="1318207.42586714" calcext:value-type="float">
            <text:p>1318207.42586714</text:p>
          </table:table-cell>
          <table:table-cell office:value-type="float" office:value="1618436.38723373" calcext:value-type="float">
            <text:p>1618436.38723373</text:p>
          </table:table-cell>
          <table:table-cell office:value-type="float" office:value="779012.322170092" calcext:value-type="float">
            <text:p>779012.322170092</text:p>
          </table:table-cell>
          <table:table-cell office:value-type="float" office:value="726579.851296326" calcext:value-type="float">
            <text:p>726579.851296326</text:p>
          </table:table-cell>
          <table:table-cell office:value-type="float" office:value="563440.160579755" calcext:value-type="float">
            <text:p>563440.160579755</text:p>
          </table:table-cell>
          <table:table-cell office:value-type="float" office:value="274343.462576466" calcext:value-type="float">
            <text:p>274343.462576466</text:p>
          </table:table-cell>
          <table:table-cell office:value-type="float" office:value="243161.275910346" calcext:value-type="float">
            <text:p>243161.275910346</text:p>
          </table:table-cell>
          <table:table-cell office:value-type="float" office:value="24063.8310757451" calcext:value-type="float">
            <text:p>24063.8310757451</text:p>
          </table:table-cell>
          <table:table-cell office:value-type="float" office:value="83754.391028001" calcext:value-type="float">
            <text:p>83754.391028001</text:p>
          </table:table-cell>
          <table:table-cell office:value-type="float" office:value="17322.9038315887" calcext:value-type="float">
            <text:p>17322.9038315887</text:p>
          </table:table-cell>
          <table:table-cell office:value-type="float" office:value="680920.424706407" calcext:value-type="float">
            <text:p>680920.424706407</text:p>
          </table:table-cell>
          <table:table-cell office:value-type="float" office:value="82828.2620745882" calcext:value-type="float">
            <text:p>82828.2620745882</text:p>
          </table:table-cell>
          <table:table-cell office:value-type="float" office:value="12093.680814174" calcext:value-type="float">
            <text:p>12093.680814174</text:p>
          </table:table-cell>
          <table:table-cell office:value-type="float" office:value="0" calcext:value-type="float">
            <text:p>0</text:p>
          </table:table-cell>
          <table:table-cell office:value-type="float" office:value="50031.2392210315" calcext:value-type="float">
            <text:p>50031.2392210315</text:p>
          </table:table-cell>
          <table:table-cell office:value-type="float" office:value="76878.6019818128" calcext:value-type="float">
            <text:p>76878.6019818128</text:p>
          </table:table-cell>
          <table:table-cell table:number-columns-repeated="2" office:value-type="float" office:value="84168.6641387764" calcext:value-type="float">
            <text:p>84168.6641387764</text:p>
          </table:table-cell>
          <table:table-cell office:value-type="float" office:value="11783.3117033091" calcext:value-type="float">
            <text:p>11783.3117033091</text:p>
          </table:table-cell>
          <table:table-cell office:value-type="float" office:value="25603.2599133087" calcext:value-type="float">
            <text:p>25603.2599133087</text:p>
          </table:table-cell>
          <table:table-cell office:value-type="float" office:value="4261.09864617625" calcext:value-type="float">
            <text:p>4261.0986461763</text:p>
          </table:table-cell>
          <table:table-cell office:value-type="float" office:value="787.728712866843" calcext:value-type="float">
            <text:p>787.72871286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757.2526706259" calcext:value-type="float">
            <text:p>40757.2526706259</text:p>
          </table:table-cell>
          <table:table-cell office:value-type="float" office:value="235436.525987564" calcext:value-type="float">
            <text:p>235436.525987564</text:p>
          </table:table-cell>
          <table:table-cell office:value-type="float" office:value="386480.228599843" calcext:value-type="float">
            <text:p>386480.228599843</text:p>
          </table:table-cell>
          <table:table-cell office:value-type="float" office:value="80223348.4701884" calcext:value-type="float">
            <text:p>80223348.4701884</text:p>
          </table:table-cell>
          <table:table-cell office:value-type="float" office:value="104381.722089236" calcext:value-type="float">
            <text:p>104381.722089236</text:p>
          </table:table-cell>
          <table:table-cell office:value-type="float" office:value="571818.263941335" calcext:value-type="float">
            <text:p>571818.263941335</text:p>
          </table:table-cell>
          <table:table-cell office:value-type="float" office:value="13814.7891389078" calcext:value-type="float">
            <text:p>13814.7891389078</text:p>
          </table:table-cell>
          <table:table-cell office:value-type="float" office:value="913404.915136093" calcext:value-type="float">
            <text:p>913404.915136093</text:p>
          </table:table-cell>
          <table:table-cell office:value-type="float" office:value="1007891.29494457" calcext:value-type="float">
            <text:p>1007891.29494457</text:p>
          </table:table-cell>
          <table:table-cell office:value-type="float" office:value="2747.07819409672" calcext:value-type="float">
            <text:p>2747.0781940967</text:p>
          </table:table-cell>
          <table:table-cell office:value-type="float" office:value="15296066.3544685" calcext:value-type="float">
            <text:p>15296066.3544685</text:p>
          </table:table-cell>
          <table:table-cell office:value-type="float" office:value="18173286.6842647" calcext:value-type="float">
            <text:p>18173286.6842647</text:p>
          </table:table-cell>
          <table:table-cell office:value-type="float" office:value="12675939.9454561" calcext:value-type="float">
            <text:p>12675939.9454561</text:p>
          </table:table-cell>
          <table:table-cell office:value-type="float" office:value="95304089.7003361" calcext:value-type="float">
            <text:p>95304089.7003361</text:p>
          </table:table-cell>
          <table:table-cell office:value-type="float" office:value="3881859.07347725" calcext:value-type="float">
            <text:p>3881859.07347725</text:p>
          </table:table-cell>
          <table:table-cell office:value-type="string" calcext:value-type="string">
            <text:p><text:s/>DC_Control_G1</text:p>
          </table:table-cell>
          <table:table-cell office:value-type="string" calcext:value-type="string">
            <text:p><text:s/>1103_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936"/>
        </table:table-row>
        <table:table-row table:style-name="ro2">
          <table:table-cell office:value-type="string" calcext:value-type="string">
            <text:p>AIM084_Plasma_neg_037</text:p>
          </table:table-cell>
          <table:table-cell office:value-type="float" office:value="6496833.7472334" calcext:value-type="float">
            <text:p>6496833.7472334</text:p>
          </table:table-cell>
          <table:table-cell office:value-type="float" office:value="330922.586990018" calcext:value-type="float">
            <text:p>330922.586990018</text:p>
          </table:table-cell>
          <table:table-cell office:value-type="float" office:value="35905312.4832757" calcext:value-type="float">
            <text:p>35905312.4832757</text:p>
          </table:table-cell>
          <table:table-cell office:value-type="float" office:value="878955.034212099" calcext:value-type="float">
            <text:p>878955.034212099</text:p>
          </table:table-cell>
          <table:table-cell office:value-type="float" office:value="940318.866028129" calcext:value-type="float">
            <text:p>940318.866028129</text:p>
          </table:table-cell>
          <table:table-cell office:value-type="float" office:value="39877767.2825601" calcext:value-type="float">
            <text:p>39877767.2825601</text:p>
          </table:table-cell>
          <table:table-cell office:value-type="float" office:value="13525862.0246017" calcext:value-type="float">
            <text:p>13525862.0246017</text:p>
          </table:table-cell>
          <table:table-cell office:value-type="float" office:value="41147771.5216099" calcext:value-type="float">
            <text:p>41147771.5216099</text:p>
          </table:table-cell>
          <table:table-cell office:value-type="float" office:value="468200.340855287" calcext:value-type="float">
            <text:p>468200.340855287</text:p>
          </table:table-cell>
          <table:table-cell office:value-type="float" office:value="892488.898016159" calcext:value-type="float">
            <text:p>892488.898016159</text:p>
          </table:table-cell>
          <table:table-cell office:value-type="float" office:value="1327541.19494993" calcext:value-type="float">
            <text:p>1327541.19494993</text:p>
          </table:table-cell>
          <table:table-cell office:value-type="float" office:value="8463204.29674085" calcext:value-type="float">
            <text:p>8463204.29674085</text:p>
          </table:table-cell>
          <table:table-cell office:value-type="float" office:value="84287.2861083805" calcext:value-type="float">
            <text:p>84287.2861083805</text:p>
          </table:table-cell>
          <table:table-cell office:value-type="float" office:value="215180.53898213" calcext:value-type="float">
            <text:p>215180.53898213</text:p>
          </table:table-cell>
          <table:table-cell office:value-type="float" office:value="50510.6066519122" calcext:value-type="float">
            <text:p>50510.6066519122</text:p>
          </table:table-cell>
          <table:table-cell office:value-type="float" office:value="325071.274712124" calcext:value-type="float">
            <text:p>325071.274712124</text:p>
          </table:table-cell>
          <table:table-cell office:value-type="float" office:value="40549.693188411" calcext:value-type="float">
            <text:p>40549.693188411</text:p>
          </table:table-cell>
          <table:table-cell office:value-type="float" office:value="1398926.321025" calcext:value-type="float">
            <text:p>1398926.321025</text:p>
          </table:table-cell>
          <table:table-cell office:value-type="float" office:value="2956271.56659717" calcext:value-type="float">
            <text:p>2956271.56659717</text:p>
          </table:table-cell>
          <table:table-cell office:value-type="float" office:value="273069.984599483" calcext:value-type="float">
            <text:p>273069.984599483</text:p>
          </table:table-cell>
          <table:table-cell office:value-type="float" office:value="3005480.53924867" calcext:value-type="float">
            <text:p>3005480.53924867</text:p>
          </table:table-cell>
          <table:table-cell office:value-type="float" office:value="929343.944874281" calcext:value-type="float">
            <text:p>929343.944874281</text:p>
          </table:table-cell>
          <table:table-cell office:value-type="float" office:value="171531.580534219" calcext:value-type="float">
            <text:p>171531.580534219</text:p>
          </table:table-cell>
          <table:table-cell office:value-type="float" office:value="771614.467346661" calcext:value-type="float">
            <text:p>771614.467346661</text:p>
          </table:table-cell>
          <table:table-cell office:value-type="float" office:value="1079641.509371" calcext:value-type="float">
            <text:p>1079641.509371</text:p>
          </table:table-cell>
          <table:table-cell office:value-type="float" office:value="1281262.70289269" calcext:value-type="float">
            <text:p>1281262.70289269</text:p>
          </table:table-cell>
          <table:table-cell office:value-type="float" office:value="828083.627221529" calcext:value-type="float">
            <text:p>828083.627221529</text:p>
          </table:table-cell>
          <table:table-cell office:value-type="float" office:value="1613785.39320827" calcext:value-type="float">
            <text:p>1613785.39320827</text:p>
          </table:table-cell>
          <table:table-cell office:value-type="float" office:value="54774.9262926083" calcext:value-type="float">
            <text:p>54774.9262926083</text:p>
          </table:table-cell>
          <table:table-cell office:value-type="float" office:value="2136056.75954825" calcext:value-type="float">
            <text:p>2136056.75954825</text:p>
          </table:table-cell>
          <table:table-cell office:value-type="float" office:value="4443598.64559723" calcext:value-type="float">
            <text:p>4443598.64559723</text:p>
          </table:table-cell>
          <table:table-cell office:value-type="float" office:value="2338126.87469227" calcext:value-type="float">
            <text:p>2338126.87469227</text:p>
          </table:table-cell>
          <table:table-cell office:value-type="float" office:value="177580.421342449" calcext:value-type="float">
            <text:p>177580.421342449</text:p>
          </table:table-cell>
          <table:table-cell office:value-type="float" office:value="6347069.99701289" calcext:value-type="float">
            <text:p>6347069.99701289</text:p>
          </table:table-cell>
          <table:table-cell office:value-type="float" office:value="1381319.28258993" calcext:value-type="float">
            <text:p>1381319.28258993</text:p>
          </table:table-cell>
          <table:table-cell office:value-type="float" office:value="1295152.87510905" calcext:value-type="float">
            <text:p>1295152.87510905</text:p>
          </table:table-cell>
          <table:table-cell office:value-type="float" office:value="2690709.72531008" calcext:value-type="float">
            <text:p>2690709.72531008</text:p>
          </table:table-cell>
          <table:table-cell office:value-type="float" office:value="649784.342615432" calcext:value-type="float">
            <text:p>649784.342615432</text:p>
          </table:table-cell>
          <table:table-cell office:value-type="float" office:value="650564.431866334" calcext:value-type="float">
            <text:p>650564.431866334</text:p>
          </table:table-cell>
          <table:table-cell office:value-type="float" office:value="640323.628935908" calcext:value-type="float">
            <text:p>640323.628935908</text:p>
          </table:table-cell>
          <table:table-cell office:value-type="float" office:value="375192.731520635" calcext:value-type="float">
            <text:p>375192.731520635</text:p>
          </table:table-cell>
          <table:table-cell office:value-type="float" office:value="270203.772735112" calcext:value-type="float">
            <text:p>270203.772735112</text:p>
          </table:table-cell>
          <table:table-cell office:value-type="float" office:value="38025.8744441445" calcext:value-type="float">
            <text:p>38025.8744441445</text:p>
          </table:table-cell>
          <table:table-cell office:value-type="float" office:value="95068.3893306189" calcext:value-type="float">
            <text:p>95068.3893306189</text:p>
          </table:table-cell>
          <table:table-cell office:value-type="float" office:value="25116.2622526485" calcext:value-type="float">
            <text:p>25116.2622526485</text:p>
          </table:table-cell>
          <table:table-cell office:value-type="float" office:value="937938.209586637" calcext:value-type="float">
            <text:p>937938.209586637</text:p>
          </table:table-cell>
          <table:table-cell office:value-type="float" office:value="34788.3691446242" calcext:value-type="float">
            <text:p>34788.3691446242</text:p>
          </table:table-cell>
          <table:table-cell office:value-type="float" office:value="120007.02567649" calcext:value-type="float">
            <text:p>120007.02567649</text:p>
          </table:table-cell>
          <table:table-cell office:value-type="float" office:value="0" calcext:value-type="float">
            <text:p>0</text:p>
          </table:table-cell>
          <table:table-cell office:value-type="float" office:value="55821.9344583238" calcext:value-type="float">
            <text:p>55821.9344583238</text:p>
          </table:table-cell>
          <table:table-cell office:value-type="float" office:value="650866.129332215" calcext:value-type="float">
            <text:p>650866.129332215</text:p>
          </table:table-cell>
          <table:table-cell office:value-type="float" office:value="823035.647727791" calcext:value-type="float">
            <text:p>823035.647727791</text:p>
          </table:table-cell>
          <table:table-cell office:value-type="float" office:value="170415.625364396" calcext:value-type="float">
            <text:p>170415.625364396</text:p>
          </table:table-cell>
          <table:table-cell office:value-type="float" office:value="2807827.81424834" calcext:value-type="float">
            <text:p>2807827.81424834</text:p>
          </table:table-cell>
          <table:table-cell office:value-type="float" office:value="35002.0727672066" calcext:value-type="float">
            <text:p>35002.0727672066</text:p>
          </table:table-cell>
          <table:table-cell office:value-type="float" office:value="690.628441644262" calcext:value-type="float">
            <text:p>690.6284416443</text:p>
          </table:table-cell>
          <table:table-cell office:value-type="float" office:value="1082.56484490164" calcext:value-type="float">
            <text:p>1082.5648449016</text:p>
          </table:table-cell>
          <table:table-cell office:value-type="float" office:value="27585.6003214938" calcext:value-type="float">
            <text:p>27585.6003214938</text:p>
          </table:table-cell>
          <table:table-cell office:value-type="float" office:value="97407.6310344808" calcext:value-type="float">
            <text:p>97407.6310344808</text:p>
          </table:table-cell>
          <table:table-cell office:value-type="float" office:value="57533.1417160881" calcext:value-type="float">
            <text:p>57533.1417160881</text:p>
          </table:table-cell>
          <table:table-cell office:value-type="float" office:value="320868.455871704" calcext:value-type="float">
            <text:p>320868.455871704</text:p>
          </table:table-cell>
          <table:table-cell office:value-type="float" office:value="730459.069785972" calcext:value-type="float">
            <text:p>730459.069785972</text:p>
          </table:table-cell>
          <table:table-cell office:value-type="float" office:value="93684860.9184261" calcext:value-type="float">
            <text:p>93684860.9184261</text:p>
          </table:table-cell>
          <table:table-cell office:value-type="float" office:value="47680.2218670255" calcext:value-type="float">
            <text:p>47680.2218670255</text:p>
          </table:table-cell>
          <table:table-cell office:value-type="float" office:value="553740.679585744" calcext:value-type="float">
            <text:p>553740.679585744</text:p>
          </table:table-cell>
          <table:table-cell office:value-type="float" office:value="41948.9212766768" calcext:value-type="float">
            <text:p>41948.9212766768</text:p>
          </table:table-cell>
          <table:table-cell office:value-type="float" office:value="2304826.58462395" calcext:value-type="float">
            <text:p>2304826.58462395</text:p>
          </table:table-cell>
          <table:table-cell office:value-type="float" office:value="925343.124904494" calcext:value-type="float">
            <text:p>925343.124904494</text:p>
          </table:table-cell>
          <table:table-cell office:value-type="float" office:value="12537.1880464667" calcext:value-type="float">
            <text:p>12537.1880464667</text:p>
          </table:table-cell>
          <table:table-cell office:value-type="float" office:value="16580161.1213666" calcext:value-type="float">
            <text:p>16580161.1213666</text:p>
          </table:table-cell>
          <table:table-cell office:value-type="float" office:value="20397361.1047872" calcext:value-type="float">
            <text:p>20397361.1047872</text:p>
          </table:table-cell>
          <table:table-cell office:value-type="float" office:value="18073126.7394521" calcext:value-type="float">
            <text:p>18073126.7394521</text:p>
          </table:table-cell>
          <table:table-cell office:value-type="float" office:value="105638285.927984" calcext:value-type="float">
            <text:p>105638285.927984</text:p>
          </table:table-cell>
          <table:table-cell office:value-type="float" office:value="5916733.9231023" calcext:value-type="float">
            <text:p>5916733.9231023</text:p>
          </table:table-cell>
          <table:table-cell office:value-type="string" calcext:value-type="string">
            <text:p><text:s/>DC_Control_G1</text:p>
          </table:table-cell>
          <table:table-cell office:value-type="string" calcext:value-type="string">
            <text:p><text:s/>1104_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936"/>
        </table:table-row>
        <table:table-row table:style-name="ro2">
          <table:table-cell table:style-name="ce3" office:value-type="string" calcext:value-type="string">
            <text:p>AIM084_Plasma_pos_017</text:p>
          </table:table-cell>
          <table:table-cell table:style-name="ce3" office:value-type="float" office:value="4681706.48038506" calcext:value-type="float">
            <text:p>4681706.48038506</text:p>
          </table:table-cell>
          <table:table-cell table:style-name="ce3" office:value-type="float" office:value="1076101.50786418" calcext:value-type="float">
            <text:p>1076101.50786418</text:p>
          </table:table-cell>
          <table:table-cell table:style-name="ce3" office:value-type="float" office:value="27766432.2491799" calcext:value-type="float">
            <text:p>27766432.2491799</text:p>
          </table:table-cell>
          <table:table-cell table:style-name="ce3" office:value-type="float" office:value="749763.867778492" calcext:value-type="float">
            <text:p>749763.867778492</text:p>
          </table:table-cell>
          <table:table-cell table:style-name="ce3" office:value-type="float" office:value="1139473.06394145" calcext:value-type="float">
            <text:p>1139473.06394145</text:p>
          </table:table-cell>
          <table:table-cell table:style-name="ce3" office:value-type="float" office:value="22348318.8848126" calcext:value-type="float">
            <text:p>22348318.8848126</text:p>
          </table:table-cell>
          <table:table-cell table:style-name="ce3" office:value-type="float" office:value="6172962.30789989" calcext:value-type="float">
            <text:p>6172962.30789989</text:p>
          </table:table-cell>
          <table:table-cell table:style-name="ce3" office:value-type="float" office:value="34125358.2139784" calcext:value-type="float">
            <text:p>34125358.2139784</text:p>
          </table:table-cell>
          <table:table-cell table:style-name="ce3" office:value-type="float" office:value="743610.551073329" calcext:value-type="float">
            <text:p>743610.551073329</text:p>
          </table:table-cell>
          <table:table-cell table:style-name="ce3" office:value-type="float" office:value="882327.138376648" calcext:value-type="float">
            <text:p>882327.138376648</text:p>
          </table:table-cell>
          <table:table-cell table:style-name="ce3" office:value-type="float" office:value="883914.470002511" calcext:value-type="float">
            <text:p>883914.470002511</text:p>
          </table:table-cell>
          <table:table-cell table:style-name="ce3" office:value-type="float" office:value="13165375.9965818" calcext:value-type="float">
            <text:p>13165375.9965818</text:p>
          </table:table-cell>
          <table:table-cell table:style-name="ce3" office:value-type="float" office:value="43046.1473147397" calcext:value-type="float">
            <text:p>43046.1473147397</text:p>
          </table:table-cell>
          <table:table-cell table:style-name="ce3" office:value-type="float" office:value="94899.2911263775" calcext:value-type="float">
            <text:p>94899.2911263775</text:p>
          </table:table-cell>
          <table:table-cell table:style-name="ce3" office:value-type="float" office:value="63382.7193724666" calcext:value-type="float">
            <text:p>63382.7193724666</text:p>
          </table:table-cell>
          <table:table-cell table:style-name="ce3" office:value-type="float" office:value="367550.405118517" calcext:value-type="float">
            <text:p>367550.405118517</text:p>
          </table:table-cell>
          <table:table-cell table:style-name="ce3" office:value-type="float" office:value="107115.788935327" calcext:value-type="float">
            <text:p>107115.788935327</text:p>
          </table:table-cell>
          <table:table-cell table:style-name="ce3" office:value-type="float" office:value="822037.574132954" calcext:value-type="float">
            <text:p>822037.574132954</text:p>
          </table:table-cell>
          <table:table-cell table:style-name="ce3" office:value-type="float" office:value="3031789.26717274" calcext:value-type="float">
            <text:p>3031789.26717274</text:p>
          </table:table-cell>
          <table:table-cell table:style-name="ce3" office:value-type="float" office:value="412545.570929314" calcext:value-type="float">
            <text:p>412545.570929314</text:p>
          </table:table-cell>
          <table:table-cell table:style-name="ce3" office:value-type="float" office:value="2851917.22162332" calcext:value-type="float">
            <text:p>2851917.22162332</text:p>
          </table:table-cell>
          <table:table-cell table:style-name="ce3" office:value-type="float" office:value="619954.279689576" calcext:value-type="float">
            <text:p>619954.279689576</text:p>
          </table:table-cell>
          <table:table-cell table:style-name="ce3" office:value-type="float" office:value="93445.0721596505" calcext:value-type="float">
            <text:p>93445.0721596505</text:p>
          </table:table-cell>
          <table:table-cell table:style-name="ce3" office:value-type="float" office:value="489353.122953158" calcext:value-type="float">
            <text:p>489353.122953158</text:p>
          </table:table-cell>
          <table:table-cell table:style-name="ce3" office:value-type="float" office:value="987740.551716949" calcext:value-type="float">
            <text:p>987740.551716949</text:p>
          </table:table-cell>
          <table:table-cell table:style-name="ce3" office:value-type="float" office:value="851866.571675652" calcext:value-type="float">
            <text:p>851866.571675652</text:p>
          </table:table-cell>
          <table:table-cell table:style-name="ce3" office:value-type="float" office:value="1654753.32051263" calcext:value-type="float">
            <text:p>1654753.32051263</text:p>
          </table:table-cell>
          <table:table-cell table:style-name="ce3" office:value-type="float" office:value="884598.816630875" calcext:value-type="float">
            <text:p>884598.816630875</text:p>
          </table:table-cell>
          <table:table-cell table:style-name="ce3" office:value-type="float" office:value="59250.5481152552" calcext:value-type="float">
            <text:p>59250.5481152552</text:p>
          </table:table-cell>
          <table:table-cell table:style-name="ce3" office:value-type="float" office:value="1417873.62243569" calcext:value-type="float">
            <text:p>1417873.62243569</text:p>
          </table:table-cell>
          <table:table-cell table:style-name="ce3" office:value-type="float" office:value="2193694.64196738" calcext:value-type="float">
            <text:p>2193694.64196738</text:p>
          </table:table-cell>
          <table:table-cell table:style-name="ce3" office:value-type="float" office:value="1942153.49400062" calcext:value-type="float">
            <text:p>1942153.49400062</text:p>
          </table:table-cell>
          <table:table-cell table:style-name="ce3" office:value-type="float" office:value="205952.105818095" calcext:value-type="float">
            <text:p>205952.105818095</text:p>
          </table:table-cell>
          <table:table-cell table:style-name="ce3" office:value-type="float" office:value="6740878.00890995" calcext:value-type="float">
            <text:p>6740878.00890995</text:p>
          </table:table-cell>
          <table:table-cell table:style-name="ce3" office:value-type="float" office:value="591855.08801678" calcext:value-type="float">
            <text:p>591855.08801678</text:p>
          </table:table-cell>
          <table:table-cell table:style-name="ce3" office:value-type="float" office:value="1651556.65938837" calcext:value-type="float">
            <text:p>1651556.65938837</text:p>
          </table:table-cell>
          <table:table-cell table:style-name="ce3" office:value-type="float" office:value="1806113.84226385" calcext:value-type="float">
            <text:p>1806113.84226385</text:p>
          </table:table-cell>
          <table:table-cell table:style-name="ce3" office:value-type="float" office:value="176823.684479406" calcext:value-type="float">
            <text:p>176823.684479406</text:p>
          </table:table-cell>
          <table:table-cell table:style-name="ce3" office:value-type="float" office:value="621053.620804796" calcext:value-type="float">
            <text:p>621053.620804796</text:p>
          </table:table-cell>
          <table:table-cell table:style-name="ce3" office:value-type="float" office:value="459885.23319339" calcext:value-type="float">
            <text:p>459885.23319339</text:p>
          </table:table-cell>
          <table:table-cell table:style-name="ce3" office:value-type="float" office:value="603722.325117901" calcext:value-type="float">
            <text:p>603722.325117901</text:p>
          </table:table-cell>
          <table:table-cell table:style-name="ce3" office:value-type="float" office:value="89217.5237836265" calcext:value-type="float">
            <text:p>89217.5237836265</text:p>
          </table:table-cell>
          <table:table-cell table:style-name="ce3" office:value-type="float" office:value="40886.5974575216" calcext:value-type="float">
            <text:p>40886.5974575216</text:p>
          </table:table-cell>
          <table:table-cell table:style-name="ce3" office:value-type="float" office:value="47642.4219450939" calcext:value-type="float">
            <text:p>47642.4219450939</text:p>
          </table:table-cell>
          <table:table-cell table:style-name="ce3" office:value-type="float" office:value="21232.4761102773" calcext:value-type="float">
            <text:p>21232.4761102773</text:p>
          </table:table-cell>
          <table:table-cell table:style-name="ce3" office:value-type="float" office:value="868330.548930559" calcext:value-type="float">
            <text:p>868330.548930559</text:p>
          </table:table-cell>
          <table:table-cell table:style-name="ce3" office:value-type="float" office:value="3888.25408436629" calcext:value-type="float">
            <text:p>3888.2540843663</text:p>
          </table:table-cell>
          <table:table-cell table:style-name="ce3" office:value-type="float" office:value="179359.258191741" calcext:value-type="float">
            <text:p>179359.258191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363.69810469" calcext:value-type="float">
            <text:p>259363.69810469</text:p>
          </table:table-cell>
          <table:table-cell table:style-name="ce3" office:value-type="float" office:value="1335697.74328894" calcext:value-type="float">
            <text:p>1335697.74328894</text:p>
          </table:table-cell>
          <table:table-cell table:style-name="ce3" office:value-type="float" office:value="219416.960842691" calcext:value-type="float">
            <text:p>219416.960842691</text:p>
          </table:table-cell>
          <table:table-cell table:style-name="ce3" office:value-type="float" office:value="306419.699053589" calcext:value-type="float">
            <text:p>306419.699053589</text:p>
          </table:table-cell>
          <table:table-cell table:style-name="ce3" office:value-type="float" office:value="871641.534303888" calcext:value-type="float">
            <text:p>871641.534303888</text:p>
          </table:table-cell>
          <table:table-cell table:style-name="ce3" office:value-type="float" office:value="2232.00622430421" calcext:value-type="float">
            <text:p>2232.0062243042</text:p>
          </table:table-cell>
          <table:table-cell table:style-name="ce3" office:value-type="float" office:value="13692.9903153708" calcext:value-type="float">
            <text:p>13692.9903153708</text:p>
          </table:table-cell>
          <table:table-cell table:style-name="ce3" office:value-type="float" office:value="4497.46548292445" calcext:value-type="float">
            <text:p>4497.4654829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18.9138523982" calcext:value-type="float">
            <text:p>46018.9138523982</text:p>
          </table:table-cell>
          <table:table-cell table:style-name="ce3" office:value-type="float" office:value="17257.8322143541" calcext:value-type="float">
            <text:p>17257.8322143541</text:p>
          </table:table-cell>
          <table:table-cell table:style-name="ce3" office:value-type="float" office:value="256522.137549993" calcext:value-type="float">
            <text:p>256522.137549993</text:p>
          </table:table-cell>
          <table:table-cell table:style-name="ce3" office:value-type="float" office:value="418764.155380235" calcext:value-type="float">
            <text:p>418764.155380235</text:p>
          </table:table-cell>
          <table:table-cell table:style-name="ce3" office:value-type="float" office:value="50046837.7017466" calcext:value-type="float">
            <text:p>50046837.7017466</text:p>
          </table:table-cell>
          <table:table-cell table:style-name="ce3" office:value-type="float" office:value="119278.700389472" calcext:value-type="float">
            <text:p>119278.700389472</text:p>
          </table:table-cell>
          <table:table-cell table:style-name="ce3" office:value-type="float" office:value="762583.241809097" calcext:value-type="float">
            <text:p>762583.241809097</text:p>
          </table:table-cell>
          <table:table-cell table:style-name="ce3" office:value-type="float" office:value="29286.2661449592" calcext:value-type="float">
            <text:p>29286.2661449592</text:p>
          </table:table-cell>
          <table:table-cell table:style-name="ce3" office:value-type="float" office:value="583956.926051647" calcext:value-type="float">
            <text:p>583956.926051647</text:p>
          </table:table-cell>
          <table:table-cell table:style-name="ce3" office:value-type="float" office:value="713631.293677014" calcext:value-type="float">
            <text:p>713631.293677014</text:p>
          </table:table-cell>
          <table:table-cell table:style-name="ce3" office:value-type="float" office:value="8096.98443953886" calcext:value-type="float">
            <text:p>8096.9844395389</text:p>
          </table:table-cell>
          <table:table-cell table:style-name="ce3" office:value-type="float" office:value="6363264.01792769" calcext:value-type="float">
            <text:p>6363264.01792769</text:p>
          </table:table-cell>
          <table:table-cell table:style-name="ce3" office:value-type="float" office:value="6653496.497676" calcext:value-type="float">
            <text:p>6653496.497676</text:p>
          </table:table-cell>
          <table:table-cell table:style-name="ce3" office:value-type="float" office:value="10005926.3346153" calcext:value-type="float">
            <text:p>10005926.3346153</text:p>
          </table:table-cell>
          <table:table-cell table:style-name="ce3" office:value-type="float" office:value="79328089.1482783" calcext:value-type="float">
            <text:p>79328089.1482783</text:p>
          </table:table-cell>
          <table:table-cell table:style-name="ce3" office:value-type="float" office:value="2547062.41765429" calcext:value-type="float">
            <text:p>2547062.41765429</text:p>
          </table:table-cell>
          <table:table-cell table:style-name="ce3" office:value-type="string" calcext:value-type="string">
            <text:p><text:s/>8H_fast_G4</text:p>
          </table:table-cell>
          <table:table-cell table:style-name="ce3" office:value-type="string" calcext:value-type="string">
            <text:p><text:s/>4101_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36"/>
        </table:table-row>
        <table:table-row table:style-name="ro2">
          <table:table-cell office:value-type="string" calcext:value-type="string">
            <text:p>AIM084_Plasma_neg_025</text:p>
          </table:table-cell>
          <table:table-cell office:value-type="float" office:value="5409703.43193667" calcext:value-type="float">
            <text:p>5409703.43193667</text:p>
          </table:table-cell>
          <table:table-cell office:value-type="float" office:value="1098131.13786747" calcext:value-type="float">
            <text:p>1098131.13786747</text:p>
          </table:table-cell>
          <table:table-cell office:value-type="float" office:value="24171700.4673256" calcext:value-type="float">
            <text:p>24171700.4673256</text:p>
          </table:table-cell>
          <table:table-cell office:value-type="float" office:value="798368.005809133" calcext:value-type="float">
            <text:p>798368.005809133</text:p>
          </table:table-cell>
          <table:table-cell office:value-type="float" office:value="802985.741136921" calcext:value-type="float">
            <text:p>802985.741136921</text:p>
          </table:table-cell>
          <table:table-cell office:value-type="float" office:value="21655162.9958311" calcext:value-type="float">
            <text:p>21655162.9958311</text:p>
          </table:table-cell>
          <table:table-cell office:value-type="float" office:value="7472991.78523773" calcext:value-type="float">
            <text:p>7472991.78523773</text:p>
          </table:table-cell>
          <table:table-cell office:value-type="float" office:value="32655906.6774294" calcext:value-type="float">
            <text:p>32655906.6774294</text:p>
          </table:table-cell>
          <table:table-cell office:value-type="float" office:value="661978.253210735" calcext:value-type="float">
            <text:p>661978.253210735</text:p>
          </table:table-cell>
          <table:table-cell office:value-type="float" office:value="807320.700011195" calcext:value-type="float">
            <text:p>807320.700011195</text:p>
          </table:table-cell>
          <table:table-cell office:value-type="float" office:value="1051944.9770015" calcext:value-type="float">
            <text:p>1051944.9770015</text:p>
          </table:table-cell>
          <table:table-cell office:value-type="float" office:value="10796457.4860275" calcext:value-type="float">
            <text:p>10796457.4860275</text:p>
          </table:table-cell>
          <table:table-cell office:value-type="float" office:value="62183.5825511182" calcext:value-type="float">
            <text:p>62183.5825511182</text:p>
          </table:table-cell>
          <table:table-cell office:value-type="float" office:value="126374.007723053" calcext:value-type="float">
            <text:p>126374.007723053</text:p>
          </table:table-cell>
          <table:table-cell office:value-type="float" office:value="54129.1710805951" calcext:value-type="float">
            <text:p>54129.1710805951</text:p>
          </table:table-cell>
          <table:table-cell office:value-type="float" office:value="202448.587655731" calcext:value-type="float">
            <text:p>202448.587655731</text:p>
          </table:table-cell>
          <table:table-cell office:value-type="float" office:value="60514.2079757905" calcext:value-type="float">
            <text:p>60514.2079757905</text:p>
          </table:table-cell>
          <table:table-cell office:value-type="float" office:value="965857.126732108" calcext:value-type="float">
            <text:p>965857.126732108</text:p>
          </table:table-cell>
          <table:table-cell office:value-type="float" office:value="3188833.25035144" calcext:value-type="float">
            <text:p>3188833.25035144</text:p>
          </table:table-cell>
          <table:table-cell office:value-type="float" office:value="221076.543964414" calcext:value-type="float">
            <text:p>221076.543964414</text:p>
          </table:table-cell>
          <table:table-cell office:value-type="float" office:value="2352036.98084193" calcext:value-type="float">
            <text:p>2352036.98084193</text:p>
          </table:table-cell>
          <table:table-cell office:value-type="float" office:value="636199.600164005" calcext:value-type="float">
            <text:p>636199.600164005</text:p>
          </table:table-cell>
          <table:table-cell office:value-type="float" office:value="103483.520751566" calcext:value-type="float">
            <text:p>103483.520751566</text:p>
          </table:table-cell>
          <table:table-cell office:value-type="float" office:value="548467.142733181" calcext:value-type="float">
            <text:p>548467.142733181</text:p>
          </table:table-cell>
          <table:table-cell office:value-type="float" office:value="760642.375709348" calcext:value-type="float">
            <text:p>760642.375709348</text:p>
          </table:table-cell>
          <table:table-cell office:value-type="float" office:value="889933.996450425" calcext:value-type="float">
            <text:p>889933.996450425</text:p>
          </table:table-cell>
          <table:table-cell office:value-type="float" office:value="1254716.39076084" calcext:value-type="float">
            <text:p>1254716.39076084</text:p>
          </table:table-cell>
          <table:table-cell office:value-type="float" office:value="898700.545847895" calcext:value-type="float">
            <text:p>898700.545847895</text:p>
          </table:table-cell>
          <table:table-cell office:value-type="float" office:value="48584.8104786317" calcext:value-type="float">
            <text:p>48584.8104786317</text:p>
          </table:table-cell>
          <table:table-cell office:value-type="float" office:value="1140260.54611619" calcext:value-type="float">
            <text:p>1140260.54611619</text:p>
          </table:table-cell>
          <table:table-cell office:value-type="float" office:value="2445879.07658374" calcext:value-type="float">
            <text:p>2445879.07658374</text:p>
          </table:table-cell>
          <table:table-cell office:value-type="float" office:value="1542501.04905302" calcext:value-type="float">
            <text:p>1542501.04905302</text:p>
          </table:table-cell>
          <table:table-cell office:value-type="float" office:value="178655.357594031" calcext:value-type="float">
            <text:p>178655.357594031</text:p>
          </table:table-cell>
          <table:table-cell office:value-type="float" office:value="5846480.85351948" calcext:value-type="float">
            <text:p>5846480.85351948</text:p>
          </table:table-cell>
          <table:table-cell office:value-type="float" office:value="717831.850087843" calcext:value-type="float">
            <text:p>717831.850087843</text:p>
          </table:table-cell>
          <table:table-cell office:value-type="float" office:value="1474183.32536686" calcext:value-type="float">
            <text:p>1474183.32536686</text:p>
          </table:table-cell>
          <table:table-cell office:value-type="float" office:value="1710620.70295361" calcext:value-type="float">
            <text:p>1710620.70295361</text:p>
          </table:table-cell>
          <table:table-cell office:value-type="float" office:value="110924.232908654" calcext:value-type="float">
            <text:p>110924.232908654</text:p>
          </table:table-cell>
          <table:table-cell office:value-type="float" office:value="787118.412284946" calcext:value-type="float">
            <text:p>787118.412284946</text:p>
          </table:table-cell>
          <table:table-cell office:value-type="float" office:value="461114.629869198" calcext:value-type="float">
            <text:p>461114.629869198</text:p>
          </table:table-cell>
          <table:table-cell office:value-type="float" office:value="322443.09621033" calcext:value-type="float">
            <text:p>322443.09621033</text:p>
          </table:table-cell>
          <table:table-cell office:value-type="float" office:value="86455.5603087775" calcext:value-type="float">
            <text:p>86455.5603087775</text:p>
          </table:table-cell>
          <table:table-cell office:value-type="float" office:value="50688.6499445333" calcext:value-type="float">
            <text:p>50688.6499445333</text:p>
          </table:table-cell>
          <table:table-cell office:value-type="float" office:value="39604.1200100527" calcext:value-type="float">
            <text:p>39604.1200100527</text:p>
          </table:table-cell>
          <table:table-cell office:value-type="float" office:value="14631.074068662" calcext:value-type="float">
            <text:p>14631.074068662</text:p>
          </table:table-cell>
          <table:table-cell office:value-type="float" office:value="686878.25752208" calcext:value-type="float">
            <text:p>686878.25752208</text:p>
          </table:table-cell>
          <table:table-cell office:value-type="float" office:value="20200.3977808452" calcext:value-type="float">
            <text:p>20200.3977808452</text:p>
          </table:table-cell>
          <table:table-cell office:value-type="float" office:value="3627.66236430658" calcext:value-type="float">
            <text:p>3627.6623643066</text:p>
          </table:table-cell>
          <table:table-cell office:value-type="float" office:value="0" calcext:value-type="float">
            <text:p>0</text:p>
          </table:table-cell>
          <table:table-cell office:value-type="float" office:value="191666.51926898" calcext:value-type="float">
            <text:p>191666.51926898</text:p>
          </table:table-cell>
          <table:table-cell office:value-type="float" office:value="351784.206213338" calcext:value-type="float">
            <text:p>351784.206213338</text:p>
          </table:table-cell>
          <table:table-cell office:value-type="float" office:value="144869.949867949" calcext:value-type="float">
            <text:p>144869.949867949</text:p>
          </table:table-cell>
          <table:table-cell office:value-type="float" office:value="339202.258428244" calcext:value-type="float">
            <text:p>339202.258428244</text:p>
          </table:table-cell>
          <table:table-cell office:value-type="float" office:value="326779.997441038" calcext:value-type="float">
            <text:p>326779.997441038</text:p>
          </table:table-cell>
          <table:table-cell office:value-type="float" office:value="33044.3316548367" calcext:value-type="float">
            <text:p>33044.3316548367</text:p>
          </table:table-cell>
          <table:table-cell office:value-type="float" office:value="693.275736509903" calcext:value-type="float">
            <text:p>693.2757365099</text:p>
          </table:table-cell>
          <table:table-cell office:value-type="float" office:value="118.543469238281" calcext:value-type="float">
            <text:p>118.5434692383</text:p>
          </table:table-cell>
          <table:table-cell office:value-type="float" office:value="0" calcext:value-type="float">
            <text:p>0</text:p>
          </table:table-cell>
          <table:table-cell office:value-type="float" office:value="59567.4795645495" calcext:value-type="float">
            <text:p>59567.4795645495</text:p>
          </table:table-cell>
          <table:table-cell office:value-type="float" office:value="9754.88634725265" calcext:value-type="float">
            <text:p>9754.8863472527</text:p>
          </table:table-cell>
          <table:table-cell office:value-type="float" office:value="262662.585085809" calcext:value-type="float">
            <text:p>262662.585085809</text:p>
          </table:table-cell>
          <table:table-cell office:value-type="float" office:value="411130.379839693" calcext:value-type="float">
            <text:p>411130.379839693</text:p>
          </table:table-cell>
          <table:table-cell office:value-type="float" office:value="44776114.5711061" calcext:value-type="float">
            <text:p>44776114.5711061</text:p>
          </table:table-cell>
          <table:table-cell office:value-type="float" office:value="32738.2130115686" calcext:value-type="float">
            <text:p>32738.2130115686</text:p>
          </table:table-cell>
          <table:table-cell office:value-type="float" office:value="18915.422152618" calcext:value-type="float">
            <text:p>18915.422152618</text:p>
          </table:table-cell>
          <table:table-cell office:value-type="float" office:value="2708.97596860974" calcext:value-type="float">
            <text:p>2708.9759686097</text:p>
          </table:table-cell>
          <table:table-cell office:value-type="float" office:value="171736.212922544" calcext:value-type="float">
            <text:p>171736.212922544</text:p>
          </table:table-cell>
          <table:table-cell office:value-type="float" office:value="164473.97722333" calcext:value-type="float">
            <text:p>164473.97722333</text:p>
          </table:table-cell>
          <table:table-cell office:value-type="float" office:value="160917.399475805" calcext:value-type="float">
            <text:p>160917.399475805</text:p>
          </table:table-cell>
          <table:table-cell office:value-type="float" office:value="5803562.17618202" calcext:value-type="float">
            <text:p>5803562.17618202</text:p>
          </table:table-cell>
          <table:table-cell office:value-type="float" office:value="6409075.11883815" calcext:value-type="float">
            <text:p>6409075.11883815</text:p>
          </table:table-cell>
          <table:table-cell office:value-type="float" office:value="8552327.85732579" calcext:value-type="float">
            <text:p>8552327.85732579</text:p>
          </table:table-cell>
          <table:table-cell office:value-type="float" office:value="69860367.2290658" calcext:value-type="float">
            <text:p>69860367.2290658</text:p>
          </table:table-cell>
          <table:table-cell office:value-type="float" office:value="2170192.26812022" calcext:value-type="float">
            <text:p>2170192.26812022</text:p>
          </table:table-cell>
          <table:table-cell office:value-type="string" calcext:value-type="string">
            <text:p><text:s/>8H_fast_G4</text:p>
          </table:table-cell>
          <table:table-cell office:value-type="string" calcext:value-type="string">
            <text:p><text:s/>4102_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936"/>
        </table:table-row>
        <table:table-row table:style-name="ro1">
          <table:table-cell table:style-name="ce4" office:value-type="string" calcext:value-type="string">
            <text:p>AIM084_Plasma_neg_032</text:p>
          </table:table-cell>
          <table:table-cell table:style-name="ce4" office:value-type="float" office:value="201481.310484574" calcext:value-type="float">
            <text:p>201481.310484574</text:p>
          </table:table-cell>
          <table:table-cell table:style-name="ce4" office:value-type="float" office:value="64918.9944381133" calcext:value-type="float">
            <text:p>64918.9944381133</text:p>
          </table:table-cell>
          <table:table-cell table:style-name="ce4" office:value-type="float" office:value="310501.640023435" calcext:value-type="float">
            <text:p>310501.640023435</text:p>
          </table:table-cell>
          <table:table-cell table:style-name="ce4" office:value-type="float" office:value="51506.2284694634" calcext:value-type="float">
            <text:p>51506.2284694634</text:p>
          </table:table-cell>
          <table:table-cell table:style-name="ce4" office:value-type="float" office:value="640812.051862095" calcext:value-type="float">
            <text:p>640812.051862095</text:p>
          </table:table-cell>
          <table:table-cell table:style-name="ce4" office:value-type="float" office:value="160451.089183754" calcext:value-type="float">
            <text:p>160451.089183754</text:p>
          </table:table-cell>
          <table:table-cell table:style-name="ce4" office:value-type="float" office:value="295932.108785033" calcext:value-type="float">
            <text:p>295932.108785033</text:p>
          </table:table-cell>
          <table:table-cell table:style-name="ce4" office:value-type="float" office:value="492880.787923234" calcext:value-type="float">
            <text:p>492880.787923234</text:p>
          </table:table-cell>
          <table:table-cell table:style-name="ce4" office:value-type="float" office:value="714991.882932681" calcext:value-type="float">
            <text:p>714991.882932681</text:p>
          </table:table-cell>
          <table:table-cell table:style-name="ce4" office:value-type="float" office:value="499000.543299654" calcext:value-type="float">
            <text:p>499000.543299654</text:p>
          </table:table-cell>
          <table:table-cell table:style-name="ce4" office:value-type="float" office:value="45827.1589339881" calcext:value-type="float">
            <text:p>45827.1589339881</text:p>
          </table:table-cell>
          <table:table-cell table:style-name="ce4" office:value-type="float" office:value="38274.1224304335" calcext:value-type="float">
            <text:p>38274.1224304335</text:p>
          </table:table-cell>
          <table:table-cell table:style-name="ce4" office:value-type="float" office:value="50947.1789496721" calcext:value-type="float">
            <text:p>50947.1789496721</text:p>
          </table:table-cell>
          <table:table-cell table:style-name="ce4" office:value-type="float" office:value="79805.4775597934" calcext:value-type="float">
            <text:p>79805.4775597934</text:p>
          </table:table-cell>
          <table:table-cell table:style-name="ce4" office:value-type="float" office:value="36279.3077239748" calcext:value-type="float">
            <text:p>36279.30772397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751.5367051208" calcext:value-type="float">
            <text:p>36751.5367051208</text:p>
          </table:table-cell>
          <table:table-cell table:style-name="ce4" office:value-type="float" office:value="891827.270048892" calcext:value-type="float">
            <text:p>891827.270048892</text:p>
          </table:table-cell>
          <table:table-cell table:style-name="ce4" office:value-type="float" office:value="65356.5998710469" calcext:value-type="float">
            <text:p>65356.5998710469</text:p>
          </table:table-cell>
          <table:table-cell table:style-name="ce4" office:value-type="float" office:value="2042.23997164779" calcext:value-type="float">
            <text:p>2042.2399716478</text:p>
          </table:table-cell>
          <table:table-cell table:style-name="ce4" office:value-type="float" office:value="39199.568280161" calcext:value-type="float">
            <text:p>39199.568280161</text:p>
          </table:table-cell>
          <table:table-cell table:style-name="ce4" office:value-type="float" office:value="372425.720329898" calcext:value-type="float">
            <text:p>372425.720329898</text:p>
          </table:table-cell>
          <table:table-cell table:style-name="ce4" office:value-type="float" office:value="115915.237333129" calcext:value-type="float">
            <text:p>115915.237333129</text:p>
          </table:table-cell>
          <table:table-cell table:style-name="ce4" office:value-type="float" office:value="210466.670056389" calcext:value-type="float">
            <text:p>210466.670056389</text:p>
          </table:table-cell>
          <table:table-cell table:style-name="ce4" office:value-type="float" office:value="903755.194136608" calcext:value-type="float">
            <text:p>903755.194136608</text:p>
          </table:table-cell>
          <table:table-cell table:style-name="ce4" office:value-type="float" office:value="695744.827310175" calcext:value-type="float">
            <text:p>695744.827310175</text:p>
          </table:table-cell>
          <table:table-cell table:style-name="ce4" office:value-type="float" office:value="4117.76993368987" calcext:value-type="float">
            <text:p>4117.7699336899</text:p>
          </table:table-cell>
          <table:table-cell table:style-name="ce4" office:value-type="float" office:value="382108.671384528" calcext:value-type="float">
            <text:p>382108.671384528</text:p>
          </table:table-cell>
          <table:table-cell table:style-name="ce4" office:value-type="float" office:value="28889.8080309483" calcext:value-type="float">
            <text:p>28889.8080309483</text:p>
          </table:table-cell>
          <table:table-cell table:style-name="ce4" office:value-type="float" office:value="14195.1587655869" calcext:value-type="float">
            <text:p>14195.1587655869</text:p>
          </table:table-cell>
          <table:table-cell table:style-name="ce4" office:value-type="float" office:value="2869824.83786291" calcext:value-type="float">
            <text:p>2869824.83786291</text:p>
          </table:table-cell>
          <table:table-cell table:style-name="ce4" office:value-type="float" office:value="1179502.54562936" calcext:value-type="float">
            <text:p>1179502.54562936</text:p>
          </table:table-cell>
          <table:table-cell table:style-name="ce4" office:value-type="float" office:value="113562.439259375" calcext:value-type="float">
            <text:p>113562.439259375</text:p>
          </table:table-cell>
          <table:table-cell table:style-name="ce4" office:value-type="float" office:value="5157722.61242255" calcext:value-type="float">
            <text:p>5157722.61242255</text:p>
          </table:table-cell>
          <table:table-cell table:style-name="ce4" office:value-type="float" office:value="888897.492929485" calcext:value-type="float">
            <text:p>888897.492929485</text:p>
          </table:table-cell>
          <table:table-cell table:style-name="ce4" office:value-type="float" office:value="819803.959531702" calcext:value-type="float">
            <text:p>819803.959531702</text:p>
          </table:table-cell>
          <table:table-cell table:style-name="ce4" office:value-type="float" office:value="1694738.9512229" calcext:value-type="float">
            <text:p>1694738.95122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93554.420609214" calcext:value-type="float">
            <text:p>393554.4206092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2452.3230196315" calcext:value-type="float">
            <text:p>92452.3230196315</text:p>
          </table:table-cell>
          <table:table-cell table:style-name="ce4" office:value-type="float" office:value="16544.1397030854" calcext:value-type="float">
            <text:p>16544.1397030854</text:p>
          </table:table-cell>
          <table:table-cell table:style-name="ce4" office:value-type="float" office:value="33770.0434300066" calcext:value-type="float">
            <text:p>33770.0434300066</text:p>
          </table:table-cell>
          <table:table-cell table:style-name="ce4" office:value-type="float" office:value="7929.69738623523" calcext:value-type="float">
            <text:p>7929.6973862352</text:p>
          </table:table-cell>
          <table:table-cell table:style-name="ce4" office:value-type="float" office:value="596419.711912194" calcext:value-type="float">
            <text:p>596419.711912194</text:p>
          </table:table-cell>
          <table:table-cell table:style-name="ce4" office:value-type="float" office:value="174646.448838916" calcext:value-type="float">
            <text:p>174646.448838916</text:p>
          </table:table-cell>
          <table:table-cell table:style-name="ce4" office:value-type="float" office:value="133923.139643802" calcext:value-type="float">
            <text:p>133923.1396438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32988.705349826" calcext:value-type="float">
            <text:p>632988.705349826</text:p>
          </table:table-cell>
          <table:table-cell table:style-name="ce4" office:value-type="float" office:value="418705.068467064" calcext:value-type="float">
            <text:p>418705.068467064</text:p>
          </table:table-cell>
          <table:table-cell table:style-name="ce4" office:value-type="float" office:value="226156.222122406" calcext:value-type="float">
            <text:p>226156.222122406</text:p>
          </table:table-cell>
          <table:table-cell table:style-name="ce4" office:value-type="float" office:value="1071759.48098876" calcext:value-type="float">
            <text:p>1071759.48098876</text:p>
          </table:table-cell>
          <table:table-cell table:style-name="ce4" office:value-type="float" office:value="4464.24862939454" calcext:value-type="float">
            <text:p>4464.2486293945</text:p>
          </table:table-cell>
          <table:table-cell table:style-name="ce4" office:value-type="float" office:value="575.375663891242" calcext:value-type="float">
            <text:p>575.3756638912</text:p>
          </table:table-cell>
          <table:table-cell table:style-name="ce4" office:value-type="float" office:value="15621.3598531767" calcext:value-type="float">
            <text:p>15621.3598531767</text:p>
          </table:table-cell>
          <table:table-cell table:style-name="ce4" office:value-type="float" office:value="79462.3639400245" calcext:value-type="float">
            <text:p>79462.3639400245</text:p>
          </table:table-cell>
          <table:table-cell table:style-name="ce4" office:value-type="float" office:value="122807.989832173" calcext:value-type="float">
            <text:p>122807.989832173</text:p>
          </table:table-cell>
          <table:table-cell table:style-name="ce4" office:value-type="float" office:value="37276.8513535379" calcext:value-type="float">
            <text:p>37276.851353537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36383.803074376" calcext:value-type="float">
            <text:p>136383.803074376</text:p>
          </table:table-cell>
          <table:table-cell table:style-name="ce4" office:value-type="float" office:value="52446.0267078324" calcext:value-type="float">
            <text:p>52446.0267078324</text:p>
          </table:table-cell>
          <table:table-cell table:style-name="ce4" office:value-type="float" office:value="325595.197944975" calcext:value-type="float">
            <text:p>325595.197944975</text:p>
          </table:table-cell>
          <table:table-cell table:style-name="ce4" office:value-type="float" office:value="23108.1683618248" calcext:value-type="float">
            <text:p>23108.1683618248</text:p>
          </table:table-cell>
          <table:table-cell table:style-name="ce4" office:value-type="float" office:value="165042.640291782" calcext:value-type="float">
            <text:p>165042.640291782</text:p>
          </table:table-cell>
          <table:table-cell table:style-name="ce4" office:value-type="float" office:value="200836.365700847" calcext:value-type="float">
            <text:p>200836.365700847</text:p>
          </table:table-cell>
          <table:table-cell table:style-name="ce4" office:value-type="float" office:value="3477.86081123806" calcext:value-type="float">
            <text:p>3477.8608112381</text:p>
          </table:table-cell>
          <table:table-cell table:style-name="ce4" office:value-type="float" office:value="23016.9847228571" calcext:value-type="float">
            <text:p>23016.9847228571</text:p>
          </table:table-cell>
          <table:table-cell table:style-name="ce4" office:value-type="float" office:value="16533.7693318625" calcext:value-type="float">
            <text:p>16533.7693318625</text:p>
          </table:table-cell>
          <table:table-cell table:style-name="ce4" office:value-type="float" office:value="12690.7908960913" calcext:value-type="float">
            <text:p>12690.7908960913</text:p>
          </table:table-cell>
          <table:table-cell table:style-name="ce4" office:value-type="float" office:value="184204.133859813" calcext:value-type="float">
            <text:p>184204.133859813</text:p>
          </table:table-cell>
          <table:table-cell table:style-name="ce4" office:value-type="float" office:value="3584.95800584256" calcext:value-type="float">
            <text:p>3584.9580058426</text:p>
          </table:table-cell>
          <table:table-cell table:style-name="ce4" office:value-type="string" calcext:value-type="string">
            <text:p><text:s/>8H_fast_G4</text:p>
          </table:table-cell>
          <table:table-cell table:style-name="ce4" office:value-type="string" calcext:value-type="string">
            <text:p><text:s/>4103_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936"/>
        </table:table-row>
        <table:table-row table:style-name="ro2">
          <table:table-cell office:value-type="string" calcext:value-type="string">
            <text:p>AIM084_Plasma_pos_040</text:p>
          </table:table-cell>
          <table:table-cell office:value-type="float" office:value="6416247.91146671" calcext:value-type="float">
            <text:p>6416247.91146671</text:p>
          </table:table-cell>
          <table:table-cell office:value-type="float" office:value="1341305.61479832" calcext:value-type="float">
            <text:p>1341305.61479832</text:p>
          </table:table-cell>
          <table:table-cell office:value-type="float" office:value="29040482.1765371" calcext:value-type="float">
            <text:p>29040482.1765371</text:p>
          </table:table-cell>
          <table:table-cell office:value-type="float" office:value="1194014.6048268" calcext:value-type="float">
            <text:p>1194014.6048268</text:p>
          </table:table-cell>
          <table:table-cell office:value-type="float" office:value="775206.107990542" calcext:value-type="float">
            <text:p>775206.107990542</text:p>
          </table:table-cell>
          <table:table-cell office:value-type="float" office:value="27521317.2669004" calcext:value-type="float">
            <text:p>27521317.2669004</text:p>
          </table:table-cell>
          <table:table-cell office:value-type="float" office:value="13046872.8071952" calcext:value-type="float">
            <text:p>13046872.8071952</text:p>
          </table:table-cell>
          <table:table-cell office:value-type="float" office:value="45229678.9991897" calcext:value-type="float">
            <text:p>45229678.9991897</text:p>
          </table:table-cell>
          <table:table-cell office:value-type="float" office:value="661783.882119996" calcext:value-type="float">
            <text:p>661783.882119996</text:p>
          </table:table-cell>
          <table:table-cell office:value-type="float" office:value="779916.886042623" calcext:value-type="float">
            <text:p>779916.886042623</text:p>
          </table:table-cell>
          <table:table-cell office:value-type="float" office:value="899506.911153239" calcext:value-type="float">
            <text:p>899506.911153239</text:p>
          </table:table-cell>
          <table:table-cell office:value-type="float" office:value="16155159.6952169" calcext:value-type="float">
            <text:p>16155159.6952169</text:p>
          </table:table-cell>
          <table:table-cell office:value-type="float" office:value="72351.7180400834" calcext:value-type="float">
            <text:p>72351.7180400834</text:p>
          </table:table-cell>
          <table:table-cell office:value-type="float" office:value="257747.500039517" calcext:value-type="float">
            <text:p>257747.500039517</text:p>
          </table:table-cell>
          <table:table-cell office:value-type="float" office:value="71090.4042959242" calcext:value-type="float">
            <text:p>71090.4042959242</text:p>
          </table:table-cell>
          <table:table-cell office:value-type="float" office:value="465377.33511149" calcext:value-type="float">
            <text:p>465377.33511149</text:p>
          </table:table-cell>
          <table:table-cell office:value-type="float" office:value="28217.6785526311" calcext:value-type="float">
            <text:p>28217.6785526311</text:p>
          </table:table-cell>
          <table:table-cell office:value-type="float" office:value="1307655.88040024" calcext:value-type="float">
            <text:p>1307655.88040024</text:p>
          </table:table-cell>
          <table:table-cell office:value-type="float" office:value="4966087.62873547" calcext:value-type="float">
            <text:p>4966087.62873547</text:p>
          </table:table-cell>
          <table:table-cell office:value-type="float" office:value="279430.054652011" calcext:value-type="float">
            <text:p>279430.054652011</text:p>
          </table:table-cell>
          <table:table-cell office:value-type="float" office:value="3671666.67065981" calcext:value-type="float">
            <text:p>3671666.67065981</text:p>
          </table:table-cell>
          <table:table-cell office:value-type="float" office:value="1062373.43624576" calcext:value-type="float">
            <text:p>1062373.43624576</text:p>
          </table:table-cell>
          <table:table-cell office:value-type="float" office:value="129118.483323616" calcext:value-type="float">
            <text:p>129118.483323616</text:p>
          </table:table-cell>
          <table:table-cell office:value-type="float" office:value="1028086.73913318" calcext:value-type="float">
            <text:p>1028086.73913318</text:p>
          </table:table-cell>
          <table:table-cell office:value-type="float" office:value="1036341.9176572" calcext:value-type="float">
            <text:p>1036341.9176572</text:p>
          </table:table-cell>
          <table:table-cell office:value-type="float" office:value="1399512.45785935" calcext:value-type="float">
            <text:p>1399512.45785935</text:p>
          </table:table-cell>
          <table:table-cell office:value-type="float" office:value="1792728.12139145" calcext:value-type="float">
            <text:p>1792728.12139145</text:p>
          </table:table-cell>
          <table:table-cell office:value-type="float" office:value="1020696.95760827" calcext:value-type="float">
            <text:p>1020696.95760827</text:p>
          </table:table-cell>
          <table:table-cell office:value-type="float" office:value="40606.1264384602" calcext:value-type="float">
            <text:p>40606.1264384602</text:p>
          </table:table-cell>
          <table:table-cell office:value-type="float" office:value="1272064.82356139" calcext:value-type="float">
            <text:p>1272064.82356139</text:p>
          </table:table-cell>
          <table:table-cell office:value-type="float" office:value="3254929.2950551" calcext:value-type="float">
            <text:p>3254929.2950551</text:p>
          </table:table-cell>
          <table:table-cell office:value-type="float" office:value="2496148.37422929" calcext:value-type="float">
            <text:p>2496148.37422929</text:p>
          </table:table-cell>
          <table:table-cell office:value-type="float" office:value="139270.611454698" calcext:value-type="float">
            <text:p>139270.611454698</text:p>
          </table:table-cell>
          <table:table-cell office:value-type="float" office:value="5101945.21039654" calcext:value-type="float">
            <text:p>5101945.21039654</text:p>
          </table:table-cell>
          <table:table-cell office:value-type="float" office:value="1233513.46462089" calcext:value-type="float">
            <text:p>1233513.46462089</text:p>
          </table:table-cell>
          <table:table-cell office:value-type="float" office:value="1188081.59127056" calcext:value-type="float">
            <text:p>1188081.59127056</text:p>
          </table:table-cell>
          <table:table-cell office:value-type="float" office:value="2069443.23248196" calcext:value-type="float">
            <text:p>2069443.23248196</text:p>
          </table:table-cell>
          <table:table-cell office:value-type="float" office:value="547987.614193302" calcext:value-type="float">
            <text:p>547987.614193302</text:p>
          </table:table-cell>
          <table:table-cell office:value-type="float" office:value="418272.661778044" calcext:value-type="float">
            <text:p>418272.661778044</text:p>
          </table:table-cell>
          <table:table-cell office:value-type="float" office:value="668146.365819629" calcext:value-type="float">
            <text:p>668146.365819629</text:p>
          </table:table-cell>
          <table:table-cell office:value-type="float" office:value="141972.7093307" calcext:value-type="float">
            <text:p>141972.7093307</text:p>
          </table:table-cell>
          <table:table-cell office:value-type="float" office:value="118195.167030768" calcext:value-type="float">
            <text:p>118195.167030768</text:p>
          </table:table-cell>
          <table:table-cell office:value-type="float" office:value="27676.5981726585" calcext:value-type="float">
            <text:p>27676.5981726585</text:p>
          </table:table-cell>
          <table:table-cell office:value-type="float" office:value="38974.479138865" calcext:value-type="float">
            <text:p>38974.479138865</text:p>
          </table:table-cell>
          <table:table-cell office:value-type="float" office:value="11750.1962561079" calcext:value-type="float">
            <text:p>11750.1962561079</text:p>
          </table:table-cell>
          <table:table-cell office:value-type="float" office:value="861811.773752165" calcext:value-type="float">
            <text:p>861811.773752165</text:p>
          </table:table-cell>
          <table:table-cell office:value-type="float" office:value="38400.3699272848" calcext:value-type="float">
            <text:p>38400.3699272848</text:p>
          </table:table-cell>
          <table:table-cell office:value-type="float" office:value="21873.223758744" calcext:value-type="float">
            <text:p>21873.223758744</text:p>
          </table:table-cell>
          <table:table-cell office:value-type="float" office:value="0" calcext:value-type="float">
            <text:p>0</text:p>
          </table:table-cell>
          <table:table-cell office:value-type="float" office:value="163995.049505427" calcext:value-type="float">
            <text:p>163995.049505427</text:p>
          </table:table-cell>
          <table:table-cell office:value-type="float" office:value="457334.144805131" calcext:value-type="float">
            <text:p>457334.144805131</text:p>
          </table:table-cell>
          <table:table-cell office:value-type="float" office:value="371479.749177297" calcext:value-type="float">
            <text:p>371479.749177297</text:p>
          </table:table-cell>
          <table:table-cell office:value-type="float" office:value="139831.042929501" calcext:value-type="float">
            <text:p>139831.042929501</text:p>
          </table:table-cell>
          <table:table-cell office:value-type="float" office:value="1034284.26772213" calcext:value-type="float">
            <text:p>1034284.26772213</text:p>
          </table:table-cell>
          <table:table-cell office:value-type="float" office:value="56383.6713906013" calcext:value-type="float">
            <text:p>56383.6713906013</text:p>
          </table:table-cell>
          <table:table-cell office:value-type="float" office:value="6708.62893620032" calcext:value-type="float">
            <text:p>6708.6289362003</text:p>
          </table:table-cell>
          <table:table-cell office:value-type="float" office:value="382.150289849825" calcext:value-type="float">
            <text:p>382.1502898498</text:p>
          </table:table-cell>
          <table:table-cell office:value-type="float" office:value="0" calcext:value-type="float">
            <text:p>0</text:p>
          </table:table-cell>
          <table:table-cell office:value-type="float" office:value="77927.0360304473" calcext:value-type="float">
            <text:p>77927.0360304473</text:p>
          </table:table-cell>
          <table:table-cell office:value-type="float" office:value="17245.4212001968" calcext:value-type="float">
            <text:p>17245.4212001968</text:p>
          </table:table-cell>
          <table:table-cell office:value-type="float" office:value="171171.066847759" calcext:value-type="float">
            <text:p>171171.066847759</text:p>
          </table:table-cell>
          <table:table-cell office:value-type="float" office:value="419167.451813696" calcext:value-type="float">
            <text:p>419167.451813696</text:p>
          </table:table-cell>
          <table:table-cell office:value-type="float" office:value="62059451.4181385" calcext:value-type="float">
            <text:p>62059451.4181385</text:p>
          </table:table-cell>
          <table:table-cell office:value-type="float" office:value="36941.1062307975" calcext:value-type="float">
            <text:p>36941.1062307975</text:p>
          </table:table-cell>
          <table:table-cell office:value-type="float" office:value="152228.69358932" calcext:value-type="float">
            <text:p>152228.69358932</text:p>
          </table:table-cell>
          <table:table-cell office:value-type="float" office:value="9298.67297585576" calcext:value-type="float">
            <text:p>9298.6729758558</text:p>
          </table:table-cell>
          <table:table-cell office:value-type="float" office:value="553408.810410796" calcext:value-type="float">
            <text:p>553408.810410796</text:p>
          </table:table-cell>
          <table:table-cell office:value-type="float" office:value="529840.57226622" calcext:value-type="float">
            <text:p>529840.57226622</text:p>
          </table:table-cell>
          <table:table-cell office:value-type="float" office:value="5492.81249813659" calcext:value-type="float">
            <text:p>5492.8124981366</text:p>
          </table:table-cell>
          <table:table-cell office:value-type="float" office:value="12263118.7132935" calcext:value-type="float">
            <text:p>12263118.7132935</text:p>
          </table:table-cell>
          <table:table-cell office:value-type="float" office:value="5847112.6660548" calcext:value-type="float">
            <text:p>5847112.6660548</text:p>
          </table:table-cell>
          <table:table-cell office:value-type="float" office:value="10016075.9522707" calcext:value-type="float">
            <text:p>10016075.9522707</text:p>
          </table:table-cell>
          <table:table-cell office:value-type="float" office:value="89459197.8782685" calcext:value-type="float">
            <text:p>89459197.8782685</text:p>
          </table:table-cell>
          <table:table-cell office:value-type="float" office:value="2702288.99927647" calcext:value-type="float">
            <text:p>2702288.99927647</text:p>
          </table:table-cell>
          <table:table-cell office:value-type="string" calcext:value-type="string">
            <text:p><text:s/>8H_fast_G4</text:p>
          </table:table-cell>
          <table:table-cell office:value-type="string" calcext:value-type="string">
            <text:p><text:s/>4104_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936"/>
        </table:table-row>
        <table:table-row table:style-name="ro2">
          <table:table-cell office:value-type="string" calcext:value-type="string">
            <text:p>AIM084_Plasma_neg_047</text:p>
          </table:table-cell>
          <table:table-cell office:value-type="float" office:value="5863291.1519141" calcext:value-type="float">
            <text:p>5863291.1519141</text:p>
          </table:table-cell>
          <table:table-cell office:value-type="float" office:value="1148401.96431065" calcext:value-type="float">
            <text:p>1148401.96431065</text:p>
          </table:table-cell>
          <table:table-cell office:value-type="float" office:value="29166470.3281149" calcext:value-type="float">
            <text:p>29166470.3281149</text:p>
          </table:table-cell>
          <table:table-cell office:value-type="float" office:value="796914.333090306" calcext:value-type="float">
            <text:p>796914.333090306</text:p>
          </table:table-cell>
          <table:table-cell office:value-type="float" office:value="1000247.1828516" calcext:value-type="float">
            <text:p>1000247.1828516</text:p>
          </table:table-cell>
          <table:table-cell office:value-type="float" office:value="20237758.0696533" calcext:value-type="float">
            <text:p>20237758.0696533</text:p>
          </table:table-cell>
          <table:table-cell office:value-type="float" office:value="10966320.9232297" calcext:value-type="float">
            <text:p>10966320.9232297</text:p>
          </table:table-cell>
          <table:table-cell office:value-type="float" office:value="38549523.8086" calcext:value-type="float">
            <text:p>38549523.8086</text:p>
          </table:table-cell>
          <table:table-cell office:value-type="float" office:value="2003004.55435823" calcext:value-type="float">
            <text:p>2003004.55435823</text:p>
          </table:table-cell>
          <table:table-cell office:value-type="float" office:value="616385.183710309" calcext:value-type="float">
            <text:p>616385.183710309</text:p>
          </table:table-cell>
          <table:table-cell office:value-type="float" office:value="1102325.0298149" calcext:value-type="float">
            <text:p>1102325.0298149</text:p>
          </table:table-cell>
          <table:table-cell office:value-type="float" office:value="12729559.200131" calcext:value-type="float">
            <text:p>12729559.200131</text:p>
          </table:table-cell>
          <table:table-cell office:value-type="float" office:value="74218.9139254803" calcext:value-type="float">
            <text:p>74218.9139254803</text:p>
          </table:table-cell>
          <table:table-cell office:value-type="float" office:value="126558.77771278" calcext:value-type="float">
            <text:p>126558.77771278</text:p>
          </table:table-cell>
          <table:table-cell office:value-type="float" office:value="61161.5079734468" calcext:value-type="float">
            <text:p>61161.5079734468</text:p>
          </table:table-cell>
          <table:table-cell office:value-type="float" office:value="596926.409879309" calcext:value-type="float">
            <text:p>596926.409879309</text:p>
          </table:table-cell>
          <table:table-cell office:value-type="float" office:value="107017.792619207" calcext:value-type="float">
            <text:p>107017.792619207</text:p>
          </table:table-cell>
          <table:table-cell office:value-type="float" office:value="894631.514517361" calcext:value-type="float">
            <text:p>894631.514517361</text:p>
          </table:table-cell>
          <table:table-cell office:value-type="float" office:value="3198222.07198758" calcext:value-type="float">
            <text:p>3198222.07198758</text:p>
          </table:table-cell>
          <table:table-cell office:value-type="float" office:value="336404.171790642" calcext:value-type="float">
            <text:p>336404.171790642</text:p>
          </table:table-cell>
          <table:table-cell office:value-type="float" office:value="3452681.61091029" calcext:value-type="float">
            <text:p>3452681.61091029</text:p>
          </table:table-cell>
          <table:table-cell office:value-type="float" office:value="488661.088667585" calcext:value-type="float">
            <text:p>488661.088667585</text:p>
          </table:table-cell>
          <table:table-cell office:value-type="float" office:value="120473.536201951" calcext:value-type="float">
            <text:p>120473.536201951</text:p>
          </table:table-cell>
          <table:table-cell office:value-type="float" office:value="319533.541795343" calcext:value-type="float">
            <text:p>319533.541795343</text:p>
          </table:table-cell>
          <table:table-cell office:value-type="float" office:value="1125235.27995128" calcext:value-type="float">
            <text:p>1125235.27995128</text:p>
          </table:table-cell>
          <table:table-cell office:value-type="float" office:value="960667.455285163" calcext:value-type="float">
            <text:p>960667.455285163</text:p>
          </table:table-cell>
          <table:table-cell office:value-type="float" office:value="2851067.96201214" calcext:value-type="float">
            <text:p>2851067.96201214</text:p>
          </table:table-cell>
          <table:table-cell office:value-type="float" office:value="1675684.33137679" calcext:value-type="float">
            <text:p>1675684.33137679</text:p>
          </table:table-cell>
          <table:table-cell office:value-type="float" office:value="50367.6474653127" calcext:value-type="float">
            <text:p>50367.6474653127</text:p>
          </table:table-cell>
          <table:table-cell office:value-type="float" office:value="1941390.15453698" calcext:value-type="float">
            <text:p>1941390.15453698</text:p>
          </table:table-cell>
          <table:table-cell office:value-type="float" office:value="3419046.28457219" calcext:value-type="float">
            <text:p>3419046.28457219</text:p>
          </table:table-cell>
          <table:table-cell office:value-type="float" office:value="1737929.48060398" calcext:value-type="float">
            <text:p>1737929.48060398</text:p>
          </table:table-cell>
          <table:table-cell office:value-type="float" office:value="168151.580176495" calcext:value-type="float">
            <text:p>168151.580176495</text:p>
          </table:table-cell>
          <table:table-cell office:value-type="float" office:value="6975474.11730052" calcext:value-type="float">
            <text:p>6975474.11730052</text:p>
          </table:table-cell>
          <table:table-cell office:value-type="float" office:value="1525977.54100415" calcext:value-type="float">
            <text:p>1525977.54100415</text:p>
          </table:table-cell>
          <table:table-cell office:value-type="float" office:value="1232486.37428589" calcext:value-type="float">
            <text:p>1232486.37428589</text:p>
          </table:table-cell>
          <table:table-cell office:value-type="float" office:value="1957760.47973982" calcext:value-type="float">
            <text:p>1957760.47973982</text:p>
          </table:table-cell>
          <table:table-cell office:value-type="float" office:value="886611.592482823" calcext:value-type="float">
            <text:p>886611.592482823</text:p>
          </table:table-cell>
          <table:table-cell office:value-type="float" office:value="642091.201655302" calcext:value-type="float">
            <text:p>642091.201655302</text:p>
          </table:table-cell>
          <table:table-cell office:value-type="float" office:value="680797.02733459" calcext:value-type="float">
            <text:p>680797.02733459</text:p>
          </table:table-cell>
          <table:table-cell office:value-type="float" office:value="433296.652646317" calcext:value-type="float">
            <text:p>433296.652646317</text:p>
          </table:table-cell>
          <table:table-cell office:value-type="float" office:value="139121.716677655" calcext:value-type="float">
            <text:p>139121.716677655</text:p>
          </table:table-cell>
          <table:table-cell office:value-type="float" office:value="38641.377474688" calcext:value-type="float">
            <text:p>38641.377474688</text:p>
          </table:table-cell>
          <table:table-cell office:value-type="float" office:value="46781.4549692257" calcext:value-type="float">
            <text:p>46781.4549692257</text:p>
          </table:table-cell>
          <table:table-cell office:value-type="float" office:value="12681.903149637" calcext:value-type="float">
            <text:p>12681.903149637</text:p>
          </table:table-cell>
          <table:table-cell office:value-type="float" office:value="811904.289657661" calcext:value-type="float">
            <text:p>811904.289657661</text:p>
          </table:table-cell>
          <table:table-cell office:value-type="float" office:value="23543.5116468337" calcext:value-type="float">
            <text:p>23543.5116468337</text:p>
          </table:table-cell>
          <table:table-cell office:value-type="float" office:value="254733.647722691" calcext:value-type="float">
            <text:p>254733.647722691</text:p>
          </table:table-cell>
          <table:table-cell office:value-type="float" office:value="0" calcext:value-type="float">
            <text:p>0</text:p>
          </table:table-cell>
          <table:table-cell office:value-type="float" office:value="175264.878125292" calcext:value-type="float">
            <text:p>175264.878125292</text:p>
          </table:table-cell>
          <table:table-cell office:value-type="float" office:value="2376593.52969717" calcext:value-type="float">
            <text:p>2376593.52969717</text:p>
          </table:table-cell>
          <table:table-cell office:value-type="float" office:value="1092698.13402216" calcext:value-type="float">
            <text:p>1092698.13402216</text:p>
          </table:table-cell>
          <table:table-cell office:value-type="float" office:value="971429.090717068" calcext:value-type="float">
            <text:p>971429.090717068</text:p>
          </table:table-cell>
          <table:table-cell office:value-type="float" office:value="3013671.26106509" calcext:value-type="float">
            <text:p>3013671.26106509</text:p>
          </table:table-cell>
          <table:table-cell office:value-type="float" office:value="58512.4054089405" calcext:value-type="float">
            <text:p>58512.4054089405</text:p>
          </table:table-cell>
          <table:table-cell office:value-type="float" office:value="15228.5229949662" calcext:value-type="float">
            <text:p>15228.5229949662</text:p>
          </table:table-cell>
          <table:table-cell office:value-type="float" office:value="4212.80192042247" calcext:value-type="float">
            <text:p>4212.8019204225</text:p>
          </table:table-cell>
          <table:table-cell office:value-type="float" office:value="0" calcext:value-type="float">
            <text:p>0</text:p>
          </table:table-cell>
          <table:table-cell office:value-type="float" office:value="42171.3001888752" calcext:value-type="float">
            <text:p>42171.3001888752</text:p>
          </table:table-cell>
          <table:table-cell office:value-type="float" office:value="12998.7491299932" calcext:value-type="float">
            <text:p>12998.7491299932</text:p>
          </table:table-cell>
          <table:table-cell office:value-type="float" office:value="272869.202229684" calcext:value-type="float">
            <text:p>272869.202229684</text:p>
          </table:table-cell>
          <table:table-cell office:value-type="float" office:value="366007.485360906" calcext:value-type="float">
            <text:p>366007.485360906</text:p>
          </table:table-cell>
          <table:table-cell office:value-type="float" office:value="46162469.6392691" calcext:value-type="float">
            <text:p>46162469.6392691</text:p>
          </table:table-cell>
          <table:table-cell office:value-type="float" office:value="103313.032541708" calcext:value-type="float">
            <text:p>103313.032541708</text:p>
          </table:table-cell>
          <table:table-cell office:value-type="float" office:value="557643.768156691" calcext:value-type="float">
            <text:p>557643.768156691</text:p>
          </table:table-cell>
          <table:table-cell office:value-type="float" office:value="31146.9233533173" calcext:value-type="float">
            <text:p>31146.9233533173</text:p>
          </table:table-cell>
          <table:table-cell office:value-type="float" office:value="471316.478841129" calcext:value-type="float">
            <text:p>471316.478841129</text:p>
          </table:table-cell>
          <table:table-cell office:value-type="float" office:value="553540.414582293" calcext:value-type="float">
            <text:p>553540.414582293</text:p>
          </table:table-cell>
          <table:table-cell office:value-type="float" office:value="12060.5994812604" calcext:value-type="float">
            <text:p>12060.5994812604</text:p>
          </table:table-cell>
          <table:table-cell office:value-type="float" office:value="10331302.4107222" calcext:value-type="float">
            <text:p>10331302.4107222</text:p>
          </table:table-cell>
          <table:table-cell office:value-type="float" office:value="7985000.22904707" calcext:value-type="float">
            <text:p>7985000.22904707</text:p>
          </table:table-cell>
          <table:table-cell office:value-type="float" office:value="7902916.46084886" calcext:value-type="float">
            <text:p>7902916.46084886</text:p>
          </table:table-cell>
          <table:table-cell office:value-type="float" office:value="66009268.3881985" calcext:value-type="float">
            <text:p>66009268.3881985</text:p>
          </table:table-cell>
          <table:table-cell office:value-type="float" office:value="1769199.51557353" calcext:value-type="float">
            <text:p>1769199.51557353</text:p>
          </table:table-cell>
          <table:table-cell office:value-type="string" calcext:value-type="string">
            <text:p><text:s/>8H_fast_G4</text:p>
          </table:table-cell>
          <table:table-cell office:value-type="string" calcext:value-type="string">
            <text:p><text:s/>4105_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936"/>
        </table:table-row>
        <table:table-row table:style-name="ro2">
          <table:table-cell table:style-name="ce3" office:value-type="string" calcext:value-type="string">
            <text:p>AIM084_Plasma_pos_016</text:p>
          </table:table-cell>
          <table:table-cell table:style-name="ce3" office:value-type="float" office:value="4074377.4654289" calcext:value-type="float">
            <text:p>4074377.4654289</text:p>
          </table:table-cell>
          <table:table-cell table:style-name="ce3" office:value-type="float" office:value="354617.547737524" calcext:value-type="float">
            <text:p>354617.547737524</text:p>
          </table:table-cell>
          <table:table-cell table:style-name="ce3" office:value-type="float" office:value="30022923.4098851" calcext:value-type="float">
            <text:p>30022923.4098851</text:p>
          </table:table-cell>
          <table:table-cell table:style-name="ce3" office:value-type="float" office:value="667510.590455492" calcext:value-type="float">
            <text:p>667510.590455492</text:p>
          </table:table-cell>
          <table:table-cell table:style-name="ce3" office:value-type="float" office:value="983796.435968983" calcext:value-type="float">
            <text:p>983796.435968983</text:p>
          </table:table-cell>
          <table:table-cell table:style-name="ce3" office:value-type="float" office:value="21049554.8297131" calcext:value-type="float">
            <text:p>21049554.8297131</text:p>
          </table:table-cell>
          <table:table-cell table:style-name="ce3" office:value-type="float" office:value="9558763.20828247" calcext:value-type="float">
            <text:p>9558763.20828247</text:p>
          </table:table-cell>
          <table:table-cell table:style-name="ce3" office:value-type="float" office:value="30134184.955608" calcext:value-type="float">
            <text:p>30134184.955608</text:p>
          </table:table-cell>
          <table:table-cell table:style-name="ce3" office:value-type="float" office:value="1020281.34442249" calcext:value-type="float">
            <text:p>1020281.34442249</text:p>
          </table:table-cell>
          <table:table-cell table:style-name="ce3" office:value-type="float" office:value="633353.491817822" calcext:value-type="float">
            <text:p>633353.491817822</text:p>
          </table:table-cell>
          <table:table-cell table:style-name="ce3" office:value-type="float" office:value="626821.872165182" calcext:value-type="float">
            <text:p>626821.872165182</text:p>
          </table:table-cell>
          <table:table-cell table:style-name="ce3" office:value-type="float" office:value="8712581.12936123" calcext:value-type="float">
            <text:p>8712581.12936123</text:p>
          </table:table-cell>
          <table:table-cell table:style-name="ce3" office:value-type="float" office:value="51276.3751731868" calcext:value-type="float">
            <text:p>51276.3751731868</text:p>
          </table:table-cell>
          <table:table-cell table:style-name="ce3" office:value-type="float" office:value="96713.1153700706" calcext:value-type="float">
            <text:p>96713.1153700706</text:p>
          </table:table-cell>
          <table:table-cell table:style-name="ce3" office:value-type="float" office:value="37955.7003646267" calcext:value-type="float">
            <text:p>37955.7003646267</text:p>
          </table:table-cell>
          <table:table-cell table:style-name="ce3" office:value-type="float" office:value="214851.21886313" calcext:value-type="float">
            <text:p>214851.21886313</text:p>
          </table:table-cell>
          <table:table-cell table:style-name="ce3" office:value-type="float" office:value="17060.1179302006" calcext:value-type="float">
            <text:p>17060.1179302006</text:p>
          </table:table-cell>
          <table:table-cell table:style-name="ce3" office:value-type="float" office:value="770083.708419631" calcext:value-type="float">
            <text:p>770083.708419631</text:p>
          </table:table-cell>
          <table:table-cell table:style-name="ce3" office:value-type="float" office:value="2618649.91818544" calcext:value-type="float">
            <text:p>2618649.91818544</text:p>
          </table:table-cell>
          <table:table-cell table:style-name="ce3" office:value-type="float" office:value="245292.712085828" calcext:value-type="float">
            <text:p>245292.712085828</text:p>
          </table:table-cell>
          <table:table-cell table:style-name="ce3" office:value-type="float" office:value="2991977.5332266" calcext:value-type="float">
            <text:p>2991977.5332266</text:p>
          </table:table-cell>
          <table:table-cell table:style-name="ce3" office:value-type="float" office:value="477616.821302196" calcext:value-type="float">
            <text:p>477616.821302196</text:p>
          </table:table-cell>
          <table:table-cell table:style-name="ce3" office:value-type="float" office:value="130169.738337894" calcext:value-type="float">
            <text:p>130169.738337894</text:p>
          </table:table-cell>
          <table:table-cell table:style-name="ce3" office:value-type="float" office:value="337756.895754972" calcext:value-type="float">
            <text:p>337756.895754972</text:p>
          </table:table-cell>
          <table:table-cell table:style-name="ce3" office:value-type="float" office:value="982982.632943223" calcext:value-type="float">
            <text:p>982982.632943223</text:p>
          </table:table-cell>
          <table:table-cell table:style-name="ce3" office:value-type="float" office:value="896881.466788314" calcext:value-type="float">
            <text:p>896881.466788314</text:p>
          </table:table-cell>
          <table:table-cell table:style-name="ce3" office:value-type="float" office:value="1782982.28606885" calcext:value-type="float">
            <text:p>1782982.28606885</text:p>
          </table:table-cell>
          <table:table-cell table:style-name="ce3" office:value-type="float" office:value="1164210.77518422" calcext:value-type="float">
            <text:p>1164210.77518422</text:p>
          </table:table-cell>
          <table:table-cell table:style-name="ce3" office:value-type="float" office:value="47460.291439549" calcext:value-type="float">
            <text:p>47460.291439549</text:p>
          </table:table-cell>
          <table:table-cell table:style-name="ce3" office:value-type="float" office:value="1501277.82810676" calcext:value-type="float">
            <text:p>1501277.82810676</text:p>
          </table:table-cell>
          <table:table-cell table:style-name="ce3" office:value-type="float" office:value="3159945.74857618" calcext:value-type="float">
            <text:p>3159945.74857618</text:p>
          </table:table-cell>
          <table:table-cell table:style-name="ce3" office:value-type="float" office:value="1574105.65837022" calcext:value-type="float">
            <text:p>1574105.65837022</text:p>
          </table:table-cell>
          <table:table-cell table:style-name="ce3" office:value-type="float" office:value="118013.061920447" calcext:value-type="float">
            <text:p>118013.061920447</text:p>
          </table:table-cell>
          <table:table-cell table:style-name="ce3" office:value-type="float" office:value="5975714.28640163" calcext:value-type="float">
            <text:p>5975714.28640163</text:p>
          </table:table-cell>
          <table:table-cell table:style-name="ce3" office:value-type="float" office:value="866970.972259338" calcext:value-type="float">
            <text:p>866970.972259338</text:p>
          </table:table-cell>
          <table:table-cell table:style-name="ce3" office:value-type="float" office:value="1020806.36713568" calcext:value-type="float">
            <text:p>1020806.36713568</text:p>
          </table:table-cell>
          <table:table-cell table:style-name="ce3" office:value-type="float" office:value="1717396.25993003" calcext:value-type="float">
            <text:p>1717396.25993003</text:p>
          </table:table-cell>
          <table:table-cell table:style-name="ce3" office:value-type="float" office:value="146839.362554919" calcext:value-type="float">
            <text:p>146839.362554919</text:p>
          </table:table-cell>
          <table:table-cell table:style-name="ce3" office:value-type="float" office:value="514921.173285171" calcext:value-type="float">
            <text:p>514921.173285171</text:p>
          </table:table-cell>
          <table:table-cell table:style-name="ce3" office:value-type="float" office:value="531393.407094137" calcext:value-type="float">
            <text:p>531393.407094137</text:p>
          </table:table-cell>
          <table:table-cell table:style-name="ce3" office:value-type="float" office:value="270077.616801672" calcext:value-type="float">
            <text:p>270077.616801672</text:p>
          </table:table-cell>
          <table:table-cell table:style-name="ce3" office:value-type="float" office:value="117409.769388945" calcext:value-type="float">
            <text:p>117409.769388945</text:p>
          </table:table-cell>
          <table:table-cell table:style-name="ce3" office:value-type="float" office:value="14084.7997301367" calcext:value-type="float">
            <text:p>14084.7997301367</text:p>
          </table:table-cell>
          <table:table-cell table:style-name="ce3" office:value-type="float" office:value="38083.3235466044" calcext:value-type="float">
            <text:p>38083.3235466044</text:p>
          </table:table-cell>
          <table:table-cell table:style-name="ce3" office:value-type="float" office:value="11403.467100081" calcext:value-type="float">
            <text:p>11403.467100081</text:p>
          </table:table-cell>
          <table:table-cell table:style-name="ce3" office:value-type="float" office:value="766407.13133855" calcext:value-type="float">
            <text:p>766407.13133855</text:p>
          </table:table-cell>
          <table:table-cell table:style-name="ce3" office:value-type="float" office:value="3933.13276589939" calcext:value-type="float">
            <text:p>3933.1327658994</text:p>
          </table:table-cell>
          <table:table-cell table:style-name="ce3" office:value-type="float" office:value="114514.063828599" calcext:value-type="float">
            <text:p>114514.063828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481.228595495" calcext:value-type="float">
            <text:p>188481.228595495</text:p>
          </table:table-cell>
          <table:table-cell table:style-name="ce3" office:value-type="float" office:value="529611.482548337" calcext:value-type="float">
            <text:p>529611.482548337</text:p>
          </table:table-cell>
          <table:table-cell table:style-name="ce3" office:value-type="float" office:value="165205.244399039" calcext:value-type="float">
            <text:p>165205.244399039</text:p>
          </table:table-cell>
          <table:table-cell table:style-name="ce3" office:value-type="float" office:value="98316.7228878532" calcext:value-type="float">
            <text:p>98316.7228878532</text:p>
          </table:table-cell>
          <table:table-cell table:style-name="ce3" office:value-type="float" office:value="555567.414596941" calcext:value-type="float">
            <text:p>555567.414596941</text:p>
          </table:table-cell>
          <table:table-cell table:style-name="ce3" office:value-type="float" office:value="4540.10005645751" calcext:value-type="float">
            <text:p>4540.1000564575</text:p>
          </table:table-cell>
          <table:table-cell table:style-name="ce3" office:value-type="float" office:value="13853.4398031216" calcext:value-type="float">
            <text:p>13853.4398031216</text:p>
          </table:table-cell>
          <table:table-cell table:style-name="ce3" office:value-type="float" office:value="1580.74211288746" calcext:value-type="float">
            <text:p>1580.7421128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20.5646121756" calcext:value-type="float">
            <text:p>51420.5646121756</text:p>
          </table:table-cell>
          <table:table-cell table:style-name="ce3" office:value-type="float" office:value="14303.76775286" calcext:value-type="float">
            <text:p>14303.76775286</text:p>
          </table:table-cell>
          <table:table-cell table:style-name="ce3" office:value-type="float" office:value="261564.049056224" calcext:value-type="float">
            <text:p>261564.049056224</text:p>
          </table:table-cell>
          <table:table-cell table:style-name="ce3" office:value-type="float" office:value="354960.922912211" calcext:value-type="float">
            <text:p>354960.922912211</text:p>
          </table:table-cell>
          <table:table-cell table:style-name="ce3" office:value-type="float" office:value="59840327.8411585" calcext:value-type="float">
            <text:p>59840327.8411585</text:p>
          </table:table-cell>
          <table:table-cell table:style-name="ce3" office:value-type="float" office:value="72867.8644283116" calcext:value-type="float">
            <text:p>72867.8644283116</text:p>
          </table:table-cell>
          <table:table-cell table:style-name="ce3" office:value-type="float" office:value="723381.678086831" calcext:value-type="float">
            <text:p>723381.678086831</text:p>
          </table:table-cell>
          <table:table-cell table:style-name="ce3" office:value-type="float" office:value="21967.8493766589" calcext:value-type="float">
            <text:p>21967.8493766589</text:p>
          </table:table-cell>
          <table:table-cell table:style-name="ce3" office:value-type="float" office:value="511069.245290676" calcext:value-type="float">
            <text:p>511069.245290676</text:p>
          </table:table-cell>
          <table:table-cell table:style-name="ce3" office:value-type="float" office:value="602118.857990973" calcext:value-type="float">
            <text:p>602118.857990973</text:p>
          </table:table-cell>
          <table:table-cell table:style-name="ce3" office:value-type="float" office:value="6810.14325765154" calcext:value-type="float">
            <text:p>6810.1432576515</text:p>
          </table:table-cell>
          <table:table-cell table:style-name="ce3" office:value-type="float" office:value="6805704.48061191" calcext:value-type="float">
            <text:p>6805704.48061191</text:p>
          </table:table-cell>
          <table:table-cell table:style-name="ce3" office:value-type="float" office:value="15852654.4358783" calcext:value-type="float">
            <text:p>15852654.4358783</text:p>
          </table:table-cell>
          <table:table-cell table:style-name="ce3" office:value-type="float" office:value="9907676.07686332" calcext:value-type="float">
            <text:p>9907676.07686332</text:p>
          </table:table-cell>
          <table:table-cell table:style-name="ce3" office:value-type="float" office:value="95584354.3095481" calcext:value-type="float">
            <text:p>95584354.3095481</text:p>
          </table:table-cell>
          <table:table-cell table:style-name="ce3" office:value-type="float" office:value="2524258.08621977" calcext:value-type="float">
            <text:p>2524258.08621977</text:p>
          </table:table-cell>
          <table:table-cell table:style-name="ce3" office:value-type="string" calcext:value-type="string">
            <text:p><text:s/>4H_fast_G3</text:p>
          </table:table-cell>
          <table:table-cell table:style-name="ce3" office:value-type="string" calcext:value-type="string">
            <text:p><text:s/>3101_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36"/>
        </table:table-row>
        <table:table-row table:style-name="ro2">
          <table:table-cell office:value-type="string" calcext:value-type="string">
            <text:p>AIM084_Plasma_pos_024</text:p>
          </table:table-cell>
          <table:table-cell office:value-type="float" office:value="4361790.9023345" calcext:value-type="float">
            <text:p>4361790.9023345</text:p>
          </table:table-cell>
          <table:table-cell office:value-type="float" office:value="197502.306246938" calcext:value-type="float">
            <text:p>197502.306246938</text:p>
          </table:table-cell>
          <table:table-cell office:value-type="float" office:value="26201792.9665976" calcext:value-type="float">
            <text:p>26201792.9665976</text:p>
          </table:table-cell>
          <table:table-cell office:value-type="float" office:value="769613.615195208" calcext:value-type="float">
            <text:p>769613.615195208</text:p>
          </table:table-cell>
          <table:table-cell office:value-type="float" office:value="879105.560156194" calcext:value-type="float">
            <text:p>879105.560156194</text:p>
          </table:table-cell>
          <table:table-cell office:value-type="float" office:value="24292303.7905723" calcext:value-type="float">
            <text:p>24292303.7905723</text:p>
          </table:table-cell>
          <table:table-cell office:value-type="float" office:value="10296496.962336" calcext:value-type="float">
            <text:p>10296496.962336</text:p>
          </table:table-cell>
          <table:table-cell office:value-type="float" office:value="34269024.9506997" calcext:value-type="float">
            <text:p>34269024.9506997</text:p>
          </table:table-cell>
          <table:table-cell office:value-type="float" office:value="450263.35004407" calcext:value-type="float">
            <text:p>450263.35004407</text:p>
          </table:table-cell>
          <table:table-cell office:value-type="float" office:value="654423.859777821" calcext:value-type="float">
            <text:p>654423.859777821</text:p>
          </table:table-cell>
          <table:table-cell office:value-type="float" office:value="571700.250682836" calcext:value-type="float">
            <text:p>571700.250682836</text:p>
          </table:table-cell>
          <table:table-cell office:value-type="float" office:value="8430575.59928984" calcext:value-type="float">
            <text:p>8430575.59928984</text:p>
          </table:table-cell>
          <table:table-cell office:value-type="float" office:value="60783.8612434523" calcext:value-type="float">
            <text:p>60783.8612434523</text:p>
          </table:table-cell>
          <table:table-cell office:value-type="float" office:value="153455.802911543" calcext:value-type="float">
            <text:p>153455.802911543</text:p>
          </table:table-cell>
          <table:table-cell office:value-type="float" office:value="37668.5539488423" calcext:value-type="float">
            <text:p>37668.5539488423</text:p>
          </table:table-cell>
          <table:table-cell office:value-type="float" office:value="136304.959582834" calcext:value-type="float">
            <text:p>136304.959582834</text:p>
          </table:table-cell>
          <table:table-cell office:value-type="float" office:value="30193.9067590326" calcext:value-type="float">
            <text:p>30193.9067590326</text:p>
          </table:table-cell>
          <table:table-cell office:value-type="float" office:value="874459.693183952" calcext:value-type="float">
            <text:p>874459.693183952</text:p>
          </table:table-cell>
          <table:table-cell office:value-type="float" office:value="3499887.67865235" calcext:value-type="float">
            <text:p>3499887.67865235</text:p>
          </table:table-cell>
          <table:table-cell office:value-type="float" office:value="183692.259243034" calcext:value-type="float">
            <text:p>183692.259243034</text:p>
          </table:table-cell>
          <table:table-cell office:value-type="float" office:value="2757689.60135836" calcext:value-type="float">
            <text:p>2757689.60135836</text:p>
          </table:table-cell>
          <table:table-cell office:value-type="float" office:value="852016.193899631" calcext:value-type="float">
            <text:p>852016.193899631</text:p>
          </table:table-cell>
          <table:table-cell office:value-type="float" office:value="100373.474393427" calcext:value-type="float">
            <text:p>100373.474393427</text:p>
          </table:table-cell>
          <table:table-cell office:value-type="float" office:value="685124.159970459" calcext:value-type="float">
            <text:p>685124.159970459</text:p>
          </table:table-cell>
          <table:table-cell office:value-type="float" office:value="602154.033594886" calcext:value-type="float">
            <text:p>602154.033594886</text:p>
          </table:table-cell>
          <table:table-cell office:value-type="float" office:value="1025508.44435857" calcext:value-type="float">
            <text:p>1025508.44435857</text:p>
          </table:table-cell>
          <table:table-cell office:value-type="float" office:value="1127019.86717239" calcext:value-type="float">
            <text:p>1127019.86717239</text:p>
          </table:table-cell>
          <table:table-cell office:value-type="float" office:value="1039184.90241914" calcext:value-type="float">
            <text:p>1039184.90241914</text:p>
          </table:table-cell>
          <table:table-cell office:value-type="float" office:value="37283.4760501457" calcext:value-type="float">
            <text:p>37283.4760501457</text:p>
          </table:table-cell>
          <table:table-cell office:value-type="float" office:value="1211129.53979083" calcext:value-type="float">
            <text:p>1211129.53979083</text:p>
          </table:table-cell>
          <table:table-cell office:value-type="float" office:value="2238801.40220346" calcext:value-type="float">
            <text:p>2238801.40220346</text:p>
          </table:table-cell>
          <table:table-cell office:value-type="float" office:value="1866683.72008635" calcext:value-type="float">
            <text:p>1866683.72008635</text:p>
          </table:table-cell>
          <table:table-cell office:value-type="float" office:value="98001.4991895511" calcext:value-type="float">
            <text:p>98001.4991895511</text:p>
          </table:table-cell>
          <table:table-cell office:value-type="float" office:value="4402182.98872834" calcext:value-type="float">
            <text:p>4402182.98872834</text:p>
          </table:table-cell>
          <table:table-cell office:value-type="float" office:value="572767.121178004" calcext:value-type="float">
            <text:p>572767.121178004</text:p>
          </table:table-cell>
          <table:table-cell office:value-type="float" office:value="619195.410673876" calcext:value-type="float">
            <text:p>619195.410673876</text:p>
          </table:table-cell>
          <table:table-cell office:value-type="float" office:value="2108995.48455075" calcext:value-type="float">
            <text:p>2108995.48455075</text:p>
          </table:table-cell>
          <table:table-cell office:value-type="float" office:value="238312.045263919" calcext:value-type="float">
            <text:p>238312.045263919</text:p>
          </table:table-cell>
          <table:table-cell office:value-type="float" office:value="424503.431965265" calcext:value-type="float">
            <text:p>424503.431965265</text:p>
          </table:table-cell>
          <table:table-cell office:value-type="float" office:value="346842.167219718" calcext:value-type="float">
            <text:p>346842.167219718</text:p>
          </table:table-cell>
          <table:table-cell office:value-type="float" office:value="340876.671676461" calcext:value-type="float">
            <text:p>340876.671676461</text:p>
          </table:table-cell>
          <table:table-cell office:value-type="float" office:value="96699.1089631405" calcext:value-type="float">
            <text:p>96699.1089631405</text:p>
          </table:table-cell>
          <table:table-cell office:value-type="float" office:value="25265.4946332648" calcext:value-type="float">
            <text:p>25265.4946332648</text:p>
          </table:table-cell>
          <table:table-cell office:value-type="float" office:value="40019.9144168416" calcext:value-type="float">
            <text:p>40019.9144168416</text:p>
          </table:table-cell>
          <table:table-cell office:value-type="float" office:value="9854.94473358365" calcext:value-type="float">
            <text:p>9854.9447335837</text:p>
          </table:table-cell>
          <table:table-cell office:value-type="float" office:value="523027.540849881" calcext:value-type="float">
            <text:p>523027.540849881</text:p>
          </table:table-cell>
          <table:table-cell office:value-type="float" office:value="1385.50665062802" calcext:value-type="float">
            <text:p>1385.506650628</text:p>
          </table:table-cell>
          <table:table-cell office:value-type="float" office:value="167422.5390591" calcext:value-type="float">
            <text:p>167422.5390591</text:p>
          </table:table-cell>
          <table:table-cell office:value-type="float" office:value="0" calcext:value-type="float">
            <text:p>0</text:p>
          </table:table-cell>
          <table:table-cell office:value-type="float" office:value="115847.89555831" calcext:value-type="float">
            <text:p>115847.89555831</text:p>
          </table:table-cell>
          <table:table-cell office:value-type="float" office:value="691463.258212424" calcext:value-type="float">
            <text:p>691463.258212424</text:p>
          </table:table-cell>
          <table:table-cell office:value-type="float" office:value="424053.168299932" calcext:value-type="float">
            <text:p>424053.168299932</text:p>
          </table:table-cell>
          <table:table-cell office:value-type="float" office:value="167535.844883924" calcext:value-type="float">
            <text:p>167535.844883924</text:p>
          </table:table-cell>
          <table:table-cell office:value-type="float" office:value="1427703.23934059" calcext:value-type="float">
            <text:p>1427703.23934059</text:p>
          </table:table-cell>
          <table:table-cell office:value-type="float" office:value="2421.37942469728" calcext:value-type="float">
            <text:p>2421.3794246973</text:p>
          </table:table-cell>
          <table:table-cell office:value-type="float" office:value="199.604524218828" calcext:value-type="float">
            <text:p>199.6045242188</text:p>
          </table:table-cell>
          <table:table-cell office:value-type="float" office:value="1986.93910832731" calcext:value-type="float">
            <text:p>1986.9391083273</text:p>
          </table:table-cell>
          <table:table-cell office:value-type="float" office:value="55442.0558685382" calcext:value-type="float">
            <text:p>55442.0558685382</text:p>
          </table:table-cell>
          <table:table-cell office:value-type="float" office:value="172203.031737994" calcext:value-type="float">
            <text:p>172203.031737994</text:p>
          </table:table-cell>
          <table:table-cell office:value-type="float" office:value="29712.1401849403" calcext:value-type="float">
            <text:p>29712.1401849403</text:p>
          </table:table-cell>
          <table:table-cell office:value-type="float" office:value="379652.423161635" calcext:value-type="float">
            <text:p>379652.423161635</text:p>
          </table:table-cell>
          <table:table-cell office:value-type="float" office:value="489519.325649901" calcext:value-type="float">
            <text:p>489519.325649901</text:p>
          </table:table-cell>
          <table:table-cell office:value-type="float" office:value="54562905.1774853" calcext:value-type="float">
            <text:p>54562905.1774853</text:p>
          </table:table-cell>
          <table:table-cell office:value-type="float" office:value="37751.2253228061" calcext:value-type="float">
            <text:p>37751.2253228061</text:p>
          </table:table-cell>
          <table:table-cell office:value-type="float" office:value="489182.690825363" calcext:value-type="float">
            <text:p>489182.690825363</text:p>
          </table:table-cell>
          <table:table-cell office:value-type="float" office:value="18202.376492887" calcext:value-type="float">
            <text:p>18202.376492887</text:p>
          </table:table-cell>
          <table:table-cell office:value-type="float" office:value="401857.635893863" calcext:value-type="float">
            <text:p>401857.635893863</text:p>
          </table:table-cell>
          <table:table-cell office:value-type="float" office:value="454298.955698383" calcext:value-type="float">
            <text:p>454298.955698383</text:p>
          </table:table-cell>
          <table:table-cell office:value-type="float" office:value="7691.61184889456" calcext:value-type="float">
            <text:p>7691.6118488946</text:p>
          </table:table-cell>
          <table:table-cell office:value-type="float" office:value="6520268.60622017" calcext:value-type="float">
            <text:p>6520268.60622017</text:p>
          </table:table-cell>
          <table:table-cell office:value-type="float" office:value="13280808.4585964" calcext:value-type="float">
            <text:p>13280808.4585964</text:p>
          </table:table-cell>
          <table:table-cell office:value-type="float" office:value="10288454.2493185" calcext:value-type="float">
            <text:p>10288454.2493185</text:p>
          </table:table-cell>
          <table:table-cell office:value-type="float" office:value="62887570.5750332" calcext:value-type="float">
            <text:p>62887570.5750332</text:p>
          </table:table-cell>
          <table:table-cell office:value-type="float" office:value="2693679.38007125" calcext:value-type="float">
            <text:p>2693679.38007125</text:p>
          </table:table-cell>
          <table:table-cell office:value-type="string" calcext:value-type="string">
            <text:p><text:s/>4H_fast_G3</text:p>
          </table:table-cell>
          <table:table-cell office:value-type="string" calcext:value-type="string">
            <text:p><text:s/>3102_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936"/>
        </table:table-row>
        <table:table-row table:style-name="ro1">
          <table:table-cell table:style-name="ce4" office:value-type="string" calcext:value-type="string">
            <text:p>AIM084_Plasma_neg_031</text:p>
          </table:table-cell>
          <table:table-cell table:style-name="ce4" office:value-type="float" office:value="205677.377822768" calcext:value-type="float">
            <text:p>205677.377822768</text:p>
          </table:table-cell>
          <table:table-cell table:style-name="ce4" office:value-type="float" office:value="69757.6138901972" calcext:value-type="float">
            <text:p>69757.6138901972</text:p>
          </table:table-cell>
          <table:table-cell table:style-name="ce4" office:value-type="float" office:value="296691.540025812" calcext:value-type="float">
            <text:p>296691.540025812</text:p>
          </table:table-cell>
          <table:table-cell table:style-name="ce4" office:value-type="float" office:value="49114.6928242715" calcext:value-type="float">
            <text:p>49114.6928242715</text:p>
          </table:table-cell>
          <table:table-cell table:style-name="ce4" office:value-type="float" office:value="658427.377771965" calcext:value-type="float">
            <text:p>658427.377771965</text:p>
          </table:table-cell>
          <table:table-cell table:style-name="ce4" office:value-type="float" office:value="174726.564097254" calcext:value-type="float">
            <text:p>174726.564097254</text:p>
          </table:table-cell>
          <table:table-cell table:style-name="ce4" office:value-type="float" office:value="332623.381181391" calcext:value-type="float">
            <text:p>332623.381181391</text:p>
          </table:table-cell>
          <table:table-cell table:style-name="ce4" office:value-type="float" office:value="488040.898980621" calcext:value-type="float">
            <text:p>488040.898980621</text:p>
          </table:table-cell>
          <table:table-cell table:style-name="ce4" office:value-type="float" office:value="590955.569177249" calcext:value-type="float">
            <text:p>590955.569177249</text:p>
          </table:table-cell>
          <table:table-cell table:style-name="ce4" office:value-type="float" office:value="455567.102168886" calcext:value-type="float">
            <text:p>455567.102168886</text:p>
          </table:table-cell>
          <table:table-cell table:style-name="ce4" office:value-type="float" office:value="46299.292261996" calcext:value-type="float">
            <text:p>46299.292261996</text:p>
          </table:table-cell>
          <table:table-cell table:style-name="ce4" office:value-type="float" office:value="31263.8258646099" calcext:value-type="float">
            <text:p>31263.8258646099</text:p>
          </table:table-cell>
          <table:table-cell table:style-name="ce4" office:value-type="float" office:value="49863.1054920987" calcext:value-type="float">
            <text:p>49863.1054920987</text:p>
          </table:table-cell>
          <table:table-cell table:style-name="ce4" office:value-type="float" office:value="77584.3687064484" calcext:value-type="float">
            <text:p>77584.3687064484</text:p>
          </table:table-cell>
          <table:table-cell table:style-name="ce4" office:value-type="float" office:value="40080.8561945546" calcext:value-type="float">
            <text:p>40080.85619455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8.57910159993" calcext:value-type="float">
            <text:p>5178.5791015999</text:p>
          </table:table-cell>
          <table:table-cell table:style-name="ce4" office:value-type="float" office:value="938936.481570782" calcext:value-type="float">
            <text:p>938936.481570782</text:p>
          </table:table-cell>
          <table:table-cell table:style-name="ce4" office:value-type="float" office:value="54737.9938074199" calcext:value-type="float">
            <text:p>54737.9938074199</text:p>
          </table:table-cell>
          <table:table-cell table:style-name="ce4" office:value-type="float" office:value="2351.91579510218" calcext:value-type="float">
            <text:p>2351.9157951022</text:p>
          </table:table-cell>
          <table:table-cell table:style-name="ce4" office:value-type="float" office:value="32779.1927323966" calcext:value-type="float">
            <text:p>32779.1927323966</text:p>
          </table:table-cell>
          <table:table-cell table:style-name="ce4" office:value-type="float" office:value="423493.985548192" calcext:value-type="float">
            <text:p>423493.985548192</text:p>
          </table:table-cell>
          <table:table-cell table:style-name="ce4" office:value-type="float" office:value="126917.561798035" calcext:value-type="float">
            <text:p>126917.561798035</text:p>
          </table:table-cell>
          <table:table-cell table:style-name="ce4" office:value-type="float" office:value="199586.475875419" calcext:value-type="float">
            <text:p>199586.475875419</text:p>
          </table:table-cell>
          <table:table-cell table:style-name="ce4" office:value-type="float" office:value="1357031.46211352" calcext:value-type="float">
            <text:p>1357031.46211352</text:p>
          </table:table-cell>
          <table:table-cell table:style-name="ce4" office:value-type="float" office:value="663088.974921763" calcext:value-type="float">
            <text:p>663088.974921763</text:p>
          </table:table-cell>
          <table:table-cell table:style-name="ce4" office:value-type="float" office:value="3340.67879099754" calcext:value-type="float">
            <text:p>3340.6787909975</text:p>
          </table:table-cell>
          <table:table-cell table:style-name="ce4" office:value-type="float" office:value="450355.38543908" calcext:value-type="float">
            <text:p>450355.38543908</text:p>
          </table:table-cell>
          <table:table-cell table:style-name="ce4" office:value-type="float" office:value="25890.2009548595" calcext:value-type="float">
            <text:p>25890.2009548595</text:p>
          </table:table-cell>
          <table:table-cell table:style-name="ce4" office:value-type="float" office:value="13349.5485514863" calcext:value-type="float">
            <text:p>13349.5485514863</text:p>
          </table:table-cell>
          <table:table-cell table:style-name="ce4" office:value-type="float" office:value="3119845.1043561" calcext:value-type="float">
            <text:p>3119845.1043561</text:p>
          </table:table-cell>
          <table:table-cell table:style-name="ce4" office:value-type="float" office:value="1666480.05431517" calcext:value-type="float">
            <text:p>1666480.05431517</text:p>
          </table:table-cell>
          <table:table-cell table:style-name="ce4" office:value-type="float" office:value="133187.637339385" calcext:value-type="float">
            <text:p>133187.637339385</text:p>
          </table:table-cell>
          <table:table-cell table:style-name="ce4" office:value-type="float" office:value="4456743.71505292" calcext:value-type="float">
            <text:p>4456743.71505292</text:p>
          </table:table-cell>
          <table:table-cell table:style-name="ce4" office:value-type="float" office:value="954336.987516745" calcext:value-type="float">
            <text:p>954336.987516745</text:p>
          </table:table-cell>
          <table:table-cell table:style-name="ce4" office:value-type="float" office:value="931743.927218002" calcext:value-type="float">
            <text:p>931743.927218002</text:p>
          </table:table-cell>
          <table:table-cell table:style-name="ce4" office:value-type="float" office:value="1652615.44682937" calcext:value-type="float">
            <text:p>1652615.4468293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29055.412025748" calcext:value-type="float">
            <text:p>529055.4120257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5542.1814472685" calcext:value-type="float">
            <text:p>95542.1814472685</text:p>
          </table:table-cell>
          <table:table-cell table:style-name="ce4" office:value-type="float" office:value="12839.4309259902" calcext:value-type="float">
            <text:p>12839.4309259902</text:p>
          </table:table-cell>
          <table:table-cell table:style-name="ce4" office:value-type="float" office:value="38376.5421221383" calcext:value-type="float">
            <text:p>38376.5421221383</text:p>
          </table:table-cell>
          <table:table-cell table:style-name="ce4" office:value-type="float" office:value="11517.4942044657" calcext:value-type="float">
            <text:p>11517.4942044657</text:p>
          </table:table-cell>
          <table:table-cell table:style-name="ce4" office:value-type="float" office:value="502049.625207465" calcext:value-type="float">
            <text:p>502049.625207465</text:p>
          </table:table-cell>
          <table:table-cell table:style-name="ce4" office:value-type="float" office:value="171963.919991771" calcext:value-type="float">
            <text:p>171963.919991771</text:p>
          </table:table-cell>
          <table:table-cell table:style-name="ce4" office:value-type="float" office:value="96579.4639894662" calcext:value-type="float">
            <text:p>96579.463989466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66607.699104236" calcext:value-type="float">
            <text:p>866607.699104236</text:p>
          </table:table-cell>
          <table:table-cell table:style-name="ce4" office:value-type="float" office:value="177874.94863378" calcext:value-type="float">
            <text:p>177874.94863378</text:p>
          </table:table-cell>
          <table:table-cell table:style-name="ce4" office:value-type="float" office:value="218308.578440197" calcext:value-type="float">
            <text:p>218308.578440197</text:p>
          </table:table-cell>
          <table:table-cell table:style-name="ce4" office:value-type="float" office:value="802776.910001862" calcext:value-type="float">
            <text:p>802776.910001862</text:p>
          </table:table-cell>
          <table:table-cell table:style-name="ce4" office:value-type="float" office:value="6357.63980676268" calcext:value-type="float">
            <text:p>6357.63980676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02.71549041348" calcext:value-type="float">
            <text:p>4902.71549041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983.8325485428" calcext:value-type="float">
            <text:p>37983.8325485428</text:p>
          </table:table-cell>
          <table:table-cell table:style-name="ce4" office:value-type="float" office:value="6099.6158824195" calcext:value-type="float">
            <text:p>6099.615882419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2953.6198828541" calcext:value-type="float">
            <text:p>42953.6198828541</text:p>
          </table:table-cell>
          <table:table-cell table:style-name="ce4" office:value-type="float" office:value="27593.8522022796" calcext:value-type="float">
            <text:p>27593.8522022796</text:p>
          </table:table-cell>
          <table:table-cell table:style-name="ce4" office:value-type="float" office:value="406768.089636507" calcext:value-type="float">
            <text:p>406768.089636507</text:p>
          </table:table-cell>
          <table:table-cell table:style-name="ce4" office:value-type="float" office:value="11097.8437980911" calcext:value-type="float">
            <text:p>11097.8437980911</text:p>
          </table:table-cell>
          <table:table-cell table:style-name="ce4" office:value-type="float" office:value="434434.459150364" calcext:value-type="float">
            <text:p>434434.459150364</text:p>
          </table:table-cell>
          <table:table-cell table:style-name="ce4" office:value-type="float" office:value="540295.372920349" calcext:value-type="float">
            <text:p>540295.372920349</text:p>
          </table:table-cell>
          <table:table-cell table:style-name="ce4" office:value-type="float" office:value="9068.98829291591" calcext:value-type="float">
            <text:p>9068.9882929159</text:p>
          </table:table-cell>
          <table:table-cell table:style-name="ce4" office:value-type="float" office:value="6624.92606935173" calcext:value-type="float">
            <text:p>6624.9260693517</text:p>
          </table:table-cell>
          <table:table-cell table:style-name="ce4" office:value-type="float" office:value="6841.07748859033" calcext:value-type="float">
            <text:p>6841.0774885903</text:p>
          </table:table-cell>
          <table:table-cell table:style-name="ce4" office:value-type="float" office:value="3716.19247343876" calcext:value-type="float">
            <text:p>3716.1924734388</text:p>
          </table:table-cell>
          <table:table-cell table:style-name="ce4" office:value-type="float" office:value="90339.4678720101" calcext:value-type="float">
            <text:p>90339.46787201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<text:s/>4H_fast_G3</text:p>
          </table:table-cell>
          <table:table-cell table:style-name="ce4" office:value-type="string" calcext:value-type="string">
            <text:p><text:s/>3103_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936"/>
        </table:table-row>
        <table:table-row table:style-name="ro2">
          <table:table-cell office:value-type="string" calcext:value-type="string">
            <text:p>AIM084_Plasma_pos_039</text:p>
          </table:table-cell>
          <table:table-cell office:value-type="float" office:value="4043967.56799265" calcext:value-type="float">
            <text:p>4043967.56799265</text:p>
          </table:table-cell>
          <table:table-cell office:value-type="float" office:value="463462.447909397" calcext:value-type="float">
            <text:p>463462.447909397</text:p>
          </table:table-cell>
          <table:table-cell office:value-type="float" office:value="25367370.633194" calcext:value-type="float">
            <text:p>25367370.633194</text:p>
          </table:table-cell>
          <table:table-cell office:value-type="float" office:value="658959.201145075" calcext:value-type="float">
            <text:p>658959.201145075</text:p>
          </table:table-cell>
          <table:table-cell office:value-type="float" office:value="592416.369259045" calcext:value-type="float">
            <text:p>592416.369259045</text:p>
          </table:table-cell>
          <table:table-cell office:value-type="float" office:value="17447588.180953" calcext:value-type="float">
            <text:p>17447588.180953</text:p>
          </table:table-cell>
          <table:table-cell office:value-type="float" office:value="10606776.8702842" calcext:value-type="float">
            <text:p>10606776.8702842</text:p>
          </table:table-cell>
          <table:table-cell office:value-type="float" office:value="18204813.8686698" calcext:value-type="float">
            <text:p>18204813.8686698</text:p>
          </table:table-cell>
          <table:table-cell office:value-type="float" office:value="424748.464180742" calcext:value-type="float">
            <text:p>424748.464180742</text:p>
          </table:table-cell>
          <table:table-cell office:value-type="float" office:value="395004.316580296" calcext:value-type="float">
            <text:p>395004.316580296</text:p>
          </table:table-cell>
          <table:table-cell office:value-type="float" office:value="694951.51301034" calcext:value-type="float">
            <text:p>694951.51301034</text:p>
          </table:table-cell>
          <table:table-cell office:value-type="float" office:value="7301747.32201365" calcext:value-type="float">
            <text:p>7301747.32201365</text:p>
          </table:table-cell>
          <table:table-cell office:value-type="float" office:value="41450.5067339347" calcext:value-type="float">
            <text:p>41450.5067339347</text:p>
          </table:table-cell>
          <table:table-cell office:value-type="float" office:value="64312.5399267217" calcext:value-type="float">
            <text:p>64312.5399267217</text:p>
          </table:table-cell>
          <table:table-cell office:value-type="float" office:value="57425.3995779696" calcext:value-type="float">
            <text:p>57425.3995779696</text:p>
          </table:table-cell>
          <table:table-cell office:value-type="float" office:value="283919.306311379" calcext:value-type="float">
            <text:p>283919.306311379</text:p>
          </table:table-cell>
          <table:table-cell office:value-type="float" office:value="58523.1468964868" calcext:value-type="float">
            <text:p>58523.1468964868</text:p>
          </table:table-cell>
          <table:table-cell office:value-type="float" office:value="984970.852651119" calcext:value-type="float">
            <text:p>984970.852651119</text:p>
          </table:table-cell>
          <table:table-cell office:value-type="float" office:value="1907067.51152228" calcext:value-type="float">
            <text:p>1907067.51152228</text:p>
          </table:table-cell>
          <table:table-cell office:value-type="float" office:value="215685.867419604" calcext:value-type="float">
            <text:p>215685.867419604</text:p>
          </table:table-cell>
          <table:table-cell office:value-type="float" office:value="2292504.13001363" calcext:value-type="float">
            <text:p>2292504.13001363</text:p>
          </table:table-cell>
          <table:table-cell office:value-type="float" office:value="365592.917183385" calcext:value-type="float">
            <text:p>365592.917183385</text:p>
          </table:table-cell>
          <table:table-cell office:value-type="float" office:value="97209.0632962623" calcext:value-type="float">
            <text:p>97209.0632962623</text:p>
          </table:table-cell>
          <table:table-cell office:value-type="float" office:value="203370.791526944" calcext:value-type="float">
            <text:p>203370.791526944</text:p>
          </table:table-cell>
          <table:table-cell office:value-type="float" office:value="975760.657965939" calcext:value-type="float">
            <text:p>975760.657965939</text:p>
          </table:table-cell>
          <table:table-cell office:value-type="float" office:value="593181.905466679" calcext:value-type="float">
            <text:p>593181.905466679</text:p>
          </table:table-cell>
          <table:table-cell office:value-type="float" office:value="1342074.27072292" calcext:value-type="float">
            <text:p>1342074.27072292</text:p>
          </table:table-cell>
          <table:table-cell office:value-type="float" office:value="619478.245481007" calcext:value-type="float">
            <text:p>619478.245481007</text:p>
          </table:table-cell>
          <table:table-cell office:value-type="float" office:value="30128.9741935262" calcext:value-type="float">
            <text:p>30128.9741935262</text:p>
          </table:table-cell>
          <table:table-cell office:value-type="float" office:value="1223341.54578314" calcext:value-type="float">
            <text:p>1223341.54578314</text:p>
          </table:table-cell>
          <table:table-cell office:value-type="float" office:value="2337518.84748611" calcext:value-type="float">
            <text:p>2337518.84748611</text:p>
          </table:table-cell>
          <table:table-cell office:value-type="float" office:value="1478990.91375577" calcext:value-type="float">
            <text:p>1478990.91375577</text:p>
          </table:table-cell>
          <table:table-cell office:value-type="float" office:value="132983.271615243" calcext:value-type="float">
            <text:p>132983.271615243</text:p>
          </table:table-cell>
          <table:table-cell office:value-type="float" office:value="4846683.40526397" calcext:value-type="float">
            <text:p>4846683.40526397</text:p>
          </table:table-cell>
          <table:table-cell office:value-type="float" office:value="545961.755704204" calcext:value-type="float">
            <text:p>545961.755704204</text:p>
          </table:table-cell>
          <table:table-cell office:value-type="float" office:value="1011027.96266264" calcext:value-type="float">
            <text:p>1011027.96266264</text:p>
          </table:table-cell>
          <table:table-cell office:value-type="float" office:value="1371029.15299621" calcext:value-type="float">
            <text:p>1371029.15299621</text:p>
          </table:table-cell>
          <table:table-cell office:value-type="float" office:value="489081.912782105" calcext:value-type="float">
            <text:p>489081.912782105</text:p>
          </table:table-cell>
          <table:table-cell office:value-type="float" office:value="475953.395810921" calcext:value-type="float">
            <text:p>475953.395810921</text:p>
          </table:table-cell>
          <table:table-cell office:value-type="float" office:value="409754.997245792" calcext:value-type="float">
            <text:p>409754.997245792</text:p>
          </table:table-cell>
          <table:table-cell office:value-type="float" office:value="129475.538992486" calcext:value-type="float">
            <text:p>129475.538992486</text:p>
          </table:table-cell>
          <table:table-cell office:value-type="float" office:value="96161.5738268372" calcext:value-type="float">
            <text:p>96161.5738268372</text:p>
          </table:table-cell>
          <table:table-cell office:value-type="float" office:value="18063.871281141" calcext:value-type="float">
            <text:p>18063.871281141</text:p>
          </table:table-cell>
          <table:table-cell office:value-type="float" office:value="36397.1700534631" calcext:value-type="float">
            <text:p>36397.1700534631</text:p>
          </table:table-cell>
          <table:table-cell office:value-type="float" office:value="8891.60969645098" calcext:value-type="float">
            <text:p>8891.609696451</text:p>
          </table:table-cell>
          <table:table-cell office:value-type="float" office:value="567944.098577844" calcext:value-type="float">
            <text:p>567944.098577844</text:p>
          </table:table-cell>
          <table:table-cell office:value-type="float" office:value="7049.02403233975" calcext:value-type="float">
            <text:p>7049.0240323398</text:p>
          </table:table-cell>
          <table:table-cell office:value-type="float" office:value="134222.039096256" calcext:value-type="float">
            <text:p>134222.039096256</text:p>
          </table:table-cell>
          <table:table-cell office:value-type="float" office:value="0" calcext:value-type="float">
            <text:p>0</text:p>
          </table:table-cell>
          <table:table-cell office:value-type="float" office:value="110685.450677768" calcext:value-type="float">
            <text:p>110685.450677768</text:p>
          </table:table-cell>
          <table:table-cell office:value-type="float" office:value="589428.274447601" calcext:value-type="float">
            <text:p>589428.274447601</text:p>
          </table:table-cell>
          <table:table-cell office:value-type="float" office:value="593411.696425676" calcext:value-type="float">
            <text:p>593411.696425676</text:p>
          </table:table-cell>
          <table:table-cell office:value-type="float" office:value="185361.719679754" calcext:value-type="float">
            <text:p>185361.719679754</text:p>
          </table:table-cell>
          <table:table-cell office:value-type="float" office:value="1462768.04320468" calcext:value-type="float">
            <text:p>1462768.04320468</text:p>
          </table:table-cell>
          <table:table-cell office:value-type="float" office:value="31909.6536867723" calcext:value-type="float">
            <text:p>31909.6536867723</text:p>
          </table:table-cell>
          <table:table-cell office:value-type="float" office:value="10083.5966145729" calcext:value-type="float">
            <text:p>10083.5966145729</text:p>
          </table:table-cell>
          <table:table-cell office:value-type="float" office:value="53457.5036321072" calcext:value-type="float">
            <text:p>53457.5036321072</text:p>
          </table:table-cell>
          <table:table-cell office:value-type="float" office:value="185371.684346311" calcext:value-type="float">
            <text:p>185371.684346311</text:p>
          </table:table-cell>
          <table:table-cell office:value-type="float" office:value="981139.070170505" calcext:value-type="float">
            <text:p>981139.070170505</text:p>
          </table:table-cell>
          <table:table-cell office:value-type="float" office:value="254289.290394967" calcext:value-type="float">
            <text:p>254289.290394967</text:p>
          </table:table-cell>
          <table:table-cell office:value-type="float" office:value="215505.220247364" calcext:value-type="float">
            <text:p>215505.220247364</text:p>
          </table:table-cell>
          <table:table-cell office:value-type="float" office:value="295984.390800513" calcext:value-type="float">
            <text:p>295984.390800513</text:p>
          </table:table-cell>
          <table:table-cell office:value-type="float" office:value="40983070.7108267" calcext:value-type="float">
            <text:p>40983070.7108267</text:p>
          </table:table-cell>
          <table:table-cell office:value-type="float" office:value="102425.743047401" calcext:value-type="float">
            <text:p>102425.743047401</text:p>
          </table:table-cell>
          <table:table-cell office:value-type="float" office:value="326108.652967463" calcext:value-type="float">
            <text:p>326108.652967463</text:p>
          </table:table-cell>
          <table:table-cell office:value-type="float" office:value="50057.4980695983" calcext:value-type="float">
            <text:p>50057.4980695983</text:p>
          </table:table-cell>
          <table:table-cell office:value-type="float" office:value="581754.972903765" calcext:value-type="float">
            <text:p>581754.972903765</text:p>
          </table:table-cell>
          <table:table-cell office:value-type="float" office:value="398791.207220311" calcext:value-type="float">
            <text:p>398791.207220311</text:p>
          </table:table-cell>
          <table:table-cell office:value-type="float" office:value="15615.8309210848" calcext:value-type="float">
            <text:p>15615.8309210848</text:p>
          </table:table-cell>
          <table:table-cell office:value-type="float" office:value="9666741.81590133" calcext:value-type="float">
            <text:p>9666741.81590133</text:p>
          </table:table-cell>
          <table:table-cell office:value-type="float" office:value="6637083.51801562" calcext:value-type="float">
            <text:p>6637083.51801562</text:p>
          </table:table-cell>
          <table:table-cell office:value-type="float" office:value="6330299.21126607" calcext:value-type="float">
            <text:p>6330299.21126607</text:p>
          </table:table-cell>
          <table:table-cell office:value-type="float" office:value="51033010.1531242" calcext:value-type="float">
            <text:p>51033010.1531242</text:p>
          </table:table-cell>
          <table:table-cell office:value-type="float" office:value="1403195.13158456" calcext:value-type="float">
            <text:p>1403195.13158456</text:p>
          </table:table-cell>
          <table:table-cell office:value-type="string" calcext:value-type="string">
            <text:p><text:s/>4H_fast_G3</text:p>
          </table:table-cell>
          <table:table-cell office:value-type="string" calcext:value-type="string">
            <text:p><text:s/>3104_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936"/>
        </table:table-row>
        <table:table-row table:style-name="ro2">
          <table:table-cell office:value-type="string" calcext:value-type="string">
            <text:p>AIM084_Plasma_neg_046</text:p>
          </table:table-cell>
          <table:table-cell office:value-type="float" office:value="5783210.95830845" calcext:value-type="float">
            <text:p>5783210.95830845</text:p>
          </table:table-cell>
          <table:table-cell office:value-type="float" office:value="338283.073509708" calcext:value-type="float">
            <text:p>338283.073509708</text:p>
          </table:table-cell>
          <table:table-cell office:value-type="float" office:value="32505476.0552794" calcext:value-type="float">
            <text:p>32505476.0552794</text:p>
          </table:table-cell>
          <table:table-cell office:value-type="float" office:value="812155.724828308" calcext:value-type="float">
            <text:p>812155.724828308</text:p>
          </table:table-cell>
          <table:table-cell office:value-type="float" office:value="833604.02963973" calcext:value-type="float">
            <text:p>833604.02963973</text:p>
          </table:table-cell>
          <table:table-cell office:value-type="float" office:value="24786672.6041257" calcext:value-type="float">
            <text:p>24786672.6041257</text:p>
          </table:table-cell>
          <table:table-cell office:value-type="float" office:value="11832762.7784163" calcext:value-type="float">
            <text:p>11832762.7784163</text:p>
          </table:table-cell>
          <table:table-cell office:value-type="float" office:value="29951240.5285208" calcext:value-type="float">
            <text:p>29951240.5285208</text:p>
          </table:table-cell>
          <table:table-cell office:value-type="float" office:value="747288.458842897" calcext:value-type="float">
            <text:p>747288.458842897</text:p>
          </table:table-cell>
          <table:table-cell office:value-type="float" office:value="617403.995768235" calcext:value-type="float">
            <text:p>617403.995768235</text:p>
          </table:table-cell>
          <table:table-cell office:value-type="float" office:value="804622.010355479" calcext:value-type="float">
            <text:p>804622.010355479</text:p>
          </table:table-cell>
          <table:table-cell office:value-type="float" office:value="7118263.4894459" calcext:value-type="float">
            <text:p>7118263.4894459</text:p>
          </table:table-cell>
          <table:table-cell office:value-type="float" office:value="63068.0123126539" calcext:value-type="float">
            <text:p>63068.0123126539</text:p>
          </table:table-cell>
          <table:table-cell office:value-type="float" office:value="120452.784348092" calcext:value-type="float">
            <text:p>120452.784348092</text:p>
          </table:table-cell>
          <table:table-cell office:value-type="float" office:value="46738.3441338799" calcext:value-type="float">
            <text:p>46738.3441338799</text:p>
          </table:table-cell>
          <table:table-cell office:value-type="float" office:value="342354.376267792" calcext:value-type="float">
            <text:p>342354.376267792</text:p>
          </table:table-cell>
          <table:table-cell office:value-type="float" office:value="47597.0404385005" calcext:value-type="float">
            <text:p>47597.0404385005</text:p>
          </table:table-cell>
          <table:table-cell office:value-type="float" office:value="986430.255469651" calcext:value-type="float">
            <text:p>986430.255469651</text:p>
          </table:table-cell>
          <table:table-cell office:value-type="float" office:value="2077010.30003698" calcext:value-type="float">
            <text:p>2077010.30003698</text:p>
          </table:table-cell>
          <table:table-cell office:value-type="float" office:value="312338.881663984" calcext:value-type="float">
            <text:p>312338.881663984</text:p>
          </table:table-cell>
          <table:table-cell office:value-type="float" office:value="2705197.20754955" calcext:value-type="float">
            <text:p>2705197.20754955</text:p>
          </table:table-cell>
          <table:table-cell office:value-type="float" office:value="552370.551338612" calcext:value-type="float">
            <text:p>552370.551338612</text:p>
          </table:table-cell>
          <table:table-cell office:value-type="float" office:value="164525.284503122" calcext:value-type="float">
            <text:p>164525.284503122</text:p>
          </table:table-cell>
          <table:table-cell office:value-type="float" office:value="299465.344980032" calcext:value-type="float">
            <text:p>299465.344980032</text:p>
          </table:table-cell>
          <table:table-cell office:value-type="float" office:value="1014886.12625195" calcext:value-type="float">
            <text:p>1014886.12625195</text:p>
          </table:table-cell>
          <table:table-cell office:value-type="float" office:value="901076.307045839" calcext:value-type="float">
            <text:p>901076.307045839</text:p>
          </table:table-cell>
          <table:table-cell office:value-type="float" office:value="1681944.70407825" calcext:value-type="float">
            <text:p>1681944.70407825</text:p>
          </table:table-cell>
          <table:table-cell office:value-type="float" office:value="1595065.36850393" calcext:value-type="float">
            <text:p>1595065.36850393</text:p>
          </table:table-cell>
          <table:table-cell office:value-type="float" office:value="37142.3983708628" calcext:value-type="float">
            <text:p>37142.3983708628</text:p>
          </table:table-cell>
          <table:table-cell office:value-type="float" office:value="1595679.49203312" calcext:value-type="float">
            <text:p>1595679.49203312</text:p>
          </table:table-cell>
          <table:table-cell office:value-type="float" office:value="3811578.15167863" calcext:value-type="float">
            <text:p>3811578.15167863</text:p>
          </table:table-cell>
          <table:table-cell office:value-type="float" office:value="1731226.05052218" calcext:value-type="float">
            <text:p>1731226.05052218</text:p>
          </table:table-cell>
          <table:table-cell office:value-type="float" office:value="119588.20068724" calcext:value-type="float">
            <text:p>119588.20068724</text:p>
          </table:table-cell>
          <table:table-cell office:value-type="float" office:value="5045066.89963344" calcext:value-type="float">
            <text:p>5045066.89963344</text:p>
          </table:table-cell>
          <table:table-cell office:value-type="float" office:value="1470379.03861761" calcext:value-type="float">
            <text:p>1470379.03861761</text:p>
          </table:table-cell>
          <table:table-cell office:value-type="float" office:value="1123884.10125315" calcext:value-type="float">
            <text:p>1123884.10125315</text:p>
          </table:table-cell>
          <table:table-cell office:value-type="float" office:value="1512667.98442067" calcext:value-type="float">
            <text:p>1512667.98442067</text:p>
          </table:table-cell>
          <table:table-cell office:value-type="float" office:value="341985.710250439" calcext:value-type="float">
            <text:p>341985.710250439</text:p>
          </table:table-cell>
          <table:table-cell office:value-type="float" office:value="672204.526061767" calcext:value-type="float">
            <text:p>672204.526061767</text:p>
          </table:table-cell>
          <table:table-cell office:value-type="float" office:value="601227.604279786" calcext:value-type="float">
            <text:p>601227.604279786</text:p>
          </table:table-cell>
          <table:table-cell office:value-type="float" office:value="367254.239912018" calcext:value-type="float">
            <text:p>367254.239912018</text:p>
          </table:table-cell>
          <table:table-cell office:value-type="float" office:value="131131.077749854" calcext:value-type="float">
            <text:p>131131.077749854</text:p>
          </table:table-cell>
          <table:table-cell office:value-type="float" office:value="39706.2850389988" calcext:value-type="float">
            <text:p>39706.2850389988</text:p>
          </table:table-cell>
          <table:table-cell office:value-type="float" office:value="42454.5406366389" calcext:value-type="float">
            <text:p>42454.5406366389</text:p>
          </table:table-cell>
          <table:table-cell office:value-type="float" office:value="8699.17114540584" calcext:value-type="float">
            <text:p>8699.1711454058</text:p>
          </table:table-cell>
          <table:table-cell office:value-type="float" office:value="619801.0774033" calcext:value-type="float">
            <text:p>619801.0774033</text:p>
          </table:table-cell>
          <table:table-cell office:value-type="float" office:value="38554.294009756" calcext:value-type="float">
            <text:p>38554.294009756</text:p>
          </table:table-cell>
          <table:table-cell office:value-type="float" office:value="15321.0643273182" calcext:value-type="float">
            <text:p>15321.0643273182</text:p>
          </table:table-cell>
          <table:table-cell office:value-type="float" office:value="0" calcext:value-type="float">
            <text:p>0</text:p>
          </table:table-cell>
          <table:table-cell office:value-type="float" office:value="72582.3618809758" calcext:value-type="float">
            <text:p>72582.3618809758</text:p>
          </table:table-cell>
          <table:table-cell office:value-type="float" office:value="19015.2920420562" calcext:value-type="float">
            <text:p>19015.2920420562</text:p>
          </table:table-cell>
          <table:table-cell office:value-type="float" office:value="6006.25403572554" calcext:value-type="float">
            <text:p>6006.2540357255</text:p>
          </table:table-cell>
          <table:table-cell office:value-type="float" office:value="11448.3709879194" calcext:value-type="float">
            <text:p>11448.3709879194</text:p>
          </table:table-cell>
          <table:table-cell office:value-type="float" office:value="16267.890441927" calcext:value-type="float">
            <text:p>16267.890441927</text:p>
          </table:table-cell>
          <table:table-cell office:value-type="float" office:value="31774.6285616409" calcext:value-type="float">
            <text:p>31774.6285616409</text:p>
          </table:table-cell>
          <table:table-cell office:value-type="float" office:value="1049.81899877121" calcext:value-type="float">
            <text:p>1049.8189987712</text:p>
          </table:table-cell>
          <table:table-cell office:value-type="float" office:value="350.682818298406" calcext:value-type="float">
            <text:p>350.6828182984</text:p>
          </table:table-cell>
          <table:table-cell office:value-type="float" office:value="188907.049764476" calcext:value-type="float">
            <text:p>188907.049764476</text:p>
          </table:table-cell>
          <table:table-cell office:value-type="float" office:value="627689.97715338" calcext:value-type="float">
            <text:p>627689.97715338</text:p>
          </table:table-cell>
          <table:table-cell office:value-type="float" office:value="221424.889256869" calcext:value-type="float">
            <text:p>221424.889256869</text:p>
          </table:table-cell>
          <table:table-cell office:value-type="float" office:value="304139.964432769" calcext:value-type="float">
            <text:p>304139.964432769</text:p>
          </table:table-cell>
          <table:table-cell office:value-type="float" office:value="587495.892417963" calcext:value-type="float">
            <text:p>587495.892417963</text:p>
          </table:table-cell>
          <table:table-cell office:value-type="float" office:value="58753601.664142" calcext:value-type="float">
            <text:p>58753601.664142</text:p>
          </table:table-cell>
          <table:table-cell office:value-type="float" office:value="56935.271654212" calcext:value-type="float">
            <text:p>56935.271654212</text:p>
          </table:table-cell>
          <table:table-cell office:value-type="float" office:value="1144744.04618715" calcext:value-type="float">
            <text:p>1144744.04618715</text:p>
          </table:table-cell>
          <table:table-cell office:value-type="float" office:value="29712.7498385157" calcext:value-type="float">
            <text:p>29712.7498385157</text:p>
          </table:table-cell>
          <table:table-cell office:value-type="float" office:value="823034.275402316" calcext:value-type="float">
            <text:p>823034.275402316</text:p>
          </table:table-cell>
          <table:table-cell office:value-type="float" office:value="737597.773213108" calcext:value-type="float">
            <text:p>737597.773213108</text:p>
          </table:table-cell>
          <table:table-cell office:value-type="float" office:value="14498.1301316848" calcext:value-type="float">
            <text:p>14498.1301316848</text:p>
          </table:table-cell>
          <table:table-cell office:value-type="float" office:value="12174786.6244091" calcext:value-type="float">
            <text:p>12174786.6244091</text:p>
          </table:table-cell>
          <table:table-cell office:value-type="float" office:value="17253254.2720041" calcext:value-type="float">
            <text:p>17253254.2720041</text:p>
          </table:table-cell>
          <table:table-cell office:value-type="float" office:value="9443678.95778922" calcext:value-type="float">
            <text:p>9443678.95778922</text:p>
          </table:table-cell>
          <table:table-cell office:value-type="float" office:value="76484127.5391312" calcext:value-type="float">
            <text:p>76484127.5391312</text:p>
          </table:table-cell>
          <table:table-cell office:value-type="float" office:value="2264267.55831031" calcext:value-type="float">
            <text:p>2264267.55831031</text:p>
          </table:table-cell>
          <table:table-cell office:value-type="string" calcext:value-type="string">
            <text:p><text:s/>4H_fast_G3</text:p>
          </table:table-cell>
          <table:table-cell office:value-type="string" calcext:value-type="string">
            <text:p><text:s/>3105_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936"/>
        </table:table-row>
        <table:table-row table:style-name="ro2">
          <table:table-cell table:style-name="ce3" office:value-type="string" calcext:value-type="string">
            <text:p>AIM084_Plasma_pos_015</text:p>
          </table:table-cell>
          <table:table-cell table:style-name="ce3" office:value-type="float" office:value="3622742.82141078" calcext:value-type="float">
            <text:p>3622742.82141078</text:p>
          </table:table-cell>
          <table:table-cell table:style-name="ce3" office:value-type="float" office:value="236704.542026666" calcext:value-type="float">
            <text:p>236704.542026666</text:p>
          </table:table-cell>
          <table:table-cell table:style-name="ce3" office:value-type="float" office:value="29733135.9800934" calcext:value-type="float">
            <text:p>29733135.9800934</text:p>
          </table:table-cell>
          <table:table-cell table:style-name="ce3" office:value-type="float" office:value="602714.08705242" calcext:value-type="float">
            <text:p>602714.08705242</text:p>
          </table:table-cell>
          <table:table-cell table:style-name="ce3" office:value-type="float" office:value="879296.419468142" calcext:value-type="float">
            <text:p>879296.419468142</text:p>
          </table:table-cell>
          <table:table-cell table:style-name="ce3" office:value-type="float" office:value="24843876.1980665" calcext:value-type="float">
            <text:p>24843876.1980665</text:p>
          </table:table-cell>
          <table:table-cell table:style-name="ce3" office:value-type="float" office:value="6558244.17722781" calcext:value-type="float">
            <text:p>6558244.17722781</text:p>
          </table:table-cell>
          <table:table-cell table:style-name="ce3" office:value-type="float" office:value="28741746.72275" calcext:value-type="float">
            <text:p>28741746.72275</text:p>
          </table:table-cell>
          <table:table-cell table:style-name="ce3" office:value-type="float" office:value="620983.190363835" calcext:value-type="float">
            <text:p>620983.190363835</text:p>
          </table:table-cell>
          <table:table-cell table:style-name="ce3" office:value-type="float" office:value="582806.241068211" calcext:value-type="float">
            <text:p>582806.241068211</text:p>
          </table:table-cell>
          <table:table-cell table:style-name="ce3" office:value-type="float" office:value="919513.924761455" calcext:value-type="float">
            <text:p>919513.924761455</text:p>
          </table:table-cell>
          <table:table-cell table:style-name="ce3" office:value-type="float" office:value="6360704.23364125" calcext:value-type="float">
            <text:p>6360704.23364125</text:p>
          </table:table-cell>
          <table:table-cell table:style-name="ce3" office:value-type="float" office:value="45415.8127014534" calcext:value-type="float">
            <text:p>45415.8127014534</text:p>
          </table:table-cell>
          <table:table-cell table:style-name="ce3" office:value-type="float" office:value="106688.833647558" calcext:value-type="float">
            <text:p>106688.833647558</text:p>
          </table:table-cell>
          <table:table-cell table:style-name="ce3" office:value-type="float" office:value="49263.7078884447" calcext:value-type="float">
            <text:p>49263.7078884447</text:p>
          </table:table-cell>
          <table:table-cell table:style-name="ce3" office:value-type="float" office:value="240273.93109569" calcext:value-type="float">
            <text:p>240273.93109569</text:p>
          </table:table-cell>
          <table:table-cell table:style-name="ce3" office:value-type="float" office:value="149980.181822181" calcext:value-type="float">
            <text:p>149980.181822181</text:p>
          </table:table-cell>
          <table:table-cell table:style-name="ce3" office:value-type="float" office:value="863738.20672848" calcext:value-type="float">
            <text:p>863738.20672848</text:p>
          </table:table-cell>
          <table:table-cell table:style-name="ce3" office:value-type="float" office:value="2005851.53745296" calcext:value-type="float">
            <text:p>2005851.53745296</text:p>
          </table:table-cell>
          <table:table-cell table:style-name="ce3" office:value-type="float" office:value="283353.962647646" calcext:value-type="float">
            <text:p>283353.962647646</text:p>
          </table:table-cell>
          <table:table-cell table:style-name="ce3" office:value-type="float" office:value="3249297.63589437" calcext:value-type="float">
            <text:p>3249297.63589437</text:p>
          </table:table-cell>
          <table:table-cell table:style-name="ce3" office:value-type="float" office:value="581251.322657293" calcext:value-type="float">
            <text:p>581251.322657293</text:p>
          </table:table-cell>
          <table:table-cell table:style-name="ce3" office:value-type="float" office:value="124872.9533163" calcext:value-type="float">
            <text:p>124872.9533163</text:p>
          </table:table-cell>
          <table:table-cell table:style-name="ce3" office:value-type="float" office:value="442621.509031314" calcext:value-type="float">
            <text:p>442621.509031314</text:p>
          </table:table-cell>
          <table:table-cell table:style-name="ce3" office:value-type="float" office:value="875708.580042813" calcext:value-type="float">
            <text:p>875708.580042813</text:p>
          </table:table-cell>
          <table:table-cell table:style-name="ce3" office:value-type="float" office:value="871762.046150124" calcext:value-type="float">
            <text:p>871762.046150124</text:p>
          </table:table-cell>
          <table:table-cell table:style-name="ce3" office:value-type="float" office:value="1291161.40536856" calcext:value-type="float">
            <text:p>1291161.40536856</text:p>
          </table:table-cell>
          <table:table-cell table:style-name="ce3" office:value-type="float" office:value="1284822.42250342" calcext:value-type="float">
            <text:p>1284822.42250342</text:p>
          </table:table-cell>
          <table:table-cell table:style-name="ce3" office:value-type="float" office:value="46478.5518343791" calcext:value-type="float">
            <text:p>46478.5518343791</text:p>
          </table:table-cell>
          <table:table-cell table:style-name="ce3" office:value-type="float" office:value="1070994.21909984" calcext:value-type="float">
            <text:p>1070994.21909984</text:p>
          </table:table-cell>
          <table:table-cell table:style-name="ce3" office:value-type="float" office:value="2570347.25393692" calcext:value-type="float">
            <text:p>2570347.25393692</text:p>
          </table:table-cell>
          <table:table-cell table:style-name="ce3" office:value-type="float" office:value="1374745.61363535" calcext:value-type="float">
            <text:p>1374745.61363535</text:p>
          </table:table-cell>
          <table:table-cell table:style-name="ce3" office:value-type="float" office:value="193264.677435016" calcext:value-type="float">
            <text:p>193264.677435016</text:p>
          </table:table-cell>
          <table:table-cell table:style-name="ce3" office:value-type="float" office:value="5832482.59323171" calcext:value-type="float">
            <text:p>5832482.59323171</text:p>
          </table:table-cell>
          <table:table-cell table:style-name="ce3" office:value-type="float" office:value="838577.84044361" calcext:value-type="float">
            <text:p>838577.84044361</text:p>
          </table:table-cell>
          <table:table-cell table:style-name="ce3" office:value-type="float" office:value="1150979.74633713" calcext:value-type="float">
            <text:p>1150979.74633713</text:p>
          </table:table-cell>
          <table:table-cell table:style-name="ce3" office:value-type="float" office:value="2445910.76040033" calcext:value-type="float">
            <text:p>2445910.76040033</text:p>
          </table:table-cell>
          <table:table-cell table:style-name="ce3" office:value-type="float" office:value="277859.213588843" calcext:value-type="float">
            <text:p>277859.213588843</text:p>
          </table:table-cell>
          <table:table-cell table:style-name="ce3" office:value-type="float" office:value="613491.278478022" calcext:value-type="float">
            <text:p>613491.278478022</text:p>
          </table:table-cell>
          <table:table-cell table:style-name="ce3" office:value-type="float" office:value="488006.779865965" calcext:value-type="float">
            <text:p>488006.779865965</text:p>
          </table:table-cell>
          <table:table-cell table:style-name="ce3" office:value-type="float" office:value="293943.154107227" calcext:value-type="float">
            <text:p>293943.154107227</text:p>
          </table:table-cell>
          <table:table-cell table:style-name="ce3" office:value-type="float" office:value="134598.774170409" calcext:value-type="float">
            <text:p>134598.774170409</text:p>
          </table:table-cell>
          <table:table-cell table:style-name="ce3" office:value-type="float" office:value="34743.5813802764" calcext:value-type="float">
            <text:p>34743.5813802764</text:p>
          </table:table-cell>
          <table:table-cell table:style-name="ce3" office:value-type="float" office:value="61590.7314110267" calcext:value-type="float">
            <text:p>61590.7314110267</text:p>
          </table:table-cell>
          <table:table-cell table:style-name="ce3" office:value-type="float" office:value="14808.9426311803" calcext:value-type="float">
            <text:p>14808.9426311803</text:p>
          </table:table-cell>
          <table:table-cell table:style-name="ce3" office:value-type="float" office:value="662926.830930094" calcext:value-type="float">
            <text:p>662926.830930094</text:p>
          </table:table-cell>
          <table:table-cell table:style-name="ce3" office:value-type="float" office:value="99627.6895313439" calcext:value-type="float">
            <text:p>99627.6895313439</text:p>
          </table:table-cell>
          <table:table-cell table:style-name="ce3" office:value-type="float" office:value="30937.5918016959" calcext:value-type="float">
            <text:p>30937.5918016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129.422379781" calcext:value-type="float">
            <text:p>167129.422379781</text:p>
          </table:table-cell>
          <table:table-cell table:style-name="ce3" office:value-type="float" office:value="114653.027670672" calcext:value-type="float">
            <text:p>114653.027670672</text:p>
          </table:table-cell>
          <table:table-cell table:style-name="ce3" office:value-type="float" office:value="14926.8978572696" calcext:value-type="float">
            <text:p>14926.8978572696</text:p>
          </table:table-cell>
          <table:table-cell table:style-name="ce3" office:value-type="float" office:value="73355.867081844" calcext:value-type="float">
            <text:p>73355.867081844</text:p>
          </table:table-cell>
          <table:table-cell table:style-name="ce3" office:value-type="float" office:value="20240.2688848342" calcext:value-type="float">
            <text:p>20240.2688848342</text:p>
          </table:table-cell>
          <table:table-cell table:style-name="ce3" office:value-type="float" office:value="2487.6444726563" calcext:value-type="float">
            <text:p>2487.6444726563</text:p>
          </table:table-cell>
          <table:table-cell table:style-name="ce3" office:value-type="float" office:value="9938.36889588076" calcext:value-type="float">
            <text:p>9938.3688958808</text:p>
          </table:table-cell>
          <table:table-cell table:style-name="ce3" office:value-type="float" office:value="860.65440893553" calcext:value-type="float">
            <text:p>860.654408935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3400.0964818992" calcext:value-type="float">
            <text:p>33400.0964818992</text:p>
          </table:table-cell>
          <table:table-cell table:style-name="ce3" office:value-type="float" office:value="369811.367454815" calcext:value-type="float">
            <text:p>369811.367454815</text:p>
          </table:table-cell>
          <table:table-cell table:style-name="ce3" office:value-type="float" office:value="450290.998205923" calcext:value-type="float">
            <text:p>450290.998205923</text:p>
          </table:table-cell>
          <table:table-cell table:style-name="ce3" office:value-type="float" office:value="66089094.1126069" calcext:value-type="float">
            <text:p>66089094.1126069</text:p>
          </table:table-cell>
          <table:table-cell table:style-name="ce3" office:value-type="float" office:value="76984.6466287609" calcext:value-type="float">
            <text:p>76984.6466287609</text:p>
          </table:table-cell>
          <table:table-cell table:style-name="ce3" office:value-type="float" office:value="856070.096601611" calcext:value-type="float">
            <text:p>856070.096601611</text:p>
          </table:table-cell>
          <table:table-cell table:style-name="ce3" office:value-type="float" office:value="19613.5620898188" calcext:value-type="float">
            <text:p>19613.5620898188</text:p>
          </table:table-cell>
          <table:table-cell table:style-name="ce3" office:value-type="float" office:value="668674.341848793" calcext:value-type="float">
            <text:p>668674.341848793</text:p>
          </table:table-cell>
          <table:table-cell table:style-name="ce3" office:value-type="float" office:value="708567.471864059" calcext:value-type="float">
            <text:p>708567.471864059</text:p>
          </table:table-cell>
          <table:table-cell table:style-name="ce3" office:value-type="float" office:value="5912.91688911313" calcext:value-type="float">
            <text:p>5912.9168891131</text:p>
          </table:table-cell>
          <table:table-cell table:style-name="ce3" office:value-type="float" office:value="7290532.04638423" calcext:value-type="float">
            <text:p>7290532.04638423</text:p>
          </table:table-cell>
          <table:table-cell table:style-name="ce3" office:value-type="float" office:value="17785517.1442177" calcext:value-type="float">
            <text:p>17785517.1442177</text:p>
          </table:table-cell>
          <table:table-cell table:style-name="ce3" office:value-type="float" office:value="13504220.5137857" calcext:value-type="float">
            <text:p>13504220.5137857</text:p>
          </table:table-cell>
          <table:table-cell table:style-name="ce3" office:value-type="float" office:value="77153829.5653459" calcext:value-type="float">
            <text:p>77153829.5653459</text:p>
          </table:table-cell>
          <table:table-cell table:style-name="ce3" office:value-type="float" office:value="3565991.21139897" calcext:value-type="float">
            <text:p>3565991.21139897</text:p>
          </table:table-cell>
          <table:table-cell table:style-name="ce3" office:value-type="string" calcext:value-type="string">
            <text:p><text:s/>2H_fast_G2</text:p>
          </table:table-cell>
          <table:table-cell table:style-name="ce3" office:value-type="string" calcext:value-type="string">
            <text:p><text:s/>2101_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36"/>
        </table:table-row>
        <table:table-row table:style-name="ro2">
          <table:table-cell office:value-type="string" calcext:value-type="string">
            <text:p>AIM084_Plasma_pos_023</text:p>
          </table:table-cell>
          <table:table-cell office:value-type="float" office:value="4687050.99446452" calcext:value-type="float">
            <text:p>4687050.99446452</text:p>
          </table:table-cell>
          <table:table-cell office:value-type="float" office:value="213185.379753566" calcext:value-type="float">
            <text:p>213185.379753566</text:p>
          </table:table-cell>
          <table:table-cell office:value-type="float" office:value="29723136.9316938" calcext:value-type="float">
            <text:p>29723136.9316938</text:p>
          </table:table-cell>
          <table:table-cell office:value-type="float" office:value="579801.118849785" calcext:value-type="float">
            <text:p>579801.118849785</text:p>
          </table:table-cell>
          <table:table-cell office:value-type="float" office:value="811829.068393724" calcext:value-type="float">
            <text:p>811829.068393724</text:p>
          </table:table-cell>
          <table:table-cell office:value-type="float" office:value="26882865.9793945" calcext:value-type="float">
            <text:p>26882865.9793945</text:p>
          </table:table-cell>
          <table:table-cell office:value-type="float" office:value="10145134.2338283" calcext:value-type="float">
            <text:p>10145134.2338283</text:p>
          </table:table-cell>
          <table:table-cell office:value-type="float" office:value="26445485.8089692" calcext:value-type="float">
            <text:p>26445485.8089692</text:p>
          </table:table-cell>
          <table:table-cell office:value-type="float" office:value="2284031.03279023" calcext:value-type="float">
            <text:p>2284031.03279023</text:p>
          </table:table-cell>
          <table:table-cell office:value-type="float" office:value="555328.266014917" calcext:value-type="float">
            <text:p>555328.266014917</text:p>
          </table:table-cell>
          <table:table-cell office:value-type="float" office:value="668061.659277849" calcext:value-type="float">
            <text:p>668061.659277849</text:p>
          </table:table-cell>
          <table:table-cell office:value-type="float" office:value="6953988.5012645" calcext:value-type="float">
            <text:p>6953988.5012645</text:p>
          </table:table-cell>
          <table:table-cell office:value-type="float" office:value="43671.9123831378" calcext:value-type="float">
            <text:p>43671.9123831378</text:p>
          </table:table-cell>
          <table:table-cell office:value-type="float" office:value="96718.3534865339" calcext:value-type="float">
            <text:p>96718.3534865339</text:p>
          </table:table-cell>
          <table:table-cell office:value-type="float" office:value="43372.7519248952" calcext:value-type="float">
            <text:p>43372.7519248952</text:p>
          </table:table-cell>
          <table:table-cell office:value-type="float" office:value="169146.438574011" calcext:value-type="float">
            <text:p>169146.438574011</text:p>
          </table:table-cell>
          <table:table-cell office:value-type="float" office:value="94365.7399556764" calcext:value-type="float">
            <text:p>94365.7399556764</text:p>
          </table:table-cell>
          <table:table-cell office:value-type="float" office:value="967483.028957183" calcext:value-type="float">
            <text:p>967483.028957183</text:p>
          </table:table-cell>
          <table:table-cell office:value-type="float" office:value="1831503.6684462" calcext:value-type="float">
            <text:p>1831503.6684462</text:p>
          </table:table-cell>
          <table:table-cell office:value-type="float" office:value="322956.030746112" calcext:value-type="float">
            <text:p>322956.030746112</text:p>
          </table:table-cell>
          <table:table-cell office:value-type="float" office:value="3266596.82841181" calcext:value-type="float">
            <text:p>3266596.82841181</text:p>
          </table:table-cell>
          <table:table-cell office:value-type="float" office:value="429455.837895344" calcext:value-type="float">
            <text:p>429455.837895344</text:p>
          </table:table-cell>
          <table:table-cell office:value-type="float" office:value="155615.544816652" calcext:value-type="float">
            <text:p>155615.544816652</text:p>
          </table:table-cell>
          <table:table-cell office:value-type="float" office:value="354984.515085624" calcext:value-type="float">
            <text:p>354984.515085624</text:p>
          </table:table-cell>
          <table:table-cell office:value-type="float" office:value="783987.75332044" calcext:value-type="float">
            <text:p>783987.75332044</text:p>
          </table:table-cell>
          <table:table-cell office:value-type="float" office:value="801356.198173247" calcext:value-type="float">
            <text:p>801356.198173247</text:p>
          </table:table-cell>
          <table:table-cell office:value-type="float" office:value="2726989.76350925" calcext:value-type="float">
            <text:p>2726989.76350925</text:p>
          </table:table-cell>
          <table:table-cell office:value-type="float" office:value="1131311.34787191" calcext:value-type="float">
            <text:p>1131311.34787191</text:p>
          </table:table-cell>
          <table:table-cell office:value-type="float" office:value="33934.502976694" calcext:value-type="float">
            <text:p>33934.502976694</text:p>
          </table:table-cell>
          <table:table-cell office:value-type="float" office:value="1444882.32242515" calcext:value-type="float">
            <text:p>1444882.32242515</text:p>
          </table:table-cell>
          <table:table-cell office:value-type="float" office:value="3323996.1699301" calcext:value-type="float">
            <text:p>3323996.1699301</text:p>
          </table:table-cell>
          <table:table-cell office:value-type="float" office:value="1284317.853586" calcext:value-type="float">
            <text:p>1284317.853586</text:p>
          </table:table-cell>
          <table:table-cell office:value-type="float" office:value="117109.271372012" calcext:value-type="float">
            <text:p>117109.271372012</text:p>
          </table:table-cell>
          <table:table-cell office:value-type="float" office:value="5598924.71518809" calcext:value-type="float">
            <text:p>5598924.71518809</text:p>
          </table:table-cell>
          <table:table-cell office:value-type="float" office:value="1003947.09621992" calcext:value-type="float">
            <text:p>1003947.09621992</text:p>
          </table:table-cell>
          <table:table-cell office:value-type="float" office:value="996444.521769562" calcext:value-type="float">
            <text:p>996444.521769562</text:p>
          </table:table-cell>
          <table:table-cell office:value-type="float" office:value="1858374.34546529" calcext:value-type="float">
            <text:p>1858374.34546529</text:p>
          </table:table-cell>
          <table:table-cell office:value-type="float" office:value="651026.81164031" calcext:value-type="float">
            <text:p>651026.81164031</text:p>
          </table:table-cell>
          <table:table-cell office:value-type="float" office:value="689916.335690995" calcext:value-type="float">
            <text:p>689916.335690995</text:p>
          </table:table-cell>
          <table:table-cell office:value-type="float" office:value="803027.242093071" calcext:value-type="float">
            <text:p>803027.242093071</text:p>
          </table:table-cell>
          <table:table-cell office:value-type="float" office:value="280666.297792913" calcext:value-type="float">
            <text:p>280666.297792913</text:p>
          </table:table-cell>
          <table:table-cell office:value-type="float" office:value="210175.0042273" calcext:value-type="float">
            <text:p>210175.0042273</text:p>
          </table:table-cell>
          <table:table-cell office:value-type="float" office:value="22565.5965221546" calcext:value-type="float">
            <text:p>22565.5965221546</text:p>
          </table:table-cell>
          <table:table-cell office:value-type="float" office:value="43176.2543761924" calcext:value-type="float">
            <text:p>43176.2543761924</text:p>
          </table:table-cell>
          <table:table-cell office:value-type="float" office:value="9934.91608567099" calcext:value-type="float">
            <text:p>9934.916085671</text:p>
          </table:table-cell>
          <table:table-cell office:value-type="float" office:value="670768.396402091" calcext:value-type="float">
            <text:p>670768.396402091</text:p>
          </table:table-cell>
          <table:table-cell office:value-type="float" office:value="80037.1143903542" calcext:value-type="float">
            <text:p>80037.1143903542</text:p>
          </table:table-cell>
          <table:table-cell office:value-type="float" office:value="3234.35618422973" calcext:value-type="float">
            <text:p>3234.3561842297</text:p>
          </table:table-cell>
          <table:table-cell office:value-type="float" office:value="0" calcext:value-type="float">
            <text:p>0</text:p>
          </table:table-cell>
          <table:table-cell office:value-type="float" office:value="129755.889291598" calcext:value-type="float">
            <text:p>129755.889291598</text:p>
          </table:table-cell>
          <table:table-cell office:value-type="float" office:value="17874.3847396047" calcext:value-type="float">
            <text:p>17874.3847396047</text:p>
          </table:table-cell>
          <table:table-cell table:number-columns-repeated="2" office:value-type="float" office:value="20337.712697938" calcext:value-type="float">
            <text:p>20337.712697938</text:p>
          </table:table-cell>
          <table:table-cell office:value-type="float" office:value="3571.98864732739" calcext:value-type="float">
            <text:p>3571.9886473274</text:p>
          </table:table-cell>
          <table:table-cell office:value-type="float" office:value="31150.4833679941" calcext:value-type="float">
            <text:p>31150.4833679941</text:p>
          </table:table-cell>
          <table:table-cell office:value-type="float" office:value="2060.51169454621" calcext:value-type="float">
            <text:p>2060.5116945462</text:p>
          </table:table-cell>
          <table:table-cell office:value-type="float" office:value="320.71834129026" calcext:value-type="float">
            <text:p>320.7183412903</text:p>
          </table:table-cell>
          <table:table-cell office:value-type="float" office:value="0" calcext:value-type="float">
            <text:p>0</text:p>
          </table:table-cell>
          <table:table-cell office:value-type="float" office:value="17151.6000725519" calcext:value-type="float">
            <text:p>17151.6000725519</text:p>
          </table:table-cell>
          <table:table-cell office:value-type="float" office:value="4028.49410114994" calcext:value-type="float">
            <text:p>4028.4941011499</text:p>
          </table:table-cell>
          <table:table-cell office:value-type="float" office:value="303750.838106401" calcext:value-type="float">
            <text:p>303750.838106401</text:p>
          </table:table-cell>
          <table:table-cell office:value-type="float" office:value="431437.30976259" calcext:value-type="float">
            <text:p>431437.30976259</text:p>
          </table:table-cell>
          <table:table-cell office:value-type="float" office:value="60436885.4324319" calcext:value-type="float">
            <text:p>60436885.4324319</text:p>
          </table:table-cell>
          <table:table-cell office:value-type="float" office:value="43406.6637765159" calcext:value-type="float">
            <text:p>43406.6637765159</text:p>
          </table:table-cell>
          <table:table-cell office:value-type="float" office:value="286159.563012759" calcext:value-type="float">
            <text:p>286159.563012759</text:p>
          </table:table-cell>
          <table:table-cell office:value-type="float" office:value="8559.47632287548" calcext:value-type="float">
            <text:p>8559.4763228755</text:p>
          </table:table-cell>
          <table:table-cell office:value-type="float" office:value="479971.362931753" calcext:value-type="float">
            <text:p>479971.362931753</text:p>
          </table:table-cell>
          <table:table-cell office:value-type="float" office:value="492266.468905191" calcext:value-type="float">
            <text:p>492266.468905191</text:p>
          </table:table-cell>
          <table:table-cell office:value-type="float" office:value="481610.819926033" calcext:value-type="float">
            <text:p>481610.819926033</text:p>
          </table:table-cell>
          <table:table-cell office:value-type="float" office:value="6945759.86199973" calcext:value-type="float">
            <text:p>6945759.86199973</text:p>
          </table:table-cell>
          <table:table-cell office:value-type="float" office:value="20293390.8049855" calcext:value-type="float">
            <text:p>20293390.8049855</text:p>
          </table:table-cell>
          <table:table-cell office:value-type="float" office:value="11716279.7452642" calcext:value-type="float">
            <text:p>11716279.7452642</text:p>
          </table:table-cell>
          <table:table-cell office:value-type="float" office:value="87269118.0004497" calcext:value-type="float">
            <text:p>87269118.0004497</text:p>
          </table:table-cell>
          <table:table-cell office:value-type="float" office:value="3105985.84714753" calcext:value-type="float">
            <text:p>3105985.84714753</text:p>
          </table:table-cell>
          <table:table-cell office:value-type="string" calcext:value-type="string">
            <text:p><text:s/>2H_fast_G2</text:p>
          </table:table-cell>
          <table:table-cell office:value-type="string" calcext:value-type="string">
            <text:p><text:s/>2102_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936"/>
        </table:table-row>
        <table:table-row table:style-name="ro2">
          <table:table-cell table:style-name="ce4" office:value-type="string" calcext:value-type="string">
            <text:p>AIM084_Plasma_neg_030</text:p>
          </table:table-cell>
          <table:table-cell table:style-name="ce4" office:value-type="float" office:value="192595.231020119" calcext:value-type="float">
            <text:p>192595.231020119</text:p>
          </table:table-cell>
          <table:table-cell table:style-name="ce4" office:value-type="float" office:value="66469.3696314208" calcext:value-type="float">
            <text:p>66469.3696314208</text:p>
          </table:table-cell>
          <table:table-cell table:style-name="ce4" office:value-type="float" office:value="287836.154576487" calcext:value-type="float">
            <text:p>287836.154576487</text:p>
          </table:table-cell>
          <table:table-cell table:style-name="ce4" office:value-type="float" office:value="43622.7912241972" calcext:value-type="float">
            <text:p>43622.7912241972</text:p>
          </table:table-cell>
          <table:table-cell table:style-name="ce4" office:value-type="float" office:value="778605.747318013" calcext:value-type="float">
            <text:p>778605.747318013</text:p>
          </table:table-cell>
          <table:table-cell table:style-name="ce4" office:value-type="float" office:value="176354.409684951" calcext:value-type="float">
            <text:p>176354.409684951</text:p>
          </table:table-cell>
          <table:table-cell table:style-name="ce4" office:value-type="float" office:value="327196.962051685" calcext:value-type="float">
            <text:p>327196.962051685</text:p>
          </table:table-cell>
          <table:table-cell table:style-name="ce4" office:value-type="float" office:value="459721.82825732" calcext:value-type="float">
            <text:p>459721.82825732</text:p>
          </table:table-cell>
          <table:table-cell table:style-name="ce4" office:value-type="float" office:value="535029.584155689" calcext:value-type="float">
            <text:p>535029.584155689</text:p>
          </table:table-cell>
          <table:table-cell table:style-name="ce4" office:value-type="float" office:value="498308.781483178" calcext:value-type="float">
            <text:p>498308.781483178</text:p>
          </table:table-cell>
          <table:table-cell table:style-name="ce4" office:value-type="float" office:value="44819.5423761327" calcext:value-type="float">
            <text:p>44819.5423761327</text:p>
          </table:table-cell>
          <table:table-cell table:style-name="ce4" office:value-type="float" office:value="15200.8841748979" calcext:value-type="float">
            <text:p>15200.8841748979</text:p>
          </table:table-cell>
          <table:table-cell table:style-name="ce4" office:value-type="float" office:value="38949.2555844836" calcext:value-type="float">
            <text:p>38949.2555844836</text:p>
          </table:table-cell>
          <table:table-cell table:style-name="ce4" office:value-type="float" office:value="87500.0906615038" calcext:value-type="float">
            <text:p>87500.0906615038</text:p>
          </table:table-cell>
          <table:table-cell table:style-name="ce4" office:value-type="float" office:value="38250.5957171984" calcext:value-type="float">
            <text:p>38250.595717198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252.6303196305" calcext:value-type="float">
            <text:p>55252.6303196305</text:p>
          </table:table-cell>
          <table:table-cell table:style-name="ce4" office:value-type="float" office:value="1009366.20422409" calcext:value-type="float">
            <text:p>1009366.20422409</text:p>
          </table:table-cell>
          <table:table-cell table:style-name="ce4" office:value-type="float" office:value="37117.0932311422" calcext:value-type="float">
            <text:p>37117.0932311422</text:p>
          </table:table-cell>
          <table:table-cell table:style-name="ce4" office:value-type="float" office:value="2040.68739314986" calcext:value-type="float">
            <text:p>2040.6873931499</text:p>
          </table:table-cell>
          <table:table-cell table:style-name="ce4" office:value-type="float" office:value="32856.7619409677" calcext:value-type="float">
            <text:p>32856.7619409677</text:p>
          </table:table-cell>
          <table:table-cell table:style-name="ce4" office:value-type="float" office:value="493885.860469572" calcext:value-type="float">
            <text:p>493885.860469572</text:p>
          </table:table-cell>
          <table:table-cell table:style-name="ce4" office:value-type="float" office:value="116932.204690077" calcext:value-type="float">
            <text:p>116932.204690077</text:p>
          </table:table-cell>
          <table:table-cell table:style-name="ce4" office:value-type="float" office:value="257627.168631183" calcext:value-type="float">
            <text:p>257627.168631183</text:p>
          </table:table-cell>
          <table:table-cell table:style-name="ce4" office:value-type="float" office:value="753029.395041756" calcext:value-type="float">
            <text:p>753029.395041756</text:p>
          </table:table-cell>
          <table:table-cell table:style-name="ce4" office:value-type="float" office:value="654838.462148857" calcext:value-type="float">
            <text:p>654838.462148857</text:p>
          </table:table-cell>
          <table:table-cell table:style-name="ce4" office:value-type="float" office:value="830.998828799379" calcext:value-type="float">
            <text:p>830.9988287994</text:p>
          </table:table-cell>
          <table:table-cell table:style-name="ce4" office:value-type="float" office:value="1188690.06336537" calcext:value-type="float">
            <text:p>1188690.06336537</text:p>
          </table:table-cell>
          <table:table-cell table:style-name="ce4" office:value-type="float" office:value="32484.1078316772" calcext:value-type="float">
            <text:p>32484.1078316772</text:p>
          </table:table-cell>
          <table:table-cell table:style-name="ce4" office:value-type="float" office:value="9491.67007088045" calcext:value-type="float">
            <text:p>9491.6700708805</text:p>
          </table:table-cell>
          <table:table-cell table:style-name="ce4" office:value-type="float" office:value="2729439.44928962" calcext:value-type="float">
            <text:p>2729439.44928962</text:p>
          </table:table-cell>
          <table:table-cell table:style-name="ce4" office:value-type="float" office:value="1409302.59108548" calcext:value-type="float">
            <text:p>1409302.59108548</text:p>
          </table:table-cell>
          <table:table-cell table:style-name="ce4" office:value-type="float" office:value="135843.46984748" calcext:value-type="float">
            <text:p>135843.46984748</text:p>
          </table:table-cell>
          <table:table-cell table:style-name="ce4" office:value-type="float" office:value="4867718.32762849" calcext:value-type="float">
            <text:p>4867718.32762849</text:p>
          </table:table-cell>
          <table:table-cell table:style-name="ce4" office:value-type="float" office:value="652831.13509362" calcext:value-type="float">
            <text:p>652831.13509362</text:p>
          </table:table-cell>
          <table:table-cell table:style-name="ce4" office:value-type="float" office:value="1032352.22306267" calcext:value-type="float">
            <text:p>1032352.22306267</text:p>
          </table:table-cell>
          <table:table-cell table:style-name="ce4" office:value-type="float" office:value="1997631.32258782" calcext:value-type="float">
            <text:p>1997631.3225878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24083.754338836" calcext:value-type="float">
            <text:p>524083.7543388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2000.211875179" calcext:value-type="float">
            <text:p>152000.211875179</text:p>
          </table:table-cell>
          <table:table-cell table:style-name="ce4" office:value-type="float" office:value="21459.0197348078" calcext:value-type="float">
            <text:p>21459.0197348078</text:p>
          </table:table-cell>
          <table:table-cell table:style-name="ce4" office:value-type="float" office:value="56927.8426382134" calcext:value-type="float">
            <text:p>56927.8426382134</text:p>
          </table:table-cell>
          <table:table-cell table:style-name="ce4" office:value-type="float" office:value="11169.5222366774" calcext:value-type="float">
            <text:p>11169.5222366774</text:p>
          </table:table-cell>
          <table:table-cell table:style-name="ce4" office:value-type="float" office:value="662187.499515497" calcext:value-type="float">
            <text:p>662187.499515497</text:p>
          </table:table-cell>
          <table:table-cell table:style-name="ce4" office:value-type="float" office:value="164068.090450022" calcext:value-type="float">
            <text:p>164068.0904500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6396.5886633859" calcext:value-type="float">
            <text:p>26396.5886633859</text:p>
          </table:table-cell>
          <table:table-cell table:number-columns-repeated="2" table:style-name="ce4" office:value-type="float" office:value="24342.2319487416" calcext:value-type="float">
            <text:p>24342.2319487416</text:p>
          </table:table-cell>
          <table:table-cell table:style-name="ce4" office:value-type="float" office:value="4914.58987617578" calcext:value-type="float">
            <text:p>4914.5898761758</text:p>
          </table:table-cell>
          <table:table-cell table:style-name="ce4" office:value-type="float" office:value="4977.85525781254" calcext:value-type="float">
            <text:p>4977.8552578125</text:p>
          </table:table-cell>
          <table:table-cell table:style-name="ce4" office:value-type="float" office:value="1880.57700908546" calcext:value-type="float">
            <text:p>1880.5770090855</text:p>
          </table:table-cell>
          <table:table-cell table:style-name="ce4" office:value-type="float" office:value="77.0302124023438" calcext:value-type="float">
            <text:p>77.03021240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584.5430320187" calcext:value-type="float">
            <text:p>22584.5430320187</text:p>
          </table:table-cell>
          <table:table-cell table:style-name="ce4" office:value-type="float" office:value="4195.71823314519" calcext:value-type="float">
            <text:p>4195.718233145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6133.237307933" calcext:value-type="float">
            <text:p>86133.237307933</text:p>
          </table:table-cell>
          <table:table-cell table:style-name="ce4" office:value-type="float" office:value="64142.7559387724" calcext:value-type="float">
            <text:p>64142.7559387724</text:p>
          </table:table-cell>
          <table:table-cell table:style-name="ce4" office:value-type="float" office:value="320787.460117071" calcext:value-type="float">
            <text:p>320787.460117071</text:p>
          </table:table-cell>
          <table:table-cell table:style-name="ce4" office:value-type="float" office:value="8724.83509424064" calcext:value-type="float">
            <text:p>8724.8350942406</text:p>
          </table:table-cell>
          <table:table-cell table:style-name="ce4" office:value-type="float" office:value="814879.970119091" calcext:value-type="float">
            <text:p>814879.970119091</text:p>
          </table:table-cell>
          <table:table-cell table:style-name="ce4" office:value-type="float" office:value="521878.734238922" calcext:value-type="float">
            <text:p>521878.734238922</text:p>
          </table:table-cell>
          <table:table-cell table:style-name="ce4" office:value-type="float" office:value="1940.67208614837" calcext:value-type="float">
            <text:p>1940.6720861484</text:p>
          </table:table-cell>
          <table:table-cell table:style-name="ce4" office:value-type="float" office:value="13833.0650947251" calcext:value-type="float">
            <text:p>13833.0650947251</text:p>
          </table:table-cell>
          <table:table-cell table:style-name="ce4" office:value-type="float" office:value="12495.328398312" calcext:value-type="float">
            <text:p>12495.328398312</text:p>
          </table:table-cell>
          <table:table-cell table:style-name="ce4" office:value-type="float" office:value="14174.7538652372" calcext:value-type="float">
            <text:p>14174.7538652372</text:p>
          </table:table-cell>
          <table:table-cell table:style-name="ce4" office:value-type="float" office:value="228153.758468284" calcext:value-type="float">
            <text:p>228153.758468284</text:p>
          </table:table-cell>
          <table:table-cell table:style-name="ce4" office:value-type="float" office:value="7651.7636241693" calcext:value-type="float">
            <text:p>7651.7636241693</text:p>
          </table:table-cell>
          <table:table-cell table:style-name="ce4" office:value-type="string" calcext:value-type="string">
            <text:p><text:s/>2H_fast_G2</text:p>
          </table:table-cell>
          <table:table-cell table:style-name="ce4" office:value-type="string" calcext:value-type="string">
            <text:p><text:s/>2103_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936"/>
        </table:table-row>
        <table:table-row table:style-name="ro2">
          <table:table-cell office:value-type="string" calcext:value-type="string">
            <text:p>AIM084_Plasma_neg_038</text:p>
          </table:table-cell>
          <table:table-cell office:value-type="float" office:value="5834998.46400456" calcext:value-type="float">
            <text:p>5834998.46400456</text:p>
          </table:table-cell>
          <table:table-cell office:value-type="float" office:value="253708.359140247" calcext:value-type="float">
            <text:p>253708.359140247</text:p>
          </table:table-cell>
          <table:table-cell office:value-type="float" office:value="27711446.0331906" calcext:value-type="float">
            <text:p>27711446.0331906</text:p>
          </table:table-cell>
          <table:table-cell office:value-type="float" office:value="677671.489755635" calcext:value-type="float">
            <text:p>677671.489755635</text:p>
          </table:table-cell>
          <table:table-cell office:value-type="float" office:value="908529.122916274" calcext:value-type="float">
            <text:p>908529.122916274</text:p>
          </table:table-cell>
          <table:table-cell office:value-type="float" office:value="26526003.133097" calcext:value-type="float">
            <text:p>26526003.133097</text:p>
          </table:table-cell>
          <table:table-cell office:value-type="float" office:value="12174537.3632673" calcext:value-type="float">
            <text:p>12174537.3632673</text:p>
          </table:table-cell>
          <table:table-cell office:value-type="float" office:value="23262211.7249046" calcext:value-type="float">
            <text:p>23262211.7249046</text:p>
          </table:table-cell>
          <table:table-cell office:value-type="float" office:value="1471986.68553217" calcext:value-type="float">
            <text:p>1471986.68553217</text:p>
          </table:table-cell>
          <table:table-cell office:value-type="float" office:value="470638.90447471" calcext:value-type="float">
            <text:p>470638.90447471</text:p>
          </table:table-cell>
          <table:table-cell office:value-type="float" office:value="609747.33451686" calcext:value-type="float">
            <text:p>609747.33451686</text:p>
          </table:table-cell>
          <table:table-cell office:value-type="float" office:value="6964805.34439958" calcext:value-type="float">
            <text:p>6964805.34439958</text:p>
          </table:table-cell>
          <table:table-cell office:value-type="float" office:value="47574.4589589057" calcext:value-type="float">
            <text:p>47574.4589589057</text:p>
          </table:table-cell>
          <table:table-cell office:value-type="float" office:value="98536.1249016322" calcext:value-type="float">
            <text:p>98536.1249016322</text:p>
          </table:table-cell>
          <table:table-cell office:value-type="float" office:value="31635.5083276764" calcext:value-type="float">
            <text:p>31635.5083276764</text:p>
          </table:table-cell>
          <table:table-cell office:value-type="float" office:value="198621.859235102" calcext:value-type="float">
            <text:p>198621.859235102</text:p>
          </table:table-cell>
          <table:table-cell office:value-type="float" office:value="93079.430320329" calcext:value-type="float">
            <text:p>93079.430320329</text:p>
          </table:table-cell>
          <table:table-cell office:value-type="float" office:value="919334.64960788" calcext:value-type="float">
            <text:p>919334.64960788</text:p>
          </table:table-cell>
          <table:table-cell office:value-type="float" office:value="2124276.13899552" calcext:value-type="float">
            <text:p>2124276.13899552</text:p>
          </table:table-cell>
          <table:table-cell office:value-type="float" office:value="238754.141626482" calcext:value-type="float">
            <text:p>238754.141626482</text:p>
          </table:table-cell>
          <table:table-cell office:value-type="float" office:value="2447596.73015486" calcext:value-type="float">
            <text:p>2447596.73015486</text:p>
          </table:table-cell>
          <table:table-cell office:value-type="float" office:value="484010.407639216" calcext:value-type="float">
            <text:p>484010.407639216</text:p>
          </table:table-cell>
          <table:table-cell office:value-type="float" office:value="149069.424925496" calcext:value-type="float">
            <text:p>149069.424925496</text:p>
          </table:table-cell>
          <table:table-cell office:value-type="float" office:value="276923.041593888" calcext:value-type="float">
            <text:p>276923.041593888</text:p>
          </table:table-cell>
          <table:table-cell office:value-type="float" office:value="825117.977464498" calcext:value-type="float">
            <text:p>825117.977464498</text:p>
          </table:table-cell>
          <table:table-cell office:value-type="float" office:value="726722.615729204" calcext:value-type="float">
            <text:p>726722.615729204</text:p>
          </table:table-cell>
          <table:table-cell office:value-type="float" office:value="2354888.38945887" calcext:value-type="float">
            <text:p>2354888.38945887</text:p>
          </table:table-cell>
          <table:table-cell office:value-type="float" office:value="1203887.19716211" calcext:value-type="float">
            <text:p>1203887.19716211</text:p>
          </table:table-cell>
          <table:table-cell office:value-type="float" office:value="30963.8911255303" calcext:value-type="float">
            <text:p>30963.8911255303</text:p>
          </table:table-cell>
          <table:table-cell office:value-type="float" office:value="1655606.21066835" calcext:value-type="float">
            <text:p>1655606.21066835</text:p>
          </table:table-cell>
          <table:table-cell office:value-type="float" office:value="3125565.71793477" calcext:value-type="float">
            <text:p>3125565.71793477</text:p>
          </table:table-cell>
          <table:table-cell office:value-type="float" office:value="1385281.77375925" calcext:value-type="float">
            <text:p>1385281.77375925</text:p>
          </table:table-cell>
          <table:table-cell office:value-type="float" office:value="117810.745492788" calcext:value-type="float">
            <text:p>117810.745492788</text:p>
          </table:table-cell>
          <table:table-cell office:value-type="float" office:value="4908105.91697881" calcext:value-type="float">
            <text:p>4908105.91697881</text:p>
          </table:table-cell>
          <table:table-cell office:value-type="float" office:value="1485249.91986018" calcext:value-type="float">
            <text:p>1485249.91986018</text:p>
          </table:table-cell>
          <table:table-cell office:value-type="float" office:value="1246162.95305083" calcext:value-type="float">
            <text:p>1246162.95305083</text:p>
          </table:table-cell>
          <table:table-cell office:value-type="float" office:value="1412331.0292383" calcext:value-type="float">
            <text:p>1412331.0292383</text:p>
          </table:table-cell>
          <table:table-cell office:value-type="float" office:value="468595.734927009" calcext:value-type="float">
            <text:p>468595.734927009</text:p>
          </table:table-cell>
          <table:table-cell office:value-type="float" office:value="514949.033127578" calcext:value-type="float">
            <text:p>514949.033127578</text:p>
          </table:table-cell>
          <table:table-cell office:value-type="float" office:value="558706.109119571" calcext:value-type="float">
            <text:p>558706.109119571</text:p>
          </table:table-cell>
          <table:table-cell office:value-type="float" office:value="272795.362233486" calcext:value-type="float">
            <text:p>272795.362233486</text:p>
          </table:table-cell>
          <table:table-cell office:value-type="float" office:value="136029.117053162" calcext:value-type="float">
            <text:p>136029.117053162</text:p>
          </table:table-cell>
          <table:table-cell office:value-type="float" office:value="39288.5418418866" calcext:value-type="float">
            <text:p>39288.5418418866</text:p>
          </table:table-cell>
          <table:table-cell office:value-type="float" office:value="42109.8794865669" calcext:value-type="float">
            <text:p>42109.8794865669</text:p>
          </table:table-cell>
          <table:table-cell office:value-type="float" office:value="6599.66356217783" calcext:value-type="float">
            <text:p>6599.6635621778</text:p>
          </table:table-cell>
          <table:table-cell office:value-type="float" office:value="465081.483228891" calcext:value-type="float">
            <text:p>465081.483228891</text:p>
          </table:table-cell>
          <table:table-cell office:value-type="float" office:value="4513.35927524776" calcext:value-type="float">
            <text:p>4513.359275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06.955378047" calcext:value-type="float">
            <text:p>57106.955378047</text:p>
          </table:table-cell>
          <table:table-cell table:number-columns-repeated="2" office:value-type="float" office:value="7331.65836878284" calcext:value-type="float">
            <text:p>7331.6583687828</text:p>
          </table:table-cell>
          <table:table-cell office:value-type="float" office:value="0" calcext:value-type="float">
            <text:p>0</text:p>
          </table:table-cell>
          <table:table-cell office:value-type="float" office:value="7331.65836878284" calcext:value-type="float">
            <text:p>7331.6583687828</text:p>
          </table:table-cell>
          <table:table-cell office:value-type="float" office:value="17339.9101889817" calcext:value-type="float">
            <text:p>17339.9101889817</text:p>
          </table:table-cell>
          <table:table-cell office:value-type="float" office:value="5026.37668842127" calcext:value-type="float">
            <text:p>5026.3766884213</text:p>
          </table:table-cell>
          <table:table-cell office:value-type="float" office:value="180.421835705563" calcext:value-type="float">
            <text:p>180.4218357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865.3906849427" calcext:value-type="float">
            <text:p>61865.3906849427</text:p>
          </table:table-cell>
          <table:table-cell office:value-type="float" office:value="253491.343655209" calcext:value-type="float">
            <text:p>253491.343655209</text:p>
          </table:table-cell>
          <table:table-cell office:value-type="float" office:value="326951.149521582" calcext:value-type="float">
            <text:p>326951.149521582</text:p>
          </table:table-cell>
          <table:table-cell office:value-type="float" office:value="41808483.2840811" calcext:value-type="float">
            <text:p>41808483.2840811</text:p>
          </table:table-cell>
          <table:table-cell office:value-type="float" office:value="44428.8895942343" calcext:value-type="float">
            <text:p>44428.8895942343</text:p>
          </table:table-cell>
          <table:table-cell office:value-type="float" office:value="171817.790739831" calcext:value-type="float">
            <text:p>171817.790739831</text:p>
          </table:table-cell>
          <table:table-cell office:value-type="float" office:value="5810.06498200264" calcext:value-type="float">
            <text:p>5810.0649820026</text:p>
          </table:table-cell>
          <table:table-cell office:value-type="float" office:value="333234.790385412" calcext:value-type="float">
            <text:p>333234.790385412</text:p>
          </table:table-cell>
          <table:table-cell office:value-type="float" office:value="219284.468339043" calcext:value-type="float">
            <text:p>219284.468339043</text:p>
          </table:table-cell>
          <table:table-cell office:value-type="float" office:value="218628.846805517" calcext:value-type="float">
            <text:p>218628.846805517</text:p>
          </table:table-cell>
          <table:table-cell office:value-type="float" office:value="9693244.97783678" calcext:value-type="float">
            <text:p>9693244.97783678</text:p>
          </table:table-cell>
          <table:table-cell office:value-type="float" office:value="12829903.2487047" calcext:value-type="float">
            <text:p>12829903.2487047</text:p>
          </table:table-cell>
          <table:table-cell office:value-type="float" office:value="7527000.59834312" calcext:value-type="float">
            <text:p>7527000.59834312</text:p>
          </table:table-cell>
          <table:table-cell office:value-type="float" office:value="39834323.3772865" calcext:value-type="float">
            <text:p>39834323.3772865</text:p>
          </table:table-cell>
          <table:table-cell office:value-type="float" office:value="1812033.425019" calcext:value-type="float">
            <text:p>1812033.425019</text:p>
          </table:table-cell>
          <table:table-cell office:value-type="string" calcext:value-type="string">
            <text:p><text:s/>2H_fast_G2</text:p>
          </table:table-cell>
          <table:table-cell office:value-type="string" calcext:value-type="string">
            <text:p><text:s/>2104_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936"/>
        </table:table-row>
        <table:table-row table:style-name="ro2">
          <table:table-cell office:value-type="string" calcext:value-type="string">
            <text:p>AIM084_Plasma_neg_045</text:p>
          </table:table-cell>
          <table:table-cell office:value-type="float" office:value="4421846.00731478" calcext:value-type="float">
            <text:p>4421846.00731478</text:p>
          </table:table-cell>
          <table:table-cell office:value-type="float" office:value="297616.607566466" calcext:value-type="float">
            <text:p>297616.607566466</text:p>
          </table:table-cell>
          <table:table-cell office:value-type="float" office:value="29573421.1492748" calcext:value-type="float">
            <text:p>29573421.1492748</text:p>
          </table:table-cell>
          <table:table-cell office:value-type="float" office:value="726586.047533663" calcext:value-type="float">
            <text:p>726586.047533663</text:p>
          </table:table-cell>
          <table:table-cell office:value-type="float" office:value="759098.513347428" calcext:value-type="float">
            <text:p>759098.513347428</text:p>
          </table:table-cell>
          <table:table-cell office:value-type="float" office:value="21326347.7587522" calcext:value-type="float">
            <text:p>21326347.7587522</text:p>
          </table:table-cell>
          <table:table-cell office:value-type="float" office:value="10714670.588849" calcext:value-type="float">
            <text:p>10714670.588849</text:p>
          </table:table-cell>
          <table:table-cell office:value-type="float" office:value="25191098.6411867" calcext:value-type="float">
            <text:p>25191098.6411867</text:p>
          </table:table-cell>
          <table:table-cell office:value-type="float" office:value="712360.510501212" calcext:value-type="float">
            <text:p>712360.510501212</text:p>
          </table:table-cell>
          <table:table-cell office:value-type="float" office:value="389657.787028856" calcext:value-type="float">
            <text:p>389657.787028856</text:p>
          </table:table-cell>
          <table:table-cell office:value-type="float" office:value="644162.56719877" calcext:value-type="float">
            <text:p>644162.56719877</text:p>
          </table:table-cell>
          <table:table-cell office:value-type="float" office:value="10476993.8726703" calcext:value-type="float">
            <text:p>10476993.8726703</text:p>
          </table:table-cell>
          <table:table-cell office:value-type="float" office:value="51149.8455415462" calcext:value-type="float">
            <text:p>51149.8455415462</text:p>
          </table:table-cell>
          <table:table-cell office:value-type="float" office:value="92333.4264851412" calcext:value-type="float">
            <text:p>92333.4264851412</text:p>
          </table:table-cell>
          <table:table-cell office:value-type="float" office:value="43513.1234920913" calcext:value-type="float">
            <text:p>43513.1234920913</text:p>
          </table:table-cell>
          <table:table-cell office:value-type="float" office:value="357507.419829518" calcext:value-type="float">
            <text:p>357507.419829518</text:p>
          </table:table-cell>
          <table:table-cell office:value-type="float" office:value="35300.1953530623" calcext:value-type="float">
            <text:p>35300.1953530623</text:p>
          </table:table-cell>
          <table:table-cell office:value-type="float" office:value="993745.633011149" calcext:value-type="float">
            <text:p>993745.633011149</text:p>
          </table:table-cell>
          <table:table-cell office:value-type="float" office:value="1571211.9332975" calcext:value-type="float">
            <text:p>1571211.9332975</text:p>
          </table:table-cell>
          <table:table-cell office:value-type="float" office:value="327780.78552263" calcext:value-type="float">
            <text:p>327780.78552263</text:p>
          </table:table-cell>
          <table:table-cell office:value-type="float" office:value="2727990.08978573" calcext:value-type="float">
            <text:p>2727990.08978573</text:p>
          </table:table-cell>
          <table:table-cell office:value-type="float" office:value="507867.84947879" calcext:value-type="float">
            <text:p>507867.84947879</text:p>
          </table:table-cell>
          <table:table-cell office:value-type="float" office:value="108538.318975123" calcext:value-type="float">
            <text:p>108538.318975123</text:p>
          </table:table-cell>
          <table:table-cell office:value-type="float" office:value="250355.168021563" calcext:value-type="float">
            <text:p>250355.168021563</text:p>
          </table:table-cell>
          <table:table-cell office:value-type="float" office:value="831968.118045472" calcext:value-type="float">
            <text:p>831968.118045472</text:p>
          </table:table-cell>
          <table:table-cell office:value-type="float" office:value="782629.468496746" calcext:value-type="float">
            <text:p>782629.468496746</text:p>
          </table:table-cell>
          <table:table-cell office:value-type="float" office:value="1604245.66848351" calcext:value-type="float">
            <text:p>1604245.66848351</text:p>
          </table:table-cell>
          <table:table-cell office:value-type="float" office:value="638342.755620224" calcext:value-type="float">
            <text:p>638342.755620224</text:p>
          </table:table-cell>
          <table:table-cell office:value-type="float" office:value="29329.3232878148" calcext:value-type="float">
            <text:p>29329.3232878148</text:p>
          </table:table-cell>
          <table:table-cell office:value-type="float" office:value="1334300.27821911" calcext:value-type="float">
            <text:p>1334300.27821911</text:p>
          </table:table-cell>
          <table:table-cell office:value-type="float" office:value="2509173.37874132" calcext:value-type="float">
            <text:p>2509173.37874132</text:p>
          </table:table-cell>
          <table:table-cell office:value-type="float" office:value="1801619.75181231" calcext:value-type="float">
            <text:p>1801619.75181231</text:p>
          </table:table-cell>
          <table:table-cell office:value-type="float" office:value="132811.765921965" calcext:value-type="float">
            <text:p>132811.765921965</text:p>
          </table:table-cell>
          <table:table-cell office:value-type="float" office:value="4303945.65569164" calcext:value-type="float">
            <text:p>4303945.65569164</text:p>
          </table:table-cell>
          <table:table-cell office:value-type="float" office:value="690375.671639153" calcext:value-type="float">
            <text:p>690375.671639153</text:p>
          </table:table-cell>
          <table:table-cell office:value-type="float" office:value="944216.584545927" calcext:value-type="float">
            <text:p>944216.584545927</text:p>
          </table:table-cell>
          <table:table-cell office:value-type="float" office:value="1712533.42698281" calcext:value-type="float">
            <text:p>1712533.42698281</text:p>
          </table:table-cell>
          <table:table-cell office:value-type="float" office:value="398432.605731399" calcext:value-type="float">
            <text:p>398432.605731399</text:p>
          </table:table-cell>
          <table:table-cell office:value-type="float" office:value="441353.260384342" calcext:value-type="float">
            <text:p>441353.260384342</text:p>
          </table:table-cell>
          <table:table-cell office:value-type="float" office:value="689747.68674196" calcext:value-type="float">
            <text:p>689747.68674196</text:p>
          </table:table-cell>
          <table:table-cell office:value-type="float" office:value="131402.769400985" calcext:value-type="float">
            <text:p>131402.769400985</text:p>
          </table:table-cell>
          <table:table-cell office:value-type="float" office:value="129927.885516351" calcext:value-type="float">
            <text:p>129927.885516351</text:p>
          </table:table-cell>
          <table:table-cell office:value-type="float" office:value="15561.009586162" calcext:value-type="float">
            <text:p>15561.009586162</text:p>
          </table:table-cell>
          <table:table-cell office:value-type="float" office:value="58029.6850558755" calcext:value-type="float">
            <text:p>58029.6850558755</text:p>
          </table:table-cell>
          <table:table-cell office:value-type="float" office:value="15256.9962638191" calcext:value-type="float">
            <text:p>15256.9962638191</text:p>
          </table:table-cell>
          <table:table-cell office:value-type="float" office:value="705773.645299919" calcext:value-type="float">
            <text:p>705773.645299919</text:p>
          </table:table-cell>
          <table:table-cell office:value-type="float" office:value="8907.91031080466" calcext:value-type="float">
            <text:p>8907.9103108047</text:p>
          </table:table-cell>
          <table:table-cell office:value-type="float" office:value="146094.763539808" calcext:value-type="float">
            <text:p>146094.763539808</text:p>
          </table:table-cell>
          <table:table-cell office:value-type="float" office:value="0" calcext:value-type="float">
            <text:p>0</text:p>
          </table:table-cell>
          <table:table-cell office:value-type="float" office:value="95327.3229848118" calcext:value-type="float">
            <text:p>95327.3229848118</text:p>
          </table:table-cell>
          <table:table-cell office:value-type="float" office:value="479906.259127607" calcext:value-type="float">
            <text:p>479906.259127607</text:p>
          </table:table-cell>
          <table:table-cell office:value-type="float" office:value="386909.902105376" calcext:value-type="float">
            <text:p>386909.902105376</text:p>
          </table:table-cell>
          <table:table-cell office:value-type="float" office:value="349659.237747673" calcext:value-type="float">
            <text:p>349659.237747673</text:p>
          </table:table-cell>
          <table:table-cell office:value-type="float" office:value="3263168.97005557" calcext:value-type="float">
            <text:p>3263168.97005557</text:p>
          </table:table-cell>
          <table:table-cell office:value-type="float" office:value="37014.4409056389" calcext:value-type="float">
            <text:p>37014.4409056389</text:p>
          </table:table-cell>
          <table:table-cell office:value-type="float" office:value="22023.7353063677" calcext:value-type="float">
            <text:p>22023.7353063677</text:p>
          </table:table-cell>
          <table:table-cell office:value-type="float" office:value="136872.77032874" calcext:value-type="float">
            <text:p>136872.77032874</text:p>
          </table:table-cell>
          <table:table-cell office:value-type="float" office:value="151297.586530781" calcext:value-type="float">
            <text:p>151297.586530781</text:p>
          </table:table-cell>
          <table:table-cell office:value-type="float" office:value="874504.080830993" calcext:value-type="float">
            <text:p>874504.080830993</text:p>
          </table:table-cell>
          <table:table-cell office:value-type="float" office:value="75034.3832159474" calcext:value-type="float">
            <text:p>75034.3832159474</text:p>
          </table:table-cell>
          <table:table-cell office:value-type="float" office:value="329090.797453185" calcext:value-type="float">
            <text:p>329090.797453185</text:p>
          </table:table-cell>
          <table:table-cell office:value-type="float" office:value="539563.320433082" calcext:value-type="float">
            <text:p>539563.320433082</text:p>
          </table:table-cell>
          <table:table-cell office:value-type="float" office:value="64405259.5810261" calcext:value-type="float">
            <text:p>64405259.5810261</text:p>
          </table:table-cell>
          <table:table-cell office:value-type="float" office:value="129824.169494712" calcext:value-type="float">
            <text:p>129824.169494712</text:p>
          </table:table-cell>
          <table:table-cell office:value-type="float" office:value="195859.617937413" calcext:value-type="float">
            <text:p>195859.617937413</text:p>
          </table:table-cell>
          <table:table-cell office:value-type="float" office:value="17434.3134121263" calcext:value-type="float">
            <text:p>17434.3134121263</text:p>
          </table:table-cell>
          <table:table-cell office:value-type="float" office:value="876384.316732336" calcext:value-type="float">
            <text:p>876384.316732336</text:p>
          </table:table-cell>
          <table:table-cell office:value-type="float" office:value="144682.412759824" calcext:value-type="float">
            <text:p>144682.412759824</text:p>
          </table:table-cell>
          <table:table-cell office:value-type="float" office:value="13995.3626744453" calcext:value-type="float">
            <text:p>13995.3626744453</text:p>
          </table:table-cell>
          <table:table-cell office:value-type="float" office:value="12958169.9811665" calcext:value-type="float">
            <text:p>12958169.9811665</text:p>
          </table:table-cell>
          <table:table-cell office:value-type="float" office:value="15789846.4368495" calcext:value-type="float">
            <text:p>15789846.4368495</text:p>
          </table:table-cell>
          <table:table-cell office:value-type="float" office:value="13134288.4239446" calcext:value-type="float">
            <text:p>13134288.4239446</text:p>
          </table:table-cell>
          <table:table-cell office:value-type="float" office:value="77920739.3268829" calcext:value-type="float">
            <text:p>77920739.3268829</text:p>
          </table:table-cell>
          <table:table-cell office:value-type="float" office:value="3614643.12413624" calcext:value-type="float">
            <text:p>3614643.12413624</text:p>
          </table:table-cell>
          <table:table-cell office:value-type="string" calcext:value-type="string">
            <text:p><text:s/>2H_fast_G2</text:p>
          </table:table-cell>
          <table:table-cell office:value-type="string" calcext:value-type="string">
            <text:p><text:s/>2105_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936"/>
        </table:table-row>
        <table:table-row table:style-name="ro2">
          <table:table-cell table:style-name="ce3" office:value-type="string" calcext:value-type="string">
            <text:p>AIM084_Plasma_pos_019</text:p>
          </table:table-cell>
          <table:table-cell table:style-name="ce3" office:value-type="float" office:value="3592588.79018687" calcext:value-type="float">
            <text:p>3592588.79018687</text:p>
          </table:table-cell>
          <table:table-cell table:style-name="ce3" office:value-type="float" office:value="991748.47730371" calcext:value-type="float">
            <text:p>991748.47730371</text:p>
          </table:table-cell>
          <table:table-cell table:style-name="ce3" office:value-type="float" office:value="23654732.2883058" calcext:value-type="float">
            <text:p>23654732.2883058</text:p>
          </table:table-cell>
          <table:table-cell table:style-name="ce3" office:value-type="float" office:value="723706.17061445" calcext:value-type="float">
            <text:p>723706.17061445</text:p>
          </table:table-cell>
          <table:table-cell table:style-name="ce3" office:value-type="float" office:value="937916.990036671" calcext:value-type="float">
            <text:p>937916.990036671</text:p>
          </table:table-cell>
          <table:table-cell table:style-name="ce3" office:value-type="float" office:value="19263421.9085732" calcext:value-type="float">
            <text:p>19263421.9085732</text:p>
          </table:table-cell>
          <table:table-cell table:style-name="ce3" office:value-type="float" office:value="10131053.7764644" calcext:value-type="float">
            <text:p>10131053.7764644</text:p>
          </table:table-cell>
          <table:table-cell table:style-name="ce3" office:value-type="float" office:value="30466635.2940681" calcext:value-type="float">
            <text:p>30466635.2940681</text:p>
          </table:table-cell>
          <table:table-cell table:style-name="ce3" office:value-type="float" office:value="571349.555453256" calcext:value-type="float">
            <text:p>571349.555453256</text:p>
          </table:table-cell>
          <table:table-cell table:style-name="ce3" office:value-type="float" office:value="585910.829582498" calcext:value-type="float">
            <text:p>585910.829582498</text:p>
          </table:table-cell>
          <table:table-cell table:style-name="ce3" office:value-type="float" office:value="659909.12115608" calcext:value-type="float">
            <text:p>659909.12115608</text:p>
          </table:table-cell>
          <table:table-cell table:style-name="ce3" office:value-type="float" office:value="13886319.6308137" calcext:value-type="float">
            <text:p>13886319.6308137</text:p>
          </table:table-cell>
          <table:table-cell table:style-name="ce3" office:value-type="float" office:value="53604.0800521538" calcext:value-type="float">
            <text:p>53604.0800521538</text:p>
          </table:table-cell>
          <table:table-cell table:style-name="ce3" office:value-type="float" office:value="101179.112228843" calcext:value-type="float">
            <text:p>101179.112228843</text:p>
          </table:table-cell>
          <table:table-cell table:style-name="ce3" office:value-type="float" office:value="64719.5271065793" calcext:value-type="float">
            <text:p>64719.5271065793</text:p>
          </table:table-cell>
          <table:table-cell table:style-name="ce3" office:value-type="float" office:value="438310.003693055" calcext:value-type="float">
            <text:p>438310.003693055</text:p>
          </table:table-cell>
          <table:table-cell table:style-name="ce3" office:value-type="float" office:value="36619.1226676363" calcext:value-type="float">
            <text:p>36619.1226676363</text:p>
          </table:table-cell>
          <table:table-cell table:style-name="ce3" office:value-type="float" office:value="784698.652538985" calcext:value-type="float">
            <text:p>784698.652538985</text:p>
          </table:table-cell>
          <table:table-cell table:style-name="ce3" office:value-type="float" office:value="2726171.51764424" calcext:value-type="float">
            <text:p>2726171.51764424</text:p>
          </table:table-cell>
          <table:table-cell table:style-name="ce3" office:value-type="float" office:value="198288.025071839" calcext:value-type="float">
            <text:p>198288.025071839</text:p>
          </table:table-cell>
          <table:table-cell table:style-name="ce3" office:value-type="float" office:value="2380605.49087921" calcext:value-type="float">
            <text:p>2380605.49087921</text:p>
          </table:table-cell>
          <table:table-cell table:style-name="ce3" office:value-type="float" office:value="511295.341317353" calcext:value-type="float">
            <text:p>511295.341317353</text:p>
          </table:table-cell>
          <table:table-cell table:style-name="ce3" office:value-type="float" office:value="86281.3116987092" calcext:value-type="float">
            <text:p>86281.3116987092</text:p>
          </table:table-cell>
          <table:table-cell table:style-name="ce3" office:value-type="float" office:value="287777.385491723" calcext:value-type="float">
            <text:p>287777.385491723</text:p>
          </table:table-cell>
          <table:table-cell table:style-name="ce3" office:value-type="float" office:value="797547.105039406" calcext:value-type="float">
            <text:p>797547.105039406</text:p>
          </table:table-cell>
          <table:table-cell table:style-name="ce3" office:value-type="float" office:value="806335.086140636" calcext:value-type="float">
            <text:p>806335.086140636</text:p>
          </table:table-cell>
          <table:table-cell table:style-name="ce3" office:value-type="float" office:value="1411510.52837521" calcext:value-type="float">
            <text:p>1411510.52837521</text:p>
          </table:table-cell>
          <table:table-cell table:style-name="ce3" office:value-type="float" office:value="716443.120941054" calcext:value-type="float">
            <text:p>716443.120941054</text:p>
          </table:table-cell>
          <table:table-cell table:style-name="ce3" office:value-type="float" office:value="46312.5082774381" calcext:value-type="float">
            <text:p>46312.5082774381</text:p>
          </table:table-cell>
          <table:table-cell table:style-name="ce3" office:value-type="float" office:value="964271.805363279" calcext:value-type="float">
            <text:p>964271.805363279</text:p>
          </table:table-cell>
          <table:table-cell table:style-name="ce3" office:value-type="float" office:value="1926272.33975331" calcext:value-type="float">
            <text:p>1926272.33975331</text:p>
          </table:table-cell>
          <table:table-cell table:style-name="ce3" office:value-type="float" office:value="1518496.5865964" calcext:value-type="float">
            <text:p>1518496.5865964</text:p>
          </table:table-cell>
          <table:table-cell table:style-name="ce3" office:value-type="float" office:value="156243.864571869" calcext:value-type="float">
            <text:p>156243.864571869</text:p>
          </table:table-cell>
          <table:table-cell table:style-name="ce3" office:value-type="float" office:value="5093359.7459677" calcext:value-type="float">
            <text:p>5093359.7459677</text:p>
          </table:table-cell>
          <table:table-cell table:style-name="ce3" office:value-type="float" office:value="677056.765071997" calcext:value-type="float">
            <text:p>677056.765071997</text:p>
          </table:table-cell>
          <table:table-cell table:style-name="ce3" office:value-type="float" office:value="1573027.74961556" calcext:value-type="float">
            <text:p>1573027.74961556</text:p>
          </table:table-cell>
          <table:table-cell table:style-name="ce3" office:value-type="float" office:value="1526283.8556059" calcext:value-type="float">
            <text:p>1526283.8556059</text:p>
          </table:table-cell>
          <table:table-cell table:style-name="ce3" office:value-type="float" office:value="172688.499918418" calcext:value-type="float">
            <text:p>172688.499918418</text:p>
          </table:table-cell>
          <table:table-cell table:style-name="ce3" office:value-type="float" office:value="534712.078534797" calcext:value-type="float">
            <text:p>534712.078534797</text:p>
          </table:table-cell>
          <table:table-cell table:style-name="ce3" office:value-type="float" office:value="335958.293387339" calcext:value-type="float">
            <text:p>335958.293387339</text:p>
          </table:table-cell>
          <table:table-cell table:style-name="ce3" office:value-type="float" office:value="405255.75581992" calcext:value-type="float">
            <text:p>405255.75581992</text:p>
          </table:table-cell>
          <table:table-cell table:style-name="ce3" office:value-type="float" office:value="122101.816774831" calcext:value-type="float">
            <text:p>122101.816774831</text:p>
          </table:table-cell>
          <table:table-cell table:style-name="ce3" office:value-type="float" office:value="24753.7774713602" calcext:value-type="float">
            <text:p>24753.7774713602</text:p>
          </table:table-cell>
          <table:table-cell table:style-name="ce3" office:value-type="float" office:value="50112.9394974551" calcext:value-type="float">
            <text:p>50112.9394974551</text:p>
          </table:table-cell>
          <table:table-cell table:style-name="ce3" office:value-type="float" office:value="31027.1195156043" calcext:value-type="float">
            <text:p>31027.1195156043</text:p>
          </table:table-cell>
          <table:table-cell table:style-name="ce3" office:value-type="float" office:value="317984.427394339" calcext:value-type="float">
            <text:p>317984.427394339</text:p>
          </table:table-cell>
          <table:table-cell table:style-name="ce3" office:value-type="float" office:value="89966.8623608901" calcext:value-type="float">
            <text:p>89966.86236089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96645.675601906" calcext:value-type="float">
            <text:p>296645.675601906</text:p>
          </table:table-cell>
          <table:table-cell table:style-name="ce3" office:value-type="float" office:value="252370.173974354" calcext:value-type="float">
            <text:p>252370.173974354</text:p>
          </table:table-cell>
          <table:table-cell table:style-name="ce3" office:value-type="float" office:value="375102.83387005" calcext:value-type="float">
            <text:p>375102.83387005</text:p>
          </table:table-cell>
          <table:table-cell table:style-name="ce3" office:value-type="float" office:value="382583.908830813" calcext:value-type="float">
            <text:p>382583.908830813</text:p>
          </table:table-cell>
          <table:table-cell table:style-name="ce3" office:value-type="float" office:value="711939.900797476" calcext:value-type="float">
            <text:p>711939.900797476</text:p>
          </table:table-cell>
          <table:table-cell table:style-name="ce3" office:value-type="float" office:value="54162.4920994373" calcext:value-type="float">
            <text:p>54162.4920994373</text:p>
          </table:table-cell>
          <table:table-cell table:style-name="ce3" office:value-type="float" office:value="4787.36863835327" calcext:value-type="float">
            <text:p>4787.3686383533</text:p>
          </table:table-cell>
          <table:table-cell table:style-name="ce3" office:value-type="float" office:value="58670.342713336" calcext:value-type="float">
            <text:p>58670.342713336</text:p>
          </table:table-cell>
          <table:table-cell table:style-name="ce3" office:value-type="float" office:value="90496.8216259407" calcext:value-type="float">
            <text:p>90496.8216259407</text:p>
          </table:table-cell>
          <table:table-cell table:style-name="ce3" office:value-type="float" office:value="170603.453524641" calcext:value-type="float">
            <text:p>170603.453524641</text:p>
          </table:table-cell>
          <table:table-cell table:style-name="ce3" office:value-type="float" office:value="90064.5085830441" calcext:value-type="float">
            <text:p>90064.5085830441</text:p>
          </table:table-cell>
          <table:table-cell table:style-name="ce3" office:value-type="float" office:value="261914.9837861" calcext:value-type="float">
            <text:p>261914.9837861</text:p>
          </table:table-cell>
          <table:table-cell table:style-name="ce3" office:value-type="float" office:value="551496.320361168" calcext:value-type="float">
            <text:p>551496.320361168</text:p>
          </table:table-cell>
          <table:table-cell table:style-name="ce3" office:value-type="float" office:value="53022611.7605624" calcext:value-type="float">
            <text:p>53022611.7605624</text:p>
          </table:table-cell>
          <table:table-cell table:style-name="ce3" office:value-type="float" office:value="60881.2940897458" calcext:value-type="float">
            <text:p>60881.2940897458</text:p>
          </table:table-cell>
          <table:table-cell table:style-name="ce3" office:value-type="float" office:value="106811.623251002" calcext:value-type="float">
            <text:p>106811.623251002</text:p>
          </table:table-cell>
          <table:table-cell table:style-name="ce3" office:value-type="float" office:value="18697.12029949" calcext:value-type="float">
            <text:p>18697.12029949</text:p>
          </table:table-cell>
          <table:table-cell table:style-name="ce3" office:value-type="float" office:value="126799.271279772" calcext:value-type="float">
            <text:p>126799.271279772</text:p>
          </table:table-cell>
          <table:table-cell table:style-name="ce3" office:value-type="float" office:value="102928.051573928" calcext:value-type="float">
            <text:p>102928.051573928</text:p>
          </table:table-cell>
          <table:table-cell table:style-name="ce3" office:value-type="float" office:value="10712.8961844983" calcext:value-type="float">
            <text:p>10712.8961844983</text:p>
          </table:table-cell>
          <table:table-cell table:style-name="ce3" office:value-type="float" office:value="6574449.24188129" calcext:value-type="float">
            <text:p>6574449.24188129</text:p>
          </table:table-cell>
          <table:table-cell table:style-name="ce3" office:value-type="float" office:value="7108258.42055729" calcext:value-type="float">
            <text:p>7108258.42055729</text:p>
          </table:table-cell>
          <table:table-cell table:style-name="ce3" office:value-type="float" office:value="8888893.91422946" calcext:value-type="float">
            <text:p>8888893.91422946</text:p>
          </table:table-cell>
          <table:table-cell table:style-name="ce3" office:value-type="float" office:value="71214766.4015885" calcext:value-type="float">
            <text:p>71214766.4015885</text:p>
          </table:table-cell>
          <table:table-cell table:style-name="ce3" office:value-type="float" office:value="2293782.27387297" calcext:value-type="float">
            <text:p>2293782.27387297</text:p>
          </table:table-cell>
          <table:table-cell table:style-name="ce3" office:value-type="string" calcext:value-type="string">
            <text:p><text:s/>16H_fast_G6</text:p>
          </table:table-cell>
          <table:table-cell table:style-name="ce3" office:value-type="string" calcext:value-type="string">
            <text:p><text:s/>6101_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36"/>
        </table:table-row>
        <table:table-row table:style-name="ro2">
          <table:table-cell office:value-type="string" calcext:value-type="string">
            <text:p>AIM084_Plasma_pos_034</text:p>
          </table:table-cell>
          <table:table-cell office:value-type="float" office:value="4482392.19821562" calcext:value-type="float">
            <text:p>4482392.19821562</text:p>
          </table:table-cell>
          <table:table-cell office:value-type="float" office:value="1165142.39154891" calcext:value-type="float">
            <text:p>1165142.39154891</text:p>
          </table:table-cell>
          <table:table-cell office:value-type="float" office:value="22370696.9471756" calcext:value-type="float">
            <text:p>22370696.9471756</text:p>
          </table:table-cell>
          <table:table-cell office:value-type="float" office:value="916007.517175119" calcext:value-type="float">
            <text:p>916007.517175119</text:p>
          </table:table-cell>
          <table:table-cell office:value-type="float" office:value="975754.477373204" calcext:value-type="float">
            <text:p>975754.477373204</text:p>
          </table:table-cell>
          <table:table-cell office:value-type="float" office:value="22586592.6748108" calcext:value-type="float">
            <text:p>22586592.6748108</text:p>
          </table:table-cell>
          <table:table-cell office:value-type="float" office:value="7615125.88070624" calcext:value-type="float">
            <text:p>7615125.88070624</text:p>
          </table:table-cell>
          <table:table-cell office:value-type="float" office:value="39789836.1286724" calcext:value-type="float">
            <text:p>39789836.1286724</text:p>
          </table:table-cell>
          <table:table-cell office:value-type="float" office:value="417330.413575394" calcext:value-type="float">
            <text:p>417330.413575394</text:p>
          </table:table-cell>
          <table:table-cell office:value-type="float" office:value="609259.450162562" calcext:value-type="float">
            <text:p>609259.450162562</text:p>
          </table:table-cell>
          <table:table-cell office:value-type="float" office:value="782892.967203392" calcext:value-type="float">
            <text:p>782892.967203392</text:p>
          </table:table-cell>
          <table:table-cell office:value-type="float" office:value="11526630.6371215" calcext:value-type="float">
            <text:p>11526630.6371215</text:p>
          </table:table-cell>
          <table:table-cell office:value-type="float" office:value="75836.8501549306" calcext:value-type="float">
            <text:p>75836.8501549306</text:p>
          </table:table-cell>
          <table:table-cell office:value-type="float" office:value="149748.589580344" calcext:value-type="float">
            <text:p>149748.589580344</text:p>
          </table:table-cell>
          <table:table-cell office:value-type="float" office:value="52325.9659134709" calcext:value-type="float">
            <text:p>52325.9659134709</text:p>
          </table:table-cell>
          <table:table-cell office:value-type="float" office:value="438685.496436538" calcext:value-type="float">
            <text:p>438685.496436538</text:p>
          </table:table-cell>
          <table:table-cell office:value-type="float" office:value="21952.2250809736" calcext:value-type="float">
            <text:p>21952.2250809736</text:p>
          </table:table-cell>
          <table:table-cell office:value-type="float" office:value="1012491.22147543" calcext:value-type="float">
            <text:p>1012491.22147543</text:p>
          </table:table-cell>
          <table:table-cell office:value-type="float" office:value="4398295.75245511" calcext:value-type="float">
            <text:p>4398295.75245511</text:p>
          </table:table-cell>
          <table:table-cell office:value-type="float" office:value="278789.00167103" calcext:value-type="float">
            <text:p>278789.00167103</text:p>
          </table:table-cell>
          <table:table-cell office:value-type="float" office:value="3007749.3935524" calcext:value-type="float">
            <text:p>3007749.3935524</text:p>
          </table:table-cell>
          <table:table-cell office:value-type="float" office:value="784363.966292826" calcext:value-type="float">
            <text:p>784363.966292826</text:p>
          </table:table-cell>
          <table:table-cell office:value-type="float" office:value="73595.901252952" calcext:value-type="float">
            <text:p>73595.901252952</text:p>
          </table:table-cell>
          <table:table-cell office:value-type="float" office:value="596734.575452209" calcext:value-type="float">
            <text:p>596734.575452209</text:p>
          </table:table-cell>
          <table:table-cell office:value-type="float" office:value="794265.820920241" calcext:value-type="float">
            <text:p>794265.820920241</text:p>
          </table:table-cell>
          <table:table-cell office:value-type="float" office:value="976804.032856355" calcext:value-type="float">
            <text:p>976804.032856355</text:p>
          </table:table-cell>
          <table:table-cell office:value-type="float" office:value="1286597.53226735" calcext:value-type="float">
            <text:p>1286597.53226735</text:p>
          </table:table-cell>
          <table:table-cell office:value-type="float" office:value="1545311.44787877" calcext:value-type="float">
            <text:p>1545311.44787877</text:p>
          </table:table-cell>
          <table:table-cell office:value-type="float" office:value="35325.5166689727" calcext:value-type="float">
            <text:p>35325.5166689727</text:p>
          </table:table-cell>
          <table:table-cell office:value-type="float" office:value="1277612.9540777" calcext:value-type="float">
            <text:p>1277612.9540777</text:p>
          </table:table-cell>
          <table:table-cell office:value-type="float" office:value="1639266.384303" calcext:value-type="float">
            <text:p>1639266.384303</text:p>
          </table:table-cell>
          <table:table-cell office:value-type="float" office:value="1912604.95469491" calcext:value-type="float">
            <text:p>1912604.95469491</text:p>
          </table:table-cell>
          <table:table-cell office:value-type="float" office:value="185436.605268214" calcext:value-type="float">
            <text:p>185436.605268214</text:p>
          </table:table-cell>
          <table:table-cell office:value-type="float" office:value="5065325.44987512" calcext:value-type="float">
            <text:p>5065325.44987512</text:p>
          </table:table-cell>
          <table:table-cell office:value-type="float" office:value="515897.363620556" calcext:value-type="float">
            <text:p>515897.363620556</text:p>
          </table:table-cell>
          <table:table-cell office:value-type="float" office:value="1315586.08179298" calcext:value-type="float">
            <text:p>1315586.08179298</text:p>
          </table:table-cell>
          <table:table-cell office:value-type="float" office:value="1784182.31134035" calcext:value-type="float">
            <text:p>1784182.31134035</text:p>
          </table:table-cell>
          <table:table-cell office:value-type="float" office:value="244160.094761246" calcext:value-type="float">
            <text:p>244160.094761246</text:p>
          </table:table-cell>
          <table:table-cell office:value-type="float" office:value="667057.710227583" calcext:value-type="float">
            <text:p>667057.710227583</text:p>
          </table:table-cell>
          <table:table-cell office:value-type="float" office:value="440330.473415619" calcext:value-type="float">
            <text:p>440330.473415619</text:p>
          </table:table-cell>
          <table:table-cell office:value-type="float" office:value="210429.495185369" calcext:value-type="float">
            <text:p>210429.495185369</text:p>
          </table:table-cell>
          <table:table-cell office:value-type="float" office:value="118984.741398999" calcext:value-type="float">
            <text:p>118984.741398999</text:p>
          </table:table-cell>
          <table:table-cell office:value-type="float" office:value="21010.34025089" calcext:value-type="float">
            <text:p>21010.34025089</text:p>
          </table:table-cell>
          <table:table-cell office:value-type="float" office:value="31448.2471275239" calcext:value-type="float">
            <text:p>31448.2471275239</text:p>
          </table:table-cell>
          <table:table-cell office:value-type="float" office:value="11479.0682371383" calcext:value-type="float">
            <text:p>11479.0682371383</text:p>
          </table:table-cell>
          <table:table-cell office:value-type="float" office:value="631943.082979156" calcext:value-type="float">
            <text:p>631943.082979156</text:p>
          </table:table-cell>
          <table:table-cell office:value-type="float" office:value="18957.3033521163" calcext:value-type="float">
            <text:p>18957.3033521163</text:p>
          </table:table-cell>
          <table:table-cell office:value-type="float" office:value="1219752.23489862" calcext:value-type="float">
            <text:p>1219752.23489862</text:p>
          </table:table-cell>
          <table:table-cell office:value-type="float" office:value="1256216.65692323" calcext:value-type="float">
            <text:p>1256216.65692323</text:p>
          </table:table-cell>
          <table:table-cell office:value-type="float" office:value="207061.886505494" calcext:value-type="float">
            <text:p>207061.886505494</text:p>
          </table:table-cell>
          <table:table-cell office:value-type="float" office:value="4889465.55130655" calcext:value-type="float">
            <text:p>4889465.55130655</text:p>
          </table:table-cell>
          <table:table-cell office:value-type="float" office:value="2002077.10467227" calcext:value-type="float">
            <text:p>2002077.10467227</text:p>
          </table:table-cell>
          <table:table-cell office:value-type="float" office:value="2457249.19687482" calcext:value-type="float">
            <text:p>2457249.19687482</text:p>
          </table:table-cell>
          <table:table-cell office:value-type="float" office:value="5834913.13130242" calcext:value-type="float">
            <text:p>5834913.13130242</text:p>
          </table:table-cell>
          <table:table-cell office:value-type="float" office:value="48476.435832927" calcext:value-type="float">
            <text:p>48476.435832927</text:p>
          </table:table-cell>
          <table:table-cell office:value-type="float" office:value="10305.0733482217" calcext:value-type="float">
            <text:p>10305.0733482217</text:p>
          </table:table-cell>
          <table:table-cell office:value-type="float" office:value="118235.913676669" calcext:value-type="float">
            <text:p>118235.913676669</text:p>
          </table:table-cell>
          <table:table-cell office:value-type="float" office:value="262618.523023985" calcext:value-type="float">
            <text:p>262618.523023985</text:p>
          </table:table-cell>
          <table:table-cell office:value-type="float" office:value="170866.277712732" calcext:value-type="float">
            <text:p>170866.277712732</text:p>
          </table:table-cell>
          <table:table-cell office:value-type="float" office:value="123799.782975255" calcext:value-type="float">
            <text:p>123799.782975255</text:p>
          </table:table-cell>
          <table:table-cell office:value-type="float" office:value="216831.946976121" calcext:value-type="float">
            <text:p>216831.946976121</text:p>
          </table:table-cell>
          <table:table-cell office:value-type="float" office:value="309270.397524475" calcext:value-type="float">
            <text:p>309270.397524475</text:p>
          </table:table-cell>
          <table:table-cell office:value-type="float" office:value="36388416.7521183" calcext:value-type="float">
            <text:p>36388416.7521183</text:p>
          </table:table-cell>
          <table:table-cell office:value-type="float" office:value="133423.303115452" calcext:value-type="float">
            <text:p>133423.303115452</text:p>
          </table:table-cell>
          <table:table-cell office:value-type="float" office:value="910534.602489905" calcext:value-type="float">
            <text:p>910534.602489905</text:p>
          </table:table-cell>
          <table:table-cell office:value-type="float" office:value="61692.9428375111" calcext:value-type="float">
            <text:p>61692.9428375111</text:p>
          </table:table-cell>
          <table:table-cell office:value-type="float" office:value="215654.73895082" calcext:value-type="float">
            <text:p>215654.73895082</text:p>
          </table:table-cell>
          <table:table-cell office:value-type="float" office:value="348776.778649832" calcext:value-type="float">
            <text:p>348776.778649832</text:p>
          </table:table-cell>
          <table:table-cell office:value-type="float" office:value="13780.3996555691" calcext:value-type="float">
            <text:p>13780.3996555691</text:p>
          </table:table-cell>
          <table:table-cell office:value-type="float" office:value="9121998.80105449" calcext:value-type="float">
            <text:p>9121998.80105449</text:p>
          </table:table-cell>
          <table:table-cell office:value-type="float" office:value="4029275.19142652" calcext:value-type="float">
            <text:p>4029275.19142652</text:p>
          </table:table-cell>
          <table:table-cell office:value-type="float" office:value="4534247.99189143" calcext:value-type="float">
            <text:p>4534247.99189143</text:p>
          </table:table-cell>
          <table:table-cell office:value-type="float" office:value="42867850.3184956" calcext:value-type="float">
            <text:p>42867850.3184956</text:p>
          </table:table-cell>
          <table:table-cell office:value-type="float" office:value="942730.490198519" calcext:value-type="float">
            <text:p>942730.490198519</text:p>
          </table:table-cell>
          <table:table-cell office:value-type="string" calcext:value-type="string">
            <text:p><text:s/>16H_fast_G6</text:p>
          </table:table-cell>
          <table:table-cell office:value-type="string" calcext:value-type="string">
            <text:p><text:s/>6103_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936"/>
        </table:table-row>
        <table:table-row table:style-name="ro2">
          <table:table-cell office:value-type="string" calcext:value-type="string">
            <text:p>AIM084_Plasma_pos_049</text:p>
          </table:table-cell>
          <table:table-cell office:value-type="float" office:value="3765388.12995552" calcext:value-type="float">
            <text:p>3765388.12995552</text:p>
          </table:table-cell>
          <table:table-cell office:value-type="float" office:value="2052620.31897265" calcext:value-type="float">
            <text:p>2052620.31897265</text:p>
          </table:table-cell>
          <table:table-cell office:value-type="float" office:value="21711585.3880855" calcext:value-type="float">
            <text:p>21711585.3880855</text:p>
          </table:table-cell>
          <table:table-cell office:value-type="float" office:value="733659.642127184" calcext:value-type="float">
            <text:p>733659.642127184</text:p>
          </table:table-cell>
          <table:table-cell office:value-type="float" office:value="846765.595469475" calcext:value-type="float">
            <text:p>846765.595469475</text:p>
          </table:table-cell>
          <table:table-cell office:value-type="float" office:value="19592645.0801121" calcext:value-type="float">
            <text:p>19592645.0801121</text:p>
          </table:table-cell>
          <table:table-cell office:value-type="float" office:value="9784626.48915072" calcext:value-type="float">
            <text:p>9784626.48915072</text:p>
          </table:table-cell>
          <table:table-cell office:value-type="float" office:value="31536326.8153976" calcext:value-type="float">
            <text:p>31536326.8153976</text:p>
          </table:table-cell>
          <table:table-cell office:value-type="float" office:value="483478.983922692" calcext:value-type="float">
            <text:p>483478.983922692</text:p>
          </table:table-cell>
          <table:table-cell office:value-type="float" office:value="619549.428684456" calcext:value-type="float">
            <text:p>619549.428684456</text:p>
          </table:table-cell>
          <table:table-cell office:value-type="float" office:value="835008.647543733" calcext:value-type="float">
            <text:p>835008.647543733</text:p>
          </table:table-cell>
          <table:table-cell office:value-type="float" office:value="18394160.6140596" calcext:value-type="float">
            <text:p>18394160.6140596</text:p>
          </table:table-cell>
          <table:table-cell office:value-type="float" office:value="47674.7988248403" calcext:value-type="float">
            <text:p>47674.7988248403</text:p>
          </table:table-cell>
          <table:table-cell office:value-type="float" office:value="97802.8976556149" calcext:value-type="float">
            <text:p>97802.8976556149</text:p>
          </table:table-cell>
          <table:table-cell office:value-type="float" office:value="92505.922116524" calcext:value-type="float">
            <text:p>92505.922116524</text:p>
          </table:table-cell>
          <table:table-cell office:value-type="float" office:value="649321.718790537" calcext:value-type="float">
            <text:p>649321.718790537</text:p>
          </table:table-cell>
          <table:table-cell office:value-type="float" office:value="21974.7976823434" calcext:value-type="float">
            <text:p>21974.7976823434</text:p>
          </table:table-cell>
          <table:table-cell office:value-type="float" office:value="1127462.76796131" calcext:value-type="float">
            <text:p>1127462.76796131</text:p>
          </table:table-cell>
          <table:table-cell office:value-type="float" office:value="2912780.61690809" calcext:value-type="float">
            <text:p>2912780.61690809</text:p>
          </table:table-cell>
          <table:table-cell office:value-type="float" office:value="280697.667704639" calcext:value-type="float">
            <text:p>280697.667704639</text:p>
          </table:table-cell>
          <table:table-cell office:value-type="float" office:value="2322121.73405643" calcext:value-type="float">
            <text:p>2322121.73405643</text:p>
          </table:table-cell>
          <table:table-cell office:value-type="float" office:value="518214.230511964" calcext:value-type="float">
            <text:p>518214.230511964</text:p>
          </table:table-cell>
          <table:table-cell office:value-type="float" office:value="66234.0345178503" calcext:value-type="float">
            <text:p>66234.0345178503</text:p>
          </table:table-cell>
          <table:table-cell office:value-type="float" office:value="259794.137911793" calcext:value-type="float">
            <text:p>259794.137911793</text:p>
          </table:table-cell>
          <table:table-cell office:value-type="float" office:value="1050964.94308382" calcext:value-type="float">
            <text:p>1050964.94308382</text:p>
          </table:table-cell>
          <table:table-cell office:value-type="float" office:value="821185.792736149" calcext:value-type="float">
            <text:p>821185.792736149</text:p>
          </table:table-cell>
          <table:table-cell office:value-type="float" office:value="1653368.87895031" calcext:value-type="float">
            <text:p>1653368.87895031</text:p>
          </table:table-cell>
          <table:table-cell office:value-type="float" office:value="867802.107666855" calcext:value-type="float">
            <text:p>867802.107666855</text:p>
          </table:table-cell>
          <table:table-cell office:value-type="float" office:value="42696.2441430258" calcext:value-type="float">
            <text:p>42696.2441430258</text:p>
          </table:table-cell>
          <table:table-cell office:value-type="float" office:value="1292891.35689823" calcext:value-type="float">
            <text:p>1292891.35689823</text:p>
          </table:table-cell>
          <table:table-cell office:value-type="float" office:value="1407866.99053857" calcext:value-type="float">
            <text:p>1407866.99053857</text:p>
          </table:table-cell>
          <table:table-cell office:value-type="float" office:value="1714004.52367407" calcext:value-type="float">
            <text:p>1714004.52367407</text:p>
          </table:table-cell>
          <table:table-cell office:value-type="float" office:value="160047.111032992" calcext:value-type="float">
            <text:p>160047.111032992</text:p>
          </table:table-cell>
          <table:table-cell office:value-type="float" office:value="5766398.75172246" calcext:value-type="float">
            <text:p>5766398.75172246</text:p>
          </table:table-cell>
          <table:table-cell office:value-type="float" office:value="824953.753627419" calcext:value-type="float">
            <text:p>824953.753627419</text:p>
          </table:table-cell>
          <table:table-cell office:value-type="float" office:value="1166412.77765688" calcext:value-type="float">
            <text:p>1166412.77765688</text:p>
          </table:table-cell>
          <table:table-cell office:value-type="float" office:value="1752897.50955829" calcext:value-type="float">
            <text:p>1752897.50955829</text:p>
          </table:table-cell>
          <table:table-cell office:value-type="float" office:value="179550.783281949" calcext:value-type="float">
            <text:p>179550.783281949</text:p>
          </table:table-cell>
          <table:table-cell office:value-type="float" office:value="893133.9837952" calcext:value-type="float">
            <text:p>893133.9837952</text:p>
          </table:table-cell>
          <table:table-cell office:value-type="float" office:value="465014.371857724" calcext:value-type="float">
            <text:p>465014.371857724</text:p>
          </table:table-cell>
          <table:table-cell office:value-type="float" office:value="255904.743688449" calcext:value-type="float">
            <text:p>255904.743688449</text:p>
          </table:table-cell>
          <table:table-cell office:value-type="float" office:value="132210.072670697" calcext:value-type="float">
            <text:p>132210.072670697</text:p>
          </table:table-cell>
          <table:table-cell office:value-type="float" office:value="12384.6597744884" calcext:value-type="float">
            <text:p>12384.6597744884</text:p>
          </table:table-cell>
          <table:table-cell office:value-type="float" office:value="58810.8339573999" calcext:value-type="float">
            <text:p>58810.8339573999</text:p>
          </table:table-cell>
          <table:table-cell office:value-type="float" office:value="23777.6049654742" calcext:value-type="float">
            <text:p>23777.6049654742</text:p>
          </table:table-cell>
          <table:table-cell office:value-type="float" office:value="752458.303736431" calcext:value-type="float">
            <text:p>752458.303736431</text:p>
          </table:table-cell>
          <table:table-cell office:value-type="float" office:value="95279.5572177046" calcext:value-type="float">
            <text:p>95279.5572177046</text:p>
          </table:table-cell>
          <table:table-cell office:value-type="float" office:value="837610.36184913" calcext:value-type="float">
            <text:p>837610.36184913</text:p>
          </table:table-cell>
          <table:table-cell office:value-type="float" office:value="456305.956543954" calcext:value-type="float">
            <text:p>456305.956543954</text:p>
          </table:table-cell>
          <table:table-cell office:value-type="float" office:value="215937.551956947" calcext:value-type="float">
            <text:p>215937.551956947</text:p>
          </table:table-cell>
          <table:table-cell office:value-type="float" office:value="537360.753406739" calcext:value-type="float">
            <text:p>537360.753406739</text:p>
          </table:table-cell>
          <table:table-cell office:value-type="float" office:value="241122.080246666" calcext:value-type="float">
            <text:p>241122.080246666</text:p>
          </table:table-cell>
          <table:table-cell office:value-type="float" office:value="204933.093282037" calcext:value-type="float">
            <text:p>204933.093282037</text:p>
          </table:table-cell>
          <table:table-cell office:value-type="float" office:value="1623536.06895127" calcext:value-type="float">
            <text:p>1623536.06895127</text:p>
          </table:table-cell>
          <table:table-cell office:value-type="float" office:value="82297.5509473582" calcext:value-type="float">
            <text:p>82297.5509473582</text:p>
          </table:table-cell>
          <table:table-cell office:value-type="float" office:value="20823.6363330996" calcext:value-type="float">
            <text:p>20823.6363330996</text:p>
          </table:table-cell>
          <table:table-cell office:value-type="float" office:value="201914.317188872" calcext:value-type="float">
            <text:p>201914.317188872</text:p>
          </table:table-cell>
          <table:table-cell office:value-type="float" office:value="419210.925331361" calcext:value-type="float">
            <text:p>419210.925331361</text:p>
          </table:table-cell>
          <table:table-cell office:value-type="float" office:value="819532.120918943" calcext:value-type="float">
            <text:p>819532.120918943</text:p>
          </table:table-cell>
          <table:table-cell office:value-type="float" office:value="117838.246604618" calcext:value-type="float">
            <text:p>117838.246604618</text:p>
          </table:table-cell>
          <table:table-cell office:value-type="float" office:value="222371.582675652" calcext:value-type="float">
            <text:p>222371.582675652</text:p>
          </table:table-cell>
          <table:table-cell office:value-type="float" office:value="282850.692837829" calcext:value-type="float">
            <text:p>282850.692837829</text:p>
          </table:table-cell>
          <table:table-cell office:value-type="float" office:value="42485403.0176865" calcext:value-type="float">
            <text:p>42485403.0176865</text:p>
          </table:table-cell>
          <table:table-cell office:value-type="float" office:value="143909.674845297" calcext:value-type="float">
            <text:p>143909.674845297</text:p>
          </table:table-cell>
          <table:table-cell office:value-type="float" office:value="524676.54026526" calcext:value-type="float">
            <text:p>524676.54026526</text:p>
          </table:table-cell>
          <table:table-cell office:value-type="float" office:value="54690.3857591965" calcext:value-type="float">
            <text:p>54690.3857591965</text:p>
          </table:table-cell>
          <table:table-cell office:value-type="float" office:value="270175.814349614" calcext:value-type="float">
            <text:p>270175.814349614</text:p>
          </table:table-cell>
          <table:table-cell office:value-type="float" office:value="95433.273369923" calcext:value-type="float">
            <text:p>95433.273369923</text:p>
          </table:table-cell>
          <table:table-cell office:value-type="float" office:value="31870.055545196" calcext:value-type="float">
            <text:p>31870.055545196</text:p>
          </table:table-cell>
          <table:table-cell office:value-type="float" office:value="9912237.89695611" calcext:value-type="float">
            <text:p>9912237.89695611</text:p>
          </table:table-cell>
          <table:table-cell office:value-type="float" office:value="3498823.2901426" calcext:value-type="float">
            <text:p>3498823.2901426</text:p>
          </table:table-cell>
          <table:table-cell office:value-type="float" office:value="4469040.04808069" calcext:value-type="float">
            <text:p>4469040.04808069</text:p>
          </table:table-cell>
          <table:table-cell office:value-type="float" office:value="68719495.2405144" calcext:value-type="float">
            <text:p>68719495.2405144</text:p>
          </table:table-cell>
          <table:table-cell office:value-type="float" office:value="855374.437135817" calcext:value-type="float">
            <text:p>855374.437135817</text:p>
          </table:table-cell>
          <table:table-cell office:value-type="string" calcext:value-type="string">
            <text:p><text:s/>16H_fast_G6</text:p>
          </table:table-cell>
          <table:table-cell office:value-type="string" calcext:value-type="string">
            <text:p><text:s/>6105_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936"/>
        </table:table-row>
        <table:table-row table:style-name="ro2">
          <table:table-cell table:style-name="ce3" office:value-type="string" calcext:value-type="string">
            <text:p>AIM084_Plasma_neg_018</text:p>
          </table:table-cell>
          <table:table-cell table:style-name="ce3" office:value-type="float" office:value="5297607.58865588" calcext:value-type="float">
            <text:p>5297607.58865588</text:p>
          </table:table-cell>
          <table:table-cell table:style-name="ce3" office:value-type="float" office:value="1402242.84208821" calcext:value-type="float">
            <text:p>1402242.84208821</text:p>
          </table:table-cell>
          <table:table-cell table:style-name="ce3" office:value-type="float" office:value="24760710.1502107" calcext:value-type="float">
            <text:p>24760710.1502107</text:p>
          </table:table-cell>
          <table:table-cell table:style-name="ce3" office:value-type="float" office:value="805779.0798267" calcext:value-type="float">
            <text:p>805779.0798267</text:p>
          </table:table-cell>
          <table:table-cell table:style-name="ce3" office:value-type="float" office:value="1056335.91862891" calcext:value-type="float">
            <text:p>1056335.91862891</text:p>
          </table:table-cell>
          <table:table-cell table:style-name="ce3" office:value-type="float" office:value="21213964.7979976" calcext:value-type="float">
            <text:p>21213964.7979976</text:p>
          </table:table-cell>
          <table:table-cell table:style-name="ce3" office:value-type="float" office:value="7257363.298366" calcext:value-type="float">
            <text:p>7257363.298366</text:p>
          </table:table-cell>
          <table:table-cell table:style-name="ce3" office:value-type="float" office:value="31177360.2395629" calcext:value-type="float">
            <text:p>31177360.2395629</text:p>
          </table:table-cell>
          <table:table-cell table:style-name="ce3" office:value-type="float" office:value="601476.571802403" calcext:value-type="float">
            <text:p>601476.571802403</text:p>
          </table:table-cell>
          <table:table-cell table:style-name="ce3" office:value-type="float" office:value="669195.629361133" calcext:value-type="float">
            <text:p>669195.629361133</text:p>
          </table:table-cell>
          <table:table-cell table:style-name="ce3" office:value-type="float" office:value="897620.371545632" calcext:value-type="float">
            <text:p>897620.371545632</text:p>
          </table:table-cell>
          <table:table-cell table:style-name="ce3" office:value-type="float" office:value="12932674.5772962" calcext:value-type="float">
            <text:p>12932674.5772962</text:p>
          </table:table-cell>
          <table:table-cell table:style-name="ce3" office:value-type="float" office:value="56608.6791518824" calcext:value-type="float">
            <text:p>56608.6791518824</text:p>
          </table:table-cell>
          <table:table-cell table:style-name="ce3" office:value-type="float" office:value="98056.1782582276" calcext:value-type="float">
            <text:p>98056.1782582276</text:p>
          </table:table-cell>
          <table:table-cell table:style-name="ce3" office:value-type="float" office:value="55059.0808426758" calcext:value-type="float">
            <text:p>55059.0808426758</text:p>
          </table:table-cell>
          <table:table-cell table:style-name="ce3" office:value-type="float" office:value="372762.64519633" calcext:value-type="float">
            <text:p>372762.64519633</text:p>
          </table:table-cell>
          <table:table-cell table:style-name="ce3" office:value-type="float" office:value="20177.0741005035" calcext:value-type="float">
            <text:p>20177.0741005035</text:p>
          </table:table-cell>
          <table:table-cell table:style-name="ce3" office:value-type="float" office:value="978416.300846037" calcext:value-type="float">
            <text:p>978416.300846037</text:p>
          </table:table-cell>
          <table:table-cell table:style-name="ce3" office:value-type="float" office:value="2982470.47783871" calcext:value-type="float">
            <text:p>2982470.47783871</text:p>
          </table:table-cell>
          <table:table-cell table:style-name="ce3" office:value-type="float" office:value="268901.687703337" calcext:value-type="float">
            <text:p>268901.687703337</text:p>
          </table:table-cell>
          <table:table-cell table:style-name="ce3" office:value-type="float" office:value="3021574.87561413" calcext:value-type="float">
            <text:p>3021574.87561413</text:p>
          </table:table-cell>
          <table:table-cell table:style-name="ce3" office:value-type="float" office:value="564236.376754487" calcext:value-type="float">
            <text:p>564236.376754487</text:p>
          </table:table-cell>
          <table:table-cell table:style-name="ce3" office:value-type="float" office:value="100546.249638934" calcext:value-type="float">
            <text:p>100546.249638934</text:p>
          </table:table-cell>
          <table:table-cell table:style-name="ce3" office:value-type="float" office:value="328343.674143512" calcext:value-type="float">
            <text:p>328343.674143512</text:p>
          </table:table-cell>
          <table:table-cell table:style-name="ce3" office:value-type="float" office:value="842063.653675351" calcext:value-type="float">
            <text:p>842063.653675351</text:p>
          </table:table-cell>
          <table:table-cell table:style-name="ce3" office:value-type="float" office:value="854054.76729387" calcext:value-type="float">
            <text:p>854054.76729387</text:p>
          </table:table-cell>
          <table:table-cell table:style-name="ce3" office:value-type="float" office:value="1663347.89841743" calcext:value-type="float">
            <text:p>1663347.89841743</text:p>
          </table:table-cell>
          <table:table-cell table:style-name="ce3" office:value-type="float" office:value="1295940.16708187" calcext:value-type="float">
            <text:p>1295940.16708187</text:p>
          </table:table-cell>
          <table:table-cell table:style-name="ce3" office:value-type="float" office:value="45962.5227553361" calcext:value-type="float">
            <text:p>45962.5227553361</text:p>
          </table:table-cell>
          <table:table-cell table:style-name="ce3" office:value-type="float" office:value="1034442.71709951" calcext:value-type="float">
            <text:p>1034442.71709951</text:p>
          </table:table-cell>
          <table:table-cell table:style-name="ce3" office:value-type="float" office:value="2337418.52727963" calcext:value-type="float">
            <text:p>2337418.52727963</text:p>
          </table:table-cell>
          <table:table-cell table:style-name="ce3" office:value-type="float" office:value="1575765.5558289" calcext:value-type="float">
            <text:p>1575765.5558289</text:p>
          </table:table-cell>
          <table:table-cell table:style-name="ce3" office:value-type="float" office:value="153147.931826214" calcext:value-type="float">
            <text:p>153147.931826214</text:p>
          </table:table-cell>
          <table:table-cell table:style-name="ce3" office:value-type="float" office:value="5823454.26935594" calcext:value-type="float">
            <text:p>5823454.26935594</text:p>
          </table:table-cell>
          <table:table-cell table:style-name="ce3" office:value-type="float" office:value="1075922.07510851" calcext:value-type="float">
            <text:p>1075922.07510851</text:p>
          </table:table-cell>
          <table:table-cell table:style-name="ce3" office:value-type="float" office:value="1005637.99735886" calcext:value-type="float">
            <text:p>1005637.99735886</text:p>
          </table:table-cell>
          <table:table-cell table:style-name="ce3" office:value-type="float" office:value="1693070.21119208" calcext:value-type="float">
            <text:p>1693070.21119208</text:p>
          </table:table-cell>
          <table:table-cell table:style-name="ce3" office:value-type="float" office:value="113071.797918442" calcext:value-type="float">
            <text:p>113071.797918442</text:p>
          </table:table-cell>
          <table:table-cell table:style-name="ce3" office:value-type="float" office:value="757641.500566439" calcext:value-type="float">
            <text:p>757641.500566439</text:p>
          </table:table-cell>
          <table:table-cell table:style-name="ce3" office:value-type="float" office:value="434872.427184004" calcext:value-type="float">
            <text:p>434872.427184004</text:p>
          </table:table-cell>
          <table:table-cell table:style-name="ce3" office:value-type="float" office:value="277060.763937529" calcext:value-type="float">
            <text:p>277060.763937529</text:p>
          </table:table-cell>
          <table:table-cell table:style-name="ce3" office:value-type="float" office:value="102827.245152921" calcext:value-type="float">
            <text:p>102827.245152921</text:p>
          </table:table-cell>
          <table:table-cell table:style-name="ce3" office:value-type="float" office:value="24622.6574771325" calcext:value-type="float">
            <text:p>24622.6574771325</text:p>
          </table:table-cell>
          <table:table-cell table:style-name="ce3" office:value-type="float" office:value="38955.9235867431" calcext:value-type="float">
            <text:p>38955.9235867431</text:p>
          </table:table-cell>
          <table:table-cell table:style-name="ce3" office:value-type="float" office:value="12786.7663816046" calcext:value-type="float">
            <text:p>12786.7663816046</text:p>
          </table:table-cell>
          <table:table-cell table:style-name="ce3" office:value-type="float" office:value="707380.847202435" calcext:value-type="float">
            <text:p>707380.847202435</text:p>
          </table:table-cell>
          <table:table-cell table:style-name="ce3" office:value-type="float" office:value="62276.8493841966" calcext:value-type="float">
            <text:p>62276.8493841966</text:p>
          </table:table-cell>
          <table:table-cell table:style-name="ce3" office:value-type="float" office:value="35145.1259596786" calcext:value-type="float">
            <text:p>35145.1259596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050.143314924" calcext:value-type="float">
            <text:p>322050.143314924</text:p>
          </table:table-cell>
          <table:table-cell table:style-name="ce3" office:value-type="float" office:value="68965.8376180728" calcext:value-type="float">
            <text:p>68965.8376180728</text:p>
          </table:table-cell>
          <table:table-cell table:style-name="ce3" office:value-type="float" office:value="33715.092131574" calcext:value-type="float">
            <text:p>33715.092131574</text:p>
          </table:table-cell>
          <table:table-cell table:style-name="ce3" office:value-type="float" office:value="165412.695541224" calcext:value-type="float">
            <text:p>165412.695541224</text:p>
          </table:table-cell>
          <table:table-cell table:style-name="ce3" office:value-type="float" office:value="8532.83715741735" calcext:value-type="float">
            <text:p>8532.8371574174</text:p>
          </table:table-cell>
          <table:table-cell table:style-name="ce3" office:value-type="float" office:value="8145.68571338924" calcext:value-type="float">
            <text:p>8145.6857133892</text:p>
          </table:table-cell>
          <table:table-cell table:style-name="ce3" office:value-type="float" office:value="24248.0242730584" calcext:value-type="float">
            <text:p>24248.0242730584</text:p>
          </table:table-cell>
          <table:table-cell table:style-name="ce3" office:value-type="float" office:value="5586.91461107775" calcext:value-type="float">
            <text:p>5586.9146110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156.190685932" calcext:value-type="float">
            <text:p>137156.190685932</text:p>
          </table:table-cell>
          <table:table-cell table:style-name="ce3" office:value-type="float" office:value="29235.8693902682" calcext:value-type="float">
            <text:p>29235.8693902682</text:p>
          </table:table-cell>
          <table:table-cell table:style-name="ce3" office:value-type="float" office:value="237593.849000304" calcext:value-type="float">
            <text:p>237593.849000304</text:p>
          </table:table-cell>
          <table:table-cell table:style-name="ce3" office:value-type="float" office:value="398381.276564903" calcext:value-type="float">
            <text:p>398381.276564903</text:p>
          </table:table-cell>
          <table:table-cell table:style-name="ce3" office:value-type="float" office:value="51213883.7954777" calcext:value-type="float">
            <text:p>51213883.7954777</text:p>
          </table:table-cell>
          <table:table-cell table:style-name="ce3" office:value-type="float" office:value="176679.944440559" calcext:value-type="float">
            <text:p>176679.944440559</text:p>
          </table:table-cell>
          <table:table-cell table:style-name="ce3" office:value-type="float" office:value="630825.480963796" calcext:value-type="float">
            <text:p>630825.480963796</text:p>
          </table:table-cell>
          <table:table-cell table:style-name="ce3" office:value-type="float" office:value="20862.7456678096" calcext:value-type="float">
            <text:p>20862.7456678096</text:p>
          </table:table-cell>
          <table:table-cell table:style-name="ce3" office:value-type="float" office:value="1000012.40309032" calcext:value-type="float">
            <text:p>1000012.40309032</text:p>
          </table:table-cell>
          <table:table-cell table:style-name="ce3" office:value-type="float" office:value="634574.463481761" calcext:value-type="float">
            <text:p>634574.463481761</text:p>
          </table:table-cell>
          <table:table-cell table:style-name="ce3" office:value-type="float" office:value="7815.28565701183" calcext:value-type="float">
            <text:p>7815.2856570118</text:p>
          </table:table-cell>
          <table:table-cell table:style-name="ce3" office:value-type="float" office:value="6584197.96723714" calcext:value-type="float">
            <text:p>6584197.96723714</text:p>
          </table:table-cell>
          <table:table-cell table:style-name="ce3" office:value-type="float" office:value="4766164.02517912" calcext:value-type="float">
            <text:p>4766164.02517912</text:p>
          </table:table-cell>
          <table:table-cell table:style-name="ce3" office:value-type="float" office:value="8504694.02452542" calcext:value-type="float">
            <text:p>8504694.02452542</text:p>
          </table:table-cell>
          <table:table-cell table:style-name="ce3" office:value-type="float" office:value="85330818.0117506" calcext:value-type="float">
            <text:p>85330818.0117506</text:p>
          </table:table-cell>
          <table:table-cell table:style-name="ce3" office:value-type="float" office:value="2178346.07181757" calcext:value-type="float">
            <text:p>2178346.07181757</text:p>
          </table:table-cell>
          <table:table-cell table:style-name="ce3" office:value-type="string" calcext:value-type="string">
            <text:p><text:s/>12H_fast_G5</text:p>
          </table:table-cell>
          <table:table-cell table:style-name="ce3" office:value-type="string" calcext:value-type="string">
            <text:p><text:s/>5101_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936"/>
        </table:table-row>
        <table:table-row table:style-name="ro2">
          <table:table-cell office:value-type="string" calcext:value-type="string">
            <text:p>AIM084_Plasma_pos_026</text:p>
          </table:table-cell>
          <table:table-cell office:value-type="float" office:value="4156965.34697586" calcext:value-type="float">
            <text:p>4156965.34697586</text:p>
          </table:table-cell>
          <table:table-cell office:value-type="float" office:value="1586916.74454205" calcext:value-type="float">
            <text:p>1586916.74454205</text:p>
          </table:table-cell>
          <table:table-cell office:value-type="float" office:value="23851323.4700458" calcext:value-type="float">
            <text:p>23851323.4700458</text:p>
          </table:table-cell>
          <table:table-cell office:value-type="float" office:value="810046.095198429" calcext:value-type="float">
            <text:p>810046.095198429</text:p>
          </table:table-cell>
          <table:table-cell office:value-type="float" office:value="784541.752958051" calcext:value-type="float">
            <text:p>784541.752958051</text:p>
          </table:table-cell>
          <table:table-cell office:value-type="float" office:value="19469331.9035252" calcext:value-type="float">
            <text:p>19469331.9035252</text:p>
          </table:table-cell>
          <table:table-cell office:value-type="float" office:value="5880623.19267526" calcext:value-type="float">
            <text:p>5880623.19267526</text:p>
          </table:table-cell>
          <table:table-cell office:value-type="float" office:value="29526331.7091343" calcext:value-type="float">
            <text:p>29526331.7091343</text:p>
          </table:table-cell>
          <table:table-cell office:value-type="float" office:value="603295.044063007" calcext:value-type="float">
            <text:p>603295.044063007</text:p>
          </table:table-cell>
          <table:table-cell office:value-type="float" office:value="620518.112916808" calcext:value-type="float">
            <text:p>620518.112916808</text:p>
          </table:table-cell>
          <table:table-cell office:value-type="float" office:value="819713.793981592" calcext:value-type="float">
            <text:p>819713.793981592</text:p>
          </table:table-cell>
          <table:table-cell office:value-type="float" office:value="8659444.46096145" calcext:value-type="float">
            <text:p>8659444.46096145</text:p>
          </table:table-cell>
          <table:table-cell office:value-type="float" office:value="54520.577868175" calcext:value-type="float">
            <text:p>54520.577868175</text:p>
          </table:table-cell>
          <table:table-cell office:value-type="float" office:value="102238.887983766" calcext:value-type="float">
            <text:p>102238.887983766</text:p>
          </table:table-cell>
          <table:table-cell office:value-type="float" office:value="61885.1984207566" calcext:value-type="float">
            <text:p>61885.1984207566</text:p>
          </table:table-cell>
          <table:table-cell office:value-type="float" office:value="307086.680616639" calcext:value-type="float">
            <text:p>307086.680616639</text:p>
          </table:table-cell>
          <table:table-cell office:value-type="float" office:value="55412.2446077979" calcext:value-type="float">
            <text:p>55412.2446077979</text:p>
          </table:table-cell>
          <table:table-cell office:value-type="float" office:value="794433.126995142" calcext:value-type="float">
            <text:p>794433.126995142</text:p>
          </table:table-cell>
          <table:table-cell office:value-type="float" office:value="2930693.54153186" calcext:value-type="float">
            <text:p>2930693.54153186</text:p>
          </table:table-cell>
          <table:table-cell office:value-type="float" office:value="233248.734477732" calcext:value-type="float">
            <text:p>233248.734477732</text:p>
          </table:table-cell>
          <table:table-cell office:value-type="float" office:value="2271736.88573533" calcext:value-type="float">
            <text:p>2271736.88573533</text:p>
          </table:table-cell>
          <table:table-cell office:value-type="float" office:value="595671.031399945" calcext:value-type="float">
            <text:p>595671.031399945</text:p>
          </table:table-cell>
          <table:table-cell office:value-type="float" office:value="87176.9951619167" calcext:value-type="float">
            <text:p>87176.9951619167</text:p>
          </table:table-cell>
          <table:table-cell office:value-type="float" office:value="380549.577494939" calcext:value-type="float">
            <text:p>380549.577494939</text:p>
          </table:table-cell>
          <table:table-cell office:value-type="float" office:value="780453.144230307" calcext:value-type="float">
            <text:p>780453.144230307</text:p>
          </table:table-cell>
          <table:table-cell office:value-type="float" office:value="771870.709067667" calcext:value-type="float">
            <text:p>771870.709067667</text:p>
          </table:table-cell>
          <table:table-cell office:value-type="float" office:value="1227737.2304896" calcext:value-type="float">
            <text:p>1227737.2304896</text:p>
          </table:table-cell>
          <table:table-cell office:value-type="float" office:value="1570947.94607567" calcext:value-type="float">
            <text:p>1570947.94607567</text:p>
          </table:table-cell>
          <table:table-cell office:value-type="float" office:value="40363.4603004686" calcext:value-type="float">
            <text:p>40363.4603004686</text:p>
          </table:table-cell>
          <table:table-cell office:value-type="float" office:value="1011902.82381668" calcext:value-type="float">
            <text:p>1011902.82381668</text:p>
          </table:table-cell>
          <table:table-cell office:value-type="float" office:value="2152198.29952847" calcext:value-type="float">
            <text:p>2152198.29952847</text:p>
          </table:table-cell>
          <table:table-cell office:value-type="float" office:value="1529057.12696086" calcext:value-type="float">
            <text:p>1529057.12696086</text:p>
          </table:table-cell>
          <table:table-cell office:value-type="float" office:value="146262.842851359" calcext:value-type="float">
            <text:p>146262.842851359</text:p>
          </table:table-cell>
          <table:table-cell office:value-type="float" office:value="5219909.15075144" calcext:value-type="float">
            <text:p>5219909.15075144</text:p>
          </table:table-cell>
          <table:table-cell office:value-type="float" office:value="539924.400591361" calcext:value-type="float">
            <text:p>539924.400591361</text:p>
          </table:table-cell>
          <table:table-cell office:value-type="float" office:value="1379883.24171111" calcext:value-type="float">
            <text:p>1379883.24171111</text:p>
          </table:table-cell>
          <table:table-cell office:value-type="float" office:value="1567932.21458101" calcext:value-type="float">
            <text:p>1567932.21458101</text:p>
          </table:table-cell>
          <table:table-cell office:value-type="float" office:value="574543.070614178" calcext:value-type="float">
            <text:p>574543.070614178</text:p>
          </table:table-cell>
          <table:table-cell office:value-type="float" office:value="570605.056921642" calcext:value-type="float">
            <text:p>570605.056921642</text:p>
          </table:table-cell>
          <table:table-cell office:value-type="float" office:value="364899.230820747" calcext:value-type="float">
            <text:p>364899.230820747</text:p>
          </table:table-cell>
          <table:table-cell office:value-type="float" office:value="229358.771508638" calcext:value-type="float">
            <text:p>229358.771508638</text:p>
          </table:table-cell>
          <table:table-cell office:value-type="float" office:value="111988.494424494" calcext:value-type="float">
            <text:p>111988.494424494</text:p>
          </table:table-cell>
          <table:table-cell office:value-type="float" office:value="24713.902027391" calcext:value-type="float">
            <text:p>24713.902027391</text:p>
          </table:table-cell>
          <table:table-cell office:value-type="float" office:value="44871.5100874321" calcext:value-type="float">
            <text:p>44871.5100874321</text:p>
          </table:table-cell>
          <table:table-cell office:value-type="float" office:value="16798.3258112515" calcext:value-type="float">
            <text:p>16798.3258112515</text:p>
          </table:table-cell>
          <table:table-cell office:value-type="float" office:value="714713.658616479" calcext:value-type="float">
            <text:p>714713.658616479</text:p>
          </table:table-cell>
          <table:table-cell office:value-type="float" office:value="31264.5732661763" calcext:value-type="float">
            <text:p>31264.5732661763</text:p>
          </table:table-cell>
          <table:table-cell office:value-type="float" office:value="19548.700917334" calcext:value-type="float">
            <text:p>19548.700917334</text:p>
          </table:table-cell>
          <table:table-cell office:value-type="float" office:value="0" calcext:value-type="float">
            <text:p>0</text:p>
          </table:table-cell>
          <table:table-cell office:value-type="float" office:value="260326.942819278" calcext:value-type="float">
            <text:p>260326.942819278</text:p>
          </table:table-cell>
          <table:table-cell office:value-type="float" office:value="382399.789222558" calcext:value-type="float">
            <text:p>382399.789222558</text:p>
          </table:table-cell>
          <table:table-cell office:value-type="float" office:value="70703.0965528531" calcext:value-type="float">
            <text:p>70703.0965528531</text:p>
          </table:table-cell>
          <table:table-cell office:value-type="float" office:value="49347.1999093174" calcext:value-type="float">
            <text:p>49347.1999093174</text:p>
          </table:table-cell>
          <table:table-cell office:value-type="float" office:value="329879.268719996" calcext:value-type="float">
            <text:p>329879.268719996</text:p>
          </table:table-cell>
          <table:table-cell office:value-type="float" office:value="59436.6572619784" calcext:value-type="float">
            <text:p>59436.6572619784</text:p>
          </table:table-cell>
          <table:table-cell office:value-type="float" office:value="2474.69289521905" calcext:value-type="float">
            <text:p>2474.6928952191</text:p>
          </table:table-cell>
          <table:table-cell office:value-type="float" office:value="499.748804809632" calcext:value-type="float">
            <text:p>499.7488048096</text:p>
          </table:table-cell>
          <table:table-cell office:value-type="float" office:value="0" calcext:value-type="float">
            <text:p>0</text:p>
          </table:table-cell>
          <table:table-cell office:value-type="float" office:value="31997.5939081792" calcext:value-type="float">
            <text:p>31997.5939081792</text:p>
          </table:table-cell>
          <table:table-cell office:value-type="float" office:value="7872.79550916242" calcext:value-type="float">
            <text:p>7872.7955091624</text:p>
          </table:table-cell>
          <table:table-cell office:value-type="float" office:value="247034.983924005" calcext:value-type="float">
            <text:p>247034.983924005</text:p>
          </table:table-cell>
          <table:table-cell office:value-type="float" office:value="425939.564773155" calcext:value-type="float">
            <text:p>425939.564773155</text:p>
          </table:table-cell>
          <table:table-cell office:value-type="float" office:value="51808995.3183922" calcext:value-type="float">
            <text:p>51808995.3183922</text:p>
          </table:table-cell>
          <table:table-cell office:value-type="float" office:value="65267.5699471917" calcext:value-type="float">
            <text:p>65267.5699471917</text:p>
          </table:table-cell>
          <table:table-cell office:value-type="float" office:value="570274.965343938" calcext:value-type="float">
            <text:p>570274.965343938</text:p>
          </table:table-cell>
          <table:table-cell office:value-type="float" office:value="15109.2136597386" calcext:value-type="float">
            <text:p>15109.2136597386</text:p>
          </table:table-cell>
          <table:table-cell office:value-type="float" office:value="745138.359847023" calcext:value-type="float">
            <text:p>745138.359847023</text:p>
          </table:table-cell>
          <table:table-cell office:value-type="float" office:value="943237.557854683" calcext:value-type="float">
            <text:p>943237.557854683</text:p>
          </table:table-cell>
          <table:table-cell office:value-type="float" office:value="894730.429402417" calcext:value-type="float">
            <text:p>894730.429402417</text:p>
          </table:table-cell>
          <table:table-cell office:value-type="float" office:value="6314631.19083" calcext:value-type="float">
            <text:p>6314631.19083</text:p>
          </table:table-cell>
          <table:table-cell office:value-type="float" office:value="6280936.23880358" calcext:value-type="float">
            <text:p>6280936.23880358</text:p>
          </table:table-cell>
          <table:table-cell office:value-type="float" office:value="9516001.35884892" calcext:value-type="float">
            <text:p>9516001.35884892</text:p>
          </table:table-cell>
          <table:table-cell office:value-type="float" office:value="77922399.0818762" calcext:value-type="float">
            <text:p>77922399.0818762</text:p>
          </table:table-cell>
          <table:table-cell office:value-type="float" office:value="2459047.16375592" calcext:value-type="float">
            <text:p>2459047.16375592</text:p>
          </table:table-cell>
          <table:table-cell office:value-type="string" calcext:value-type="string">
            <text:p><text:s/>12H_fast_G5</text:p>
          </table:table-cell>
          <table:table-cell office:value-type="string" calcext:value-type="string">
            <text:p><text:s/>5102_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936"/>
        </table:table-row>
        <table:table-row table:style-name="ro2">
          <table:table-cell table:style-name="ce5" office:value-type="string" calcext:value-type="string">
            <text:p>AIM084_Plasma_neg_033</text:p>
          </table:table-cell>
          <table:table-cell table:style-name="ce5" office:value-type="float" office:value="5197358.53537596" calcext:value-type="float">
            <text:p>5197358.53537596</text:p>
          </table:table-cell>
          <table:table-cell table:style-name="ce5" office:value-type="float" office:value="1191080.7209704" calcext:value-type="float">
            <text:p>1191080.7209704</text:p>
          </table:table-cell>
          <table:table-cell table:style-name="ce5" office:value-type="float" office:value="22411436.5780408" calcext:value-type="float">
            <text:p>22411436.5780408</text:p>
          </table:table-cell>
          <table:table-cell table:style-name="ce5" office:value-type="float" office:value="775879.094706526" calcext:value-type="float">
            <text:p>775879.094706526</text:p>
          </table:table-cell>
          <table:table-cell table:style-name="ce5" office:value-type="float" office:value="750205.853230159" calcext:value-type="float">
            <text:p>750205.853230159</text:p>
          </table:table-cell>
          <table:table-cell table:style-name="ce5" office:value-type="float" office:value="18843922.720734" calcext:value-type="float">
            <text:p>18843922.720734</text:p>
          </table:table-cell>
          <table:table-cell table:style-name="ce5" office:value-type="float" office:value="6960268.06048456" calcext:value-type="float">
            <text:p>6960268.06048456</text:p>
          </table:table-cell>
          <table:table-cell table:style-name="ce5" office:value-type="float" office:value="27675574.4576513" calcext:value-type="float">
            <text:p>27675574.4576513</text:p>
          </table:table-cell>
          <table:table-cell table:style-name="ce5" office:value-type="float" office:value="457492.063815465" calcext:value-type="float">
            <text:p>457492.063815465</text:p>
          </table:table-cell>
          <table:table-cell table:style-name="ce5" office:value-type="float" office:value="557231.376372245" calcext:value-type="float">
            <text:p>557231.376372245</text:p>
          </table:table-cell>
          <table:table-cell table:style-name="ce5" office:value-type="float" office:value="702412.16876086" calcext:value-type="float">
            <text:p>702412.16876086</text:p>
          </table:table-cell>
          <table:table-cell table:style-name="ce5" office:value-type="float" office:value="11107390.1445696" calcext:value-type="float">
            <text:p>11107390.1445696</text:p>
          </table:table-cell>
          <table:table-cell table:style-name="ce5" office:value-type="float" office:value="51280.5432649018" calcext:value-type="float">
            <text:p>51280.5432649018</text:p>
          </table:table-cell>
          <table:table-cell table:style-name="ce5" office:value-type="float" office:value="87718.5511288555" calcext:value-type="float">
            <text:p>87718.5511288555</text:p>
          </table:table-cell>
          <table:table-cell table:style-name="ce5" office:value-type="float" office:value="57606.9794951226" calcext:value-type="float">
            <text:p>57606.9794951226</text:p>
          </table:table-cell>
          <table:table-cell table:style-name="ce5" office:value-type="float" office:value="363430.040682879" calcext:value-type="float">
            <text:p>363430.040682879</text:p>
          </table:table-cell>
          <table:table-cell table:style-name="ce5" office:value-type="float" office:value="224375.183969792" calcext:value-type="float">
            <text:p>224375.183969792</text:p>
          </table:table-cell>
          <table:table-cell table:style-name="ce5" office:value-type="float" office:value="836274.785490731" calcext:value-type="float">
            <text:p>836274.785490731</text:p>
          </table:table-cell>
          <table:table-cell table:style-name="ce5" office:value-type="float" office:value="2867226.37405216" calcext:value-type="float">
            <text:p>2867226.37405216</text:p>
          </table:table-cell>
          <table:table-cell table:style-name="ce5" office:value-type="float" office:value="221544.962553573" calcext:value-type="float">
            <text:p>221544.962553573</text:p>
          </table:table-cell>
          <table:table-cell table:style-name="ce5" office:value-type="float" office:value="2363236.04224857" calcext:value-type="float">
            <text:p>2363236.04224857</text:p>
          </table:table-cell>
          <table:table-cell table:style-name="ce5" office:value-type="float" office:value="480319.459772651" calcext:value-type="float">
            <text:p>480319.459772651</text:p>
          </table:table-cell>
          <table:table-cell table:style-name="ce5" office:value-type="float" office:value="83305.3307647194" calcext:value-type="float">
            <text:p>83305.3307647194</text:p>
          </table:table-cell>
          <table:table-cell table:style-name="ce5" office:value-type="float" office:value="276148.073057284" calcext:value-type="float">
            <text:p>276148.073057284</text:p>
          </table:table-cell>
          <table:table-cell table:style-name="ce5" office:value-type="float" office:value="824294.69671431" calcext:value-type="float">
            <text:p>824294.69671431</text:p>
          </table:table-cell>
          <table:table-cell table:style-name="ce5" office:value-type="float" office:value="699677.623611445" calcext:value-type="float">
            <text:p>699677.623611445</text:p>
          </table:table-cell>
          <table:table-cell table:style-name="ce5" office:value-type="float" office:value="1173992.23740736" calcext:value-type="float">
            <text:p>1173992.23740736</text:p>
          </table:table-cell>
          <table:table-cell table:style-name="ce5" office:value-type="float" office:value="1272397.26866277" calcext:value-type="float">
            <text:p>1272397.26866277</text:p>
          </table:table-cell>
          <table:table-cell table:style-name="ce5" office:value-type="float" office:value="11861.5754045092" calcext:value-type="float">
            <text:p>11861.5754045092</text:p>
          </table:table-cell>
          <table:table-cell table:style-name="ce5" office:value-type="float" office:value="1476440.8704335" calcext:value-type="float">
            <text:p>1476440.8704335</text:p>
          </table:table-cell>
          <table:table-cell table:style-name="ce5" office:value-type="float" office:value="2082704.71170899" calcext:value-type="float">
            <text:p>2082704.71170899</text:p>
          </table:table-cell>
          <table:table-cell table:style-name="ce5" office:value-type="float" office:value="1443849.4423326" calcext:value-type="float">
            <text:p>1443849.4423326</text:p>
          </table:table-cell>
          <table:table-cell table:style-name="ce5" office:value-type="float" office:value="124034.650052803" calcext:value-type="float">
            <text:p>124034.650052803</text:p>
          </table:table-cell>
          <table:table-cell table:style-name="ce5" office:value-type="float" office:value="4634987.84425977" calcext:value-type="float">
            <text:p>4634987.84425977</text:p>
          </table:table-cell>
          <table:table-cell table:style-name="ce5" office:value-type="float" office:value="502448.29690462" calcext:value-type="float">
            <text:p>502448.29690462</text:p>
          </table:table-cell>
          <table:table-cell table:style-name="ce5" office:value-type="float" office:value="899124.569451069" calcext:value-type="float">
            <text:p>899124.569451069</text:p>
          </table:table-cell>
          <table:table-cell table:style-name="ce5" office:value-type="float" office:value="1862845.22535727" calcext:value-type="float">
            <text:p>1862845.22535727</text:p>
          </table:table-cell>
          <table:table-cell table:style-name="ce5" office:value-type="float" office:value="510468.889058989" calcext:value-type="float">
            <text:p>510468.889058989</text:p>
          </table:table-cell>
          <table:table-cell table:style-name="ce5" office:value-type="float" office:value="557765.114487554" calcext:value-type="float">
            <text:p>557765.114487554</text:p>
          </table:table-cell>
          <table:table-cell table:style-name="ce5" office:value-type="float" office:value="372009.348570902" calcext:value-type="float">
            <text:p>372009.348570902</text:p>
          </table:table-cell>
          <table:table-cell table:style-name="ce5" office:value-type="float" office:value="156236.126218917" calcext:value-type="float">
            <text:p>156236.126218917</text:p>
          </table:table-cell>
          <table:table-cell table:style-name="ce5" office:value-type="float" office:value="115778.73446751" calcext:value-type="float">
            <text:p>115778.73446751</text:p>
          </table:table-cell>
          <table:table-cell table:style-name="ce5" office:value-type="float" office:value="25662.0335992883" calcext:value-type="float">
            <text:p>25662.0335992883</text:p>
          </table:table-cell>
          <table:table-cell table:style-name="ce5" office:value-type="float" office:value="31361.643237829" calcext:value-type="float">
            <text:p>31361.643237829</text:p>
          </table:table-cell>
          <table:table-cell table:style-name="ce5" office:value-type="float" office:value="10679.3249241515" calcext:value-type="float">
            <text:p>10679.3249241515</text:p>
          </table:table-cell>
          <table:table-cell table:style-name="ce5" office:value-type="float" office:value="557981.908633307" calcext:value-type="float">
            <text:p>557981.908633307</text:p>
          </table:table-cell>
          <table:table-cell table:style-name="ce5" office:value-type="float" office:value="7672.53161699189" calcext:value-type="float">
            <text:p>7672.5316169919</text:p>
          </table:table-cell>
          <table:table-cell table:style-name="ce5" office:value-type="float" office:value="436936.257393923" calcext:value-type="float">
            <text:p>436936.257393923</text:p>
          </table:table-cell>
          <table:table-cell table:style-name="ce5" office:value-type="float" office:value="618286.519152771" calcext:value-type="float">
            <text:p>618286.519152771</text:p>
          </table:table-cell>
          <table:table-cell table:style-name="ce5" office:value-type="float" office:value="201510.40953695" calcext:value-type="float">
            <text:p>201510.40953695</text:p>
          </table:table-cell>
          <table:table-cell table:style-name="ce5" office:value-type="float" office:value="1886405.11161071" calcext:value-type="float">
            <text:p>1886405.11161071</text:p>
          </table:table-cell>
          <table:table-cell table:style-name="ce5" office:value-type="float" office:value="1311511.89841476" calcext:value-type="float">
            <text:p>1311511.89841476</text:p>
          </table:table-cell>
          <table:table-cell table:style-name="ce5" office:value-type="float" office:value="1259856.79518756" calcext:value-type="float">
            <text:p>1259856.79518756</text:p>
          </table:table-cell>
          <table:table-cell table:style-name="ce5" office:value-type="float" office:value="3802015.55767404" calcext:value-type="float">
            <text:p>3802015.55767404</text:p>
          </table:table-cell>
          <table:table-cell table:style-name="ce5" office:value-type="float" office:value="55528.5647256447" calcext:value-type="float">
            <text:p>55528.5647256447</text:p>
          </table:table-cell>
          <table:table-cell table:style-name="ce5" office:value-type="float" office:value="1514.41013991045" calcext:value-type="float">
            <text:p>1514.4101399105</text:p>
          </table:table-cell>
          <table:table-cell table:style-name="ce5" office:value-type="float" office:value="25166.6465863893" calcext:value-type="float">
            <text:p>25166.6465863893</text:p>
          </table:table-cell>
          <table:table-cell table:style-name="ce5" office:value-type="float" office:value="68965.2143317194" calcext:value-type="float">
            <text:p>68965.2143317194</text:p>
          </table:table-cell>
          <table:table-cell table:style-name="ce5" office:value-type="float" office:value="59611.8244094499" calcext:value-type="float">
            <text:p>59611.8244094499</text:p>
          </table:table-cell>
          <table:table-cell table:style-name="ce5" office:value-type="float" office:value="23909.983411021" calcext:value-type="float">
            <text:p>23909.983411021</text:p>
          </table:table-cell>
          <table:table-cell table:style-name="ce5" office:value-type="float" office:value="265520.044941409" calcext:value-type="float">
            <text:p>265520.044941409</text:p>
          </table:table-cell>
          <table:table-cell table:style-name="ce5" office:value-type="float" office:value="457281.416827403" calcext:value-type="float">
            <text:p>457281.416827403</text:p>
          </table:table-cell>
          <table:table-cell table:style-name="ce5" office:value-type="float" office:value="49994512.9591452" calcext:value-type="float">
            <text:p>49994512.9591452</text:p>
          </table:table-cell>
          <table:table-cell table:style-name="ce5" office:value-type="float" office:value="80675.740162333" calcext:value-type="float">
            <text:p>80675.740162333</text:p>
          </table:table-cell>
          <table:table-cell table:style-name="ce5" office:value-type="float" office:value="484493.987264948" calcext:value-type="float">
            <text:p>484493.987264948</text:p>
          </table:table-cell>
          <table:table-cell table:style-name="ce5" office:value-type="float" office:value="37975.3109933289" calcext:value-type="float">
            <text:p>37975.3109933289</text:p>
          </table:table-cell>
          <table:table-cell table:style-name="ce5" office:value-type="float" office:value="205493.882810379" calcext:value-type="float">
            <text:p>205493.882810379</text:p>
          </table:table-cell>
          <table:table-cell table:style-name="ce5" office:value-type="float" office:value="191804.758251738" calcext:value-type="float">
            <text:p>191804.758251738</text:p>
          </table:table-cell>
          <table:table-cell table:style-name="ce5" office:value-type="float" office:value="16297.2944167722" calcext:value-type="float">
            <text:p>16297.2944167722</text:p>
          </table:table-cell>
          <table:table-cell table:style-name="ce5" office:value-type="float" office:value="10993928.1111974" calcext:value-type="float">
            <text:p>10993928.1111974</text:p>
          </table:table-cell>
          <table:table-cell table:style-name="ce5" office:value-type="float" office:value="6604837.62500487" calcext:value-type="float">
            <text:p>6604837.62500487</text:p>
          </table:table-cell>
          <table:table-cell table:style-name="ce5" office:value-type="float" office:value="6845333.91826935" calcext:value-type="float">
            <text:p>6845333.91826935</text:p>
          </table:table-cell>
          <table:table-cell table:style-name="ce5" office:value-type="float" office:value="56904173.5964752" calcext:value-type="float">
            <text:p>56904173.5964752</text:p>
          </table:table-cell>
          <table:table-cell table:style-name="ce5" office:value-type="float" office:value="1604211.56032997" calcext:value-type="float">
            <text:p>1604211.56032997</text:p>
          </table:table-cell>
          <table:table-cell table:style-name="ce5" office:value-type="string" calcext:value-type="string">
            <text:p><text:s/>12H_fast_G5</text:p>
          </table:table-cell>
          <table:table-cell table:style-name="ce5" office:value-type="string" calcext:value-type="string">
            <text:p><text:s/>5103_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936"/>
        </table:table-row>
        <table:table-row table:style-name="ro2">
          <table:table-cell office:value-type="string" calcext:value-type="string">
            <text:p>AIM084_Plasma_pos_041</text:p>
          </table:table-cell>
          <table:table-cell office:value-type="float" office:value="5136271.90041263" calcext:value-type="float">
            <text:p>5136271.90041263</text:p>
          </table:table-cell>
          <table:table-cell office:value-type="float" office:value="1419414.48413351" calcext:value-type="float">
            <text:p>1419414.48413351</text:p>
          </table:table-cell>
          <table:table-cell office:value-type="float" office:value="25894005.3695955" calcext:value-type="float">
            <text:p>25894005.3695955</text:p>
          </table:table-cell>
          <table:table-cell office:value-type="float" office:value="869708.869892751" calcext:value-type="float">
            <text:p>869708.869892751</text:p>
          </table:table-cell>
          <table:table-cell office:value-type="float" office:value="918455.141728199" calcext:value-type="float">
            <text:p>918455.141728199</text:p>
          </table:table-cell>
          <table:table-cell office:value-type="float" office:value="17677895.9921999" calcext:value-type="float">
            <text:p>17677895.9921999</text:p>
          </table:table-cell>
          <table:table-cell office:value-type="float" office:value="8898532.55095139" calcext:value-type="float">
            <text:p>8898532.55095139</text:p>
          </table:table-cell>
          <table:table-cell office:value-type="float" office:value="25105585.7135094" calcext:value-type="float">
            <text:p>25105585.7135094</text:p>
          </table:table-cell>
          <table:table-cell office:value-type="float" office:value="480503.097703234" calcext:value-type="float">
            <text:p>480503.097703234</text:p>
          </table:table-cell>
          <table:table-cell office:value-type="float" office:value="725490.074271359" calcext:value-type="float">
            <text:p>725490.074271359</text:p>
          </table:table-cell>
          <table:table-cell office:value-type="float" office:value="938508.248185054" calcext:value-type="float">
            <text:p>938508.248185054</text:p>
          </table:table-cell>
          <table:table-cell office:value-type="float" office:value="10324886.9719532" calcext:value-type="float">
            <text:p>10324886.9719532</text:p>
          </table:table-cell>
          <table:table-cell office:value-type="float" office:value="46688.9494781069" calcext:value-type="float">
            <text:p>46688.9494781069</text:p>
          </table:table-cell>
          <table:table-cell office:value-type="float" office:value="87617.8368786655" calcext:value-type="float">
            <text:p>87617.8368786655</text:p>
          </table:table-cell>
          <table:table-cell office:value-type="float" office:value="53315.5087119997" calcext:value-type="float">
            <text:p>53315.5087119997</text:p>
          </table:table-cell>
          <table:table-cell office:value-type="float" office:value="486378.063055634" calcext:value-type="float">
            <text:p>486378.063055634</text:p>
          </table:table-cell>
          <table:table-cell office:value-type="float" office:value="26464.575872685" calcext:value-type="float">
            <text:p>26464.575872685</text:p>
          </table:table-cell>
          <table:table-cell office:value-type="float" office:value="964672.554805254" calcext:value-type="float">
            <text:p>964672.554805254</text:p>
          </table:table-cell>
          <table:table-cell office:value-type="float" office:value="2849142.77624701" calcext:value-type="float">
            <text:p>2849142.77624701</text:p>
          </table:table-cell>
          <table:table-cell office:value-type="float" office:value="256795.914248346" calcext:value-type="float">
            <text:p>256795.914248346</text:p>
          </table:table-cell>
          <table:table-cell office:value-type="float" office:value="2017062.00874132" calcext:value-type="float">
            <text:p>2017062.00874132</text:p>
          </table:table-cell>
          <table:table-cell office:value-type="float" office:value="497926.590365725" calcext:value-type="float">
            <text:p>497926.590365725</text:p>
          </table:table-cell>
          <table:table-cell office:value-type="float" office:value="119342.783471261" calcext:value-type="float">
            <text:p>119342.783471261</text:p>
          </table:table-cell>
          <table:table-cell office:value-type="float" office:value="226622.284493748" calcext:value-type="float">
            <text:p>226622.284493748</text:p>
          </table:table-cell>
          <table:table-cell office:value-type="float" office:value="996225.704641126" calcext:value-type="float">
            <text:p>996225.704641126</text:p>
          </table:table-cell>
          <table:table-cell office:value-type="float" office:value="740274.493446497" calcext:value-type="float">
            <text:p>740274.493446497</text:p>
          </table:table-cell>
          <table:table-cell office:value-type="float" office:value="1174728.35954119" calcext:value-type="float">
            <text:p>1174728.35954119</text:p>
          </table:table-cell>
          <table:table-cell office:value-type="float" office:value="1499414.2350546" calcext:value-type="float">
            <text:p>1499414.2350546</text:p>
          </table:table-cell>
          <table:table-cell office:value-type="float" office:value="38581.2926176237" calcext:value-type="float">
            <text:p>38581.2926176237</text:p>
          </table:table-cell>
          <table:table-cell office:value-type="float" office:value="1506457.67311363" calcext:value-type="float">
            <text:p>1506457.67311363</text:p>
          </table:table-cell>
          <table:table-cell office:value-type="float" office:value="3028536.46362679" calcext:value-type="float">
            <text:p>3028536.46362679</text:p>
          </table:table-cell>
          <table:table-cell office:value-type="float" office:value="1566315.67402233" calcext:value-type="float">
            <text:p>1566315.67402233</text:p>
          </table:table-cell>
          <table:table-cell office:value-type="float" office:value="142908.585780332" calcext:value-type="float">
            <text:p>142908.585780332</text:p>
          </table:table-cell>
          <table:table-cell office:value-type="float" office:value="4563562.81772548" calcext:value-type="float">
            <text:p>4563562.81772548</text:p>
          </table:table-cell>
          <table:table-cell office:value-type="float" office:value="925523.494203849" calcext:value-type="float">
            <text:p>925523.494203849</text:p>
          </table:table-cell>
          <table:table-cell office:value-type="float" office:value="1015695.87419153" calcext:value-type="float">
            <text:p>1015695.87419153</text:p>
          </table:table-cell>
          <table:table-cell office:value-type="float" office:value="1466981.03948044" calcext:value-type="float">
            <text:p>1466981.03948044</text:p>
          </table:table-cell>
          <table:table-cell office:value-type="float" office:value="245322.569644697" calcext:value-type="float">
            <text:p>245322.569644697</text:p>
          </table:table-cell>
          <table:table-cell office:value-type="float" office:value="381075.636036386" calcext:value-type="float">
            <text:p>381075.636036386</text:p>
          </table:table-cell>
          <table:table-cell office:value-type="float" office:value="328919.98988507" calcext:value-type="float">
            <text:p>328919.98988507</text:p>
          </table:table-cell>
          <table:table-cell office:value-type="float" office:value="326058.376333149" calcext:value-type="float">
            <text:p>326058.376333149</text:p>
          </table:table-cell>
          <table:table-cell office:value-type="float" office:value="79580.9056139908" calcext:value-type="float">
            <text:p>79580.9056139908</text:p>
          </table:table-cell>
          <table:table-cell office:value-type="float" office:value="36511.5489148881" calcext:value-type="float">
            <text:p>36511.5489148881</text:p>
          </table:table-cell>
          <table:table-cell office:value-type="float" office:value="42856.893174629" calcext:value-type="float">
            <text:p>42856.893174629</text:p>
          </table:table-cell>
          <table:table-cell office:value-type="float" office:value="15443.8446879083" calcext:value-type="float">
            <text:p>15443.8446879083</text:p>
          </table:table-cell>
          <table:table-cell office:value-type="float" office:value="686060.78615559" calcext:value-type="float">
            <text:p>686060.78615559</text:p>
          </table:table-cell>
          <table:table-cell office:value-type="float" office:value="62968.8073972888" calcext:value-type="float">
            <text:p>62968.8073972888</text:p>
          </table:table-cell>
          <table:table-cell office:value-type="float" office:value="67372.183852353" calcext:value-type="float">
            <text:p>67372.183852353</text:p>
          </table:table-cell>
          <table:table-cell office:value-type="float" office:value="0" calcext:value-type="float">
            <text:p>0</text:p>
          </table:table-cell>
          <table:table-cell office:value-type="float" office:value="143171.593084439" calcext:value-type="float">
            <text:p>143171.593084439</text:p>
          </table:table-cell>
          <table:table-cell office:value-type="float" office:value="1316970.60089659" calcext:value-type="float">
            <text:p>1316970.60089659</text:p>
          </table:table-cell>
          <table:table-cell office:value-type="float" office:value="681893.977902771" calcext:value-type="float">
            <text:p>681893.977902771</text:p>
          </table:table-cell>
          <table:table-cell office:value-type="float" office:value="414819.179069792" calcext:value-type="float">
            <text:p>414819.179069792</text:p>
          </table:table-cell>
          <table:table-cell office:value-type="float" office:value="2242652.96402434" calcext:value-type="float">
            <text:p>2242652.96402434</text:p>
          </table:table-cell>
          <table:table-cell office:value-type="float" office:value="48532.2442265148" calcext:value-type="float">
            <text:p>48532.2442265148</text:p>
          </table:table-cell>
          <table:table-cell office:value-type="float" office:value="7218.88633143146" calcext:value-type="float">
            <text:p>7218.8863314315</text:p>
          </table:table-cell>
          <table:table-cell office:value-type="float" office:value="4624.25433760098" calcext:value-type="float">
            <text:p>4624.254337601</text:p>
          </table:table-cell>
          <table:table-cell office:value-type="float" office:value="0" calcext:value-type="float">
            <text:p>0</text:p>
          </table:table-cell>
          <table:table-cell office:value-type="float" office:value="60807.6819777318" calcext:value-type="float">
            <text:p>60807.6819777318</text:p>
          </table:table-cell>
          <table:table-cell office:value-type="float" office:value="20969.5526251975" calcext:value-type="float">
            <text:p>20969.5526251975</text:p>
          </table:table-cell>
          <table:table-cell office:value-type="float" office:value="197789.317034249" calcext:value-type="float">
            <text:p>197789.317034249</text:p>
          </table:table-cell>
          <table:table-cell office:value-type="float" office:value="339022.262319382" calcext:value-type="float">
            <text:p>339022.262319382</text:p>
          </table:table-cell>
          <table:table-cell office:value-type="float" office:value="38830686.9073643" calcext:value-type="float">
            <text:p>38830686.9073643</text:p>
          </table:table-cell>
          <table:table-cell office:value-type="float" office:value="82596.9081075337" calcext:value-type="float">
            <text:p>82596.9081075337</text:p>
          </table:table-cell>
          <table:table-cell office:value-type="float" office:value="206081.397475678" calcext:value-type="float">
            <text:p>206081.397475678</text:p>
          </table:table-cell>
          <table:table-cell office:value-type="float" office:value="11760.0696593265" calcext:value-type="float">
            <text:p>11760.0696593265</text:p>
          </table:table-cell>
          <table:table-cell office:value-type="float" office:value="527813.513521821" calcext:value-type="float">
            <text:p>527813.513521821</text:p>
          </table:table-cell>
          <table:table-cell office:value-type="float" office:value="553108.203714094" calcext:value-type="float">
            <text:p>553108.203714094</text:p>
          </table:table-cell>
          <table:table-cell office:value-type="float" office:value="2634.09325162187" calcext:value-type="float">
            <text:p>2634.0932516219</text:p>
          </table:table-cell>
          <table:table-cell office:value-type="float" office:value="8851411.56400907" calcext:value-type="float">
            <text:p>8851411.56400907</text:p>
          </table:table-cell>
          <table:table-cell office:value-type="float" office:value="4143991.08437514" calcext:value-type="float">
            <text:p>4143991.08437514</text:p>
          </table:table-cell>
          <table:table-cell office:value-type="float" office:value="6347434.21863717" calcext:value-type="float">
            <text:p>6347434.21863717</text:p>
          </table:table-cell>
          <table:table-cell office:value-type="float" office:value="55956758.2947139" calcext:value-type="float">
            <text:p>55956758.2947139</text:p>
          </table:table-cell>
          <table:table-cell office:value-type="float" office:value="1375192.00907487" calcext:value-type="float">
            <text:p>1375192.00907487</text:p>
          </table:table-cell>
          <table:table-cell office:value-type="string" calcext:value-type="string">
            <text:p><text:s/>12H_fast_G5</text:p>
          </table:table-cell>
          <table:table-cell office:value-type="string" calcext:value-type="string">
            <text:p><text:s/>510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36"/>
        </table:table-row>
        <table:table-row table:style-name="ro2">
          <table:table-cell office:value-type="string" calcext:value-type="string">
            <text:p>AIM084_Plasma_neg_048</text:p>
          </table:table-cell>
          <table:table-cell office:value-type="float" office:value="5754749.99392757" calcext:value-type="float">
            <text:p>5754749.99392757</text:p>
          </table:table-cell>
          <table:table-cell office:value-type="float" office:value="1815441.0112997" calcext:value-type="float">
            <text:p>1815441.0112997</text:p>
          </table:table-cell>
          <table:table-cell office:value-type="float" office:value="25602051.7920995" calcext:value-type="float">
            <text:p>25602051.7920995</text:p>
          </table:table-cell>
          <table:table-cell office:value-type="float" office:value="930531.834691686" calcext:value-type="float">
            <text:p>930531.834691686</text:p>
          </table:table-cell>
          <table:table-cell office:value-type="float" office:value="1016836.7448538" calcext:value-type="float">
            <text:p>1016836.7448538</text:p>
          </table:table-cell>
          <table:table-cell office:value-type="float" office:value="21543928.6093116" calcext:value-type="float">
            <text:p>21543928.6093116</text:p>
          </table:table-cell>
          <table:table-cell office:value-type="float" office:value="11567185.0712635" calcext:value-type="float">
            <text:p>11567185.0712635</text:p>
          </table:table-cell>
          <table:table-cell office:value-type="float" office:value="31924391.5083772" calcext:value-type="float">
            <text:p>31924391.5083772</text:p>
          </table:table-cell>
          <table:table-cell office:value-type="float" office:value="505357.213641497" calcext:value-type="float">
            <text:p>505357.213641497</text:p>
          </table:table-cell>
          <table:table-cell office:value-type="float" office:value="624313.431911702" calcext:value-type="float">
            <text:p>624313.431911702</text:p>
          </table:table-cell>
          <table:table-cell office:value-type="float" office:value="931240.706566813" calcext:value-type="float">
            <text:p>931240.706566813</text:p>
          </table:table-cell>
          <table:table-cell office:value-type="float" office:value="17164202.9340526" calcext:value-type="float">
            <text:p>17164202.9340526</text:p>
          </table:table-cell>
          <table:table-cell office:value-type="float" office:value="49630.3576110475" calcext:value-type="float">
            <text:p>49630.3576110475</text:p>
          </table:table-cell>
          <table:table-cell office:value-type="float" office:value="109837.135927539" calcext:value-type="float">
            <text:p>109837.135927539</text:p>
          </table:table-cell>
          <table:table-cell office:value-type="float" office:value="65921.3246501159" calcext:value-type="float">
            <text:p>65921.3246501159</text:p>
          </table:table-cell>
          <table:table-cell office:value-type="float" office:value="514433.547150973" calcext:value-type="float">
            <text:p>514433.547150973</text:p>
          </table:table-cell>
          <table:table-cell office:value-type="float" office:value="30890.163549236" calcext:value-type="float">
            <text:p>30890.163549236</text:p>
          </table:table-cell>
          <table:table-cell office:value-type="float" office:value="994639.472938358" calcext:value-type="float">
            <text:p>994639.472938358</text:p>
          </table:table-cell>
          <table:table-cell office:value-type="float" office:value="2880968.86544966" calcext:value-type="float">
            <text:p>2880968.86544966</text:p>
          </table:table-cell>
          <table:table-cell office:value-type="float" office:value="380392.881540676" calcext:value-type="float">
            <text:p>380392.881540676</text:p>
          </table:table-cell>
          <table:table-cell office:value-type="float" office:value="2378851.93696063" calcext:value-type="float">
            <text:p>2378851.93696063</text:p>
          </table:table-cell>
          <table:table-cell office:value-type="float" office:value="583710.968289999" calcext:value-type="float">
            <text:p>583710.968289999</text:p>
          </table:table-cell>
          <table:table-cell office:value-type="float" office:value="100073.166094982" calcext:value-type="float">
            <text:p>100073.166094982</text:p>
          </table:table-cell>
          <table:table-cell office:value-type="float" office:value="413902.294759956" calcext:value-type="float">
            <text:p>413902.294759956</text:p>
          </table:table-cell>
          <table:table-cell office:value-type="float" office:value="732301.294309529" calcext:value-type="float">
            <text:p>732301.294309529</text:p>
          </table:table-cell>
          <table:table-cell office:value-type="float" office:value="880415.236261985" calcext:value-type="float">
            <text:p>880415.236261985</text:p>
          </table:table-cell>
          <table:table-cell office:value-type="float" office:value="1458268.31914576" calcext:value-type="float">
            <text:p>1458268.31914576</text:p>
          </table:table-cell>
          <table:table-cell office:value-type="float" office:value="1544737.90114896" calcext:value-type="float">
            <text:p>1544737.90114896</text:p>
          </table:table-cell>
          <table:table-cell office:value-type="float" office:value="52980.0690859663" calcext:value-type="float">
            <text:p>52980.0690859663</text:p>
          </table:table-cell>
          <table:table-cell office:value-type="float" office:value="1692981.79564367" calcext:value-type="float">
            <text:p>1692981.79564367</text:p>
          </table:table-cell>
          <table:table-cell office:value-type="float" office:value="2498667.79309438" calcext:value-type="float">
            <text:p>2498667.79309438</text:p>
          </table:table-cell>
          <table:table-cell office:value-type="float" office:value="1875139.84137095" calcext:value-type="float">
            <text:p>1875139.84137095</text:p>
          </table:table-cell>
          <table:table-cell office:value-type="float" office:value="152098.304997951" calcext:value-type="float">
            <text:p>152098.304997951</text:p>
          </table:table-cell>
          <table:table-cell office:value-type="float" office:value="4834145.73206816" calcext:value-type="float">
            <text:p>4834145.73206816</text:p>
          </table:table-cell>
          <table:table-cell office:value-type="float" office:value="607982.856814631" calcext:value-type="float">
            <text:p>607982.856814631</text:p>
          </table:table-cell>
          <table:table-cell office:value-type="float" office:value="1383079.59712286" calcext:value-type="float">
            <text:p>1383079.59712286</text:p>
          </table:table-cell>
          <table:table-cell office:value-type="float" office:value="1565880.66411876" calcext:value-type="float">
            <text:p>1565880.66411876</text:p>
          </table:table-cell>
          <table:table-cell office:value-type="float" office:value="512123.115497477" calcext:value-type="float">
            <text:p>512123.115497477</text:p>
          </table:table-cell>
          <table:table-cell office:value-type="float" office:value="491595.416159082" calcext:value-type="float">
            <text:p>491595.416159082</text:p>
          </table:table-cell>
          <table:table-cell office:value-type="float" office:value="461020.428230915" calcext:value-type="float">
            <text:p>461020.428230915</text:p>
          </table:table-cell>
          <table:table-cell office:value-type="float" office:value="354788.157474009" calcext:value-type="float">
            <text:p>354788.157474009</text:p>
          </table:table-cell>
          <table:table-cell office:value-type="float" office:value="103611.079905167" calcext:value-type="float">
            <text:p>103611.079905167</text:p>
          </table:table-cell>
          <table:table-cell office:value-type="float" office:value="36937.4305583601" calcext:value-type="float">
            <text:p>36937.4305583601</text:p>
          </table:table-cell>
          <table:table-cell office:value-type="float" office:value="35120.1510434189" calcext:value-type="float">
            <text:p>35120.1510434189</text:p>
          </table:table-cell>
          <table:table-cell office:value-type="float" office:value="11682.8796478497" calcext:value-type="float">
            <text:p>11682.8796478497</text:p>
          </table:table-cell>
          <table:table-cell office:value-type="float" office:value="624407.704439143" calcext:value-type="float">
            <text:p>624407.704439143</text:p>
          </table:table-cell>
          <table:table-cell office:value-type="float" office:value="20191.1408992105" calcext:value-type="float">
            <text:p>20191.1408992105</text:p>
          </table:table-cell>
          <table:table-cell office:value-type="float" office:value="284504.084750723" calcext:value-type="float">
            <text:p>284504.084750723</text:p>
          </table:table-cell>
          <table:table-cell office:value-type="float" office:value="0" calcext:value-type="float">
            <text:p>0</text:p>
          </table:table-cell>
          <table:table-cell office:value-type="float" office:value="154276.378094592" calcext:value-type="float">
            <text:p>154276.378094592</text:p>
          </table:table-cell>
          <table:table-cell office:value-type="float" office:value="1440959.39343645" calcext:value-type="float">
            <text:p>1440959.39343645</text:p>
          </table:table-cell>
          <table:table-cell office:value-type="float" office:value="842617.210078228" calcext:value-type="float">
            <text:p>842617.210078228</text:p>
          </table:table-cell>
          <table:table-cell office:value-type="float" office:value="742786.307509298" calcext:value-type="float">
            <text:p>742786.307509298</text:p>
          </table:table-cell>
          <table:table-cell office:value-type="float" office:value="1452785.08293674" calcext:value-type="float">
            <text:p>1452785.08293674</text:p>
          </table:table-cell>
          <table:table-cell office:value-type="float" office:value="43697.0708267748" calcext:value-type="float">
            <text:p>43697.0708267748</text:p>
          </table:table-cell>
          <table:table-cell office:value-type="float" office:value="1566.70717829076" calcext:value-type="float">
            <text:p>1566.7071782908</text:p>
          </table:table-cell>
          <table:table-cell office:value-type="float" office:value="15466.4352095355" calcext:value-type="float">
            <text:p>15466.4352095355</text:p>
          </table:table-cell>
          <table:table-cell office:value-type="float" office:value="36462.8731661164" calcext:value-type="float">
            <text:p>36462.8731661164</text:p>
          </table:table-cell>
          <table:table-cell office:value-type="float" office:value="30379.2157586231" calcext:value-type="float">
            <text:p>30379.2157586231</text:p>
          </table:table-cell>
          <table:table-cell office:value-type="float" office:value="15133.2094941971" calcext:value-type="float">
            <text:p>15133.2094941971</text:p>
          </table:table-cell>
          <table:table-cell office:value-type="float" office:value="202718.78544963" calcext:value-type="float">
            <text:p>202718.78544963</text:p>
          </table:table-cell>
          <table:table-cell office:value-type="float" office:value="344686.87928726" calcext:value-type="float">
            <text:p>344686.87928726</text:p>
          </table:table-cell>
          <table:table-cell office:value-type="float" office:value="42353370.0343424" calcext:value-type="float">
            <text:p>42353370.0343424</text:p>
          </table:table-cell>
          <table:table-cell office:value-type="float" office:value="83006.2332092497" calcext:value-type="float">
            <text:p>83006.2332092497</text:p>
          </table:table-cell>
          <table:table-cell office:value-type="float" office:value="325288.562241325" calcext:value-type="float">
            <text:p>325288.562241325</text:p>
          </table:table-cell>
          <table:table-cell office:value-type="float" office:value="30042.2595151604" calcext:value-type="float">
            <text:p>30042.2595151604</text:p>
          </table:table-cell>
          <table:table-cell office:value-type="float" office:value="123908.929187419" calcext:value-type="float">
            <text:p>123908.929187419</text:p>
          </table:table-cell>
          <table:table-cell office:value-type="float" office:value="177644.998884515" calcext:value-type="float">
            <text:p>177644.998884515</text:p>
          </table:table-cell>
          <table:table-cell office:value-type="float" office:value="10842.1510956884" calcext:value-type="float">
            <text:p>10842.1510956884</text:p>
          </table:table-cell>
          <table:table-cell office:value-type="float" office:value="9808183.90294132" calcext:value-type="float">
            <text:p>9808183.90294132</text:p>
          </table:table-cell>
          <table:table-cell office:value-type="float" office:value="6069805.23339356" calcext:value-type="float">
            <text:p>6069805.23339356</text:p>
          </table:table-cell>
          <table:table-cell office:value-type="float" office:value="6960461.90883175" calcext:value-type="float">
            <text:p>6960461.90883175</text:p>
          </table:table-cell>
          <table:table-cell office:value-type="float" office:value="54551957.4084566" calcext:value-type="float">
            <text:p>54551957.4084566</text:p>
          </table:table-cell>
          <table:table-cell office:value-type="float" office:value="1484709.81802646" calcext:value-type="float">
            <text:p>1484709.81802646</text:p>
          </table:table-cell>
          <table:table-cell office:value-type="string" calcext:value-type="string">
            <text:p><text:s/>12H_fast_G5</text:p>
          </table:table-cell>
          <table:table-cell office:value-type="string" calcext:value-type="string">
            <text:p><text:s/>5105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36"/>
        </table:table-row>
        <table:table-row table:style-name="ro2">
          <table:table-cell table:style-name="Default" table:number-columns-repeated="77"/>
          <table:table-cell table:number-columns-repeated="947"/>
        </table:table-row>
        <table:table-row table:style-name="ro2">
          <table:table-cell office:value-type="string" calcext:value-type="string">
            <text:p>weird</text:p>
          </table:table-cell>
          <table:table-cell table:formula="of:=STDEV([.B25];[.B20];[.B15])" office:value-type="float" office:value="6679.71998316953" calcext:value-type="float">
            <text:p>6679.7199831695</text:p>
          </table:table-cell>
          <table:table-cell table:formula="of:=STDEV([.C25];[.C20];[.C15])" office:value-type="float" office:value="2470.77760187233" calcext:value-type="float">
            <text:p>2470.7776018723</text:p>
          </table:table-cell>
          <table:table-cell table:formula="of:=STDEV([.D25];[.D20];[.D15])" office:value-type="float" office:value="11422.6452274001" calcext:value-type="float">
            <text:p>11422.6452274001</text:p>
          </table:table-cell>
          <table:table-cell table:formula="of:=STDEV([.E25];[.E20];[.E15])" office:value-type="float" office:value="4042.04998994265" calcext:value-type="float">
            <text:p>4042.0499899427</text:p>
          </table:table-cell>
          <table:table-cell table:formula="of:=STDEV([.F25];[.F20];[.F15])" office:value-type="float" office:value="74989.1577952614" calcext:value-type="float">
            <text:p>74989.1577952614</text:p>
          </table:table-cell>
          <table:table-cell table:formula="of:=STDEV([.G25];[.G20];[.G15])" office:value-type="float" office:value="8749.80636192545" calcext:value-type="float">
            <text:p>8749.8063619255</text:p>
          </table:table-cell>
          <table:table-cell table:formula="of:=STDEV([.H25];[.H20];[.H15])" office:value-type="float" office:value="19803.9833721243" calcext:value-type="float">
            <text:p>19803.9833721243</text:p>
          </table:table-cell>
          <table:table-cell table:formula="of:=STDEV([.I25];[.I20];[.I15])" office:value-type="float" office:value="17911.4065041148" calcext:value-type="float">
            <text:p>17911.4065041148</text:p>
          </table:table-cell>
          <table:table-cell table:formula="of:=STDEV([.J25];[.J20];[.J15])" office:value-type="float" office:value="92104.2452077781" calcext:value-type="float">
            <text:p>92104.2452077781</text:p>
          </table:table-cell>
          <table:table-cell table:formula="of:=STDEV([.K25];[.K20];[.K15])" office:value-type="float" office:value="24879.0189164699" calcext:value-type="float">
            <text:p>24879.0189164699</text:p>
          </table:table-cell>
          <table:table-cell table:formula="of:=STDEV([.L25];[.L20];[.L15])" office:value-type="float" office:value="755.850595002374" calcext:value-type="float">
            <text:p>755.8505950024</text:p>
          </table:table-cell>
          <table:table-cell table:formula="of:=STDEV([.M25];[.M20];[.M15])" office:value-type="float" office:value="11828.8959562632" calcext:value-type="float">
            <text:p>11828.8959562632</text:p>
          </table:table-cell>
          <table:table-cell table:formula="of:=STDEV([.N25];[.N20];[.N15])" office:value-type="float" office:value="6636.23261778726" calcext:value-type="float">
            <text:p>6636.2326177873</text:p>
          </table:table-cell>
          <table:table-cell table:formula="of:=STDEV([.O25];[.O20];[.O15])" office:value-type="float" office:value="5203.55547059554" calcext:value-type="float">
            <text:p>5203.5554705955</text:p>
          </table:table-cell>
          <table:table-cell table:formula="of:=STDEV([.P25];[.P20];[.P15])" office:value-type="float" office:value="1901.21016466562" calcext:value-type="float">
            <text:p>1901.2101646656</text:p>
          </table:table-cell>
          <table:table-cell table:formula="of:=STDEV([.Q25];[.Q20];[.Q15])" office:value-type="float" office:value="0" calcext:value-type="float">
            <text:p>0</text:p>
          </table:table-cell>
          <table:table-cell table:formula="of:=STDEV([.R25];[.R20];[.R15])" office:value-type="float" office:value="25319.7970046909" calcext:value-type="float">
            <text:p>25319.7970046909</text:p>
          </table:table-cell>
          <table:table-cell table:formula="of:=STDEV([.S25];[.S20];[.S15])" office:value-type="float" office:value="59153.7892422195" calcext:value-type="float">
            <text:p>59153.7892422195</text:p>
          </table:table-cell>
          <table:table-cell table:formula="of:=STDEV([.T25];[.T20];[.T15])" office:value-type="float" office:value="14263.7107556132" calcext:value-type="float">
            <text:p>14263.7107556132</text:p>
          </table:table-cell>
          <table:table-cell table:formula="of:=STDEV([.U25];[.U20];[.U15])" office:value-type="float" office:value="179.241291891657" calcext:value-type="float">
            <text:p>179.2412918917</text:p>
          </table:table-cell>
          <table:table-cell table:formula="of:=STDEV([.V25];[.V20];[.V15])" office:value-type="float" office:value="3684.61737979581" calcext:value-type="float">
            <text:p>3684.6173797958</text:p>
          </table:table-cell>
          <table:table-cell table:formula="of:=STDEV([.W25];[.W20];[.W15])" office:value-type="float" office:value="60985.7215667494" calcext:value-type="float">
            <text:p>60985.7215667494</text:p>
          </table:table-cell>
          <table:table-cell table:formula="of:=STDEV([.X25];[.X20];[.X15])" office:value-type="float" office:value="6079.92218713385" calcext:value-type="float">
            <text:p>6079.9221871339</text:p>
          </table:table-cell>
          <table:table-cell table:formula="of:=STDEV([.Y25];[.Y20];[.Y15])" office:value-type="float" office:value="30852.3723204763" calcext:value-type="float">
            <text:p>30852.3723204763</text:p>
          </table:table-cell>
          <table:table-cell table:formula="of:=STDEV([.Z25];[.Z20];[.Z15])" office:value-type="float" office:value="314376.66862402" calcext:value-type="float">
            <text:p>314376.66862402</text:p>
          </table:table-cell>
          <table:table-cell table:formula="of:=STDEV([.AA25];[.AA20];[.AA15])" office:value-type="float" office:value="21632.5617489806" calcext:value-type="float">
            <text:p>21632.5617489806</text:p>
          </table:table-cell>
          <table:table-cell table:formula="of:=STDEV([.AB25];[.AB20];[.AB15])" office:value-type="float" office:value="1717.81006190309" calcext:value-type="float">
            <text:p>1717.8100619031</text:p>
          </table:table-cell>
          <table:table-cell table:formula="of:=STDEV([.AC25];[.AC20];[.AC15])" office:value-type="float" office:value="447282.396348123" calcext:value-type="float">
            <text:p>447282.396348123</text:p>
          </table:table-cell>
          <table:table-cell table:formula="of:=STDEV([.AD25];[.AD20];[.AD15])" office:value-type="float" office:value="3301.41993614327" calcext:value-type="float">
            <text:p>3301.4199361433</text:p>
          </table:table-cell>
          <table:table-cell table:formula="of:=STDEV([.AE25];[.AE20];[.AE15])" office:value-type="float" office:value="2507.35879983115" calcext:value-type="float">
            <text:p>2507.3587998312</text:p>
          </table:table-cell>
          <table:table-cell table:formula="of:=STDEV([.AF25];[.AF20];[.AF15])" office:value-type="float" office:value="197751.850598204" calcext:value-type="float">
            <text:p>197751.850598204</text:p>
          </table:table-cell>
          <table:table-cell table:formula="of:=STDEV([.AG25];[.AG20];[.AG15])" office:value-type="float" office:value="243616.981636725" calcext:value-type="float">
            <text:p>243616.981636725</text:p>
          </table:table-cell>
          <table:table-cell table:formula="of:=STDEV([.AH25];[.AH20];[.AH15])" office:value-type="float" office:value="12169.9504933172" calcext:value-type="float">
            <text:p>12169.9504933172</text:p>
          </table:table-cell>
          <table:table-cell table:formula="of:=STDEV([.AI25];[.AI20];[.AI15])" office:value-type="float" office:value="352224.841055183" calcext:value-type="float">
            <text:p>352224.841055183</text:p>
          </table:table-cell>
          <table:table-cell table:formula="of:=STDEV([.AJ25];[.AJ20];[.AJ15])" office:value-type="float" office:value="158595.624045937" calcext:value-type="float">
            <text:p>158595.624045937</text:p>
          </table:table-cell>
          <table:table-cell table:formula="of:=STDEV([.AK25];[.AK20];[.AK15])" office:value-type="float" office:value="106324.464014958" calcext:value-type="float">
            <text:p>106324.464014958</text:p>
          </table:table-cell>
          <table:table-cell table:formula="of:=STDEV([.AL25];[.AL20];[.AL15])" office:value-type="float" office:value="188217.132048257" calcext:value-type="float">
            <text:p>188217.132048257</text:p>
          </table:table-cell>
          <table:table-cell table:formula="of:=STDEV([.AM25];[.AM20];[.AM15])" office:value-type="float" office:value="0" calcext:value-type="float">
            <text:p>0</text:p>
          </table:table-cell>
          <table:table-cell table:formula="of:=STDEV([.AN25];[.AN20];[.AN15])" office:value-type="float" office:value="0" calcext:value-type="float">
            <text:p>0</text:p>
          </table:table-cell>
          <table:table-cell table:formula="of:=STDEV([.AO25];[.AO20];[.AO15])" office:value-type="float" office:value="76836.5614132995" calcext:value-type="float">
            <text:p>76836.5614132995</text:p>
          </table:table-cell>
          <table:table-cell table:formula="of:=STDEV([.AP25];[.AP20];[.AP15])" office:value-type="float" office:value="0" calcext:value-type="float">
            <text:p>0</text:p>
          </table:table-cell>
          <table:table-cell table:formula="of:=STDEV([.AQ25];[.AQ20];[.AQ15])" office:value-type="float" office:value="33523.6421352015" calcext:value-type="float">
            <text:p>33523.6421352015</text:p>
          </table:table-cell>
          <table:table-cell table:formula="of:=STDEV([.AR25];[.AR20];[.AR15])" office:value-type="float" office:value="4323.93000410513" calcext:value-type="float">
            <text:p>4323.9300041051</text:p>
          </table:table-cell>
          <table:table-cell table:formula="of:=STDEV([.AS25];[.AS20];[.AS15])" office:value-type="float" office:value="12258.699259478" calcext:value-type="float">
            <text:p>12258.699259478</text:p>
          </table:table-cell>
          <table:table-cell table:formula="of:=STDEV([.AT25];[.AT20];[.AT15])" office:value-type="float" office:value="1978.6289681163" calcext:value-type="float">
            <text:p>1978.6289681163</text:p>
          </table:table-cell>
          <table:table-cell table:formula="of:=STDEV([.AU25];[.AU20];[.AU15])" office:value-type="float" office:value="80493.5338384253" calcext:value-type="float">
            <text:p>80493.5338384253</text:p>
          </table:table-cell>
          <table:table-cell table:formula="of:=STDEV([.AV25];[.AV20];[.AV15])" office:value-type="float" office:value="5499.11737420963" calcext:value-type="float">
            <text:p>5499.1173742096</text:p>
          </table:table-cell>
          <table:table-cell table:formula="of:=STDEV([.AW25];[.AW20];[.AW15])" office:value-type="float" office:value="69110.4795573992" calcext:value-type="float">
            <text:p>69110.4795573992</text:p>
          </table:table-cell>
          <table:table-cell table:formula="of:=STDEV([.AX25];[.AX20];[.AX15])" office:value-type="float" office:value="0" calcext:value-type="float">
            <text:p>0</text:p>
          </table:table-cell>
          <table:table-cell table:formula="of:=STDEV([.AY25];[.AY20];[.AY15])" office:value-type="float" office:value="0" calcext:value-type="float">
            <text:p>0</text:p>
          </table:table-cell>
          <table:table-cell table:formula="of:=STDEV([.AZ25];[.AZ20];[.AZ15])" office:value-type="float" office:value="433683.167834385" calcext:value-type="float">
            <text:p>433683.167834385</text:p>
          </table:table-cell>
          <table:table-cell table:formula="of:=STDEV([.BA25];[.BA20];[.BA15])" office:value-type="float" office:value="198785.264602443" calcext:value-type="float">
            <text:p>198785.264602443</text:p>
          </table:table-cell>
          <table:table-cell table:formula="of:=STDEV([.BB25];[.BB20];[.BB15])" office:value-type="float" office:value="114319.301164489" calcext:value-type="float">
            <text:p>114319.301164489</text:p>
          </table:table-cell>
          <table:table-cell table:formula="of:=STDEV([.BC25];[.BC20];[.BC15])" office:value-type="float" office:value="554841.407831116" calcext:value-type="float">
            <text:p>554841.407831116</text:p>
          </table:table-cell>
          <table:table-cell table:formula="of:=STDEV([.BD25];[.BD20];[.BD15])" office:value-type="float" office:value="979.160126572084" calcext:value-type="float">
            <text:p>979.1601265721</text:p>
          </table:table-cell>
          <table:table-cell table:formula="of:=STDEV([.BE25];[.BE20];[.BE15])" office:value-type="float" office:value="963.602407046591" calcext:value-type="float">
            <text:p>963.6024070466</text:p>
          </table:table-cell>
          <table:table-cell table:formula="of:=STDEV([.BF25];[.BF20];[.BF15])" office:value-type="float" office:value="7956.15861412681" calcext:value-type="float">
            <text:p>7956.1586141268</text:p>
          </table:table-cell>
          <table:table-cell table:formula="of:=STDEV([.BG25];[.BG20];[.BG15])" office:value-type="float" office:value="45877.6172112172" calcext:value-type="float">
            <text:p>45877.6172112172</text:p>
          </table:table-cell>
          <table:table-cell table:formula="of:=STDEV([.BH25];[.BH20];[.BH15])" office:value-type="float" office:value="53970.6943087251" calcext:value-type="float">
            <text:p>53970.6943087251</text:p>
          </table:table-cell>
          <table:table-cell table:formula="of:=STDEV([.BI25];[.BI20];[.BI15])" office:value-type="float" office:value="18574.203466141" calcext:value-type="float">
            <text:p>18574.203466141</text:p>
          </table:table-cell>
          <table:table-cell table:formula="of:=STDEV([.BJ25];[.BJ20];[.BJ15])" office:value-type="float" office:value="0" calcext:value-type="float">
            <text:p>0</text:p>
          </table:table-cell>
          <table:table-cell table:formula="of:=STDEV([.BK25];[.BK20];[.BK15])" office:value-type="float" office:value="0" calcext:value-type="float">
            <text:p>0</text:p>
          </table:table-cell>
          <table:table-cell table:formula="of:=STDEV([.BL25];[.BL20];[.BL15])" office:value-type="float" office:value="46759.6654037521" calcext:value-type="float">
            <text:p>46759.6654037521</text:p>
          </table:table-cell>
          <table:table-cell table:formula="of:=STDEV([.BM25];[.BM20];[.BM15])" office:value-type="float" office:value="18664.8797509109" calcext:value-type="float">
            <text:p>18664.8797509109</text:p>
          </table:table-cell>
          <table:table-cell table:formula="of:=STDEV([.BN25];[.BN20];[.BN15])" office:value-type="float" office:value="48312.9060416668" calcext:value-type="float">
            <text:p>48312.9060416668</text:p>
          </table:table-cell>
          <table:table-cell table:formula="of:=STDEV([.BO25];[.BO20];[.BO15])" office:value-type="float" office:value="7711.02395190557" calcext:value-type="float">
            <text:p>7711.0239519056</text:p>
          </table:table-cell>
          <table:table-cell table:formula="of:=STDEV([.BP25];[.BP20];[.BP15])" office:value-type="float" office:value="326496.374181317" calcext:value-type="float">
            <text:p>326496.374181317</text:p>
          </table:table-cell>
          <table:table-cell table:formula="of:=STDEV([.BQ25];[.BQ20];[.BQ15])" office:value-type="float" office:value="190892.549426507" calcext:value-type="float">
            <text:p>190892.549426507</text:p>
          </table:table-cell>
          <table:table-cell table:formula="of:=STDEV([.BR25];[.BR20];[.BR15])" office:value-type="float" office:value="3751.3674759253" calcext:value-type="float">
            <text:p>3751.3674759253</text:p>
          </table:table-cell>
          <table:table-cell table:formula="of:=STDEV([.BS25];[.BS20];[.BS15])" office:value-type="float" office:value="8215.85088761413" calcext:value-type="float">
            <text:p>8215.8508876141</text:p>
          </table:table-cell>
          <table:table-cell table:formula="of:=STDEV([.BT25];[.BT20];[.BT15])" office:value-type="float" office:value="4868.7410024307" calcext:value-type="float">
            <text:p>4868.7410024307</text:p>
          </table:table-cell>
          <table:table-cell table:formula="of:=STDEV([.BU25];[.BU20];[.BU15])" office:value-type="float" office:value="5658.72584786379" calcext:value-type="float">
            <text:p>5658.7258478638</text:p>
          </table:table-cell>
          <table:table-cell table:formula="of:=STDEV([.BV25];[.BV20];[.BV15])" office:value-type="float" office:value="70397.5895856072" calcext:value-type="float">
            <text:p>70397.5895856072</text:p>
          </table:table-cell>
          <table:table-cell table:formula="of:=STDEV([.BW25];[.BW20];[.BW15])" office:value-type="float" office:value="3828.40955665816" calcext:value-type="float">
            <text:p>3828.4095566582</text:p>
          </table:table-cell>
          <table:table-cell table:formula="of:=AVERAGE([.B37:.BW37])" office:value-type="float" office:value="67420.9464885565" calcext:value-type="float">
            <text:p>67420.9464885565</text:p>
          </table:table-cell>
          <table:table-cell table:style-name="Default"/>
          <table:table-cell table:number-columns-repeated="947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TDEV([.B31:.B35])" office:value-type="float" office:value="584697.786745011" calcext:value-type="float">
            <text:p>584697.786745011</text:p>
          </table:table-cell>
          <table:table-cell table:formula="of:=STDEV([.C31:.C35])" office:value-type="float" office:value="232968.568591183" calcext:value-type="float">
            <text:p>232968.568591183</text:p>
          </table:table-cell>
          <table:table-cell table:formula="of:=STDEV([.D31:.D35])" office:value-type="float" office:value="1414968.29026796" calcext:value-type="float">
            <text:p>1414968.29026796</text:p>
          </table:table-cell>
          <table:table-cell table:formula="of:=STDEV([.E31:.E35])" office:value-type="float" office:value="61736.2366062612" calcext:value-type="float">
            <text:p>61736.2366062612</text:p>
          </table:table-cell>
          <table:table-cell table:formula="of:=STDEV([.F31:.F35])" office:value-type="float" office:value="136071.761773884" calcext:value-type="float">
            <text:p>136071.761773884</text:p>
          </table:table-cell>
          <table:table-cell table:formula="of:=STDEV([.G31:.G35])" office:value-type="float" office:value="1624402.83164512" calcext:value-type="float">
            <text:p>1624402.83164512</text:p>
          </table:table-cell>
          <table:table-cell table:formula="of:=STDEV([.H31:.H35])" office:value-type="float" office:value="2213191.52940397" calcext:value-type="float">
            <text:p>2213191.52940397</text:p>
          </table:table-cell>
          <table:table-cell table:formula="of:=STDEV([.I31:.I35])" office:value-type="float" office:value="2759395.67467842" calcext:value-type="float">
            <text:p>2759395.67467842</text:p>
          </table:table-cell>
          <table:table-cell table:formula="of:=STDEV([.J31:.J35])" office:value-type="float" office:value="68547.3759255503" calcext:value-type="float">
            <text:p>68547.3759255503</text:p>
          </table:table-cell>
          <table:table-cell table:formula="of:=STDEV([.K31:.K35])" office:value-type="float" office:value="62520.1581183304" calcext:value-type="float">
            <text:p>62520.1581183304</text:p>
          </table:table-cell>
          <table:table-cell table:formula="of:=STDEV([.L31:.L35])" office:value-type="float" office:value="98854.5760448127" calcext:value-type="float">
            <text:p>98854.5760448127</text:p>
          </table:table-cell>
          <table:table-cell table:formula="of:=STDEV([.M31:.M35])" office:value-type="float" office:value="3251685.22492934" calcext:value-type="float">
            <text:p>3251685.22492934</text:p>
          </table:table-cell>
          <table:table-cell table:formula="of:=STDEV([.N31:.N35])" office:value-type="float" office:value="3924.61091678278" calcext:value-type="float">
            <text:p>3924.6109167828</text:p>
          </table:table-cell>
          <table:table-cell table:formula="of:=STDEV([.O31:.O35])" office:value-type="float" office:value="9584.88238417542" calcext:value-type="float">
            <text:p>9584.8823841754</text:p>
          </table:table-cell>
          <table:table-cell table:formula="of:=STDEV([.P31:.P35])" office:value-type="float" office:value="5141.01526531403" calcext:value-type="float">
            <text:p>5141.015265314</text:p>
          </table:table-cell>
          <table:table-cell table:formula="of:=STDEV([.Q31:.Q35])" office:value-type="float" office:value="87862.8533361413" calcext:value-type="float">
            <text:p>87862.8533361413</text:p>
          </table:table-cell>
          <table:table-cell table:formula="of:=STDEV([.R31:.R35])" office:value-type="float" office:value="86517.3713459377" calcext:value-type="float">
            <text:p>86517.3713459377</text:p>
          </table:table-cell>
          <table:table-cell table:formula="of:=STDEV([.S31:.S35])" office:value-type="float" office:value="91592.6433225286" calcext:value-type="float">
            <text:p>91592.6433225286</text:p>
          </table:table-cell>
          <table:table-cell table:formula="of:=STDEV([.T31:.T35])" office:value-type="float" office:value="54185.252851415" calcext:value-type="float">
            <text:p>54185.252851415</text:p>
          </table:table-cell>
          <table:table-cell table:formula="of:=STDEV([.U31:.U35])" office:value-type="float" office:value="63318.6298801157" calcext:value-type="float">
            <text:p>63318.6298801157</text:p>
          </table:table-cell>
          <table:table-cell table:formula="of:=STDEV([.V31:.V35])" office:value-type="float" office:value="371044.687253695" calcext:value-type="float">
            <text:p>371044.687253695</text:p>
          </table:table-cell>
          <table:table-cell table:formula="of:=STDEV([.W31:.W35])" office:value-type="float" office:value="52042.3925619565" calcext:value-type="float">
            <text:p>52042.3925619565</text:p>
          </table:table-cell>
          <table:table-cell table:formula="of:=STDEV([.X31:.X35])" office:value-type="float" office:value="14136.1860868057" calcext:value-type="float">
            <text:p>14136.1860868057</text:p>
          </table:table-cell>
          <table:table-cell table:formula="of:=STDEV([.Y31:.Y35])" office:value-type="float" office:value="75936.1168269418" calcext:value-type="float">
            <text:p>75936.1168269418</text:p>
          </table:table-cell>
          <table:table-cell table:formula="of:=STDEV([.Z31:.Z35])" office:value-type="float" office:value="99599.9338202462" calcext:value-type="float">
            <text:p>99599.9338202462</text:p>
          </table:table-cell>
          <table:table-cell table:formula="of:=STDEV([.AA31:.AA35])" office:value-type="float" office:value="76214.5137214949" calcext:value-type="float">
            <text:p>76214.5137214949</text:p>
          </table:table-cell>
          <table:table-cell table:formula="of:=STDEV([.AB31:.AB35])" office:value-type="float" office:value="215648.289271621" calcext:value-type="float">
            <text:p>215648.289271621</text:p>
          </table:table-cell>
          <table:table-cell table:formula="of:=STDEV([.AC31:.AC35])" office:value-type="float" office:value="141806.639209794" calcext:value-type="float">
            <text:p>141806.639209794</text:p>
          </table:table-cell>
          <table:table-cell table:formula="of:=STDEV([.AD31:.AD35])" office:value-type="float" office:value="15627.961449483" calcext:value-type="float">
            <text:p>15627.961449483</text:p>
          </table:table-cell>
          <table:table-cell table:formula="of:=STDEV([.AE31:.AE35])" office:value-type="float" office:value="304891.221717918" calcext:value-type="float">
            <text:p>304891.221717918</text:p>
          </table:table-cell>
          <table:table-cell table:formula="of:=STDEV([.AF31:.AF35])" office:value-type="float" office:value="377097.721477846" calcext:value-type="float">
            <text:p>377097.721477846</text:p>
          </table:table-cell>
          <table:table-cell table:formula="of:=STDEV([.AG31:.AG35])" office:value-type="float" office:value="163416.851647109" calcext:value-type="float">
            <text:p>163416.851647109</text:p>
          </table:table-cell>
          <table:table-cell table:formula="of:=STDEV([.AH31:.AH35])" office:value-type="float" office:value="11765.574532963" calcext:value-type="float">
            <text:p>11765.574532963</text:p>
          </table:table-cell>
          <table:table-cell table:formula="of:=STDEV([.AI31:.AI35])" office:value-type="float" office:value="518772.318878853" calcext:value-type="float">
            <text:p>518772.318878853</text:p>
          </table:table-cell>
          <table:table-cell table:formula="of:=STDEV([.AJ31:.AJ35])" office:value-type="float" office:value="255287.859252589" calcext:value-type="float">
            <text:p>255287.859252589</text:p>
          </table:table-cell>
          <table:table-cell table:formula="of:=STDEV([.AK31:.AK35])" office:value-type="float" office:value="228091.169210725" calcext:value-type="float">
            <text:p>228091.169210725</text:p>
          </table:table-cell>
          <table:table-cell table:formula="of:=STDEV([.AL31:.AL35])" office:value-type="float" office:value="152253.594483727" calcext:value-type="float">
            <text:p>152253.594483727</text:p>
          </table:table-cell>
          <table:table-cell table:formula="of:=STDEV([.AM31:.AM35])" office:value-type="float" office:value="200684.844031989" calcext:value-type="float">
            <text:p>200684.844031989</text:p>
          </table:table-cell>
          <table:table-cell table:formula="of:=STDEV([.AN31:.AN35])" office:value-type="float" office:value="137414.806649036" calcext:value-type="float">
            <text:p>137414.806649036</text:p>
          </table:table-cell>
          <table:table-cell table:formula="of:=STDEV([.AO31:.AO35])" office:value-type="float" office:value="54116.6272415404" calcext:value-type="float">
            <text:p>54116.6272415404</text:p>
          </table:table-cell>
          <table:table-cell table:formula="of:=STDEV([.AP31:.AP35])" office:value-type="float" office:value="79004.6070342687" calcext:value-type="float">
            <text:p>79004.6070342687</text:p>
          </table:table-cell>
          <table:table-cell table:formula="of:=STDEV([.AQ31:.AQ35])" office:value-type="float" office:value="14077.0362228779" calcext:value-type="float">
            <text:p>14077.0362228779</text:p>
          </table:table-cell>
          <table:table-cell table:formula="of:=STDEV([.AR31:.AR35])" office:value-type="float" office:value="6436.66844571618" calcext:value-type="float">
            <text:p>6436.6684457162</text:p>
          </table:table-cell>
          <table:table-cell table:formula="of:=STDEV([.AS31:.AS35])" office:value-type="float" office:value="5524.42978975389" calcext:value-type="float">
            <text:p>5524.4297897539</text:p>
          </table:table-cell>
          <table:table-cell table:formula="of:=STDEV([.AT31:.AT35])" office:value-type="float" office:value="2570.11438185819" calcext:value-type="float">
            <text:p>2570.1143818582</text:p>
          </table:table-cell>
          <table:table-cell table:formula="of:=STDEV([.AU31:.AU35])" office:value-type="float" office:value="66284.0787843291" calcext:value-type="float">
            <text:p>66284.0787843291</text:p>
          </table:table-cell>
          <table:table-cell table:formula="of:=STDEV([.AV31:.AV35])" office:value-type="float" office:value="24943.7013025058" calcext:value-type="float">
            <text:p>24943.7013025058</text:p>
          </table:table-cell>
          <table:table-cell table:formula="of:=STDEV([.AW31:.AW35])" office:value-type="float" office:value="184195.288037455" calcext:value-type="float">
            <text:p>184195.288037455</text:p>
          </table:table-cell>
          <table:table-cell table:formula="of:=STDEV([.AX31:.AX35])" office:value-type="float" office:value="276506.137279464" calcext:value-type="float">
            <text:p>276506.137279464</text:p>
          </table:table-cell>
          <table:table-cell table:formula="of:=STDEV([.AY31:.AY35])" office:value-type="float" office:value="75058.1185636255" calcext:value-type="float">
            <text:p>75058.1185636255</text:p>
          </table:table-cell>
          <table:table-cell table:formula="of:=STDEV([.AZ31:.AZ35])" office:value-type="float" office:value="762733.976594338" calcext:value-type="float">
            <text:p>762733.976594338</text:p>
          </table:table-cell>
          <table:table-cell table:formula="of:=STDEV([.BA31:.BA35])" office:value-type="float" office:value="541281.644886498" calcext:value-type="float">
            <text:p>541281.644886498</text:p>
          </table:table-cell>
          <table:table-cell table:formula="of:=STDEV([.BB31:.BB35])" office:value-type="float" office:value="488652.070052406" calcext:value-type="float">
            <text:p>488652.070052406</text:p>
          </table:table-cell>
          <table:table-cell table:formula="of:=STDEV([.BC31:.BC35])" office:value-type="float" office:value="1534937.61841077" calcext:value-type="float">
            <text:p>1534937.61841077</text:p>
          </table:table-cell>
          <table:table-cell table:formula="of:=STDEV([.BD31:.BD35])" office:value-type="float" office:value="20451.2856810831" calcext:value-type="float">
            <text:p>20451.2856810831</text:p>
          </table:table-cell>
          <table:table-cell table:formula="of:=STDEV([.BE31:.BE35])" office:value-type="float" office:value="9705.85833454199" calcext:value-type="float">
            <text:p>9705.858334542</text:p>
          </table:table-cell>
          <table:table-cell table:formula="of:=STDEV([.BF31:.BF35])" office:value-type="float" office:value="9977.18087020522" calcext:value-type="float">
            <text:p>9977.1808702052</text:p>
          </table:table-cell>
          <table:table-cell table:formula="of:=STDEV([.BG31:.BG35])" office:value-type="float" office:value="31075.4146418757" calcext:value-type="float">
            <text:p>31075.4146418757</text:p>
          </table:table-cell>
          <table:table-cell table:formula="of:=STDEV([.BH31:.BH35])" office:value-type="float" office:value="43404.452227261" calcext:value-type="float">
            <text:p>43404.452227261</text:p>
          </table:table-cell>
          <table:table-cell table:formula="of:=STDEV([.BI31:.BI35])" office:value-type="float" office:value="8225.36882104481" calcext:value-type="float">
            <text:p>8225.3688210448</text:p>
          </table:table-cell>
          <table:table-cell table:formula="of:=STDEV([.BJ31:.BJ35])" office:value-type="float" office:value="29117.1652655171" calcext:value-type="float">
            <text:p>29117.1652655171</text:p>
          </table:table-cell>
          <table:table-cell table:formula="of:=STDEV([.BK31:.BK35])" office:value-type="float" office:value="51219.6447137448" calcext:value-type="float">
            <text:p>51219.6447137448</text:p>
          </table:table-cell>
          <table:table-cell table:formula="of:=STDEV([.BL31:.BL35])" office:value-type="float" office:value="5874769.57387766" calcext:value-type="float">
            <text:p>5874769.57387766</text:p>
          </table:table-cell>
          <table:table-cell table:formula="of:=STDEV([.BM31:.BM35])" office:value-type="float" office:value="44787.0370792526" calcext:value-type="float">
            <text:p>44787.0370792526</text:p>
          </table:table-cell>
          <table:table-cell table:formula="of:=STDEV([.BN31:.BN35])" office:value-type="float" office:value="175488.399983317" calcext:value-type="float">
            <text:p>175488.399983317</text:p>
          </table:table-cell>
          <table:table-cell table:formula="of:=STDEV([.BO31:.BO35])" office:value-type="float" office:value="10804.0429672925" calcext:value-type="float">
            <text:p>10804.0429672925</text:p>
          </table:table-cell>
          <table:table-cell table:formula="of:=STDEV([.BP31:.BP35])" office:value-type="float" office:value="366388.234218262" calcext:value-type="float">
            <text:p>366388.234218262</text:p>
          </table:table-cell>
          <table:table-cell table:formula="of:=STDEV([.BQ31:.BQ35])" office:value-type="float" office:value="322601.660961004" calcext:value-type="float">
            <text:p>322601.660961004</text:p>
          </table:table-cell>
          <table:table-cell table:formula="of:=STDEV([.BR31:.BR35])" office:value-type="float" office:value="395963.973825737" calcext:value-type="float">
            <text:p>395963.973825737</text:p>
          </table:table-cell>
          <table:table-cell table:formula="of:=STDEV([.BS31:.BS35])" office:value-type="float" office:value="2031015.67781297" calcext:value-type="float">
            <text:p>2031015.67781297</text:p>
          </table:table-cell>
          <table:table-cell table:formula="of:=STDEV([.BT31:.BT35])" office:value-type="float" office:value="1061335.09151244" calcext:value-type="float">
            <text:p>1061335.09151244</text:p>
          </table:table-cell>
          <table:table-cell table:formula="of:=STDEV([.BU31:.BU35])" office:value-type="float" office:value="1325795.36276865" calcext:value-type="float">
            <text:p>1325795.36276865</text:p>
          </table:table-cell>
          <table:table-cell table:formula="of:=STDEV([.BV31:.BV35])" office:value-type="float" office:value="14408277.3642199" calcext:value-type="float">
            <text:p>14408277.3642199</text:p>
          </table:table-cell>
          <table:table-cell table:formula="of:=STDEV([.BW31:.BW35])" office:value-type="float" office:value="472660.299877967" calcext:value-type="float">
            <text:p>472660.299877967</text:p>
          </table:table-cell>
          <table:table-cell table:formula="of:=AVERAGE([.B38:.BW38])" office:value-type="float" office:value="636922.772470327" calcext:value-type="float">
            <text:p>636922.772470327</text:p>
          </table:table-cell>
          <table:table-cell table:style-name="Default"/>
          <table:table-cell table:number-columns-repeated="94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TDEV([.B28:.B30])" office:value-type="float" office:value="471823.510553398" calcext:value-type="float">
            <text:p>471823.510553398</text:p>
          </table:table-cell>
          <table:table-cell table:formula="of:=STDEV([.C28:.C30])" office:value-type="float" office:value="569082.827247443" calcext:value-type="float">
            <text:p>569082.827247443</text:p>
          </table:table-cell>
          <table:table-cell table:formula="of:=STDEV([.D28:.D30])" office:value-type="float" office:value="988179.696920327" calcext:value-type="float">
            <text:p>988179.696920327</text:p>
          </table:table-cell>
          <table:table-cell table:formula="of:=STDEV([.E28:.E30])" office:value-type="float" office:value="108266.359055417" calcext:value-type="float">
            <text:p>108266.359055417</text:p>
          </table:table-cell>
          <table:table-cell table:formula="of:=STDEV([.F28:.F30])" office:value-type="float" office:value="66305.3339159843" calcext:value-type="float">
            <text:p>66305.3339159843</text:p>
          </table:table-cell>
          <table:table-cell table:formula="of:=STDEV([.G28:.G30])" office:value-type="float" office:value="1831009.46830141" calcext:value-type="float">
            <text:p>1831009.46830141</text:p>
          </table:table-cell>
          <table:table-cell table:formula="of:=STDEV([.H28:.H30])" office:value-type="float" office:value="1363612.72190766" calcext:value-type="float">
            <text:p>1363612.72190766</text:p>
          </table:table-cell>
          <table:table-cell table:formula="of:=STDEV([.I28:.I30])" office:value-type="float" office:value="5102070.3271235" calcext:value-type="float">
            <text:p>5102070.3271235</text:p>
          </table:table-cell>
          <table:table-cell table:formula="of:=STDEV([.J28:.J30])" office:value-type="float" office:value="77264.4449977827" calcext:value-type="float">
            <text:p>77264.4449977827</text:p>
          </table:table-cell>
          <table:table-cell table:formula="of:=STDEV([.K28:.K30])" office:value-type="float" office:value="17236.5749232801" calcext:value-type="float">
            <text:p>17236.5749232801</text:p>
          </table:table-cell>
          <table:table-cell table:formula="of:=STDEV([.L28:.L30])" office:value-type="float" office:value="89908.2075110553" calcext:value-type="float">
            <text:p>89908.2075110553</text:p>
          </table:table-cell>
          <table:table-cell table:formula="of:=STDEV([.M28:.M30])" office:value-type="float" office:value="3489310.59239804" calcext:value-type="float">
            <text:p>3489310.59239804</text:p>
          </table:table-cell>
          <table:table-cell table:formula="of:=STDEV([.N28:.N30])" office:value-type="float" office:value="14846.7368885901" calcext:value-type="float">
            <text:p>14846.7368885901</text:p>
          </table:table-cell>
          <table:table-cell table:formula="of:=STDEV([.O28:.O30])" office:value-type="float" office:value="29065.2939218504" calcext:value-type="float">
            <text:p>29065.2939218504</text:p>
          </table:table-cell>
          <table:table-cell table:formula="of:=STDEV([.P28:.P30])" office:value-type="float" office:value="20575.5234326909" calcext:value-type="float">
            <text:p>20575.5234326909</text:p>
          </table:table-cell>
          <table:table-cell table:formula="of:=STDEV([.Q28:.Q30])" office:value-type="float" office:value="121719.419890408" calcext:value-type="float">
            <text:p>121719.419890408</text:p>
          </table:table-cell>
          <table:table-cell table:formula="of:=STDEV([.R28:.R30])" office:value-type="float" office:value="8461.42864823329" calcext:value-type="float">
            <text:p>8461.4286482333</text:p>
          </table:table-cell>
          <table:table-cell table:formula="of:=STDEV([.S28:.S30])" office:value-type="float" office:value="174449.204538775" calcext:value-type="float">
            <text:p>174449.204538775</text:p>
          </table:table-cell>
          <table:table-cell table:formula="of:=STDEV([.T28:.T30])" office:value-type="float" office:value="916294.860703437" calcext:value-type="float">
            <text:p>916294.860703437</text:p>
          </table:table-cell>
          <table:table-cell table:formula="of:=STDEV([.U28:.U30])" office:value-type="float" office:value="47037.9269638115" calcext:value-type="float">
            <text:p>47037.9269638115</text:p>
          </table:table-cell>
          <table:table-cell table:formula="of:=STDEV([.V28:.V30])" office:value-type="float" office:value="380091.022418356" calcext:value-type="float">
            <text:p>380091.022418356</text:p>
          </table:table-cell>
          <table:table-cell table:formula="of:=STDEV([.W28:.W30])" office:value-type="float" office:value="155697.37036417" calcext:value-type="float">
            <text:p>155697.37036417</text:p>
          </table:table-cell>
          <table:table-cell table:formula="of:=STDEV([.X28:.X30])" office:value-type="float" office:value="10140.7596885778" calcext:value-type="float">
            <text:p>10140.7596885778</text:p>
          </table:table-cell>
          <table:table-cell table:formula="of:=STDEV([.Y28:.Y30])" office:value-type="float" office:value="186978.816011924" calcext:value-type="float">
            <text:p>186978.816011924</text:p>
          </table:table-cell>
          <table:table-cell table:formula="of:=STDEV([.Z28:.Z30])" office:value-type="float" office:value="147267.221281659" calcext:value-type="float">
            <text:p>147267.221281659</text:p>
          </table:table-cell>
          <table:table-cell table:formula="of:=STDEV([.AA28:.AA30])" office:value-type="float" office:value="94425.6691255638" calcext:value-type="float">
            <text:p>94425.6691255638</text:p>
          </table:table-cell>
          <table:table-cell table:formula="of:=STDEV([.AB28:.AB30])" office:value-type="float" office:value="186467.128062465" calcext:value-type="float">
            <text:p>186467.128062465</text:p>
          </table:table-cell>
          <table:table-cell table:formula="of:=STDEV([.AC28:.AC30])" office:value-type="float" office:value="441390.067917553" calcext:value-type="float">
            <text:p>441390.067917553</text:p>
          </table:table-cell>
          <table:table-cell table:formula="of:=STDEV([.AD28:.AD30])" office:value-type="float" office:value="5599.38946658602" calcext:value-type="float">
            <text:p>5599.389466586</text:p>
          </table:table-cell>
          <table:table-cell table:formula="of:=STDEV([.AE28:.AE30])" office:value-type="float" office:value="185475.476690519" calcext:value-type="float">
            <text:p>185475.476690519</text:p>
          </table:table-cell>
          <table:table-cell table:formula="of:=STDEV([.AF28:.AF30])" office:value-type="float" office:value="259699.250413803" calcext:value-type="float">
            <text:p>259699.250413803</text:p>
          </table:table-cell>
          <table:table-cell table:formula="of:=STDEV([.AG28:.AG30])" office:value-type="float" office:value="197056.206223546" calcext:value-type="float">
            <text:p>197056.206223546</text:p>
          </table:table-cell>
          <table:table-cell table:formula="of:=STDEV([.AH28:.AH30])" office:value-type="float" office:value="15870.8706468195" calcext:value-type="float">
            <text:p>15870.8706468195</text:p>
          </table:table-cell>
          <table:table-cell table:formula="of:=STDEV([.AI28:.AI30])" office:value-type="float" office:value="396919.639135324" calcext:value-type="float">
            <text:p>396919.639135324</text:p>
          </table:table-cell>
          <table:table-cell table:formula="of:=STDEV([.AJ28:.AJ30])" office:value-type="float" office:value="154575.614778024" calcext:value-type="float">
            <text:p>154575.614778024</text:p>
          </table:table-cell>
          <table:table-cell table:formula="of:=STDEV([.AK28:.AK30])" office:value-type="float" office:value="205695.820091671" calcext:value-type="float">
            <text:p>205695.820091671</text:p>
          </table:table-cell>
          <table:table-cell table:formula="of:=STDEV([.AL28:.AL30])" office:value-type="float" office:value="140738.587725856" calcext:value-type="float">
            <text:p>140738.587725856</text:p>
          </table:table-cell>
          <table:table-cell table:formula="of:=STDEV([.AM28:.AM30])" office:value-type="float" office:value="39432.7337207883" calcext:value-type="float">
            <text:p>39432.7337207883</text:p>
          </table:table-cell>
          <table:table-cell table:formula="of:=STDEV([.AN28:.AN30])" office:value-type="float" office:value="181242.061834847" calcext:value-type="float">
            <text:p>181242.061834847</text:p>
          </table:table-cell>
          <table:table-cell table:formula="of:=STDEV([.AO28:.AO30])" office:value-type="float" office:value="68505.8613019232" calcext:value-type="float">
            <text:p>68505.8613019232</text:p>
          </table:table-cell>
          <table:table-cell table:formula="of:=STDEV([.AP28:.AP30])" office:value-type="float" office:value="101923.987104732" calcext:value-type="float">
            <text:p>101923.987104732</text:p>
          </table:table-cell>
          <table:table-cell table:formula="of:=STDEV([.AQ28:.AQ30])" office:value-type="float" office:value="6913.78313468925" calcext:value-type="float">
            <text:p>6913.7831346893</text:p>
          </table:table-cell>
          <table:table-cell table:formula="of:=STDEV([.AR28:.AR30])" office:value-type="float" office:value="6343.11645938131" calcext:value-type="float">
            <text:p>6343.1164593813</text:p>
          </table:table-cell>
          <table:table-cell table:formula="of:=STDEV([.AS28:.AS30])" office:value-type="float" office:value="13980.5535615428" calcext:value-type="float">
            <text:p>13980.5535615428</text:p>
          </table:table-cell>
          <table:table-cell table:formula="of:=STDEV([.AT28:.AT30])" office:value-type="float" office:value="9882.10314707275" calcext:value-type="float">
            <text:p>9882.1031470728</text:p>
          </table:table-cell>
          <table:table-cell table:formula="of:=STDEV([.AU28:.AU30])" office:value-type="float" office:value="224299.466886914" calcext:value-type="float">
            <text:p>224299.466886914</text:p>
          </table:table-cell>
          <table:table-cell table:formula="of:=STDEV([.AV28:.AV30])" office:value-type="float" office:value="42613.9035065346" calcext:value-type="float">
            <text:p>42613.9035065346</text:p>
          </table:table-cell>
          <table:table-cell table:formula="of:=STDEV([.AW28:.AW30])" office:value-type="float" office:value="623888.217011533" calcext:value-type="float">
            <text:p>623888.217011533</text:p>
          </table:table-cell>
          <table:table-cell table:formula="of:=STDEV([.AX28:.AX30])" office:value-type="float" office:value="635892.095627622" calcext:value-type="float">
            <text:p>635892.095627622</text:p>
          </table:table-cell>
          <table:table-cell table:formula="of:=STDEV([.AY28:.AY30])" office:value-type="float" office:value="49358.94705854" calcext:value-type="float">
            <text:p>49358.94705854</text:p>
          </table:table-cell>
          <table:table-cell table:formula="of:=STDEV([.AZ28:.AZ30])" office:value-type="float" office:value="2598868.00167379" calcext:value-type="float">
            <text:p>2598868.00167379</text:p>
          </table:table-cell>
          <table:table-cell table:formula="of:=STDEV([.BA28:.BA30])" office:value-type="float" office:value="980302.565388503" calcext:value-type="float">
            <text:p>980302.565388503</text:p>
          </table:table-cell>
          <table:table-cell table:formula="of:=STDEV([.BB28:.BB30])" office:value-type="float" office:value="1252246.22846196" calcext:value-type="float">
            <text:p>1252246.22846196</text:p>
          </table:table-cell>
          <table:table-cell table:formula="of:=STDEV([.BC28:.BC30])" office:value-type="float" office:value="2732872.6966192" calcext:value-type="float">
            <text:p>2732872.6966192</text:p>
          </table:table-cell>
          <table:table-cell table:formula="of:=STDEV([.BD28:.BD30])" office:value-type="float" office:value="18109.7607191329" calcext:value-type="float">
            <text:p>18109.7607191329</text:p>
          </table:table-cell>
          <table:table-cell table:formula="of:=STDEV([.BE28:.BE30])" office:value-type="float" office:value="8147.05584970948" calcext:value-type="float">
            <text:p>8147.0558497095</text:p>
          </table:table-cell>
          <table:table-cell table:formula="of:=STDEV([.BF28:.BF30])" office:value-type="float" office:value="71959.4430704858" calcext:value-type="float">
            <text:p>71959.4430704858</text:p>
          </table:table-cell>
          <table:table-cell table:formula="of:=STDEV([.BG28:.BG30])" office:value-type="float" office:value="164418.177486255" calcext:value-type="float">
            <text:p>164418.177486255</text:p>
          </table:table-cell>
          <table:table-cell table:formula="of:=STDEV([.BH28:.BH30])" office:value-type="float" office:value="374583.293048227" calcext:value-type="float">
            <text:p>374583.293048227</text:p>
          </table:table-cell>
          <table:table-cell table:formula="of:=STDEV([.BI28:.BI30])" office:value-type="float" office:value="18004.5789449388" calcext:value-type="float">
            <text:p>18004.5789449388</text:p>
          </table:table-cell>
          <table:table-cell table:formula="of:=STDEV([.BJ28:.BJ30])" office:value-type="float" office:value="24586.0676775663" calcext:value-type="float">
            <text:p>24586.0676775663</text:p>
          </table:table-cell>
          <table:table-cell table:formula="of:=STDEV([.BK28:.BK30])" office:value-type="float" office:value="148066.354312982" calcext:value-type="float">
            <text:p>148066.354312982</text:p>
          </table:table-cell>
          <table:table-cell table:formula="of:=STDEV([.BL28:.BL30])" office:value-type="float" office:value="8415288.20255546" calcext:value-type="float">
            <text:p>8415288.20255546</text:p>
          </table:table-cell>
          <table:table-cell table:formula="of:=STDEV([.BM28:.BM30])" office:value-type="float" office:value="45214.339680443" calcext:value-type="float">
            <text:p>45214.339680443</text:p>
          </table:table-cell>
          <table:table-cell table:formula="of:=STDEV([.BN28:.BN30])" office:value-type="float" office:value="401967.693646257" calcext:value-type="float">
            <text:p>401967.693646257</text:p>
          </table:table-cell>
          <table:table-cell table:formula="of:=STDEV([.BO28:.BO30])" office:value-type="float" office:value="23069.4304214075" calcext:value-type="float">
            <text:p>23069.4304214075</text:p>
          </table:table-cell>
          <table:table-cell table:formula="of:=STDEV([.BP28:.BP30])" office:value-type="float" office:value="72370.1997836355" calcext:value-type="float">
            <text:p>72370.1997836355</text:p>
          </table:table-cell>
          <table:table-cell table:formula="of:=STDEV([.BQ28:.BQ30])" office:value-type="float" office:value="144153.101465468" calcext:value-type="float">
            <text:p>144153.101465468</text:p>
          </table:table-cell>
          <table:table-cell table:formula="of:=STDEV([.BR28:.BR30])" office:value-type="float" office:value="11432.9248223723" calcext:value-type="float">
            <text:p>11432.9248223723</text:p>
          </table:table-cell>
          <table:table-cell table:formula="of:=STDEV([.BS28:.BS30])" office:value-type="float" office:value="1744291.62752301" calcext:value-type="float">
            <text:p>1744291.62752301</text:p>
          </table:table-cell>
          <table:table-cell table:formula="of:=STDEV([.BT28:.BT30])" office:value-type="float" office:value="1948911.61530036" calcext:value-type="float">
            <text:p>1948911.61530036</text:p>
          </table:table-cell>
          <table:table-cell table:formula="of:=STDEV([.BU28:.BU30])" office:value-type="float" office:value="2533189.7344054" calcext:value-type="float">
            <text:p>2533189.7344054</text:p>
          </table:table-cell>
          <table:table-cell table:formula="of:=STDEV([.BV28:.BV30])" office:value-type="float" office:value="15695442.9414153" calcext:value-type="float">
            <text:p>15695442.9414153</text:p>
          </table:table-cell>
          <table:table-cell table:formula="of:=STDEV([.BW28:.BW30])" office:value-type="float" office:value="806431.347249873" calcext:value-type="float">
            <text:p>806431.347249873</text:p>
          </table:table-cell>
          <table:table-cell table:formula="of:=AVERAGE([.B39:.BW39])" office:value-type="float" office:value="823092.075429235" calcext:value-type="float">
            <text:p>823092.075429235</text:p>
          </table:table-cell>
          <table:table-cell table:style-name="Default"/>
          <table:table-cell table:number-columns-repeated="94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TDEV([.B23:.B27])" office:value-type="float" office:value="2141726.30411572" calcext:value-type="float">
            <text:p>2141726.30411572</text:p>
          </table:table-cell>
          <table:table-cell table:formula="of:=STDEV([.C23:.C27])" office:value-type="float" office:value="87819.2248971995" calcext:value-type="float">
            <text:p>87819.2248971995</text:p>
          </table:table-cell>
          <table:table-cell table:formula="of:=STDEV([.D23:.D27])" office:value-type="float" office:value="12951470.1605246" calcext:value-type="float">
            <text:p>12951470.1605246</text:p>
          </table:table-cell>
          <table:table-cell table:formula="of:=STDEV([.E23:.E27])" office:value-type="float" office:value="276001.066605043" calcext:value-type="float">
            <text:p>276001.066605043</text:p>
          </table:table-cell>
          <table:table-cell table:formula="of:=STDEV([.F23:.F27])" office:value-type="float" office:value="64349.7732433204" calcext:value-type="float">
            <text:p>64349.7732433204</text:p>
          </table:table-cell>
          <table:table-cell table:formula="of:=STDEV([.G23:.G27])" office:value-type="float" office:value="11271089.7796769" calcext:value-type="float">
            <text:p>11271089.7796769</text:p>
          </table:table-cell>
          <table:table-cell table:formula="of:=STDEV([.H23:.H27])" office:value-type="float" office:value="4752554.02002656" calcext:value-type="float">
            <text:p>4752554.02002656</text:p>
          </table:table-cell>
          <table:table-cell table:formula="of:=STDEV([.I23:.I27])" office:value-type="float" office:value="11554349.7262209" calcext:value-type="float">
            <text:p>11554349.7262209</text:p>
          </table:table-cell>
          <table:table-cell table:formula="of:=STDEV([.J23:.J27])" office:value-type="float" office:value="747683.423146647" calcext:value-type="float">
            <text:p>747683.423146647</text:p>
          </table:table-cell>
          <table:table-cell table:formula="of:=STDEV([.K23:.K27])" office:value-type="float" office:value="75756.6880677232" calcext:value-type="float">
            <text:p>75756.6880677232</text:p>
          </table:table-cell>
          <table:table-cell table:formula="of:=STDEV([.L23:.L27])" office:value-type="float" office:value="321872.222960324" calcext:value-type="float">
            <text:p>321872.222960324</text:p>
          </table:table-cell>
          <table:table-cell table:formula="of:=STDEV([.M23:.M27])" office:value-type="float" office:value="3798461.64859304" calcext:value-type="float">
            <text:p>3798461.64859304</text:p>
          </table:table-cell>
          <table:table-cell table:formula="of:=STDEV([.N23:.N27])" office:value-type="float" office:value="4538.06784129937" calcext:value-type="float">
            <text:p>4538.0678412994</text:p>
          </table:table-cell>
          <table:table-cell table:formula="of:=STDEV([.O23:.O27])" office:value-type="float" office:value="7180.87602085076" calcext:value-type="float">
            <text:p>7180.8760208508</text:p>
          </table:table-cell>
          <table:table-cell table:formula="of:=STDEV([.P23:.P27])" office:value-type="float" office:value="6619.53563293769" calcext:value-type="float">
            <text:p>6619.5356329377</text:p>
          </table:table-cell>
          <table:table-cell table:formula="of:=STDEV([.Q23:.Q27])" office:value-type="float" office:value="129563.742045587" calcext:value-type="float">
            <text:p>129563.742045587</text:p>
          </table:table-cell>
          <table:table-cell table:formula="of:=STDEV([.R23:.R27])" office:value-type="float" office:value="43956.2879038354" calcext:value-type="float">
            <text:p>43956.2879038354</text:p>
          </table:table-cell>
          <table:table-cell table:formula="of:=STDEV([.S23:.S27])" office:value-type="float" office:value="59418.9640780208" calcext:value-type="float">
            <text:p>59418.9640780208</text:p>
          </table:table-cell>
          <table:table-cell table:formula="of:=STDEV([.T23:.T27])" office:value-type="float" office:value="851413.501992789" calcext:value-type="float">
            <text:p>851413.501992789</text:p>
          </table:table-cell>
          <table:table-cell table:formula="of:=STDEV([.U23:.U27])" office:value-type="float" office:value="135061.815017269" calcext:value-type="float">
            <text:p>135061.815017269</text:p>
          </table:table-cell>
          <table:table-cell table:formula="of:=STDEV([.V23:.V27])" office:value-type="float" office:value="1338871.60437446" calcext:value-type="float">
            <text:p>1338871.60437446</text:p>
          </table:table-cell>
          <table:table-cell table:formula="of:=STDEV([.W23:.W27])" office:value-type="float" office:value="54613.9146337663" calcext:value-type="float">
            <text:p>54613.9146337663</text:p>
          </table:table-cell>
          <table:table-cell table:formula="of:=STDEV([.X23:.X27])" office:value-type="float" office:value="20447.4917919348" calcext:value-type="float">
            <text:p>20447.4917919348</text:p>
          </table:table-cell>
          <table:table-cell table:formula="of:=STDEV([.Y23:.Y27])" office:value-type="float" office:value="81846.1630487719" calcext:value-type="float">
            <text:p>81846.1630487719</text:p>
          </table:table-cell>
          <table:table-cell table:formula="of:=STDEV([.Z23:.Z27])" office:value-type="float" office:value="47097.1179521066" calcext:value-type="float">
            <text:p>47097.1179521066</text:p>
          </table:table-cell>
          <table:table-cell table:formula="of:=STDEV([.AA23:.AA27])" office:value-type="float" office:value="81549.2598156232" calcext:value-type="float">
            <text:p>81549.2598156232</text:p>
          </table:table-cell>
          <table:table-cell table:formula="of:=STDEV([.AB23:.AB27])" office:value-type="float" office:value="1059788.59038255" calcext:value-type="float">
            <text:p>1059788.59038255</text:p>
          </table:table-cell>
          <table:table-cell table:formula="of:=STDEV([.AC23:.AC27])" office:value-type="float" office:value="258052.783565475" calcext:value-type="float">
            <text:p>258052.783565475</text:p>
          </table:table-cell>
          <table:table-cell table:formula="of:=STDEV([.AD23:.AD27])" office:value-type="float" office:value="6837.65222325436" calcext:value-type="float">
            <text:p>6837.6522232544</text:p>
          </table:table-cell>
          <table:table-cell table:formula="of:=STDEV([.AE23:.AE27])" office:value-type="float" office:value="646633.935798226" calcext:value-type="float">
            <text:p>646633.935798226</text:p>
          </table:table-cell>
          <table:table-cell table:formula="of:=STDEV([.AF23:.AF27])" office:value-type="float" office:value="356895.502823362" calcext:value-type="float">
            <text:p>356895.502823362</text:p>
          </table:table-cell>
          <table:table-cell table:formula="of:=STDEV([.AG23:.AG27])" office:value-type="float" office:value="201611.89485255" calcext:value-type="float">
            <text:p>201611.89485255</text:p>
          </table:table-cell>
          <table:table-cell table:formula="of:=STDEV([.AH23:.AH27])" office:value-type="float" office:value="31306.6469724814" calcext:value-type="float">
            <text:p>31306.6469724814</text:p>
          </table:table-cell>
          <table:table-cell table:formula="of:=STDEV([.AI23:.AI27])" office:value-type="float" office:value="614392.437356711" calcext:value-type="float">
            <text:p>614392.437356711</text:p>
          </table:table-cell>
          <table:table-cell table:formula="of:=STDEV([.AJ23:.AJ27])" office:value-type="float" office:value="337743.619547181" calcext:value-type="float">
            <text:p>337743.619547181</text:p>
          </table:table-cell>
          <table:table-cell table:formula="of:=STDEV([.AK23:.AK27])" office:value-type="float" office:value="122636.74340773" calcext:value-type="float">
            <text:p>122636.74340773</text:p>
          </table:table-cell>
          <table:table-cell table:formula="of:=STDEV([.AL23:.AL27])" office:value-type="float" office:value="381174.389833359" calcext:value-type="float">
            <text:p>381174.389833359</text:p>
          </table:table-cell>
          <table:table-cell table:formula="of:=STDEV([.AM23:.AM27])" office:value-type="float" office:value="242028.135881032" calcext:value-type="float">
            <text:p>242028.135881032</text:p>
          </table:table-cell>
          <table:table-cell table:formula="of:=STDEV([.AN23:.AN27])" office:value-type="float" office:value="269751.52122765" calcext:value-type="float">
            <text:p>269751.52122765</text:p>
          </table:table-cell>
          <table:table-cell table:formula="of:=STDEV([.AO23:.AO27])" office:value-type="float" office:value="130840.9172291" calcext:value-type="float">
            <text:p>130840.9172291</text:p>
          </table:table-cell>
          <table:table-cell table:formula="of:=STDEV([.AP23:.AP27])" office:value-type="float" office:value="127717.744370799" calcext:value-type="float">
            <text:p>127717.744370799</text:p>
          </table:table-cell>
          <table:table-cell table:formula="of:=STDEV([.AQ23:.AQ27])" office:value-type="float" office:value="33271.1941954431" calcext:value-type="float">
            <text:p>33271.1941954431</text:p>
          </table:table-cell>
          <table:table-cell table:formula="of:=STDEV([.AR23:.AR27])" office:value-type="float" office:value="9897.04612314847" calcext:value-type="float">
            <text:p>9897.0461231485</text:p>
          </table:table-cell>
          <table:table-cell table:formula="of:=STDEV([.AS23:.AS27])" office:value-type="float" office:value="9050.17727768734" calcext:value-type="float">
            <text:p>9050.1772776873</text:p>
          </table:table-cell>
          <table:table-cell table:formula="of:=STDEV([.AT23:.AT27])" office:value-type="float" office:value="3592.40651489574" calcext:value-type="float">
            <text:p>3592.4065148958</text:p>
          </table:table-cell>
          <table:table-cell table:formula="of:=STDEV([.AU23:.AU27])" office:value-type="float" office:value="95741.8466513687" calcext:value-type="float">
            <text:p>95741.8466513687</text:p>
          </table:table-cell>
          <table:table-cell table:formula="of:=STDEV([.AV23:.AV27])" office:value-type="float" office:value="66779.2191044168" calcext:value-type="float">
            <text:p>66779.2191044168</text:p>
          </table:table-cell>
          <table:table-cell table:formula="of:=STDEV([.AW23:.AW27])" office:value-type="float" office:value="62873.0031955426" calcext:value-type="float">
            <text:p>62873.0031955426</text:p>
          </table:table-cell>
          <table:table-cell table:formula="of:=STDEV([.AX23:.AX27])" office:value-type="float" office:value="0" calcext:value-type="float">
            <text:p>0</text:p>
          </table:table-cell>
          <table:table-cell table:formula="of:=STDEV([.AY23:.AY27])" office:value-type="float" office:value="64691.0324023864" calcext:value-type="float">
            <text:p>64691.0324023864</text:p>
          </table:table-cell>
          <table:table-cell table:formula="of:=STDEV([.AZ23:.AZ27])" office:value-type="float" office:value="200636.684107867" calcext:value-type="float">
            <text:p>200636.684107867</text:p>
          </table:table-cell>
          <table:table-cell table:formula="of:=STDEV([.BA23:.BA27])" office:value-type="float" office:value="165670.10146534" calcext:value-type="float">
            <text:p>165670.10146534</text:p>
          </table:table-cell>
          <table:table-cell table:formula="of:=STDEV([.BB23:.BB27])" office:value-type="float" office:value="145688.967264799" calcext:value-type="float">
            <text:p>145688.967264799</text:p>
          </table:table-cell>
          <table:table-cell table:formula="of:=STDEV([.BC23:.BC27])" office:value-type="float" office:value="1455317.11953711" calcext:value-type="float">
            <text:p>1455317.11953711</text:p>
          </table:table-cell>
          <table:table-cell table:formula="of:=STDEV([.BD23:.BD27])" office:value-type="float" office:value="15357.1216783452" calcext:value-type="float">
            <text:p>15357.1216783452</text:p>
          </table:table-cell>
          <table:table-cell table:formula="of:=STDEV([.BE23:.BE27])" office:value-type="float" office:value="8393.70151758109" calcext:value-type="float">
            <text:p>8393.7015175811</text:p>
          </table:table-cell>
          <table:table-cell table:formula="of:=STDEV([.BF23:.BF27])" office:value-type="float" office:value="61051.2445821201" calcext:value-type="float">
            <text:p>61051.2445821201</text:p>
          </table:table-cell>
          <table:table-cell table:formula="of:=STDEV([.BG23:.BG27])" office:value-type="float" office:value="67662.3376628966" calcext:value-type="float">
            <text:p>67662.3376628966</text:p>
          </table:table-cell>
          <table:table-cell table:formula="of:=STDEV([.BH23:.BH27])" office:value-type="float" office:value="376392.137012385" calcext:value-type="float">
            <text:p>376392.137012385</text:p>
          </table:table-cell>
          <table:table-cell table:formula="of:=STDEV([.BI23:.BI27])" office:value-type="float" office:value="32529.6590376309" calcext:value-type="float">
            <text:p>32529.6590376309</text:p>
          </table:table-cell>
          <table:table-cell table:formula="of:=STDEV([.BJ23:.BJ27])" office:value-type="float" office:value="146632.115762231" calcext:value-type="float">
            <text:p>146632.115762231</text:p>
          </table:table-cell>
          <table:table-cell table:formula="of:=STDEV([.BK23:.BK27])" office:value-type="float" office:value="209556.200181845" calcext:value-type="float">
            <text:p>209556.200181845</text:p>
          </table:table-cell>
          <table:table-cell table:formula="of:=STDEV([.BL23:.BL27])" office:value-type="float" office:value="27725456.8265038" calcext:value-type="float">
            <text:p>27725456.8265038</text:p>
          </table:table-cell>
          <table:table-cell table:formula="of:=STDEV([.BM23:.BM27])" office:value-type="float" office:value="35382.4404064275" calcext:value-type="float">
            <text:p>35382.4404064275</text:p>
          </table:table-cell>
          <table:table-cell table:formula="of:=STDEV([.BN23:.BN27])" office:value-type="float" office:value="280731.968366497" calcext:value-type="float">
            <text:p>280731.968366497</text:p>
          </table:table-cell>
          <table:table-cell table:formula="of:=STDEV([.BO23:.BO27])" office:value-type="float" office:value="6090.42787281552" calcext:value-type="float">
            <text:p>6090.4278728155</text:p>
          </table:table-cell>
          <table:table-cell table:formula="of:=STDEV([.BP23:.BP27])" office:value-type="float" office:value="227405.246746614" calcext:value-type="float">
            <text:p>227405.246746614</text:p>
          </table:table-cell>
          <table:table-cell table:formula="of:=STDEV([.BQ23:.BQ27])" office:value-type="float" office:value="231799.437275393" calcext:value-type="float">
            <text:p>231799.437275393</text:p>
          </table:table-cell>
          <table:table-cell table:formula="of:=STDEV([.BR23:.BR27])" office:value-type="float" office:value="209582.77537578" calcext:value-type="float">
            <text:p>209582.77537578</text:p>
          </table:table-cell>
          <table:table-cell table:formula="of:=STDEV([.BS23:.BS27])" office:value-type="float" office:value="4767705.59381193" calcext:value-type="float">
            <text:p>4767705.59381193</text:p>
          </table:table-cell>
          <table:table-cell table:formula="of:=STDEV([.BT23:.BT27])" office:value-type="float" office:value="7937199.8922804" calcext:value-type="float">
            <text:p>7937199.8922804</text:p>
          </table:table-cell>
          <table:table-cell table:formula="of:=STDEV([.BU23:.BU27])" office:value-type="float" office:value="5646077.20334618" calcext:value-type="float">
            <text:p>5646077.20334618</text:p>
          </table:table-cell>
          <table:table-cell table:formula="of:=STDEV([.BV23:.BV27])" office:value-type="float" office:value="36319523.2183593" calcext:value-type="float">
            <text:p>36319523.2183593</text:p>
          </table:table-cell>
          <table:table-cell table:formula="of:=STDEV([.BW23:.BW27])" office:value-type="float" office:value="1532977.82529906" calcext:value-type="float">
            <text:p>1532977.82529906</text:p>
          </table:table-cell>
          <table:table-cell table:formula="of:=AVERAGE([.B40:.BW40])" office:value-type="float" office:value="1943830.28468403" calcext:value-type="float">
            <text:p>1943830.28468403</text:p>
          </table:table-cell>
          <table:table-cell table:style-name="Default"/>
          <table:table-cell table:number-columns-repeated="94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TDEV([.B18:.B22])" office:value-type="float" office:value="2076433.59864902" calcext:value-type="float">
            <text:p>2076433.59864902</text:p>
          </table:table-cell>
          <table:table-cell table:formula="of:=STDEV([.C18:.C22])" office:value-type="float" office:value="152904.615813332" calcext:value-type="float">
            <text:p>152904.615813332</text:p>
          </table:table-cell>
          <table:table-cell table:formula="of:=STDEV([.D18:.D22])" office:value-type="float" office:value="12950852.0926857" calcext:value-type="float">
            <text:p>12950852.0926857</text:p>
          </table:table-cell>
          <table:table-cell table:formula="of:=STDEV([.E18:.E22])" office:value-type="float" office:value="310211.048991081" calcext:value-type="float">
            <text:p>310211.048991081</text:p>
          </table:table-cell>
          <table:table-cell table:formula="of:=STDEV([.F18:.F22])" office:value-type="float" office:value="161049.225519516" calcext:value-type="float">
            <text:p>161049.225519516</text:p>
          </table:table-cell>
          <table:table-cell table:formula="of:=STDEV([.G18:.G22])" office:value-type="float" office:value="10148714.0786379" calcext:value-type="float">
            <text:p>10148714.0786379</text:p>
          </table:table-cell>
          <table:table-cell table:formula="of:=STDEV([.H18:.H22])" office:value-type="float" office:value="4652875.21013826" calcext:value-type="float">
            <text:p>4652875.21013826</text:p>
          </table:table-cell>
          <table:table-cell table:formula="of:=STDEV([.I18:.I22])" office:value-type="float" office:value="13740694.7823908" calcext:value-type="float">
            <text:p>13740694.7823908</text:p>
          </table:table-cell>
          <table:table-cell table:formula="of:=STDEV([.J18:.J22])" office:value-type="float" office:value="245274.51046864" calcext:value-type="float">
            <text:p>245274.51046864</text:p>
          </table:table-cell>
          <table:table-cell table:formula="of:=STDEV([.K18:.K22])" office:value-type="float" office:value="117611.71385387" calcext:value-type="float">
            <text:p>117611.71385387</text:p>
          </table:table-cell>
          <table:table-cell table:formula="of:=STDEV([.L18:.L22])" office:value-type="float" office:value="294076.490830592" calcext:value-type="float">
            <text:p>294076.490830592</text:p>
          </table:table-cell>
          <table:table-cell table:formula="of:=STDEV([.M18:.M22])" office:value-type="float" office:value="3582185.87910017" calcext:value-type="float">
            <text:p>3582185.87910017</text:p>
          </table:table-cell>
          <table:table-cell table:formula="of:=STDEV([.N18:.N22])" office:value-type="float" office:value="8771.25076004509" calcext:value-type="float">
            <text:p>8771.2507600451</text:p>
          </table:table-cell>
          <table:table-cell table:formula="of:=STDEV([.O18:.O22])" office:value-type="float" office:value="35466.0227198435" calcext:value-type="float">
            <text:p>35466.0227198435</text:p>
          </table:table-cell>
          <table:table-cell table:formula="of:=STDEV([.P18:.P22])" office:value-type="float" office:value="8362.36954949414" calcext:value-type="float">
            <text:p>8362.3695494941</text:p>
          </table:table-cell>
          <table:table-cell table:formula="of:=STDEV([.Q18:.Q22])" office:value-type="float" office:value="133681.48063136" calcext:value-type="float">
            <text:p>133681.48063136</text:p>
          </table:table-cell>
          <table:table-cell table:formula="of:=STDEV([.R18:.R22])" office:value-type="float" office:value="21749.5791746154" calcext:value-type="float">
            <text:p>21749.5791746154</text:p>
          </table:table-cell>
          <table:table-cell table:formula="of:=STDEV([.S18:.S22])" office:value-type="float" office:value="91014.3531360098" calcext:value-type="float">
            <text:p>91014.3531360098</text:p>
          </table:table-cell>
          <table:table-cell table:formula="of:=STDEV([.T18:.T22])" office:value-type="float" office:value="1267482.74718729" calcext:value-type="float">
            <text:p>1267482.74718729</text:p>
          </table:table-cell>
          <table:table-cell table:formula="of:=STDEV([.U18:.U22])" office:value-type="float" office:value="116101.155048547" calcext:value-type="float">
            <text:p>116101.155048547</text:p>
          </table:table-cell>
          <table:table-cell table:formula="of:=STDEV([.V18:.V22])" office:value-type="float" office:value="1213384.3532437" calcext:value-type="float">
            <text:p>1213384.3532437</text:p>
          </table:table-cell>
          <table:table-cell table:formula="of:=STDEV([.W18:.W22])" office:value-type="float" office:value="190540.761076954" calcext:value-type="float">
            <text:p>190540.761076954</text:p>
          </table:table-cell>
          <table:table-cell table:formula="of:=STDEV([.X18:.X22])" office:value-type="float" office:value="27224.5934687325" calcext:value-type="float">
            <text:p>27224.5934687325</text:p>
          </table:table-cell>
          <table:table-cell table:formula="of:=STDEV([.Y18:.Y22])" office:value-type="float" office:value="199382.93483312" calcext:value-type="float">
            <text:p>199382.93483312</text:p>
          </table:table-cell>
          <table:table-cell table:formula="of:=STDEV([.Z18:.Z22])" office:value-type="float" office:value="267370.923987524" calcext:value-type="float">
            <text:p>267370.923987524</text:p>
          </table:table-cell>
          <table:table-cell table:formula="of:=STDEV([.AA18:.AA22])" office:value-type="float" office:value="180764.521523473" calcext:value-type="float">
            <text:p>180764.521523473</text:p>
          </table:table-cell>
          <table:table-cell table:formula="of:=STDEV([.AB18:.AB22])" office:value-type="float" office:value="712190.119321357" calcext:value-type="float">
            <text:p>712190.119321357</text:p>
          </table:table-cell>
          <table:table-cell table:formula="of:=STDEV([.AC18:.AC22])" office:value-type="float" office:value="454433.762394226" calcext:value-type="float">
            <text:p>454433.762394226</text:p>
          </table:table-cell>
          <table:table-cell table:formula="of:=STDEV([.AD18:.AD22])" office:value-type="float" office:value="8217.20947439107" calcext:value-type="float">
            <text:p>8217.2094743911</text:p>
          </table:table-cell>
          <table:table-cell table:formula="of:=STDEV([.AE18:.AE22])" office:value-type="float" office:value="635352.885465669" calcext:value-type="float">
            <text:p>635352.885465669</text:p>
          </table:table-cell>
          <table:table-cell table:formula="of:=STDEV([.AF18:.AF22])" office:value-type="float" office:value="650926.8553743" calcext:value-type="float">
            <text:p>650926.8553743</text:p>
          </table:table-cell>
          <table:table-cell table:formula="of:=STDEV([.AG18:.AG22])" office:value-type="float" office:value="148251.706513177" calcext:value-type="float">
            <text:p>148251.706513177</text:p>
          </table:table-cell>
          <table:table-cell table:formula="of:=STDEV([.AH18:.AH22])" office:value-type="float" office:value="14404.0053314729" calcext:value-type="float">
            <text:p>14404.0053314729</text:p>
          </table:table-cell>
          <table:table-cell table:formula="of:=STDEV([.AI18:.AI22])" office:value-type="float" office:value="635432.057298611" calcext:value-type="float">
            <text:p>635432.057298611</text:p>
          </table:table-cell>
          <table:table-cell table:formula="of:=STDEV([.AJ18:.AJ22])" office:value-type="float" office:value="374230.892934396" calcext:value-type="float">
            <text:p>374230.892934396</text:p>
          </table:table-cell>
          <table:table-cell table:formula="of:=STDEV([.AK18:.AK22])" office:value-type="float" office:value="192589.515054931" calcext:value-type="float">
            <text:p>192589.515054931</text:p>
          </table:table-cell>
          <table:table-cell table:formula="of:=STDEV([.AL18:.AL22])" office:value-type="float" office:value="278105.337098635" calcext:value-type="float">
            <text:p>278105.337098635</text:p>
          </table:table-cell>
          <table:table-cell table:formula="of:=STDEV([.AM18:.AM22])" office:value-type="float" office:value="186193.465606672" calcext:value-type="float">
            <text:p>186193.465606672</text:p>
          </table:table-cell>
          <table:table-cell table:formula="of:=STDEV([.AN18:.AN22])" office:value-type="float" office:value="251066.413912526" calcext:value-type="float">
            <text:p>251066.413912526</text:p>
          </table:table-cell>
          <table:table-cell table:formula="of:=STDEV([.AO18:.AO22])" office:value-type="float" office:value="102886.383721515" calcext:value-type="float">
            <text:p>102886.383721515</text:p>
          </table:table-cell>
          <table:table-cell table:formula="of:=STDEV([.AP18:.AP22])" office:value-type="float" office:value="154422.81056775" calcext:value-type="float">
            <text:p>154422.81056775</text:p>
          </table:table-cell>
          <table:table-cell table:formula="of:=STDEV([.AQ18:.AQ22])" office:value-type="float" office:value="16161.5133370108" calcext:value-type="float">
            <text:p>16161.5133370108</text:p>
          </table:table-cell>
          <table:table-cell table:formula="of:=STDEV([.AR18:.AR22])" office:value-type="float" office:value="11025.3706689195" calcext:value-type="float">
            <text:p>11025.3706689195</text:p>
          </table:table-cell>
          <table:table-cell table:formula="of:=STDEV([.AS18:.AS22])" office:value-type="float" office:value="2288.87627326516" calcext:value-type="float">
            <text:p>2288.8762732652</text:p>
          </table:table-cell>
          <table:table-cell table:formula="of:=STDEV([.AT18:.AT22])" office:value-type="float" office:value="1340.46097595819" calcext:value-type="float">
            <text:p>1340.4609759582</text:p>
          </table:table-cell>
          <table:table-cell table:formula="of:=STDEV([.AU18:.AU22])" office:value-type="float" office:value="105526.950677327" calcext:value-type="float">
            <text:p>105526.950677327</text:p>
          </table:table-cell>
          <table:table-cell table:formula="of:=STDEV([.AV18:.AV22])" office:value-type="float" office:value="72783.0309790719" calcext:value-type="float">
            <text:p>72783.0309790719</text:p>
          </table:table-cell>
          <table:table-cell table:formula="of:=STDEV([.AW18:.AW22])" office:value-type="float" office:value="56904.2256505757" calcext:value-type="float">
            <text:p>56904.2256505757</text:p>
          </table:table-cell>
          <table:table-cell table:formula="of:=STDEV([.AX18:.AX22])" office:value-type="float" office:value="0" calcext:value-type="float">
            <text:p>0</text:p>
          </table:table-cell>
          <table:table-cell table:formula="of:=STDEV([.AY18:.AY22])" office:value-type="float" office:value="68766.3110611323" calcext:value-type="float">
            <text:p>68766.3110611323</text:p>
          </table:table-cell>
          <table:table-cell table:formula="of:=STDEV([.AZ18:.AZ22])" office:value-type="float" office:value="317642.427767792" calcext:value-type="float">
            <text:p>317642.427767792</text:p>
          </table:table-cell>
          <table:table-cell table:formula="of:=STDEV([.BA18:.BA22])" office:value-type="float" office:value="233149.296944417" calcext:value-type="float">
            <text:p>233149.296944417</text:p>
          </table:table-cell>
          <table:table-cell table:formula="of:=STDEV([.BB18:.BB22])" office:value-type="float" office:value="82369.1992955955" calcext:value-type="float">
            <text:p>82369.1992955955</text:p>
          </table:table-cell>
          <table:table-cell table:formula="of:=STDEV([.BC18:.BC22])" office:value-type="float" office:value="610984.861355393" calcext:value-type="float">
            <text:p>610984.861355393</text:p>
          </table:table-cell>
          <table:table-cell table:formula="of:=STDEV([.BD18:.BD22])" office:value-type="float" office:value="15073.515016084" calcext:value-type="float">
            <text:p>15073.515016084</text:p>
          </table:table-cell>
          <table:table-cell table:formula="of:=STDEV([.BE18:.BE22])" office:value-type="float" office:value="6478.17729171694" calcext:value-type="float">
            <text:p>6478.1772917169</text:p>
          </table:table-cell>
          <table:table-cell table:formula="of:=STDEV([.BF18:.BF22])" office:value-type="float" office:value="22981.4413207121" calcext:value-type="float">
            <text:p>22981.4413207121</text:p>
          </table:table-cell>
          <table:table-cell table:formula="of:=STDEV([.BG18:.BG22])" office:value-type="float" office:value="95118.8268679571" calcext:value-type="float">
            <text:p>95118.8268679571</text:p>
          </table:table-cell>
          <table:table-cell table:formula="of:=STDEV([.BH18:.BH22])" office:value-type="float" office:value="415530.621692589" calcext:value-type="float">
            <text:p>415530.621692589</text:p>
          </table:table-cell>
          <table:table-cell table:formula="of:=STDEV([.BI18:.BI22])" office:value-type="float" office:value="121980.80150325" calcext:value-type="float">
            <text:p>121980.80150325</text:p>
          </table:table-cell>
          <table:table-cell table:formula="of:=STDEV([.BJ18:.BJ22])" office:value-type="float" office:value="143156.710285467" calcext:value-type="float">
            <text:p>143156.710285467</text:p>
          </table:table-cell>
          <table:table-cell table:formula="of:=STDEV([.BK18:.BK22])" office:value-type="float" office:value="224285.02530634" calcext:value-type="float">
            <text:p>224285.02530634</text:p>
          </table:table-cell>
          <table:table-cell table:formula="of:=STDEV([.BL18:.BL22])" office:value-type="float" office:value="25073470.4265104" calcext:value-type="float">
            <text:p>25073470.4265104</text:p>
          </table:table-cell>
          <table:table-cell table:formula="of:=STDEV([.BM18:.BM22])" office:value-type="float" office:value="29660.1897345789" calcext:value-type="float">
            <text:p>29660.1897345789</text:p>
          </table:table-cell>
          <table:table-cell table:formula="of:=STDEV([.BN18:.BN22])" office:value-type="float" office:value="329764.294225666" calcext:value-type="float">
            <text:p>329764.294225666</text:p>
          </table:table-cell>
          <table:table-cell table:formula="of:=STDEV([.BO18:.BO22])" office:value-type="float" office:value="14928.7267920659" calcext:value-type="float">
            <text:p>14928.7267920659</text:p>
          </table:table-cell>
          <table:table-cell table:formula="of:=STDEV([.BP18:.BP22])" office:value-type="float" office:value="167609.90929786" calcext:value-type="float">
            <text:p>167609.90929786</text:p>
          </table:table-cell>
          <table:table-cell table:formula="of:=STDEV([.BQ18:.BQ22])" office:value-type="float" office:value="132258.422418138" calcext:value-type="float">
            <text:p>132258.422418138</text:p>
          </table:table-cell>
          <table:table-cell table:formula="of:=STDEV([.BR18:.BR22])" office:value-type="float" office:value="4044.31536008634" calcext:value-type="float">
            <text:p>4044.3153600864</text:p>
          </table:table-cell>
          <table:table-cell table:formula="of:=STDEV([.BS18:.BS22])" office:value-type="float" office:value="4556836.96219771" calcext:value-type="float">
            <text:p>4556836.96219771</text:p>
          </table:table-cell>
          <table:table-cell table:formula="of:=STDEV([.BT18:.BT22])" office:value-type="float" office:value="7193094.60940884" calcext:value-type="float">
            <text:p>7193094.60940884</text:p>
          </table:table-cell>
          <table:table-cell table:formula="of:=STDEV([.BU18:.BU22])" office:value-type="float" office:value="4314130.78510539" calcext:value-type="float">
            <text:p>4314130.78510539</text:p>
          </table:table-cell>
          <table:table-cell table:formula="of:=STDEV([.BV18:.BV22])" office:value-type="float" office:value="35976132.7781413" calcext:value-type="float">
            <text:p>35976132.7781413</text:p>
          </table:table-cell>
          <table:table-cell table:formula="of:=STDEV([.BW18:.BW22])" office:value-type="float" office:value="1110583.68147975" calcext:value-type="float">
            <text:p>1110583.68147975</text:p>
          </table:table-cell>
          <table:table-cell table:formula="of:=AVERAGE([.B41:.BW41])" office:value-type="float" office:value="1871877.65484367" calcext:value-type="float">
            <text:p>1871877.65484367</text:p>
          </table:table-cell>
          <table:table-cell table:style-name="Default"/>
          <table:table-cell table:number-columns-repeated="94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TDEV([.B13:.B17])" office:value-type="float" office:value="2493359.18476566" calcext:value-type="float">
            <text:p>2493359.18476566</text:p>
          </table:table-cell>
          <table:table-cell table:formula="of:=STDEV([.C13:.C17])" office:value-type="float" office:value="503390.218367194" calcext:value-type="float">
            <text:p>503390.218367194</text:p>
          </table:table-cell>
          <table:table-cell table:formula="of:=STDEV([.D13:.D17])" office:value-type="float" office:value="12341875.2351077" calcext:value-type="float">
            <text:p>12341875.2351077</text:p>
          </table:table-cell>
          <table:table-cell table:formula="of:=STDEV([.E13:.E17])" office:value-type="float" office:value="413672.339784648" calcext:value-type="float">
            <text:p>413672.339784648</text:p>
          </table:table-cell>
          <table:table-cell table:formula="of:=STDEV([.F13:.F17])" office:value-type="float" office:value="197211.020929863" calcext:value-type="float">
            <text:p>197211.020929863</text:p>
          </table:table-cell>
          <table:table-cell table:formula="of:=STDEV([.G13:.G17])" office:value-type="float" office:value="10552737.2098132" calcext:value-type="float">
            <text:p>10552737.2098132</text:p>
          </table:table-cell>
          <table:table-cell table:formula="of:=STDEV([.H13:.H17])" office:value-type="float" office:value="4909228.8547747" calcext:value-type="float">
            <text:p>4909228.8547747</text:p>
          </table:table-cell>
          <table:table-cell table:formula="of:=STDEV([.I13:.I17])" office:value-type="float" office:value="17317318.4704913" calcext:value-type="float">
            <text:p>17317318.4704913</text:p>
          </table:table-cell>
          <table:table-cell table:formula="of:=STDEV([.J13:.J17])" office:value-type="float" office:value="585751.413455855" calcext:value-type="float">
            <text:p>585751.413455855</text:p>
          </table:table-cell>
          <table:table-cell table:formula="of:=STDEV([.K13:.K17])" office:value-type="float" office:value="155801.58052092" calcext:value-type="float">
            <text:p>155801.58052092</text:p>
          </table:table-cell>
          <table:table-cell table:formula="of:=STDEV([.L13:.L17])" office:value-type="float" office:value="430273.83875687" calcext:value-type="float">
            <text:p>430273.83875687</text:p>
          </table:table-cell>
          <table:table-cell table:formula="of:=STDEV([.M13:.M17])" office:value-type="float" office:value="6196006.2076268" calcext:value-type="float">
            <text:p>6196006.2076268</text:p>
          </table:table-cell>
          <table:table-cell table:formula="of:=STDEV([.N13:.N17])" office:value-type="float" office:value="13485.0600507886" calcext:value-type="float">
            <text:p>13485.0600507886</text:p>
          </table:table-cell>
          <table:table-cell table:formula="of:=STDEV([.O13:.O17])" office:value-type="float" office:value="70437.1049802542" calcext:value-type="float">
            <text:p>70437.1049802542</text:p>
          </table:table-cell>
          <table:table-cell table:formula="of:=STDEV([.P13:.P17])" office:value-type="float" office:value="13171.6350506008" calcext:value-type="float">
            <text:p>13171.6350506008</text:p>
          </table:table-cell>
          <table:table-cell table:formula="of:=STDEV([.Q13:.Q17])" office:value-type="float" office:value="232429.284003977" calcext:value-type="float">
            <text:p>232429.284003977</text:p>
          </table:table-cell>
          <table:table-cell table:formula="of:=STDEV([.R13:.R17])" office:value-type="float" office:value="37641.5342012814" calcext:value-type="float">
            <text:p>37641.5342012814</text:p>
          </table:table-cell>
          <table:table-cell table:formula="of:=STDEV([.S13:.S17])" office:value-type="float" office:value="192033.851734534" calcext:value-type="float">
            <text:p>192033.851734534</text:p>
          </table:table-cell>
          <table:table-cell table:formula="of:=STDEV([.T13:.T17])" office:value-type="float" office:value="1767282.97938238" calcext:value-type="float">
            <text:p>1767282.97938238</text:p>
          </table:table-cell>
          <table:table-cell table:formula="of:=STDEV([.U13:.U17])" office:value-type="float" office:value="155781.930568437" calcext:value-type="float">
            <text:p>155781.930568437</text:p>
          </table:table-cell>
          <table:table-cell table:formula="of:=STDEV([.V13:.V17])" office:value-type="float" office:value="1455864.9875881" calcext:value-type="float">
            <text:p>1455864.9875881</text:p>
          </table:table-cell>
          <table:table-cell table:formula="of:=STDEV([.W13:.W17])" office:value-type="float" office:value="261357.962396819" calcext:value-type="float">
            <text:p>261357.962396819</text:p>
          </table:table-cell>
          <table:table-cell table:formula="of:=STDEV([.X13:.X17])" office:value-type="float" office:value="14104.9766356656" calcext:value-type="float">
            <text:p>14104.9766356656</text:p>
          </table:table-cell>
          <table:table-cell table:formula="of:=STDEV([.Y13:.Y17])" office:value-type="float" office:value="314601.365543416" calcext:value-type="float">
            <text:p>314601.365543416</text:p>
          </table:table-cell>
          <table:table-cell table:formula="of:=STDEV([.Z13:.Z17])" office:value-type="float" office:value="138536.676457126" calcext:value-type="float">
            <text:p>138536.676457126</text:p>
          </table:table-cell>
          <table:table-cell table:formula="of:=STDEV([.AA13:.AA17])" office:value-type="float" office:value="264387.731718885" calcext:value-type="float">
            <text:p>264387.731718885</text:p>
          </table:table-cell>
          <table:table-cell table:formula="of:=STDEV([.AB13:.AB17])" office:value-type="float" office:value="1028614.6146311" calcext:value-type="float">
            <text:p>1028614.6146311</text:p>
          </table:table-cell>
          <table:table-cell table:formula="of:=STDEV([.AC13:.AC17])" office:value-type="float" office:value="463283.37655783" calcext:value-type="float">
            <text:p>463283.37655783</text:p>
          </table:table-cell>
          <table:table-cell table:formula="of:=STDEV([.AD13:.AD17])" office:value-type="float" office:value="11425.0621576416" calcext:value-type="float">
            <text:p>11425.0621576416</text:p>
          </table:table-cell>
          <table:table-cell table:formula="of:=STDEV([.AE13:.AE17])" office:value-type="float" office:value="707609.685221419" calcext:value-type="float">
            <text:p>707609.685221419</text:p>
          </table:table-cell>
          <table:table-cell table:formula="of:=STDEV([.AF13:.AF17])" office:value-type="float" office:value="519936.792973678" calcext:value-type="float">
            <text:p>519936.792973678</text:p>
          </table:table-cell>
          <table:table-cell table:formula="of:=STDEV([.AG13:.AG17])" office:value-type="float" office:value="489370.641603011" calcext:value-type="float">
            <text:p>489370.641603011</text:p>
          </table:table-cell>
          <table:table-cell table:formula="of:=STDEV([.AH13:.AH17])" office:value-type="float" office:value="35728.024535075" calcext:value-type="float">
            <text:p>35728.024535075</text:p>
          </table:table-cell>
          <table:table-cell table:formula="of:=STDEV([.AI13:.AI17])" office:value-type="float" office:value="870868.893071823" calcext:value-type="float">
            <text:p>870868.893071823</text:p>
          </table:table-cell>
          <table:table-cell table:formula="of:=STDEV([.AJ13:.AJ17])" office:value-type="float" office:value="383853.578554946" calcext:value-type="float">
            <text:p>383853.578554946</text:p>
          </table:table-cell>
          <table:table-cell table:formula="of:=STDEV([.AK13:.AK17])" office:value-type="float" office:value="315443.643385802" calcext:value-type="float">
            <text:p>315443.643385802</text:p>
          </table:table-cell>
          <table:table-cell table:formula="of:=STDEV([.AL13:.AL17])" office:value-type="float" office:value="162173.201168153" calcext:value-type="float">
            <text:p>162173.201168153</text:p>
          </table:table-cell>
          <table:table-cell table:formula="of:=STDEV([.AM13:.AM17])" office:value-type="float" office:value="366280.431813865" calcext:value-type="float">
            <text:p>366280.431813865</text:p>
          </table:table-cell>
          <table:table-cell table:formula="of:=STDEV([.AN13:.AN17])" office:value-type="float" office:value="305680.483193707" calcext:value-type="float">
            <text:p>305680.483193707</text:p>
          </table:table-cell>
          <table:table-cell table:formula="of:=STDEV([.AO13:.AO17])" office:value-type="float" office:value="132350.288310859" calcext:value-type="float">
            <text:p>132350.288310859</text:p>
          </table:table-cell>
          <table:table-cell table:formula="of:=STDEV([.AP13:.AP17])" office:value-type="float" office:value="237429.544194112" calcext:value-type="float">
            <text:p>237429.544194112</text:p>
          </table:table-cell>
          <table:table-cell table:formula="of:=STDEV([.AQ13:.AQ17])" office:value-type="float" office:value="22851.6512223488" calcext:value-type="float">
            <text:p>22851.6512223488</text:p>
          </table:table-cell>
          <table:table-cell table:formula="of:=STDEV([.AR13:.AR17])" office:value-type="float" office:value="13117.0983654127" calcext:value-type="float">
            <text:p>13117.0983654127</text:p>
          </table:table-cell>
          <table:table-cell table:formula="of:=STDEV([.AS13:.AS17])" office:value-type="float" office:value="5814.68213869603" calcext:value-type="float">
            <text:p>5814.682138696</text:p>
          </table:table-cell>
          <table:table-cell table:formula="of:=STDEV([.AT13:.AT17])" office:value-type="float" office:value="4891.9489088397" calcext:value-type="float">
            <text:p>4891.9489088397</text:p>
          </table:table-cell>
          <table:table-cell table:formula="of:=STDEV([.AU13:.AU17])" office:value-type="float" office:value="119134.410121357" calcext:value-type="float">
            <text:p>119134.410121357</text:p>
          </table:table-cell>
          <table:table-cell table:formula="of:=STDEV([.AV13:.AV17])" office:value-type="float" office:value="69575.0236673793" calcext:value-type="float">
            <text:p>69575.0236673793</text:p>
          </table:table-cell>
          <table:table-cell table:formula="of:=STDEV([.AW13:.AW17])" office:value-type="float" office:value="106105.502127139" calcext:value-type="float">
            <text:p>106105.502127139</text:p>
          </table:table-cell>
          <table:table-cell table:formula="of:=STDEV([.AX13:.AX17])" office:value-type="float" office:value="0" calcext:value-type="float">
            <text:p>0</text:p>
          </table:table-cell>
          <table:table-cell table:formula="of:=STDEV([.AY13:.AY17])" office:value-type="float" office:value="95794.0937787611" calcext:value-type="float">
            <text:p>95794.0937787611</text:p>
          </table:table-cell>
          <table:table-cell table:formula="of:=STDEV([.AZ13:.AZ17])" office:value-type="float" office:value="844438.006626532" calcext:value-type="float">
            <text:p>844438.006626532</text:p>
          </table:table-cell>
          <table:table-cell table:formula="of:=STDEV([.BA13:.BA17])" office:value-type="float" office:value="376323.324253658" calcext:value-type="float">
            <text:p>376323.324253658</text:p>
          </table:table-cell>
          <table:table-cell table:formula="of:=STDEV([.BB13:.BB17])" office:value-type="float" office:value="330468.171458921" calcext:value-type="float">
            <text:p>330468.171458921</text:p>
          </table:table-cell>
          <table:table-cell table:formula="of:=STDEV([.BC13:.BC17])" office:value-type="float" office:value="1022668.20876901" calcext:value-type="float">
            <text:p>1022668.20876901</text:p>
          </table:table-cell>
          <table:table-cell table:formula="of:=STDEV([.BD13:.BD17])" office:value-type="float" office:value="27097.7844137561" calcext:value-type="float">
            <text:p>27097.7844137561</text:p>
          </table:table-cell>
          <table:table-cell table:formula="of:=STDEV([.BE13:.BE17])" office:value-type="float" office:value="6944.76587924747" calcext:value-type="float">
            <text:p>6944.7658792475</text:p>
          </table:table-cell>
          <table:table-cell table:formula="of:=STDEV([.BF13:.BF17])" office:value-type="float" office:value="6301.44898906009" calcext:value-type="float">
            <text:p>6301.4489890601</text:p>
          </table:table-cell>
          <table:table-cell table:formula="of:=STDEV([.BG13:.BG17])" office:value-type="float" office:value="35536.6494845446" calcext:value-type="float">
            <text:p>35536.6494845446</text:p>
          </table:table-cell>
          <table:table-cell table:formula="of:=STDEV([.BH13:.BH17])" office:value-type="float" office:value="32823.1390182872" calcext:value-type="float">
            <text:p>32823.1390182872</text:p>
          </table:table-cell>
          <table:table-cell table:formula="of:=STDEV([.BI13:.BI17])" office:value-type="float" office:value="10742.4467601961" calcext:value-type="float">
            <text:p>10742.4467601961</text:p>
          </table:table-cell>
          <table:table-cell table:formula="of:=STDEV([.BJ13:.BJ17])" office:value-type="float" office:value="115099.847280791" calcext:value-type="float">
            <text:p>115099.847280791</text:p>
          </table:table-cell>
          <table:table-cell table:formula="of:=STDEV([.BK13:.BK17])" office:value-type="float" office:value="181909.702137148" calcext:value-type="float">
            <text:p>181909.702137148</text:p>
          </table:table-cell>
          <table:table-cell table:formula="of:=STDEV([.BL13:.BL17])" office:value-type="float" office:value="23640164.2550967" calcext:value-type="float">
            <text:p>23640164.2550967</text:p>
          </table:table-cell>
          <table:table-cell table:formula="of:=STDEV([.BM13:.BM17])" office:value-type="float" office:value="39755.6279136927" calcext:value-type="float">
            <text:p>39755.6279136927</text:p>
          </table:table-cell>
          <table:table-cell table:formula="of:=STDEV([.BN13:.BN17])" office:value-type="float" office:value="300736.616438044" calcext:value-type="float">
            <text:p>300736.616438044</text:p>
          </table:table-cell>
          <table:table-cell table:formula="of:=STDEV([.BO13:.BO17])" office:value-type="float" office:value="12546.7624685796" calcext:value-type="float">
            <text:p>12546.7624685796</text:p>
          </table:table-cell>
          <table:table-cell table:formula="of:=STDEV([.BP13:.BP17])" office:value-type="float" office:value="205654.365545009" calcext:value-type="float">
            <text:p>205654.365545009</text:p>
          </table:table-cell>
          <table:table-cell table:formula="of:=STDEV([.BQ13:.BQ17])" office:value-type="float" office:value="239095.564213122" calcext:value-type="float">
            <text:p>239095.564213122</text:p>
          </table:table-cell>
          <table:table-cell table:formula="of:=STDEV([.BR13:.BR17])" office:value-type="float" office:value="68782.6737800262" calcext:value-type="float">
            <text:p>68782.6737800262</text:p>
          </table:table-cell>
          <table:table-cell table:formula="of:=STDEV([.BS13:.BS17])" office:value-type="float" office:value="4725036.35267212" calcext:value-type="float">
            <text:p>4725036.35267212</text:p>
          </table:table-cell>
          <table:table-cell table:formula="of:=STDEV([.BT13:.BT17])" office:value-type="float" office:value="3100473.9235914" calcext:value-type="float">
            <text:p>3100473.9235914</text:p>
          </table:table-cell>
          <table:table-cell table:formula="of:=STDEV([.BU13:.BU17])" office:value-type="float" office:value="4175398.01952326" calcext:value-type="float">
            <text:p>4175398.01952326</text:p>
          </table:table-cell>
          <table:table-cell table:formula="of:=STDEV([.BV13:.BV17])" office:value-type="float" office:value="35171009.5519466" calcext:value-type="float">
            <text:p>35171009.5519466</text:p>
          </table:table-cell>
          <table:table-cell table:formula="of:=STDEV([.BW13:.BW17])" office:value-type="float" office:value="1087419.84282591" calcext:value-type="float">
            <text:p>1087419.84282591</text:p>
          </table:table-cell>
          <table:table-cell table:formula="of:=AVERAGE([.B42:.BW42])" office:value-type="float" office:value="1935831.1132094" calcext:value-type="float">
            <text:p>1935831.1132094</text:p>
          </table:table-cell>
          <table:table-cell table:style-name="Default"/>
          <table:table-cell table:number-columns-repeated="94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TDEV([.B7:.B12])" office:value-type="float" office:value="284278.00972109" calcext:value-type="float">
            <text:p>284278.00972109</text:p>
          </table:table-cell>
          <table:table-cell table:formula="of:=STDEV([.C7:.C12])" office:value-type="float" office:value="39195.0237818235" calcext:value-type="float">
            <text:p>39195.0237818235</text:p>
          </table:table-cell>
          <table:table-cell table:formula="of:=STDEV([.D7:.D12])" office:value-type="float" office:value="2106131.674913" calcext:value-type="float">
            <text:p>2106131.674913</text:p>
          </table:table-cell>
          <table:table-cell table:formula="of:=STDEV([.E7:.E12])" office:value-type="float" office:value="94854.6447794321" calcext:value-type="float">
            <text:p>94854.6447794321</text:p>
          </table:table-cell>
          <table:table-cell table:formula="of:=STDEV([.F7:.F12])" office:value-type="float" office:value="97620.5147232223" calcext:value-type="float">
            <text:p>97620.5147232223</text:p>
          </table:table-cell>
          <table:table-cell table:formula="of:=STDEV([.G7:.G12])" office:value-type="float" office:value="1624562.40982224" calcext:value-type="float">
            <text:p>1624562.40982224</text:p>
          </table:table-cell>
          <table:table-cell table:formula="of:=STDEV([.H7:.H12])" office:value-type="float" office:value="924337.79122998" calcext:value-type="float">
            <text:p>924337.79122998</text:p>
          </table:table-cell>
          <table:table-cell table:formula="of:=STDEV([.I7:.I12])" office:value-type="float" office:value="4747577.87320408" calcext:value-type="float">
            <text:p>4747577.87320408</text:p>
          </table:table-cell>
          <table:table-cell table:formula="of:=STDEV([.J7:.J12])" office:value-type="float" office:value="123959.000452905" calcext:value-type="float">
            <text:p>123959.000452905</text:p>
          </table:table-cell>
          <table:table-cell table:formula="of:=STDEV([.K7:.K12])" office:value-type="float" office:value="82286.3786468004" calcext:value-type="float">
            <text:p>82286.3786468004</text:p>
          </table:table-cell>
          <table:table-cell table:formula="of:=STDEV([.L7:.L12])" office:value-type="float" office:value="185511.311195263" calcext:value-type="float">
            <text:p>185511.311195263</text:p>
          </table:table-cell>
          <table:table-cell table:formula="of:=STDEV([.M7:.M12])" office:value-type="float" office:value="888279.673249373" calcext:value-type="float">
            <text:p>888279.673249373</text:p>
          </table:table-cell>
          <table:table-cell table:formula="of:=STDEV([.N7:.N12])" office:value-type="float" office:value="17790.1348713881" calcext:value-type="float">
            <text:p>17790.1348713881</text:p>
          </table:table-cell>
          <table:table-cell table:formula="of:=STDEV([.O7:.O12])" office:value-type="float" office:value="42581.5880410419" calcext:value-type="float">
            <text:p>42581.5880410419</text:p>
          </table:table-cell>
          <table:table-cell table:formula="of:=STDEV([.P7:.P12])" office:value-type="float" office:value="5727.34219582613" calcext:value-type="float">
            <text:p>5727.3421958261</text:p>
          </table:table-cell>
          <table:table-cell table:formula="of:=STDEV([.Q7:.Q12])" office:value-type="float" office:value="60943.0996687676" calcext:value-type="float">
            <text:p>60943.0996687676</text:p>
          </table:table-cell>
          <table:table-cell table:formula="of:=STDEV([.R7:.R12])" office:value-type="float" office:value="13455.9138617187" calcext:value-type="float">
            <text:p>13455.9138617187</text:p>
          </table:table-cell>
          <table:table-cell table:formula="of:=STDEV([.S7:.S12])" office:value-type="float" office:value="166075.906905099" calcext:value-type="float">
            <text:p>166075.906905099</text:p>
          </table:table-cell>
          <table:table-cell table:formula="of:=STDEV([.T7:.T12])" office:value-type="float" office:value="633220.468894022" calcext:value-type="float">
            <text:p>633220.468894022</text:p>
          </table:table-cell>
          <table:table-cell table:formula="of:=STDEV([.U7:.U12])" office:value-type="float" office:value="74810.1542106121" calcext:value-type="float">
            <text:p>74810.1542106121</text:p>
          </table:table-cell>
          <table:table-cell table:formula="of:=STDEV([.V7:.V12])" office:value-type="float" office:value="428218.491939808" calcext:value-type="float">
            <text:p>428218.491939808</text:p>
          </table:table-cell>
          <table:table-cell table:formula="of:=STDEV([.W7:.W12])" office:value-type="float" office:value="181150.374468259" calcext:value-type="float">
            <text:p>181150.374468259</text:p>
          </table:table-cell>
          <table:table-cell table:formula="of:=STDEV([.X7:.X12])" office:value-type="float" office:value="11260.5706264519" calcext:value-type="float">
            <text:p>11260.5706264519</text:p>
          </table:table-cell>
          <table:table-cell table:formula="of:=STDEV([.Y7:.Y12])" office:value-type="float" office:value="166506.632087841" calcext:value-type="float">
            <text:p>166506.632087841</text:p>
          </table:table-cell>
          <table:table-cell table:formula="of:=STDEV([.Z7:.Z12])" office:value-type="float" office:value="74195.2484872722" calcext:value-type="float">
            <text:p>74195.2484872722</text:p>
          </table:table-cell>
          <table:table-cell table:formula="of:=STDEV([.AA7:.AA12])" office:value-type="float" office:value="206206.171320053" calcext:value-type="float">
            <text:p>206206.171320053</text:p>
          </table:table-cell>
          <table:table-cell table:formula="of:=STDEV([.AB7:.AB12])" office:value-type="float" office:value="393456.062411531" calcext:value-type="float">
            <text:p>393456.062411531</text:p>
          </table:table-cell>
          <table:table-cell table:formula="of:=STDEV([.AC7:.AC12])" office:value-type="float" office:value="298407.937965966" calcext:value-type="float">
            <text:p>298407.937965966</text:p>
          </table:table-cell>
          <table:table-cell table:formula="of:=STDEV([.AD7:.AD12])" office:value-type="float" office:value="15439.2033248076" calcext:value-type="float">
            <text:p>15439.2033248076</text:p>
          </table:table-cell>
          <table:table-cell table:formula="of:=STDEV([.AE7:.AE12])" office:value-type="float" office:value="240616.169780276" calcext:value-type="float">
            <text:p>240616.169780276</text:p>
          </table:table-cell>
          <table:table-cell table:formula="of:=STDEV([.AF7:.AF12])" office:value-type="float" office:value="260385.97826186" calcext:value-type="float">
            <text:p>260385.97826186</text:p>
          </table:table-cell>
          <table:table-cell table:formula="of:=STDEV([.AG7:.AG12])" office:value-type="float" office:value="344480.436727293" calcext:value-type="float">
            <text:p>344480.436727293</text:p>
          </table:table-cell>
          <table:table-cell table:formula="of:=STDEV([.AH7:.AH12])" office:value-type="float" office:value="49505.7532095528" calcext:value-type="float">
            <text:p>49505.7532095528</text:p>
          </table:table-cell>
          <table:table-cell table:formula="of:=STDEV([.AI7:.AI12])" office:value-type="float" office:value="493311.341839983" calcext:value-type="float">
            <text:p>493311.341839983</text:p>
          </table:table-cell>
          <table:table-cell table:formula="of:=STDEV([.AJ7:.AJ12])" office:value-type="float" office:value="406362.274342778" calcext:value-type="float">
            <text:p>406362.274342778</text:p>
          </table:table-cell>
          <table:table-cell table:formula="of:=STDEV([.AK7:.AK12])" office:value-type="float" office:value="39578.0945403803" calcext:value-type="float">
            <text:p>39578.0945403803</text:p>
          </table:table-cell>
          <table:table-cell table:formula="of:=STDEV([.AL7:.AL12])" office:value-type="float" office:value="483679.397556768" calcext:value-type="float">
            <text:p>483679.397556768</text:p>
          </table:table-cell>
          <table:table-cell table:formula="of:=STDEV([.AM7:.AM12])" office:value-type="float" office:value="129102.730829623" calcext:value-type="float">
            <text:p>129102.730829623</text:p>
          </table:table-cell>
          <table:table-cell table:formula="of:=STDEV([.AN7:.AN12])" office:value-type="float" office:value="106016.79246361" calcext:value-type="float">
            <text:p>106016.79246361</text:p>
          </table:table-cell>
          <table:table-cell table:formula="of:=STDEV([.AO7:.AO12])" office:value-type="float" office:value="68659.0652070132" calcext:value-type="float">
            <text:p>68659.0652070132</text:p>
          </table:table-cell>
          <table:table-cell table:formula="of:=STDEV([.AP7:.AP12])" office:value-type="float" office:value="112262.872106414" calcext:value-type="float">
            <text:p>112262.872106414</text:p>
          </table:table-cell>
          <table:table-cell table:formula="of:=STDEV([.AQ7:.AQ12])" office:value-type="float" office:value="32334.3365063745" calcext:value-type="float">
            <text:p>32334.3365063745</text:p>
          </table:table-cell>
          <table:table-cell table:formula="of:=STDEV([.AR7:.AR12])" office:value-type="float" office:value="7264.2251649868" calcext:value-type="float">
            <text:p>7264.2251649868</text:p>
          </table:table-cell>
          <table:table-cell table:formula="of:=STDEV([.AS7:.AS12])" office:value-type="float" office:value="11734.257820333" calcext:value-type="float">
            <text:p>11734.257820333</text:p>
          </table:table-cell>
          <table:table-cell table:formula="of:=STDEV([.AT7:.AT12])" office:value-type="float" office:value="4692.42763144415" calcext:value-type="float">
            <text:p>4692.4276314442</text:p>
          </table:table-cell>
          <table:table-cell table:formula="of:=STDEV([.AU7:.AU12])" office:value-type="float" office:value="91364.2774476073" calcext:value-type="float">
            <text:p>91364.2774476073</text:p>
          </table:table-cell>
          <table:table-cell table:formula="of:=STDEV([.AV7:.AV12])" office:value-type="float" office:value="37237.3576536785" calcext:value-type="float">
            <text:p>37237.3576536785</text:p>
          </table:table-cell>
          <table:table-cell table:formula="of:=STDEV([.AW7:.AW12])" office:value-type="float" office:value="46963.6601859523" calcext:value-type="float">
            <text:p>46963.6601859523</text:p>
          </table:table-cell>
          <table:table-cell table:formula="of:=STDEV([.AX7:.AX12])" office:value-type="float" office:value="0" calcext:value-type="float">
            <text:p>0</text:p>
          </table:table-cell>
          <table:table-cell table:formula="of:=STDEV([.AY7:.AY12])" office:value-type="float" office:value="15662.8741538145" calcext:value-type="float">
            <text:p>15662.8741538145</text:p>
          </table:table-cell>
          <table:table-cell table:formula="of:=STDEV([.AZ7:.AZ12])" office:value-type="float" office:value="282284.180657922" calcext:value-type="float">
            <text:p>282284.180657922</text:p>
          </table:table-cell>
          <table:table-cell table:formula="of:=STDEV([.BA7:.BA12])" office:value-type="float" office:value="339595.363919293" calcext:value-type="float">
            <text:p>339595.363919293</text:p>
          </table:table-cell>
          <table:table-cell table:formula="of:=STDEV([.BB7:.BB12])" office:value-type="float" office:value="84136.2691119565" calcext:value-type="float">
            <text:p>84136.2691119565</text:p>
          </table:table-cell>
          <table:table-cell table:formula="of:=STDEV([.BC7:.BC12])" office:value-type="float" office:value="1289912.17975913" calcext:value-type="float">
            <text:p>1289912.17975913</text:p>
          </table:table-cell>
          <table:table-cell table:formula="of:=STDEV([.BD7:.BD12])" office:value-type="float" office:value="13608.9205370555" calcext:value-type="float">
            <text:p>13608.9205370555</text:p>
          </table:table-cell>
          <table:table-cell table:formula="of:=STDEV([.BE7:.BE12])" office:value-type="float" office:value="1552.33580660225" calcext:value-type="float">
            <text:p>1552.3358066023</text:p>
          </table:table-cell>
          <table:table-cell table:formula="of:=STDEV([.BF7:.BF12])" office:value-type="float" office:value="2194.8815023907" calcext:value-type="float">
            <text:p>2194.8815023907</text:p>
          </table:table-cell>
          <table:table-cell table:formula="of:=STDEV([.BG7:.BG12])" office:value-type="float" office:value="15887.1733555837" calcext:value-type="float">
            <text:p>15887.1733555837</text:p>
          </table:table-cell>
          <table:table-cell table:formula="of:=STDEV([.BH7:.BH12])" office:value-type="float" office:value="163916.28204365" calcext:value-type="float">
            <text:p>163916.28204365</text:p>
          </table:table-cell>
          <table:table-cell table:formula="of:=STDEV([.BI7:.BI12])" office:value-type="float" office:value="13361.5474809647" calcext:value-type="float">
            <text:p>13361.5474809647</text:p>
          </table:table-cell>
          <table:table-cell table:formula="of:=STDEV([.BJ7:.BJ12])" office:value-type="float" office:value="212529.349724042" calcext:value-type="float">
            <text:p>212529.349724042</text:p>
          </table:table-cell>
          <table:table-cell table:formula="of:=STDEV([.BK7:.BK12])" office:value-type="float" office:value="381885.150770616" calcext:value-type="float">
            <text:p>381885.150770616</text:p>
          </table:table-cell>
          <table:table-cell table:formula="of:=STDEV([.BL7:.BL12])" office:value-type="float" office:value="10795886.0038628" calcext:value-type="float">
            <text:p>10795886.0038628</text:p>
          </table:table-cell>
          <table:table-cell table:formula="of:=STDEV([.BM7:.BM12])" office:value-type="float" office:value="29863.4074786573" calcext:value-type="float">
            <text:p>29863.4074786573</text:p>
          </table:table-cell>
          <table:table-cell table:formula="of:=STDEV([.BN7:.BN12])" office:value-type="float" office:value="206899.426100238" calcext:value-type="float">
            <text:p>206899.426100238</text:p>
          </table:table-cell>
          <table:table-cell table:formula="of:=STDEV([.BO7:.BO12])" office:value-type="float" office:value="14264.1934027962" calcext:value-type="float">
            <text:p>14264.1934027962</text:p>
          </table:table-cell>
          <table:table-cell table:formula="of:=STDEV([.BP7:.BP12])" office:value-type="float" office:value="676895.700992324" calcext:value-type="float">
            <text:p>676895.700992324</text:p>
          </table:table-cell>
          <table:table-cell table:formula="of:=STDEV([.BQ7:.BQ12])" office:value-type="float" office:value="305487.7203572" calcext:value-type="float">
            <text:p>305487.7203572</text:p>
          </table:table-cell>
          <table:table-cell table:formula="of:=STDEV([.BR7:.BR12])" office:value-type="float" office:value="127417.752405909" calcext:value-type="float">
            <text:p>127417.752405909</text:p>
          </table:table-cell>
          <table:table-cell table:formula="of:=STDEV([.BS7:.BS12])" office:value-type="float" office:value="3882085.2811606" calcext:value-type="float">
            <text:p>3882085.2811606</text:p>
          </table:table-cell>
          <table:table-cell table:formula="of:=STDEV([.BT7:.BT12])" office:value-type="float" office:value="6033236.29503859" calcext:value-type="float">
            <text:p>6033236.29503859</text:p>
          </table:table-cell>
          <table:table-cell table:formula="of:=STDEV([.BU7:.BU12])" office:value-type="float" office:value="4113925.6541169" calcext:value-type="float">
            <text:p>4113925.6541169</text:p>
          </table:table-cell>
          <table:table-cell table:formula="of:=STDEV([.BV7:.BV12])" office:value-type="float" office:value="6438681.96955157" calcext:value-type="float">
            <text:p>6438681.96955157</text:p>
          </table:table-cell>
          <table:table-cell table:formula="of:=STDEV([.BW7:.BW12])" office:value-type="float" office:value="859453.44286363" calcext:value-type="float">
            <text:p>859453.44286363</text:p>
          </table:table-cell>
          <table:table-cell table:formula="of:=AVERAGE([.B43:.BW43])" office:value-type="float" office:value="719651.546113917" calcext:value-type="float">
            <text:p>719651.546113917</text:p>
          </table:table-cell>
          <table:table-cell table:style-name="Default"/>
          <table:table-cell table:number-columns-repeated="94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TDEV([.B2:.B6])" office:value-type="float" office:value="1069438.72125795" calcext:value-type="float">
            <text:p>1069438.72125795</text:p>
          </table:table-cell>
          <table:table-cell table:formula="of:=STDEV([.C2:.C6])" office:value-type="float" office:value="314443.571235223" calcext:value-type="float">
            <text:p>314443.571235223</text:p>
          </table:table-cell>
          <table:table-cell table:formula="of:=STDEV([.D2:.D6])" office:value-type="float" office:value="1633325.34991772" calcext:value-type="float">
            <text:p>1633325.34991772</text:p>
          </table:table-cell>
          <table:table-cell table:formula="of:=STDEV([.E2:.E6])" office:value-type="float" office:value="365797.736736229" calcext:value-type="float">
            <text:p>365797.736736229</text:p>
          </table:table-cell>
          <table:table-cell table:formula="of:=STDEV([.F2:.F6])" office:value-type="float" office:value="114231.816987789" calcext:value-type="float">
            <text:p>114231.816987789</text:p>
          </table:table-cell>
          <table:table-cell table:formula="of:=STDEV([.G2:.G6])" office:value-type="float" office:value="5745333.51439404" calcext:value-type="float">
            <text:p>5745333.51439404</text:p>
          </table:table-cell>
          <table:table-cell table:formula="of:=STDEV([.H2:.H6])" office:value-type="float" office:value="3239888.11615373" calcext:value-type="float">
            <text:p>3239888.11615373</text:p>
          </table:table-cell>
          <table:table-cell table:formula="of:=STDEV([.I2:.I6])" office:value-type="float" office:value="6761390.88575954" calcext:value-type="float">
            <text:p>6761390.88575954</text:p>
          </table:table-cell>
          <table:table-cell table:formula="of:=STDEV([.J2:.J6])" office:value-type="float" office:value="129399.325520778" calcext:value-type="float">
            <text:p>129399.325520778</text:p>
          </table:table-cell>
          <table:table-cell table:formula="of:=STDEV([.K2:.K6])" office:value-type="float" office:value="115053.822679714" calcext:value-type="float">
            <text:p>115053.822679714</text:p>
          </table:table-cell>
          <table:table-cell table:formula="of:=STDEV([.L2:.L6])" office:value-type="float" office:value="267240.398628171" calcext:value-type="float">
            <text:p>267240.398628171</text:p>
          </table:table-cell>
          <table:table-cell table:formula="of:=STDEV([.M2:.M6])" office:value-type="float" office:value="1545273.79690832" calcext:value-type="float">
            <text:p>1545273.79690832</text:p>
          </table:table-cell>
          <table:table-cell table:formula="of:=STDEV([.N2:.N6])" office:value-type="float" office:value="18048.5523035842" calcext:value-type="float">
            <text:p>18048.5523035842</text:p>
          </table:table-cell>
          <table:table-cell table:formula="of:=STDEV([.O2:.O6])" office:value-type="float" office:value="45102.8199855258" calcext:value-type="float">
            <text:p>45102.8199855258</text:p>
          </table:table-cell>
          <table:table-cell table:formula="of:=STDEV([.P2:.P6])" office:value-type="float" office:value="3760.32553437633" calcext:value-type="float">
            <text:p>3760.3255343763</text:p>
          </table:table-cell>
          <table:table-cell table:formula="of:=STDEV([.Q2:.Q6])" office:value-type="float" office:value="87184.6750670548" calcext:value-type="float">
            <text:p>87184.6750670548</text:p>
          </table:table-cell>
          <table:table-cell table:formula="of:=STDEV([.R2:.R6])" office:value-type="float" office:value="5761.4201369596" calcext:value-type="float">
            <text:p>5761.4201369596</text:p>
          </table:table-cell>
          <table:table-cell table:formula="of:=STDEV([.S2:.S6])" office:value-type="float" office:value="318464.377910625" calcext:value-type="float">
            <text:p>318464.377910625</text:p>
          </table:table-cell>
          <table:table-cell table:formula="of:=STDEV([.T2:.T6])" office:value-type="float" office:value="557975.136407764" calcext:value-type="float">
            <text:p>557975.136407764</text:p>
          </table:table-cell>
          <table:table-cell table:formula="of:=STDEV([.U2:.U6])" office:value-type="float" office:value="57242.4764457172" calcext:value-type="float">
            <text:p>57242.4764457172</text:p>
          </table:table-cell>
          <table:table-cell table:formula="of:=STDEV([.V2:.V6])" office:value-type="float" office:value="1005527.66436831" calcext:value-type="float">
            <text:p>1005527.66436831</text:p>
          </table:table-cell>
          <table:table-cell table:formula="of:=STDEV([.W2:.W6])" office:value-type="float" office:value="243179.792452531" calcext:value-type="float">
            <text:p>243179.792452531</text:p>
          </table:table-cell>
          <table:table-cell table:formula="of:=STDEV([.X2:.X6])" office:value-type="float" office:value="23388.9909842647" calcext:value-type="float">
            <text:p>23388.9909842647</text:p>
          </table:table-cell>
          <table:table-cell table:formula="of:=STDEV([.Y2:.Y6])" office:value-type="float" office:value="209772.459059248" calcext:value-type="float">
            <text:p>209772.459059248</text:p>
          </table:table-cell>
          <table:table-cell table:formula="of:=STDEV([.Z2:.Z6])" office:value-type="float" office:value="145415.988371821" calcext:value-type="float">
            <text:p>145415.988371821</text:p>
          </table:table-cell>
          <table:table-cell table:formula="of:=STDEV([.AA2:.AA6])" office:value-type="float" office:value="204098.472333637" calcext:value-type="float">
            <text:p>204098.472333637</text:p>
          </table:table-cell>
          <table:table-cell table:formula="of:=STDEV([.AB2:.AB6])" office:value-type="float" office:value="159264.428819639" calcext:value-type="float">
            <text:p>159264.428819639</text:p>
          </table:table-cell>
          <table:table-cell table:formula="of:=STDEV([.AC2:.AC6])" office:value-type="float" office:value="767774.391388732" calcext:value-type="float">
            <text:p>767774.391388732</text:p>
          </table:table-cell>
          <table:table-cell table:formula="of:=STDEV([.AD2:.AD6])" office:value-type="float" office:value="4888.34878977035" calcext:value-type="float">
            <text:p>4888.3487897704</text:p>
          </table:table-cell>
          <table:table-cell table:formula="of:=STDEV([.AE2:.AE6])" office:value-type="float" office:value="170191.510445704" calcext:value-type="float">
            <text:p>170191.510445704</text:p>
          </table:table-cell>
          <table:table-cell table:formula="of:=STDEV([.AF2:.AF6])" office:value-type="float" office:value="822558.641236797" calcext:value-type="float">
            <text:p>822558.641236797</text:p>
          </table:table-cell>
          <table:table-cell table:formula="of:=STDEV([.AG2:.AG6])" office:value-type="float" office:value="351780.671146914" calcext:value-type="float">
            <text:p>351780.671146914</text:p>
          </table:table-cell>
          <table:table-cell table:formula="of:=STDEV([.AH2:.AH6])" office:value-type="float" office:value="35032.2415523794" calcext:value-type="float">
            <text:p>35032.2415523794</text:p>
          </table:table-cell>
          <table:table-cell table:formula="of:=STDEV([.AI2:.AI6])" office:value-type="float" office:value="451406.473207315" calcext:value-type="float">
            <text:p>451406.473207315</text:p>
          </table:table-cell>
          <table:table-cell table:formula="of:=STDEV([.AJ2:.AJ6])" office:value-type="float" office:value="906150.960424145" calcext:value-type="float">
            <text:p>906150.960424145</text:p>
          </table:table-cell>
          <table:table-cell table:formula="of:=STDEV([.AK2:.AK6])" office:value-type="float" office:value="202132.779760476" calcext:value-type="float">
            <text:p>202132.779760476</text:p>
          </table:table-cell>
          <table:table-cell table:formula="of:=STDEV([.AL2:.AL6])" office:value-type="float" office:value="237392.187708636" calcext:value-type="float">
            <text:p>237392.187708636</text:p>
          </table:table-cell>
          <table:table-cell table:formula="of:=STDEV([.AM2:.AM6])" office:value-type="float" office:value="167851.446935368" calcext:value-type="float">
            <text:p>167851.446935368</text:p>
          </table:table-cell>
          <table:table-cell table:formula="of:=STDEV([.AN2:.AN6])" office:value-type="float" office:value="155808.915311674" calcext:value-type="float">
            <text:p>155808.915311674</text:p>
          </table:table-cell>
          <table:table-cell table:formula="of:=STDEV([.AO2:.AO6])" office:value-type="float" office:value="54574.2322853725" calcext:value-type="float">
            <text:p>54574.2322853725</text:p>
          </table:table-cell>
          <table:table-cell table:formula="of:=STDEV([.AP2:.AP6])" office:value-type="float" office:value="52702.8682762128" calcext:value-type="float">
            <text:p>52702.8682762128</text:p>
          </table:table-cell>
          <table:table-cell table:formula="of:=STDEV([.AQ2:.AQ6])" office:value-type="float" office:value="29135.5600573702" calcext:value-type="float">
            <text:p>29135.5600573702</text:p>
          </table:table-cell>
          <table:table-cell table:formula="of:=STDEV([.AR2:.AR6])" office:value-type="float" office:value="6819.94251018996" calcext:value-type="float">
            <text:p>6819.94251019</text:p>
          </table:table-cell>
          <table:table-cell table:formula="of:=STDEV([.AS2:.AS6])" office:value-type="float" office:value="5246.58545768946" calcext:value-type="float">
            <text:p>5246.5854576895</text:p>
          </table:table-cell>
          <table:table-cell table:formula="of:=STDEV([.AT2:.AT6])" office:value-type="float" office:value="1623.5179928526" calcext:value-type="float">
            <text:p>1623.5179928526</text:p>
          </table:table-cell>
          <table:table-cell table:formula="of:=STDEV([.AU2:.AU6])" office:value-type="float" office:value="65971.1752897545" calcext:value-type="float">
            <text:p>65971.1752897545</text:p>
          </table:table-cell>
          <table:table-cell table:formula="of:=STDEV([.AV2:.AV6])" office:value-type="float" office:value="74713.7472160633" calcext:value-type="float">
            <text:p>74713.7472160633</text:p>
          </table:table-cell>
          <table:table-cell table:formula="of:=STDEV([.AW2:.AW6])" office:value-type="float" office:value="25555.9595424085" calcext:value-type="float">
            <text:p>25555.9595424085</text:p>
          </table:table-cell>
          <table:table-cell table:formula="of:=STDEV([.AX2:.AX6])" office:value-type="float" office:value="0" calcext:value-type="float">
            <text:p>0</text:p>
          </table:table-cell>
          <table:table-cell table:formula="of:=STDEV([.AY2:.AY6])" office:value-type="float" office:value="27153.7926567988" calcext:value-type="float">
            <text:p>27153.7926567988</text:p>
          </table:table-cell>
          <table:table-cell table:formula="of:=STDEV([.AZ2:.AZ6])" office:value-type="float" office:value="104414.446305059" calcext:value-type="float">
            <text:p>104414.446305059</text:p>
          </table:table-cell>
          <table:table-cell table:formula="of:=STDEV([.BA2:.BA6])" office:value-type="float" office:value="154437.235160055" calcext:value-type="float">
            <text:p>154437.235160055</text:p>
          </table:table-cell>
          <table:table-cell table:formula="of:=STDEV([.BB2:.BB6])" office:value-type="float" office:value="68657.9903582436" calcext:value-type="float">
            <text:p>68657.9903582436</text:p>
          </table:table-cell>
          <table:table-cell table:formula="of:=STDEV([.BC2:.BC6])" office:value-type="float" office:value="489638.339057167" calcext:value-type="float">
            <text:p>489638.339057167</text:p>
          </table:table-cell>
          <table:table-cell table:formula="of:=STDEV([.BD2:.BD6])" office:value-type="float" office:value="5419.10836260278" calcext:value-type="float">
            <text:p>5419.1083626028</text:p>
          </table:table-cell>
          <table:table-cell table:formula="of:=STDEV([.BE2:.BE6])" office:value-type="float" office:value="3874.44915234198" calcext:value-type="float">
            <text:p>3874.449152342</text:p>
          </table:table-cell>
          <table:table-cell table:formula="of:=STDEV([.BF2:.BF6])" office:value-type="float" office:value="17531.5225669795" calcext:value-type="float">
            <text:p>17531.5225669795</text:p>
          </table:table-cell>
          <table:table-cell table:formula="of:=STDEV([.BG2:.BG6])" office:value-type="float" office:value="29935.3809676078" calcext:value-type="float">
            <text:p>29935.3809676078</text:p>
          </table:table-cell>
          <table:table-cell table:formula="of:=STDEV([.BH2:.BH6])" office:value-type="float" office:value="100227.481415289" calcext:value-type="float">
            <text:p>100227.481415289</text:p>
          </table:table-cell>
          <table:table-cell table:formula="of:=STDEV([.BI2:.BI6])" office:value-type="float" office:value="16008.0129455786" calcext:value-type="float">
            <text:p>16008.0129455786</text:p>
          </table:table-cell>
          <table:table-cell table:formula="of:=STDEV([.BJ2:.BJ6])" office:value-type="float" office:value="88047.2666465502" calcext:value-type="float">
            <text:p>88047.2666465502</text:p>
          </table:table-cell>
          <table:table-cell table:formula="of:=STDEV([.BK2:.BK6])" office:value-type="float" office:value="130816.704666293" calcext:value-type="float">
            <text:p>130816.704666293</text:p>
          </table:table-cell>
          <table:table-cell table:formula="of:=STDEV([.BL2:.BL6])" office:value-type="float" office:value="4732174.38376018" calcext:value-type="float">
            <text:p>4732174.38376018</text:p>
          </table:table-cell>
          <table:table-cell table:formula="of:=STDEV([.BM2:.BM6])" office:value-type="float" office:value="41602.0078272122" calcext:value-type="float">
            <text:p>41602.0078272122</text:p>
          </table:table-cell>
          <table:table-cell table:formula="of:=STDEV([.BN2:.BN6])" office:value-type="float" office:value="154381.64878704" calcext:value-type="float">
            <text:p>154381.64878704</text:p>
          </table:table-cell>
          <table:table-cell table:formula="of:=STDEV([.BO2:.BO6])" office:value-type="float" office:value="3182.47627141251" calcext:value-type="float">
            <text:p>3182.4762714125</text:p>
          </table:table-cell>
          <table:table-cell table:formula="of:=STDEV([.BP2:.BP6])" office:value-type="float" office:value="203142.407646649" calcext:value-type="float">
            <text:p>203142.407646649</text:p>
          </table:table-cell>
          <table:table-cell table:formula="of:=STDEV([.BQ2:.BQ6])" office:value-type="float" office:value="249742.792604769" calcext:value-type="float">
            <text:p>249742.792604769</text:p>
          </table:table-cell>
          <table:table-cell table:formula="of:=STDEV([.BR2:.BR6])" office:value-type="float" office:value="3930.16153024459" calcext:value-type="float">
            <text:p>3930.1615302446</text:p>
          </table:table-cell>
          <table:table-cell table:formula="of:=STDEV([.BS2:.BS6])" office:value-type="float" office:value="2614233.17039215" calcext:value-type="float">
            <text:p>2614233.17039215</text:p>
          </table:table-cell>
          <table:table-cell table:formula="of:=STDEV([.BT2:.BT6])" office:value-type="float" office:value="3767225.66841998" calcext:value-type="float">
            <text:p>3767225.66841998</text:p>
          </table:table-cell>
          <table:table-cell table:formula="of:=STDEV([.BU2:.BU6])" office:value-type="float" office:value="1936151.19562204" calcext:value-type="float">
            <text:p>1936151.19562204</text:p>
          </table:table-cell>
          <table:table-cell table:formula="of:=STDEV([.BV2:.BV6])" office:value-type="float" office:value="10158188.9786449" calcext:value-type="float">
            <text:p>10158188.9786449</text:p>
          </table:table-cell>
          <table:table-cell table:formula="of:=STDEV([.BW2:.BW6])" office:value-type="float" office:value="587502.720015163" calcext:value-type="float">
            <text:p>587502.720015163</text:p>
          </table:table-cell>
          <table:table-cell table:formula="of:=AVERAGE([.B44:.BW44])" office:value-type="float" office:value="738674.812630789" calcext:value-type="float">
            <text:p>738674.812630789</text:p>
          </table:table-cell>
          <table:table-cell table:style-name="Default"/>
          <table:table-cell table:number-columns-repeated="947"/>
        </table:table-row>
        <table:table-row table:style-name="ro2">
          <table:table-cell office:value-type="string" calcext:value-type="string">
            <text:p>Rand (1,12,29)</text:p>
          </table:table-cell>
          <table:table-cell table:formula="of:=STDEV([.B2];[.B13];[.B30])" office:value-type="float" office:value="575564.35549022" calcext:value-type="float">
            <text:p>575564.35549022</text:p>
          </table:table-cell>
          <table:table-cell table:formula="of:=STDEV([.C2];[.C13];[.C30])" office:value-type="float" office:value="905619.867833037" calcext:value-type="float">
            <text:p>905619.867833037</text:p>
          </table:table-cell>
          <table:table-cell table:formula="of:=STDEV([.D2];[.D13];[.D30])" office:value-type="float" office:value="3136634.69842974" calcext:value-type="float">
            <text:p>3136634.69842974</text:p>
          </table:table-cell>
          <table:table-cell table:formula="of:=STDEV([.E2];[.E13];[.E30])" office:value-type="float" office:value="149909.069719578" calcext:value-type="float">
            <text:p>149909.069719578</text:p>
          </table:table-cell>
          <table:table-cell table:formula="of:=STDEV([.F2];[.F13];[.F30])" office:value-type="float" office:value="175846.90956071" calcext:value-type="float">
            <text:p>175846.90956071</text:p>
          </table:table-cell>
          <table:table-cell table:formula="of:=STDEV([.G2];[.G13];[.G30])" office:value-type="float" office:value="2252777.51718321" calcext:value-type="float">
            <text:p>2252777.51718321</text:p>
          </table:table-cell>
          <table:table-cell table:formula="of:=STDEV([.H2];[.H13];[.H30])" office:value-type="float" office:value="1848884.15394217" calcext:value-type="float">
            <text:p>1848884.15394217</text:p>
          </table:table-cell>
          <table:table-cell table:formula="of:=STDEV([.I2];[.I13];[.I30])" office:value-type="float" office:value="9604566.38663287" calcext:value-type="float">
            <text:p>9604566.38663287</text:p>
          </table:table-cell>
          <table:table-cell table:formula="of:=STDEV([.J2];[.J13];[.J30])" office:value-type="float" office:value="168929.873325521" calcext:value-type="float">
            <text:p>168929.873325521</text:p>
          </table:table-cell>
          <table:table-cell table:formula="of:=STDEV([.K2];[.K13];[.K30])" office:value-type="float" office:value="196490.214748446" calcext:value-type="float">
            <text:p>196490.214748446</text:p>
          </table:table-cell>
          <table:table-cell table:formula="of:=STDEV([.L2];[.L13];[.L30])" office:value-type="float" office:value="119899.837722313" calcext:value-type="float">
            <text:p>119899.837722313</text:p>
          </table:table-cell>
          <table:table-cell table:formula="of:=STDEV([.M2];[.M13];[.M30])" office:value-type="float" office:value="5699908.92821875" calcext:value-type="float">
            <text:p>5699908.92821875</text:p>
          </table:table-cell>
          <table:table-cell table:formula="of:=STDEV([.N2];[.N13];[.N30])" office:value-type="float" office:value="12503.1294628531" calcext:value-type="float">
            <text:p>12503.1294628531</text:p>
          </table:table-cell>
          <table:table-cell table:formula="of:=STDEV([.O2];[.O13];[.O30])" office:value-type="float" office:value="19019.2591196532" calcext:value-type="float">
            <text:p>19019.2591196532</text:p>
          </table:table-cell>
          <table:table-cell table:formula="of:=STDEV([.P2];[.P13];[.P30])" office:value-type="float" office:value="21291.9292183311" calcext:value-type="float">
            <text:p>21291.9292183311</text:p>
          </table:table-cell>
          <table:table-cell table:formula="of:=STDEV([.Q2];[.Q13];[.Q30])" office:value-type="float" office:value="232883.645950949" calcext:value-type="float">
            <text:p>232883.645950949</text:p>
          </table:table-cell>
          <table:table-cell table:formula="of:=STDEV([.R2];[.R13];[.R30])" office:value-type="float" office:value="50076.9403655021" calcext:value-type="float">
            <text:p>50076.9403655021</text:p>
          </table:table-cell>
          <table:table-cell table:formula="of:=STDEV([.S2];[.S13];[.S30])" office:value-type="float" office:value="192872.624396105" calcext:value-type="float">
            <text:p>192872.624396105</text:p>
          </table:table-cell>
          <table:table-cell table:formula="of:=STDEV([.T2];[.T13];[.T30])" office:value-type="float" office:value="764422.307562616" calcext:value-type="float">
            <text:p>764422.307562616</text:p>
          </table:table-cell>
          <table:table-cell table:formula="of:=STDEV([.U2];[.U13];[.U30])" office:value-type="float" office:value="82053.0013222559" calcext:value-type="float">
            <text:p>82053.0013222559</text:p>
          </table:table-cell>
          <table:table-cell table:formula="of:=STDEV([.V2];[.V13];[.V30])" office:value-type="float" office:value="485103.320390238" calcext:value-type="float">
            <text:p>485103.320390238</text:p>
          </table:table-cell>
          <table:table-cell table:formula="of:=STDEV([.W2];[.W13];[.W30])" office:value-type="float" office:value="87242.6447623993" calcext:value-type="float">
            <text:p>87242.6447623993</text:p>
          </table:table-cell>
          <table:table-cell table:formula="of:=STDEV([.X2];[.X13];[.X30])" office:value-type="float" office:value="37264.8305486567" calcext:value-type="float">
            <text:p>37264.8305486567</text:p>
          </table:table-cell>
          <table:table-cell table:formula="of:=STDEV([.Y2];[.Y13];[.Y30])" office:value-type="float" office:value="159027.590212537" calcext:value-type="float">
            <text:p>159027.590212537</text:p>
          </table:table-cell>
          <table:table-cell table:formula="of:=STDEV([.Z2];[.Z13];[.Z30])" office:value-type="float" office:value="165931.317176657" calcext:value-type="float">
            <text:p>165931.317176657</text:p>
          </table:table-cell>
          <table:table-cell table:formula="of:=STDEV([.AA2];[.AA13];[.AA30])" office:value-type="float" office:value="126597.983769063" calcext:value-type="float">
            <text:p>126597.983769063</text:p>
          </table:table-cell>
          <table:table-cell table:formula="of:=STDEV([.AB2];[.AB13];[.AB30])" office:value-type="float" office:value="272728.995274397" calcext:value-type="float">
            <text:p>272728.995274397</text:p>
          </table:table-cell>
          <table:table-cell table:formula="of:=STDEV([.AC2];[.AC13];[.AC30])" office:value-type="float" office:value="512890.520182276" calcext:value-type="float">
            <text:p>512890.520182276</text:p>
          </table:table-cell>
          <table:table-cell table:formula="of:=STDEV([.AD2];[.AD13];[.AD30])" office:value-type="float" office:value="14937.1439674564" calcext:value-type="float">
            <text:p>14937.1439674564</text:p>
          </table:table-cell>
          <table:table-cell table:formula="of:=STDEV([.AE2];[.AE13];[.AE30])" office:value-type="float" office:value="86574.730696754" calcext:value-type="float">
            <text:p>86574.730696754</text:p>
          </table:table-cell>
          <table:table-cell table:formula="of:=STDEV([.AF2];[.AF13];[.AF30])" office:value-type="float" office:value="875241.580225868" calcext:value-type="float">
            <text:p>875241.580225868</text:p>
          </table:table-cell>
          <table:table-cell table:formula="of:=STDEV([.AG2];[.AG13];[.AG30])" office:value-type="float" office:value="517179.326608143" calcext:value-type="float">
            <text:p>517179.326608143</text:p>
          </table:table-cell>
          <table:table-cell table:formula="of:=STDEV([.AH2];[.AH13];[.AH30])" office:value-type="float" office:value="43298.4004225127" calcext:value-type="float">
            <text:p>43298.4004225127</text:p>
          </table:table-cell>
          <table:table-cell table:formula="of:=STDEV([.AI2];[.AI13];[.AI30])" office:value-type="float" office:value="1353096.78217949" calcext:value-type="float">
            <text:p>1353096.78217949</text:p>
          </table:table-cell>
          <table:table-cell table:formula="of:=STDEV([.AJ2];[.AJ13];[.AJ30])" office:value-type="float" office:value="120133.069998798" calcext:value-type="float">
            <text:p>120133.069998798</text:p>
          </table:table-cell>
          <table:table-cell table:formula="of:=STDEV([.AK2];[.AK13];[.AK30])" office:value-type="float" office:value="269766.026427993" calcext:value-type="float">
            <text:p>269766.026427993</text:p>
          </table:table-cell>
          <table:table-cell table:formula="of:=STDEV([.AL2];[.AL13];[.AL30])" office:value-type="float" office:value="110076.409400398" calcext:value-type="float">
            <text:p>110076.409400398</text:p>
          </table:table-cell>
          <table:table-cell table:formula="of:=STDEV([.AM2];[.AM13];[.AM30])" office:value-type="float" office:value="52572.947281456" calcext:value-type="float">
            <text:p>52572.947281456</text:p>
          </table:table-cell>
          <table:table-cell table:formula="of:=STDEV([.AN2];[.AN13];[.AN30])" office:value-type="float" office:value="174572.633226495" calcext:value-type="float">
            <text:p>174572.633226495</text:p>
          </table:table-cell>
          <table:table-cell table:formula="of:=STDEV([.AO2];[.AO13];[.AO30])" office:value-type="float" office:value="2802.04171369557" calcext:value-type="float">
            <text:p>2802.0417136956</text:p>
          </table:table-cell>
          <table:table-cell table:formula="of:=STDEV([.AP2];[.AP13];[.AP30])" office:value-type="float" office:value="228858.653481729" calcext:value-type="float">
            <text:p>228858.653481729</text:p>
          </table:table-cell>
          <table:table-cell table:formula="of:=STDEV([.AQ2];[.AQ13];[.AQ30])" office:value-type="float" office:value="22508.7238261074" calcext:value-type="float">
            <text:p>22508.7238261074</text:p>
          </table:table-cell>
          <table:table-cell table:formula="of:=STDEV([.AR2];[.AR13];[.AR30])" office:value-type="float" office:value="15624.7950137473" calcext:value-type="float">
            <text:p>15624.7950137473</text:p>
          </table:table-cell>
          <table:table-cell table:formula="of:=STDEV([.AS2];[.AS13];[.AS30])" office:value-type="float" office:value="5955.89428978643" calcext:value-type="float">
            <text:p>5955.8942897864</text:p>
          </table:table-cell>
          <table:table-cell table:formula="of:=STDEV([.AT2];[.AT13];[.AT30])" office:value-type="float" office:value="7092.95386495987" calcext:value-type="float">
            <text:p>7092.9538649599</text:p>
          </table:table-cell>
          <table:table-cell table:formula="of:=STDEV([.AU2];[.AU13];[.AU30])" office:value-type="float" office:value="82094.9106095496" calcext:value-type="float">
            <text:p>82094.9106095496</text:p>
          </table:table-cell>
          <table:table-cell table:formula="of:=STDEV([.AV2];[.AV13];[.AV30])" office:value-type="float" office:value="107227.371070504" calcext:value-type="float">
            <text:p>107227.371070504</text:p>
          </table:table-cell>
          <table:table-cell table:formula="of:=STDEV([.AW2];[.AW13];[.AW30])" office:value-type="float" office:value="438873.070590897" calcext:value-type="float">
            <text:p>438873.070590897</text:p>
          </table:table-cell>
          <table:table-cell table:formula="of:=STDEV([.AX2];[.AX13];[.AX30])" office:value-type="float" office:value="263448.366843482" calcext:value-type="float">
            <text:p>263448.366843482</text:p>
          </table:table-cell>
          <table:table-cell table:formula="of:=STDEV([.AY2];[.AY13];[.AY30])" office:value-type="float" office:value="85768.1324260537" calcext:value-type="float">
            <text:p>85768.1324260537</text:p>
          </table:table-cell>
          <table:table-cell table:formula="of:=STDEV([.AZ2];[.AZ13];[.AZ30])" office:value-type="float" office:value="613038.908920108" calcext:value-type="float">
            <text:p>613038.908920108</text:p>
          </table:table-cell>
          <table:table-cell table:formula="of:=STDEV([.BA2];[.BA13];[.BA30])" office:value-type="float" office:value="95796.2134462301" calcext:value-type="float">
            <text:p>95796.2134462301</text:p>
          </table:table-cell>
          <table:table-cell table:formula="of:=STDEV([.BB2];[.BB13];[.BB30])" office:value-type="float" office:value="85070.2419374918" calcext:value-type="float">
            <text:p>85070.2419374918</text:p>
          </table:table-cell>
          <table:table-cell table:formula="of:=STDEV([.BC2];[.BC13];[.BC30])" office:value-type="float" office:value="694091.689689119" calcext:value-type="float">
            <text:p>694091.689689119</text:p>
          </table:table-cell>
          <table:table-cell table:formula="of:=STDEV([.BD2];[.BD13];[.BD30])" office:value-type="float" office:value="42215.9737266508" calcext:value-type="float">
            <text:p>42215.9737266508</text:p>
          </table:table-cell>
          <table:table-cell table:formula="of:=STDEV([.BE2];[.BE13];[.BE30])" office:value-type="float" office:value="5654.54728074511" calcext:value-type="float">
            <text:p>5654.5472807451</text:p>
          </table:table-cell>
          <table:table-cell table:formula="of:=STDEV([.BF2];[.BF13];[.BF30])" office:value-type="float" office:value="114067.703031892" calcext:value-type="float">
            <text:p>114067.703031892</text:p>
          </table:table-cell>
          <table:table-cell table:formula="of:=STDEV([.BG2];[.BG13];[.BG30])" office:value-type="float" office:value="242031.540587293" calcext:value-type="float">
            <text:p>242031.540587293</text:p>
          </table:table-cell>
          <table:table-cell table:formula="of:=STDEV([.BH2];[.BH13];[.BH30])" office:value-type="float" office:value="449208.445648064" calcext:value-type="float">
            <text:p>449208.445648064</text:p>
          </table:table-cell>
          <table:table-cell table:formula="of:=STDEV([.BI2];[.BI13];[.BI30])" office:value-type="float" office:value="53289.4445350993" calcext:value-type="float">
            <text:p>53289.4445350993</text:p>
          </table:table-cell>
          <table:table-cell table:formula="of:=STDEV([.BJ2];[.BJ13];[.BJ30])" office:value-type="float" office:value="122648.823387373" calcext:value-type="float">
            <text:p>122648.823387373</text:p>
          </table:table-cell>
          <table:table-cell table:formula="of:=STDEV([.BK2];[.BK13];[.BK30])" office:value-type="float" office:value="170876.955247308" calcext:value-type="float">
            <text:p>170876.955247308</text:p>
          </table:table-cell>
          <table:table-cell table:formula="of:=STDEV([.BL2];[.BL13];[.BL30])" office:value-type="float" office:value="15202189.3024718" calcext:value-type="float">
            <text:p>15202189.3024718</text:p>
          </table:table-cell>
          <table:table-cell table:formula="of:=STDEV([.BM2];[.BM13];[.BM30])" office:value-type="float" office:value="50359.4634622777" calcext:value-type="float">
            <text:p>50359.4634622777</text:p>
          </table:table-cell>
          <table:table-cell table:formula="of:=STDEV([.BN2];[.BN13];[.BN30])" office:value-type="float" office:value="287642.95201779" calcext:value-type="float">
            <text:p>287642.95201779</text:p>
          </table:table-cell>
          <table:table-cell table:formula="of:=STDEV([.BO2];[.BO13];[.BO30])" office:value-type="float" office:value="22658.0527775115" calcext:value-type="float">
            <text:p>22658.0527775115</text:p>
          </table:table-cell>
          <table:table-cell table:formula="of:=STDEV([.BP2];[.BP13];[.BP30])" office:value-type="float" office:value="197946.349832765" calcext:value-type="float">
            <text:p>197946.349832765</text:p>
          </table:table-cell>
          <table:table-cell table:formula="of:=STDEV([.BQ2];[.BQ13];[.BQ30])" office:value-type="float" office:value="343955.791307236" calcext:value-type="float">
            <text:p>343955.791307236</text:p>
          </table:table-cell>
          <table:table-cell table:formula="of:=STDEV([.BR2];[.BR13];[.BR30])" office:value-type="float" office:value="13741.4687630699" calcext:value-type="float">
            <text:p>13741.4687630699</text:p>
          </table:table-cell>
          <table:table-cell table:formula="of:=STDEV([.BS2];[.BS13];[.BS30])" office:value-type="float" office:value="1799307.87651615" calcext:value-type="float">
            <text:p>1799307.87651615</text:p>
          </table:table-cell>
          <table:table-cell table:formula="of:=STDEV([.BT2];[.BT13];[.BT30])" office:value-type="float" office:value="10212731.6599866" calcext:value-type="float">
            <text:p>10212731.6599866</text:p>
          </table:table-cell>
          <table:table-cell table:formula="of:=STDEV([.BU2];[.BU13];[.BU30])" office:value-type="float" office:value="5090728.24380261" calcext:value-type="float">
            <text:p>5090728.24380261</text:p>
          </table:table-cell>
          <table:table-cell table:formula="of:=STDEV([.BV2];[.BV13];[.BV30])" office:value-type="float" office:value="12378273.6410006" calcext:value-type="float">
            <text:p>12378273.6410006</text:p>
          </table:table-cell>
          <table:table-cell table:formula="of:=STDEV([.BW2];[.BW13];[.BW30])" office:value-type="float" office:value="1503981.26414727" calcext:value-type="float">
            <text:p>1503981.26414727</text:p>
          </table:table-cell>
          <table:table-cell table:formula="of:=AVERAGE([.B45:.BW45])" office:value-type="float" office:value="1117920.97797581" calcext:value-type="float">
            <text:p>1117920.97797581</text:p>
          </table:table-cell>
          <table:table-cell table:style-name="Default"/>
          <table:table-cell table:number-columns-repeated="947"/>
        </table:table-row>
        <table:table-row table:style-name="ro2">
          <table:table-cell table:style-name="ce5" office:value-type="string" calcext:value-type="string">
            <text:p>normalized</text:p>
          </table:table-cell>
          <table:table-cell table:style-name="Default" table:number-columns-repeated="76"/>
          <table:table-cell table:number-columns-repeated="947"/>
        </table:table-row>
        <table:table-row table:style-name="ro2">
          <table:table-cell office:value-type="string" calcext:value-type="string">
            <text:p>weird</text:p>
          </table:table-cell>
          <table:table-cell table:formula="of:=STANDARDIZE([.B37];AVERAGE([.B$37:.B$44]);STDEV([.B$37:.B$44]))" office:value-type="float" office:value="-1.17824738145131" calcext:value-type="float">
            <text:p>-1.1782473815</text:p>
          </table:table-cell>
          <table:table-cell table:formula="of:=STANDARDIZE([.C37];AVERAGE([.C$37:.C$44]);STDEV([.C$37:.C$44]))" office:value-type="float" office:value="-1.11691180889434" calcext:value-type="float">
            <text:p>-1.1169118089</text:p>
          </table:table-cell>
          <table:table-cell table:formula="of:=STANDARDIZE([.D37];AVERAGE([.D$37:.D$44]);STDEV([.D$37:.D$44]))" office:value-type="float" office:value="-0.9240332223625" calcext:value-type="float">
            <text:p>-0.9240332224</text:p>
          </table:table-cell>
          <table:table-cell table:formula="of:=STANDARDIZE([.E37];AVERAGE([.E$37:.E$44]);STDEV([.E$37:.E$44]))" office:value-type="float" office:value="-1.29317199257497" calcext:value-type="float">
            <text:p>-1.2931719926</text:p>
          </table:table-cell>
          <table:table-cell table:formula="of:=STANDARDIZE([.F37];AVERAGE([.F$37:.F$44]);STDEV([.F$37:.F$44]))" office:value-type="float" office:value="-0.811601074262433" calcext:value-type="float">
            <text:p>-0.8116010743</text:p>
          </table:table-cell>
          <table:table-cell table:formula="of:=STANDARDIZE([.G37];AVERAGE([.G$37:.G$44]);STDEV([.G$37:.G$44]))" office:value-type="float" office:value="-1.1389973758681" calcext:value-type="float">
            <text:p>-1.1389973759</text:p>
          </table:table-cell>
          <table:table-cell table:formula="of:=STANDARDIZE([.H37];AVERAGE([.H$37:.H$44]);STDEV([.H$37:.H$44]))" office:value-type="float" office:value="-1.43455220412488" calcext:value-type="float">
            <text:p>-1.4345522041</text:p>
          </table:table-cell>
          <table:table-cell table:formula="of:=STANDARDIZE([.I37];AVERAGE([.I$37:.I$44]);STDEV([.I$37:.I$44]))" office:value-type="float" office:value="-1.3107541660121" calcext:value-type="float">
            <text:p>-1.310754166</text:p>
          </table:table-cell>
          <table:table-cell table:formula="of:=STANDARDIZE([.J37];AVERAGE([.J$37:.J$44]);STDEV([.J$37:.J$44]))" office:value-type="float" office:value="-0.637742886452041" calcext:value-type="float">
            <text:p>-0.6377428865</text:p>
          </table:table-cell>
          <table:table-cell table:formula="of:=STANDARDIZE([.K37];AVERAGE([.K$37:.K$44]);STDEV([.K$37:.K$44]))" office:value-type="float" office:value="-1.19407670151379" calcext:value-type="float">
            <text:p>-1.1940767015</text:p>
          </table:table-cell>
          <table:table-cell table:formula="of:=STANDARDIZE([.L37];AVERAGE([.L$37:.L$44]);STDEV([.L$37:.L$44]))" office:value-type="float" office:value="-1.47382668317134" calcext:value-type="float">
            <text:p>-1.4738266832</text:p>
          </table:table-cell>
          <table:table-cell table:formula="of:=STANDARDIZE([.M37];AVERAGE([.M$37:.M$44]);STDEV([.M$37:.M$44]))" office:value-type="float" office:value="-1.44795197386963" calcext:value-type="float">
            <text:p>-1.4479519739</text:p>
          </table:table-cell>
          <table:table-cell table:formula="of:=STANDARDIZE([.N37];AVERAGE([.N$37:.N$44]);STDEV([.N$37:.N$44]))" office:value-type="float" office:value="-0.757917829245293" calcext:value-type="float">
            <text:p>-0.7579178292</text:p>
          </table:table-cell>
          <table:table-cell table:formula="of:=STANDARDIZE([.O37];AVERAGE([.O$37:.O$44]);STDEV([.O$37:.O$44]))" office:value-type="float" office:value="-1.11858930656289" calcext:value-type="float">
            <text:p>-1.1185893066</text:p>
          </table:table-cell>
          <table:table-cell table:formula="of:=STANDARDIZE([.P37];AVERAGE([.P$37:.P$44]);STDEV([.P$37:.P$44]))" office:value-type="float" office:value="-1.0360596128111" calcext:value-type="float">
            <text:p>-1.0360596128</text:p>
          </table:table-cell>
          <table:table-cell table:formula="of:=STANDARDIZE([.Q37];AVERAGE([.Q$37:.Q$44]);STDEV([.Q$37:.Q$44]))" office:value-type="float" office:value="-1.5902273302939" calcext:value-type="float">
            <text:p>-1.5902273303</text:p>
          </table:table-cell>
          <table:table-cell table:formula="of:=STANDARDIZE([.R37];AVERAGE([.R$37:.R$44]);STDEV([.R$37:.R$44]))" office:value-type="float" office:value="-0.191176357549343" calcext:value-type="float">
            <text:p>-0.1911763575</text:p>
          </table:table-cell>
          <table:table-cell table:formula="of:=STANDARDIZE([.S37];AVERAGE([.S$37:.S$44]);STDEV([.S$37:.S$44]))" office:value-type="float" office:value="-0.965712039811612" calcext:value-type="float">
            <text:p>-0.9657120398</text:p>
          </table:table-cell>
          <table:table-cell table:formula="of:=STANDARDIZE([.T37];AVERAGE([.T$37:.T$44]);STDEV([.T$37:.T$44]))" office:value-type="float" office:value="-1.26553573605256" calcext:value-type="float">
            <text:p>-1.2655357361</text:p>
          </table:table-cell>
          <table:table-cell table:formula="of:=STANDARDIZE([.U37];AVERAGE([.U$37:.U$44]);STDEV([.U$37:.U$44]))" office:value-type="float" office:value="-1.5823810030537" calcext:value-type="float">
            <text:p>-1.5823810031</text:p>
          </table:table-cell>
          <table:table-cell table:formula="of:=STANDARDIZE([.V37];AVERAGE([.V$37:.V$44]);STDEV([.V$37:.V$44]))" office:value-type="float" office:value="-1.420662913565" calcext:value-type="float">
            <text:p>-1.4206629136</text:p>
          </table:table-cell>
          <table:table-cell table:formula="of:=STANDARDIZE([.W37];AVERAGE([.W$37:.W$44]);STDEV([.W$37:.W$44]))" office:value-type="float" office:value="-1.04895752974066" calcext:value-type="float">
            <text:p>-1.0489575297</text:p>
          </table:table-cell>
          <table:table-cell table:formula="of:=STANDARDIZE([.X37];AVERAGE([.X$37:.X$44]);STDEV([.X$37:.X$44]))" office:value-type="float" office:value="-1.35747385479321" calcext:value-type="float">
            <text:p>-1.3574738548</text:p>
          </table:table-cell>
          <table:table-cell table:formula="of:=STANDARDIZE([.Y37];AVERAGE([.Y$37:.Y$44]);STDEV([.Y$37:.Y$44]))" office:value-type="float" office:value="-1.39306777119043" calcext:value-type="float">
            <text:p>-1.3930677712</text:p>
          </table:table-cell>
          <table:table-cell table:formula="of:=STANDARDIZE([.Z37];AVERAGE([.Z$37:.Z$44]);STDEV([.Z$37:.Z$44]))" office:value-type="float" office:value="1.73427389560341" calcext:value-type="float">
            <text:p>1.7342738956</text:p>
          </table:table-cell>
          <table:table-cell table:formula="of:=STANDARDIZE([.AA37];AVERAGE([.AA$37:.AA$44]);STDEV([.AA$37:.AA$44]))" office:value-type="float" office:value="-1.42589013085993" calcext:value-type="float">
            <text:p>-1.4258901309</text:p>
          </table:table-cell>
          <table:table-cell table:formula="of:=STANDARDIZE([.AB37];AVERAGE([.AB$37:.AB$44]);STDEV([.AB$37:.AB$44]))" office:value-type="float" office:value="-1.13711226818215" calcext:value-type="float">
            <text:p>-1.1371122682</text:p>
          </table:table-cell>
          <table:table-cell table:formula="of:=STANDARDIZE([.AC37];AVERAGE([.AC$37:.AC$44]);STDEV([.AC$37:.AC$44]))" office:value-type="float" office:value="0.205325821262163" calcext:value-type="float">
            <text:p>0.2053258213</text:p>
          </table:table-cell>
          <table:table-cell table:formula="of:=STANDARDIZE([.AD37];AVERAGE([.AD$37:.AD$44]);STDEV([.AD$37:.AD$44]))" office:value-type="float" office:value="-1.18405810704771" calcext:value-type="float">
            <text:p>-1.184058107</text:p>
          </table:table-cell>
          <table:table-cell table:formula="of:=STANDARDIZE([.AE37];AVERAGE([.AE$37:.AE$44]);STDEV([.AE$37:.AE$44]))" office:value-type="float" office:value="-1.35696295386937" calcext:value-type="float">
            <text:p>-1.3569629539</text:p>
          </table:table-cell>
          <table:table-cell table:formula="of:=STANDARDIZE([.AF37];AVERAGE([.AF$37:.AF$44]);STDEV([.AF$37:.AF$44]))" office:value-type="float" office:value="-1.07130235567932" calcext:value-type="float">
            <text:p>-1.0713023557</text:p>
          </table:table-cell>
          <table:table-cell table:formula="of:=STANDARDIZE([.AG37];AVERAGE([.AG$37:.AG$44]);STDEV([.AG$37:.AG$44]))" office:value-type="float" office:value="-0.20225495886094" calcext:value-type="float">
            <text:p>-0.2022549589</text:p>
          </table:table-cell>
          <table:table-cell table:formula="of:=STANDARDIZE([.AH37];AVERAGE([.AH$37:.AH$44]);STDEV([.AH$37:.AH$44]))" office:value-type="float" office:value="-0.962735157118061" calcext:value-type="float">
            <text:p>-0.9627351571</text:p>
          </table:table-cell>
          <table:table-cell table:formula="of:=STANDARDIZE([.AI37];AVERAGE([.AI$37:.AI$44]);STDEV([.AI$37:.AI$44]))" office:value-type="float" office:value="-1.14894455851261" calcext:value-type="float">
            <text:p>-1.1489445585</text:p>
          </table:table-cell>
          <table:table-cell table:formula="of:=STANDARDIZE([.AJ37];AVERAGE([.AJ$37:.AJ$44]);STDEV([.AJ$37:.AJ$44]))" office:value-type="float" office:value="-0.899638777382861" calcext:value-type="float">
            <text:p>-0.8996387774</text:p>
          </table:table-cell>
          <table:table-cell table:formula="of:=STANDARDIZE([.AK37];AVERAGE([.AK$37:.AK$44]);STDEV([.AK$37:.AK$44]))" office:value-type="float" office:value="-0.828502284603867" calcext:value-type="float">
            <text:p>-0.8285022846</text:p>
          </table:table-cell>
          <table:table-cell table:formula="of:=STANDARDIZE([.AL37];AVERAGE([.AL$37:.AL$44]);STDEV([.AL$37:.AL$44]))" office:value-type="float" office:value="-0.526889048384174" calcext:value-type="float">
            <text:p>-0.5268890484</text:p>
          </table:table-cell>
          <table:table-cell table:formula="of:=STANDARDIZE([.AM37];AVERAGE([.AM$37:.AM$44]);STDEV([.AM$37:.AM$44]))" office:value-type="float" office:value="-1.4484047572016" calcext:value-type="float">
            <text:p>-1.4484047572</text:p>
          </table:table-cell>
          <table:table-cell table:formula="of:=STANDARDIZE([.AN37];AVERAGE([.AN$37:.AN$44]);STDEV([.AN$37:.AN$44]))" office:value-type="float" office:value="-1.7709264655752" calcext:value-type="float">
            <text:p>-1.7709264656</text:p>
          </table:table-cell>
          <table:table-cell table:formula="of:=STANDARDIZE([.AO37];AVERAGE([.AO$37:.AO$44]);STDEV([.AO$37:.AO$44]))" office:value-type="float" office:value="-0.289952503329153" calcext:value-type="float">
            <text:p>-0.2899525033</text:p>
          </table:table-cell>
          <table:table-cell table:formula="of:=STANDARDIZE([.AP37];AVERAGE([.AP$37:.AP$44]);STDEV([.AP$37:.AP$44]))" office:value-type="float" office:value="-1.53184005875428" calcext:value-type="float">
            <text:p>-1.5318400588</text:p>
          </table:table-cell>
          <table:table-cell table:formula="of:=STANDARDIZE([.AQ37];AVERAGE([.AQ$37:.AQ$44]);STDEV([.AQ$37:.AQ$44]))" office:value-type="float" office:value="0.982365802019582" calcext:value-type="float">
            <text:p>0.982365802</text:p>
          </table:table-cell>
          <table:table-cell table:formula="of:=STANDARDIZE([.AR37];AVERAGE([.AR$37:.AR$44]);STDEV([.AR$37:.AR$44]))" office:value-type="float" office:value="-1.31478043825287" calcext:value-type="float">
            <text:p>-1.3147804383</text:p>
          </table:table-cell>
          <table:table-cell table:formula="of:=STANDARDIZE([.AS37];AVERAGE([.AS$37:.AS$44]);STDEV([.AS$37:.AS$44]))" office:value-type="float" office:value="0.972875178457866" calcext:value-type="float">
            <text:p>0.9728751785</text:p>
          </table:table-cell>
          <table:table-cell table:formula="of:=STANDARDIZE([.AT37];AVERAGE([.AT$37:.AT$44]);STDEV([.AT$37:.AT$44]))" office:value-type="float" office:value="-0.659615178981785" calcext:value-type="float">
            <text:p>-0.659615179</text:p>
          </table:table-cell>
          <table:table-cell table:formula="of:=STANDARDIZE([.AU37];AVERAGE([.AU$37:.AU$44]);STDEV([.AU$37:.AU$44]))" office:value-type="float" office:value="-0.500614896089428" calcext:value-type="float">
            <text:p>-0.5006148961</text:p>
          </table:table-cell>
          <table:table-cell table:formula="of:=STANDARDIZE([.AV37];AVERAGE([.AV$37:.AV$44]);STDEV([.AV$37:.AV$44]))" office:value-type="float" office:value="-1.70447053742137" calcext:value-type="float">
            <text:p>-1.7044705374</text:p>
          </table:table-cell>
          <table:table-cell table:formula="of:=STANDARDIZE([.AW37];AVERAGE([.AW$37:.AW$44]);STDEV([.AW$37:.AW$44]))" office:value-type="float" office:value="-0.391654012470393" calcext:value-type="float">
            <text:p>-0.3916540125</text:p>
          </table:table-cell>
          <table:table-cell table:formula="of:=STANDARDIZE([.AX37];AVERAGE([.AX$37:.AX$44]);STDEV([.AX$37:.AX$44]))" office:value-type="float" office:value="-0.491601975471746" calcext:value-type="float">
            <text:p>-0.4916019755</text:p>
          </table:table-cell>
          <table:table-cell table:formula="of:=STANDARDIZE([.AY37];AVERAGE([.AY$37:.AY$44]);STDEV([.AY$37:.AY$44]))" office:value-type="float" office:value="-1.51482364686946" calcext:value-type="float">
            <text:p>-1.5148236469</text:p>
          </table:table-cell>
          <table:table-cell table:formula="of:=STANDARDIZE([.AZ37];AVERAGE([.AZ$37:.AZ$44]);STDEV([.AZ$37:.AZ$44]))" office:value-type="float" office:value="-0.319104222689465" calcext:value-type="float">
            <text:p>-0.3191042227</text:p>
          </table:table-cell>
          <table:table-cell table:formula="of:=STANDARDIZE([.BA37];AVERAGE([.BA$37:.BA$44]);STDEV([.BA$37:.BA$44]))" office:value-type="float" office:value="-0.630369374637585" calcext:value-type="float">
            <text:p>-0.6303693746</text:p>
          </table:table-cell>
          <table:table-cell table:formula="of:=STANDARDIZE([.BB37];AVERAGE([.BB$37:.BB$44]);STDEV([.BB$37:.BB$44]))" office:value-type="float" office:value="-0.510445897974239" calcext:value-type="float">
            <text:p>-0.510445898</text:p>
          </table:table-cell>
          <table:table-cell table:formula="of:=STANDARDIZE([.BC37];AVERAGE([.BC$37:.BC$44]);STDEV([.BC$37:.BC$44]))" office:value-type="float" office:value="-0.887220182520344" calcext:value-type="float">
            <text:p>-0.8872201825</text:p>
          </table:table-cell>
          <table:table-cell table:formula="of:=STANDARDIZE([.BD37];AVERAGE([.BD$37:.BD$44]);STDEV([.BD$37:.BD$44]))" office:value-type="float" office:value="-1.64407315973649" calcext:value-type="float">
            <text:p>-1.6440731597</text:p>
          </table:table-cell>
          <table:table-cell table:formula="of:=STANDARDIZE([.BE37];AVERAGE([.BE$37:.BE$44]);STDEV([.BE$37:.BE$44]))" office:value-type="float" office:value="-1.470562303119" calcext:value-type="float">
            <text:p>-1.4705623031</text:p>
          </table:table-cell>
          <table:table-cell table:formula="of:=STANDARDIZE([.BF37];AVERAGE([.BF$37:.BF$44]);STDEV([.BF$37:.BF$44]))" office:value-type="float" office:value="-0.640675280963845" calcext:value-type="float">
            <text:p>-0.640675281</text:p>
          </table:table-cell>
          <table:table-cell table:formula="of:=STANDARDIZE([.BG37];AVERAGE([.BG$37:.BG$44]);STDEV([.BG$37:.BG$44]))" office:value-type="float" office:value="-0.303459223798599" calcext:value-type="float">
            <text:p>-0.3034592238</text:p>
          </table:table-cell>
          <table:table-cell table:formula="of:=STANDARDIZE([.BH37];AVERAGE([.BH$37:.BH$44]);STDEV([.BH$37:.BH$44]))" office:value-type="float" office:value="-0.850180214060814" calcext:value-type="float">
            <text:p>-0.8501802141</text:p>
          </table:table-cell>
          <table:table-cell table:formula="of:=STANDARDIZE([.BI37];AVERAGE([.BI$37:.BI$44]);STDEV([.BI$37:.BI$44]))" office:value-type="float" office:value="-0.299521584769915" calcext:value-type="float">
            <text:p>-0.2995215848</text:p>
          </table:table-cell>
          <table:table-cell table:formula="of:=STANDARDIZE([.BJ37];AVERAGE([.BJ$37:.BJ$44]);STDEV([.BJ$37:.BJ$44]))" office:value-type="float" office:value="-1.29524938638234" calcext:value-type="float">
            <text:p>-1.2952493864</text:p>
          </table:table-cell>
          <table:table-cell table:formula="of:=STANDARDIZE([.BK37];AVERAGE([.BK$37:.BK$44]);STDEV([.BK$37:.BK$44]))" office:value-type="float" office:value="-1.42884439589815" calcext:value-type="float">
            <text:p>-1.4288443959</text:p>
          </table:table-cell>
          <table:table-cell table:formula="of:=STANDARDIZE([.BL37];AVERAGE([.BL$37:.BL$44]);STDEV([.BL$37:.BL$44]))" office:value-type="float" office:value="-1.24804134590809" calcext:value-type="float">
            <text:p>-1.2480413459</text:p>
          </table:table-cell>
          <table:table-cell table:formula="of:=STANDARDIZE([.BM37];AVERAGE([.BM$37:.BM$44]);STDEV([.BM$37:.BM$44]))" office:value-type="float" office:value="-1.85402185923216" calcext:value-type="float">
            <text:p>-1.8540218592</text:p>
          </table:table-cell>
          <table:table-cell table:formula="of:=STANDARDIZE([.BN37];AVERAGE([.BN$37:.BN$44]);STDEV([.BN$37:.BN$44]))" office:value-type="float" office:value="-1.67674556486508" calcext:value-type="float">
            <text:p>-1.6767455649</text:p>
          </table:table-cell>
          <table:table-cell table:formula="of:=STANDARDIZE([.BO37];AVERAGE([.BO$37:.BO$44]);STDEV([.BO$37:.BO$44]))" office:value-type="float" office:value="-0.624901344223155" calcext:value-type="float">
            <text:p>-0.6249013442</text:p>
          </table:table-cell>
          <table:table-cell table:formula="of:=STANDARDIZE([.BP37];AVERAGE([.BP$37:.BP$44]);STDEV([.BP$37:.BP$44]))" office:value-type="float" office:value="0.248596335308367" calcext:value-type="float">
            <text:p>0.2485963353</text:p>
          </table:table-cell>
          <table:table-cell table:formula="of:=STANDARDIZE([.BQ37];AVERAGE([.BQ$37:.BQ$44]);STDEV([.BQ$37:.BQ$44]))" office:value-type="float" office:value="-0.524907522781517" calcext:value-type="float">
            <text:p>-0.5249075228</text:p>
          </table:table-cell>
          <table:table-cell table:formula="of:=STANDARDIZE([.BR37];AVERAGE([.BR$37:.BR$44]);STDEV([.BR$37:.BR$44]))" office:value-type="float" office:value="-0.710773350603914" calcext:value-type="float">
            <text:p>-0.7107733506</text:p>
          </table:table-cell>
          <table:table-cell table:formula="of:=STANDARDIZE([.BS37];AVERAGE([.BS$37:.BS$44]);STDEV([.BS$37:.BS$44]))" office:value-type="float" office:value="-1.75509301270554" calcext:value-type="float">
            <text:p>-1.7550930127</text:p>
          </table:table-cell>
          <table:table-cell table:formula="of:=STANDARDIZE([.BT37];AVERAGE([.BT$37:.BT$44]);STDEV([.BT$37:.BT$44]))" office:value-type="float" office:value="-1.33071904335214" calcext:value-type="float">
            <text:p>-1.3307190434</text:p>
          </table:table-cell>
          <table:table-cell table:formula="of:=STANDARDIZE([.BU37];AVERAGE([.BU$37:.BU$44]);STDEV([.BU$37:.BU$44]))" office:value-type="float" office:value="-1.6049057420412" calcext:value-type="float">
            <text:p>-1.604905742</text:p>
          </table:table-cell>
          <table:table-cell table:formula="of:=STANDARDIZE([.BV37];AVERAGE([.BV$37:.BV$44]);STDEV([.BV$37:.BV$44]))" office:value-type="float" office:value="-1.32317215634596" calcext:value-type="float">
            <text:p>-1.3231721563</text:p>
          </table:table-cell>
          <table:table-cell table:formula="of:=STANDARDIZE([.BW37];AVERAGE([.BW$37:.BW$44]);STDEV([.BW$37:.BW$44]))" office:value-type="float" office:value="-1.73310684604097" calcext:value-type="float">
            <text:p>-1.733106846</text:p>
          </table:table-cell>
          <table:table-cell table:formula="of:=STDEV([.B47:.BW47])" office:value-type="float" office:value="0.663863282847671" calcext:value-type="float">
            <text:p>0.6638632828</text:p>
          </table:table-cell>
          <table:table-cell office:value-type="string" calcext:value-type="string">
            <text:p>weird</text:p>
          </table:table-cell>
          <table:table-cell table:number-columns-repeated="947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TANDARDIZE([.B38];AVERAGE([.B$37:.B$44]);STDEV([.B$37:.B$44]))" office:value-type="float" office:value="-0.57787418657098" calcext:value-type="float">
            <text:p>-0.5778741866</text:p>
          </table:table-cell>
          <table:table-cell table:formula="of:=STANDARDIZE([.C38];AVERAGE([.C$37:.C$44]);STDEV([.C$37:.C$44]))" office:value-type="float" office:value="-0.0228580393191026" calcext:value-type="float">
            <text:p>-0.0228580393</text:p>
          </table:table-cell>
          <table:table-cell table:formula="of:=STANDARDIZE([.D38];AVERAGE([.D$37:.D$44]);STDEV([.D$37:.D$44]))" office:value-type="float" office:value="-0.689862121284665" calcext:value-type="float">
            <text:p>-0.6898621213</text:p>
          </table:table-cell>
          <table:table-cell table:formula="of:=STANDARDIZE([.E38];AVERAGE([.E$37:.E$44]);STDEV([.E$37:.E$44]))" office:value-type="float" office:value="-0.92065217235261" calcext:value-type="float">
            <text:p>-0.9206521724</text:p>
          </table:table-cell>
          <table:table-cell table:formula="of:=STANDARDIZE([.F38];AVERAGE([.F$37:.F$44]);STDEV([.F$37:.F$44]))" office:value-type="float" office:value="0.459890263257659" calcext:value-type="float">
            <text:p>0.4598902633</text:p>
          </table:table-cell>
          <table:table-cell table:formula="of:=STANDARDIZE([.G38];AVERAGE([.G$37:.G$44]);STDEV([.G$37:.G$44]))" office:value-type="float" office:value="-0.794519896944894" calcext:value-type="float">
            <text:p>-0.7945198969</text:p>
          </table:table-cell>
          <table:table-cell table:formula="of:=STANDARDIZE([.H38];AVERAGE([.H$37:.H$44]);STDEV([.H$37:.H$44]))" office:value-type="float" office:value="-0.286029952701655" calcext:value-type="float">
            <text:p>-0.2860299527</text:p>
          </table:table-cell>
          <table:table-cell table:formula="of:=STANDARDIZE([.I38];AVERAGE([.I$37:.I$44]);STDEV([.I$37:.I$44]))" office:value-type="float" office:value="-0.846019355166408" calcext:value-type="float">
            <text:p>-0.8460193552</text:p>
          </table:table-cell>
          <table:table-cell table:formula="of:=STANDARDIZE([.J38];AVERAGE([.J$37:.J$44]);STDEV([.J$37:.J$44]))" office:value-type="float" office:value="-0.727894652233913" calcext:value-type="float">
            <text:p>-0.7278946522</text:p>
          </table:table-cell>
          <table:table-cell table:formula="of:=STANDARDIZE([.K38];AVERAGE([.K$37:.K$44]);STDEV([.K$37:.K$44]))" office:value-type="float" office:value="-0.398765275218929" calcext:value-type="float">
            <text:p>-0.3987652752</text:p>
          </table:table-cell>
          <table:table-cell table:formula="of:=STANDARDIZE([.L38];AVERAGE([.L$37:.L$44]);STDEV([.L$37:.L$44]))" office:value-type="float" office:value="-0.786348992868137" calcext:value-type="float">
            <text:p>-0.7863489929</text:p>
          </table:table-cell>
          <table:table-cell table:formula="of:=STANDARDIZE([.M38];AVERAGE([.M$37:.M$44]);STDEV([.M$37:.M$44]))" office:value-type="float" office:value="0.207623615461916" calcext:value-type="float">
            <text:p>0.2076236155</text:p>
          </table:table-cell>
          <table:table-cell table:formula="of:=STANDARDIZE([.N38];AVERAGE([.N$37:.N$44]);STDEV([.N$37:.N$44]))" office:value-type="float" office:value="-1.22833619959103" calcext:value-type="float">
            <text:p>-1.2283361996</text:p>
          </table:table-cell>
          <table:table-cell table:formula="of:=STANDARDIZE([.O38];AVERAGE([.O$37:.O$44]);STDEV([.O$37:.O$44]))" office:value-type="float" office:value="-0.925444181767542" calcext:value-type="float">
            <text:p>-0.9254441818</text:p>
          </table:table-cell>
          <table:table-cell table:formula="of:=STANDARDIZE([.P38];AVERAGE([.P$37:.P$44]);STDEV([.P$37:.P$44]))" office:value-type="float" office:value="-0.499527375882199" calcext:value-type="float">
            <text:p>-0.4995273759</text:p>
          </table:table-cell>
          <table:table-cell table:formula="of:=STANDARDIZE([.Q38];AVERAGE([.Q$37:.Q$44]);STDEV([.Q$37:.Q$44]))" office:value-type="float" office:value="-0.280413039116452" calcext:value-type="float">
            <text:p>-0.2804130391</text:p>
          </table:table-cell>
          <table:table-cell table:formula="of:=STANDARDIZE([.R38];AVERAGE([.R$37:.R$44]);STDEV([.R$37:.R$44]))" office:value-type="float" office:value="2.13102526625547" calcext:value-type="float">
            <text:p>2.1310252663</text:p>
          </table:table-cell>
          <table:table-cell table:formula="of:=STANDARDIZE([.S38];AVERAGE([.S$37:.S$44]);STDEV([.S$37:.S$44]))" office:value-type="float" office:value="-0.596606320024869" calcext:value-type="float">
            <text:p>-0.59660632</text:p>
          </table:table-cell>
          <table:table-cell table:formula="of:=STANDARDIZE([.T38];AVERAGE([.T$37:.T$44]);STDEV([.T$37:.T$44]))" office:value-type="float" office:value="-1.19758407236504" calcext:value-type="float">
            <text:p>-1.1975840724</text:p>
          </table:table-cell>
          <table:table-cell table:formula="of:=STANDARDIZE([.U38];AVERAGE([.U$37:.U$44]);STDEV([.U$37:.U$44]))" office:value-type="float" office:value="-0.349106364175517" calcext:value-type="float">
            <text:p>-0.3491063642</text:p>
          </table:table-cell>
          <table:table-cell table:formula="of:=STANDARDIZE([.V38];AVERAGE([.V$37:.V$44]);STDEV([.V$37:.V$44]))" office:value-type="float" office:value="-0.743669867090335" calcext:value-type="float">
            <text:p>-0.7436698671</text:p>
          </table:table-cell>
          <table:table-cell table:formula="of:=STANDARDIZE([.W38];AVERAGE([.W$37:.W$44]);STDEV([.W$37:.W$44]))" office:value-type="float" office:value="-1.15441098210579" calcext:value-type="float">
            <text:p>-1.1544109821</text:p>
          </table:table-cell>
          <table:table-cell table:formula="of:=STANDARDIZE([.X38];AVERAGE([.X$37:.X$44]);STDEV([.X$37:.X$44]))" office:value-type="float" office:value="-0.237884208927566" calcext:value-type="float">
            <text:p>-0.2378842089</text:p>
          </table:table-cell>
          <table:table-cell table:formula="of:=STANDARDIZE([.Y38];AVERAGE([.Y$37:.Y$44]);STDEV([.Y$37:.Y$44]))" office:value-type="float" office:value="-0.900026403180512" calcext:value-type="float">
            <text:p>-0.9000264032</text:p>
          </table:table-cell>
          <table:table-cell table:formula="of:=STANDARDIZE([.Z38];AVERAGE([.Z$37:.Z$44]);STDEV([.Z$37:.Z$44]))" office:value-type="float" office:value="-0.591640457038027" calcext:value-type="float">
            <text:p>-0.591640457</text:p>
          </table:table-cell>
          <table:table-cell table:formula="of:=STANDARDIZE([.AA38];AVERAGE([.AA$37:.AA$44]);STDEV([.AA$37:.AA$44]))" office:value-type="float" office:value="-0.774759669072281" calcext:value-type="float">
            <text:p>-0.7747596691</text:p>
          </table:table-cell>
          <table:table-cell table:formula="of:=STANDARDIZE([.AB38];AVERAGE([.AB$37:.AB$44]);STDEV([.AB$37:.AB$44]))" office:value-type="float" office:value="-0.617236912178107" calcext:value-type="float">
            <text:p>-0.6172369122</text:p>
          </table:table-cell>
          <table:table-cell table:formula="of:=STANDARDIZE([.AC38];AVERAGE([.AC$37:.AC$44]);STDEV([.AC$37:.AC$44]))" office:value-type="float" office:value="-1.43538983752581" calcext:value-type="float">
            <text:p>-1.4353898375</text:p>
          </table:table-cell>
          <table:table-cell table:formula="of:=STANDARDIZE([.AD38];AVERAGE([.AD$37:.AD$44]);STDEV([.AD$37:.AD$44]))" office:value-type="float" office:value="1.41500753824887" calcext:value-type="float">
            <text:p>1.4150075382</text:p>
          </table:table-cell>
          <table:table-cell table:formula="of:=STANDARDIZE([.AE38];AVERAGE([.AE$37:.AE$44]);STDEV([.AE$37:.AE$44]))" office:value-type="float" office:value="-0.214485066913075" calcext:value-type="float">
            <text:p>-0.2144850669</text:p>
          </table:table-cell>
          <table:table-cell table:formula="of:=STANDARDIZE([.AF38];AVERAGE([.AF$37:.AF$44]);STDEV([.AF$37:.AF$44]))" office:value-type="float" office:value="-0.246357068916465" calcext:value-type="float">
            <text:p>-0.2463570689</text:p>
          </table:table-cell>
          <table:table-cell table:formula="of:=STANDARDIZE([.AG38];AVERAGE([.AG$37:.AG$44]);STDEV([.AG$37:.AG$44]))" office:value-type="float" office:value="-0.882912220351857" calcext:value-type="float">
            <text:p>-0.8829122204</text:p>
          </table:table-cell>
          <table:table-cell table:formula="of:=STANDARDIZE([.AH38];AVERAGE([.AH$37:.AH$44]);STDEV([.AH$37:.AH$44]))" office:value-type="float" office:value="-0.99146008006581" calcext:value-type="float">
            <text:p>-0.9914600801</text:p>
          </table:table-cell>
          <table:table-cell table:formula="of:=STANDARDIZE([.AI38];AVERAGE([.AI$37:.AI$44]);STDEV([.AI$37:.AI$44]))" office:value-type="float" office:value="-0.13884823513421" calcext:value-type="float">
            <text:p>-0.1388482351</text:p>
          </table:table-cell>
          <table:table-cell table:formula="of:=STANDARDIZE([.AJ38];AVERAGE([.AJ$37:.AJ$44]);STDEV([.AJ$37:.AJ$44]))" office:value-type="float" office:value="-0.492208895501788" calcext:value-type="float">
            <text:p>-0.4922088955</text:p>
          </table:table-cell>
          <table:table-cell table:formula="of:=STANDARDIZE([.AK38];AVERAGE([.AK$37:.AK$44]);STDEV([.AK$37:.AK$44]))" office:value-type="float" office:value="0.607833272978177" calcext:value-type="float">
            <text:p>0.607833273</text:p>
          </table:table-cell>
          <table:table-cell table:formula="of:=STANDARDIZE([.AL38];AVERAGE([.AL$37:.AL$44]);STDEV([.AL$37:.AL$44]))" office:value-type="float" office:value="-0.819536340970822" calcext:value-type="float">
            <text:p>-0.819536341</text:p>
          </table:table-cell>
          <table:table-cell table:formula="of:=STANDARDIZE([.AM38];AVERAGE([.AM$37:.AM$44]);STDEV([.AM$37:.AM$44]))" office:value-type="float" office:value="0.297937114258179" calcext:value-type="float">
            <text:p>0.2979371143</text:p>
          </table:table-cell>
          <table:table-cell table:formula="of:=STANDARDIZE([.AN38];AVERAGE([.AN$37:.AN$44]);STDEV([.AN$37:.AN$44]))" office:value-type="float" office:value="-0.387245982089706" calcext:value-type="float">
            <text:p>-0.3872459821</text:p>
          </table:table-cell>
          <table:table-cell table:formula="of:=STANDARDIZE([.AO38];AVERAGE([.AO$37:.AO$44]);STDEV([.AO$37:.AO$44]))" office:value-type="float" office:value="-1.00139191678379" calcext:value-type="float">
            <text:p>-1.0013919168</text:p>
          </table:table-cell>
          <table:table-cell table:formula="of:=STANDARDIZE([.AP38];AVERAGE([.AP$37:.AP$44]);STDEV([.AP$37:.AP$44]))" office:value-type="float" office:value="-0.413158184142893" calcext:value-type="float">
            <text:p>-0.4131581841</text:p>
          </table:table-cell>
          <table:table-cell table:formula="of:=STANDARDIZE([.AQ38];AVERAGE([.AQ$37:.AQ$44]);STDEV([.AQ$37:.AQ$44]))" office:value-type="float" office:value="-0.929904483748051" calcext:value-type="float">
            <text:p>-0.9299044837</text:p>
          </table:table-cell>
          <table:table-cell table:formula="of:=STANDARDIZE([.AR38];AVERAGE([.AR$37:.AR$44]);STDEV([.AR$37:.AR$44]))" office:value-type="float" office:value="-0.589413939040789" calcext:value-type="float">
            <text:p>-0.589413939</text:p>
          </table:table-cell>
          <table:table-cell table:formula="of:=STANDARDIZE([.AS38];AVERAGE([.AS$37:.AS$44]);STDEV([.AS$37:.AS$44]))" office:value-type="float" office:value="-0.656302876302555" calcext:value-type="float">
            <text:p>-0.6563028763</text:p>
          </table:table-cell>
          <table:table-cell table:formula="of:=STANDARDIZE([.AT38];AVERAGE([.AT$37:.AT$44]);STDEV([.AT$37:.AT$44]))" office:value-type="float" office:value="-0.447900354375124" calcext:value-type="float">
            <text:p>-0.4479003544</text:p>
          </table:table-cell>
          <table:table-cell table:formula="of:=STANDARDIZE([.AU38];AVERAGE([.AU$37:.AU$44]);STDEV([.AU$37:.AU$44]))" office:value-type="float" office:value="-0.778393106577383" calcext:value-type="float">
            <text:p>-0.7783931066</text:p>
          </table:table-cell>
          <table:table-cell table:formula="of:=STANDARDIZE([.AV38];AVERAGE([.AV$37:.AV$44]);STDEV([.AV$37:.AV$44]))" office:value-type="float" office:value="-0.947251841483928" calcext:value-type="float">
            <text:p>-0.9472518415</text:p>
          </table:table-cell>
          <table:table-cell table:formula="of:=STANDARDIZE([.AW38];AVERAGE([.AW$37:.AW$44]);STDEV([.AW$37:.AW$44]))" office:value-type="float" office:value="0.187405211154331" calcext:value-type="float">
            <text:p>0.1874052112</text:p>
          </table:table-cell>
          <table:table-cell table:formula="of:=STANDARDIZE([.AX38];AVERAGE([.AX$37:.AX$44]);STDEV([.AX$37:.AX$44]))" office:value-type="float" office:value="0.700254461019084" calcext:value-type="float">
            <text:p>0.700254461</text:p>
          </table:table-cell>
          <table:table-cell table:formula="of:=STANDARDIZE([.AY38];AVERAGE([.AY$37:.AY$44]);STDEV([.AY$37:.AY$44]))" office:value-type="float" office:value="0.779331526357217" calcext:value-type="float">
            <text:p>0.7793315264</text:p>
          </table:table-cell>
          <table:table-cell table:formula="of:=STANDARDIZE([.AZ38];AVERAGE([.AZ$37:.AZ$44]);STDEV([.AZ$37:.AZ$44]))" office:value-type="float" office:value="0.0856748978714407" calcext:value-type="float">
            <text:p>0.0856748979</text:p>
          </table:table-cell>
          <table:table-cell table:formula="of:=STANDARDIZE([.BA38];AVERAGE([.BA$37:.BA$44]);STDEV([.BA$37:.BA$44]))" office:value-type="float" office:value="0.603990590346563" calcext:value-type="float">
            <text:p>0.6039905903</text:p>
          </table:table-cell>
          <table:table-cell table:formula="of:=STANDARDIZE([.BB38];AVERAGE([.BB$37:.BB$44]);STDEV([.BB$37:.BB$44]))" office:value-type="float" office:value="0.414873722042474" calcext:value-type="float">
            <text:p>0.414873722</text:p>
          </table:table-cell>
          <table:table-cell table:formula="of:=STANDARDIZE([.BC38];AVERAGE([.BC$37:.BC$44]);STDEV([.BC$37:.BC$44]))" office:value-type="float" office:value="0.43720952307479" calcext:value-type="float">
            <text:p>0.4372095231</text:p>
          </table:table-cell>
          <table:table-cell table:formula="of:=STANDARDIZE([.BD38];AVERAGE([.BD$37:.BD$44]);STDEV([.BD$37:.BD$44]))" office:value-type="float" office:value="0.721535622204278" calcext:value-type="float">
            <text:p>0.7215356222</text:p>
          </table:table-cell>
          <table:table-cell table:formula="of:=STANDARDIZE([.BE38];AVERAGE([.BE$37:.BE$44]);STDEV([.BE$37:.BE$44]))" office:value-type="float" office:value="1.21119085987685" calcext:value-type="float">
            <text:p>1.2111908599</text:p>
          </table:table-cell>
          <table:table-cell table:formula="of:=STANDARDIZE([.BF38];AVERAGE([.BF$37:.BF$44]);STDEV([.BF$37:.BF$44]))" office:value-type="float" office:value="-0.564679359961091" calcext:value-type="float">
            <text:p>-0.56467936</text:p>
          </table:table-cell>
          <table:table-cell table:formula="of:=STANDARDIZE([.BG38];AVERAGE([.BG$37:.BG$44]);STDEV([.BG$37:.BG$44]))" office:value-type="float" office:value="-0.606731441934938" calcext:value-type="float">
            <text:p>-0.6067314419</text:p>
          </table:table-cell>
          <table:table-cell table:formula="of:=STANDARDIZE([.BH38];AVERAGE([.BH$37:.BH$44]);STDEV([.BH$37:.BH$44]))" office:value-type="float" office:value="-0.913829838149699" calcext:value-type="float">
            <text:p>-0.9138298381</text:p>
          </table:table-cell>
          <table:table-cell table:formula="of:=STANDARDIZE([.BI38];AVERAGE([.BI$37:.BI$44]);STDEV([.BI$37:.BI$44]))" office:value-type="float" office:value="-0.572523656940028" calcext:value-type="float">
            <text:p>-0.5725236569</text:p>
          </table:table-cell>
          <table:table-cell table:formula="of:=STANDARDIZE([.BJ38];AVERAGE([.BJ$37:.BJ$44]);STDEV([.BJ$37:.BJ$44]))" office:value-type="float" office:value="-0.89782521171191" calcext:value-type="float">
            <text:p>-0.8978252117</text:p>
          </table:table-cell>
          <table:table-cell table:formula="of:=STANDARDIZE([.BK38];AVERAGE([.BK$37:.BK$44]);STDEV([.BK$37:.BK$44]))" office:value-type="float" office:value="-0.987884753556548" calcext:value-type="float">
            <text:p>-0.9878847536</text:p>
          </table:table-cell>
          <table:table-cell table:formula="of:=STANDARDIZE([.BL38];AVERAGE([.BL$37:.BL$44]);STDEV([.BL$37:.BL$44]))" office:value-type="float" office:value="-0.698727289841442" calcext:value-type="float">
            <text:p>-0.6987272898</text:p>
          </table:table-cell>
          <table:table-cell table:formula="of:=STANDARDIZE([.BM38];AVERAGE([.BM$37:.BM$44]);STDEV([.BM$37:.BM$44]))" office:value-type="float" office:value="1.00303777846462" calcext:value-type="float">
            <text:p>1.0030377785</text:p>
          </table:table-cell>
          <table:table-cell table:formula="of:=STANDARDIZE([.BN38];AVERAGE([.BN$37:.BN$44]);STDEV([.BN$37:.BN$44]))" office:value-type="float" office:value="-0.548322185797882" calcext:value-type="float">
            <text:p>-0.5483221858</text:p>
          </table:table-cell>
          <table:table-cell table:formula="of:=STANDARDIZE([.BO38];AVERAGE([.BO$37:.BO$44]);STDEV([.BO$37:.BO$44]))" office:value-type="float" office:value="-0.124635800678997" calcext:value-type="float">
            <text:p>-0.1246358007</text:p>
          </table:table-cell>
          <table:table-cell table:formula="of:=STANDARDIZE([.BP38];AVERAGE([.BP$37:.BP$44]);STDEV([.BP$37:.BP$44]))" office:value-type="float" office:value="0.465355644942886" calcext:value-type="float">
            <text:p>0.4653556449</text:p>
          </table:table-cell>
          <table:table-cell table:formula="of:=STANDARDIZE([.BQ38];AVERAGE([.BQ$37:.BQ$44]);STDEV([.BQ$37:.BQ$44]))" office:value-type="float" office:value="1.38959001623887" calcext:value-type="float">
            <text:p>1.3895900162</text:p>
          </table:table-cell>
          <table:table-cell table:formula="of:=STANDARDIZE([.BR38];AVERAGE([.BR$37:.BR$44]);STDEV([.BR$37:.BR$44]))" office:value-type="float" office:value="2.09487284610832" calcext:value-type="float">
            <text:p>2.0948728461</text:p>
          </table:table-cell>
          <table:table-cell table:formula="of:=STANDARDIZE([.BS38];AVERAGE([.BS$37:.BS$44]);STDEV([.BS$37:.BS$44]))" office:value-type="float" office:value="-0.584553395822872" calcext:value-type="float">
            <text:p>-0.5845533958</text:p>
          </table:table-cell>
          <table:table-cell table:formula="of:=STANDARDIZE([.BT38];AVERAGE([.BT$37:.BT$44]);STDEV([.BT$37:.BT$44]))" office:value-type="float" office:value="-0.968003026713685" calcext:value-type="float">
            <text:p>-0.9680030267</text:p>
          </table:table-cell>
          <table:table-cell table:formula="of:=STANDARDIZE([.BU38];AVERAGE([.BU$37:.BU$44]);STDEV([.BU$37:.BU$44]))" office:value-type="float" office:value="-0.898822892915501" calcext:value-type="float">
            <text:p>-0.8988228929</text:p>
          </table:table-cell>
          <table:table-cell table:formula="of:=STANDARDIZE([.BV38];AVERAGE([.BV$37:.BV$44]);STDEV([.BV$37:.BV$44]))" office:value-type="float" office:value="-0.335552919650509" calcext:value-type="float">
            <text:p>-0.3355529197</text:p>
          </table:table-cell>
          <table:table-cell table:formula="of:=STANDARDIZE([.BW38];AVERAGE([.BW$37:.BW$44]);STDEV([.BW$37:.BW$44]))" office:value-type="float" office:value="-0.722212092017909" calcext:value-type="float">
            <text:p>-0.722212092</text:p>
          </table:table-cell>
          <table:table-cell table:formula="of:=STDEV([.B48:.BW48])" office:value-type="float" office:value="0.758929556584392" calcext:value-type="float">
            <text:p>0.7589295566</text:p>
          </table:table-cell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TANDARDIZE([.B39];AVERAGE([.B$37:.B$44]);STDEV([.B$37:.B$44]))" office:value-type="float" office:value="-0.695113929952366" calcext:value-type="float">
            <text:p>-0.69511393</text:p>
          </table:table-cell>
          <table:table-cell table:formula="of:=STANDARDIZE([.C39];AVERAGE([.C$37:.C$44]);STDEV([.C$37:.C$44]))" office:value-type="float" office:value="1.57250246332416" calcext:value-type="float">
            <text:p>1.5725024633</text:p>
          </table:table-cell>
          <table:table-cell table:formula="of:=STANDARDIZE([.D39];AVERAGE([.D$37:.D$44]);STDEV([.D$37:.D$44]))" office:value-type="float" office:value="-0.761068608358897" calcext:value-type="float">
            <text:p>-0.7610686084</text:p>
          </table:table-cell>
          <table:table-cell table:formula="of:=STANDARDIZE([.E39];AVERAGE([.E$37:.E$44]);STDEV([.E$37:.E$44]))" office:value-type="float" office:value="-0.620216480885885" calcext:value-type="float">
            <text:p>-0.6202164809</text:p>
          </table:table-cell>
          <table:table-cell table:formula="of:=STANDARDIZE([.F39];AVERAGE([.F$37:.F$44]);STDEV([.F$37:.F$44]))" office:value-type="float" office:value="-0.99236296258853" calcext:value-type="float">
            <text:p>-0.9923629626</text:p>
          </table:table-cell>
          <table:table-cell table:formula="of:=STANDARDIZE([.G39];AVERAGE([.G$37:.G$44]);STDEV([.G$37:.G$44]))" office:value-type="float" office:value="-0.750468771975357" calcext:value-type="float">
            <text:p>-0.750468772</text:p>
          </table:table-cell>
          <table:table-cell table:formula="of:=STANDARDIZE([.H39];AVERAGE([.H$37:.H$44]);STDEV([.H$37:.H$44]))" office:value-type="float" office:value="-0.730894412022769" calcext:value-type="float">
            <text:p>-0.730894412</text:p>
          </table:table-cell>
          <table:table-cell table:formula="of:=STANDARDIZE([.I39];AVERAGE([.I$37:.I$44]);STDEV([.I$37:.I$44]))" office:value-type="float" office:value="-0.448890517289803" calcext:value-type="float">
            <text:p>-0.4488905173</text:p>
          </table:table-cell>
          <table:table-cell table:formula="of:=STANDARDIZE([.J39];AVERAGE([.J$37:.J$44]);STDEV([.J$37:.J$44]))" office:value-type="float" office:value="-0.694534566906396" calcext:value-type="float">
            <text:p>-0.6945345669</text:p>
          </table:table-cell>
          <table:table-cell table:formula="of:=STANDARDIZE([.K39];AVERAGE([.K$37:.K$44]);STDEV([.K$37:.K$44]))" office:value-type="float" office:value="-1.3555522349722" calcext:value-type="float">
            <text:p>-1.355552235</text:p>
          </table:table-cell>
          <table:table-cell table:formula="of:=STANDARDIZE([.L39];AVERAGE([.L$37:.L$44]);STDEV([.L$37:.L$44]))" office:value-type="float" office:value="-0.849045309746744" calcext:value-type="float">
            <text:p>-0.8490453097</text:p>
          </table:table-cell>
          <table:table-cell table:formula="of:=STANDARDIZE([.M39];AVERAGE([.M$37:.M$44]);STDEV([.M$37:.M$44]))" office:value-type="float" office:value="0.329050838721478" calcext:value-type="float">
            <text:p>0.3290508387</text:p>
          </table:table-cell>
          <table:table-cell table:formula="of:=STANDARDIZE([.N39];AVERAGE([.N$37:.N$44]);STDEV([.N$37:.N$44]))" office:value-type="float" office:value="0.666459338615943" calcext:value-type="float">
            <text:p>0.6664593386</text:p>
          </table:table-cell>
          <table:table-cell table:formula="of:=STANDARDIZE([.O39];AVERAGE([.O$37:.O$44]);STDEV([.O$37:.O$44]))" office:value-type="float" office:value="-0.0666754590212546" calcext:value-type="float">
            <text:p>-0.066675459</text:p>
          </table:table-cell>
          <table:table-cell table:formula="of:=STANDARDIZE([.P39];AVERAGE([.P$37:.P$44]);STDEV([.P$37:.P$44]))" office:value-type="float" office:value="2.05652489753474" calcext:value-type="float">
            <text:p>2.0565248975</text:p>
          </table:table-cell>
          <table:table-cell table:formula="of:=STANDARDIZE([.Q39];AVERAGE([.Q$37:.Q$44]);STDEV([.Q$37:.Q$44]))" office:value-type="float" office:value="0.224303266343411" calcext:value-type="float">
            <text:p>0.2243032663</text:p>
          </table:table-cell>
          <table:table-cell table:formula="of:=STANDARDIZE([.R39];AVERAGE([.R$37:.R$44]);STDEV([.R$37:.R$44]))" office:value-type="float" office:value="-0.830883581135812" calcext:value-type="float">
            <text:p>-0.8308835811</text:p>
          </table:table-cell>
          <table:table-cell table:formula="of:=STANDARDIZE([.S39];AVERAGE([.S$37:.S$44]);STDEV([.S$37:.S$44]))" office:value-type="float" office:value="0.346177620217375" calcext:value-type="float">
            <text:p>0.3461776202</text:p>
          </table:table-cell>
          <table:table-cell table:formula="of:=STANDARDIZE([.T39];AVERAGE([.T$37:.T$44]);STDEV([.T$37:.T$44]))" office:value-type="float" office:value="0.269838753986652" calcext:value-type="float">
            <text:p>0.269838754</text:p>
          </table:table-cell>
          <table:table-cell table:formula="of:=STANDARDIZE([.U39];AVERAGE([.U$37:.U$44]);STDEV([.U$37:.U$44]))" office:value-type="float" office:value="-0.667110362293624" calcext:value-type="float">
            <text:p>-0.6671103623</text:p>
          </table:table-cell>
          <table:table-cell table:formula="of:=STANDARDIZE([.V39];AVERAGE([.V$37:.V$44]);STDEV([.V$37:.V$44]))" office:value-type="float" office:value="-0.726998741116691" calcext:value-type="float">
            <text:p>-0.7269987411</text:p>
          </table:table-cell>
          <table:table-cell table:formula="of:=STANDARDIZE([.W39];AVERAGE([.W$37:.W$44]);STDEV([.W$37:.W$44]))" office:value-type="float" office:value="0.0678156919007275" calcext:value-type="float">
            <text:p>0.0678156919</text:p>
          </table:table-cell>
          <table:table-cell table:formula="of:=STANDARDIZE([.X39];AVERAGE([.X$37:.X$44]);STDEV([.X$37:.X$44]))" office:value-type="float" office:value="-0.793133898111213" calcext:value-type="float">
            <text:p>-0.7931338981</text:p>
          </table:table-cell>
          <table:table-cell table:formula="of:=STANDARDIZE([.Y39];AVERAGE([.Y$37:.Y$44]);STDEV([.Y$37:.Y$44]))" office:value-type="float" office:value="0.314350195591716" calcext:value-type="float">
            <text:p>0.3143501956</text:p>
          </table:table-cell>
          <table:table-cell table:formula="of:=STANDARDIZE([.Z39];AVERAGE([.Z$37:.Z$44]);STDEV([.Z$37:.Z$44]))" office:value-type="float" office:value="-0.0754298527596856" calcext:value-type="float">
            <text:p>-0.0754298528</text:p>
          </table:table-cell>
          <table:table-cell table:formula="of:=STANDARDIZE([.AA39];AVERAGE([.AA$37:.AA$44]);STDEV([.AA$37:.AA$44]))" office:value-type="float" office:value="-0.557511336987909" calcext:value-type="float">
            <text:p>-0.557511337</text:p>
          </table:table-cell>
          <table:table-cell table:formula="of:=STANDARDIZE([.AB39];AVERAGE([.AB$37:.AB$44]);STDEV([.AB$37:.AB$44]))" office:value-type="float" office:value="-0.688150447398815" calcext:value-type="float">
            <text:p>-0.6881504474</text:p>
          </table:table-cell>
          <table:table-cell table:formula="of:=STANDARDIZE([.AC39];AVERAGE([.AC$37:.AC$44]);STDEV([.AC$37:.AC$44]))" office:value-type="float" office:value="0.173678021733576" calcext:value-type="float">
            <text:p>0.1736780217</text:p>
          </table:table-cell>
          <table:table-cell table:formula="of:=STANDARDIZE([.AD39];AVERAGE([.AD$37:.AD$44]);STDEV([.AD$37:.AD$44]))" office:value-type="float" office:value="-0.699528553153899" calcext:value-type="float">
            <text:p>-0.6995285532</text:p>
          </table:table-cell>
          <table:table-cell table:formula="of:=STANDARDIZE([.AE39];AVERAGE([.AE$37:.AE$44]);STDEV([.AE$37:.AE$44]))" office:value-type="float" office:value="-0.665666048370319" calcext:value-type="float">
            <text:p>-0.6656660484</text:p>
          </table:table-cell>
          <table:table-cell table:formula="of:=STANDARDIZE([.AF39];AVERAGE([.AF$37:.AF$44]);STDEV([.AF$37:.AF$44]))" office:value-type="float" office:value="-0.786360108308663" calcext:value-type="float">
            <text:p>-0.7863601083</text:p>
          </table:table-cell>
          <table:table-cell table:formula="of:=STANDARDIZE([.AG39];AVERAGE([.AG$37:.AG$44]);STDEV([.AG$37:.AG$44]))" office:value-type="float" office:value="-0.597415538896552" calcext:value-type="float">
            <text:p>-0.5974155389</text:p>
          </table:table-cell>
          <table:table-cell table:formula="of:=STANDARDIZE([.AH39];AVERAGE([.AH$37:.AH$44]);STDEV([.AH$37:.AH$44]))" office:value-type="float" office:value="-0.699839592920828" calcext:value-type="float">
            <text:p>-0.6998395929</text:p>
          </table:table-cell>
          <table:table-cell table:formula="of:=STANDARDIZE([.AI39];AVERAGE([.AI$37:.AI$44]);STDEV([.AI$37:.AI$44]))" office:value-type="float" office:value="-0.877874399991881" calcext:value-type="float">
            <text:p>-0.8778744</text:p>
          </table:table-cell>
          <table:table-cell table:formula="of:=STANDARDIZE([.AJ39];AVERAGE([.AJ$37:.AJ$44]);STDEV([.AJ$37:.AJ$44]))" office:value-type="float" office:value="-0.916577799401395" calcext:value-type="float">
            <text:p>-0.9165777994</text:p>
          </table:table-cell>
          <table:table-cell table:formula="of:=STANDARDIZE([.AK39];AVERAGE([.AK$37:.AK$44]);STDEV([.AK$37:.AK$44]))" office:value-type="float" office:value="0.343662240244353" calcext:value-type="float">
            <text:p>0.3436622402</text:p>
          </table:table-cell>
          <table:table-cell table:formula="of:=STANDARDIZE([.AL39];AVERAGE([.AL$37:.AL$44]);STDEV([.AL$37:.AL$44]))" office:value-type="float" office:value="-0.913237789160153" calcext:value-type="float">
            <text:p>-0.9132377892</text:p>
          </table:table-cell>
          <table:table-cell table:formula="of:=STANDARDIZE([.AM39];AVERAGE([.AM$37:.AM$44]);STDEV([.AM$37:.AM$44]))" office:value-type="float" office:value="-1.10526457471846" calcext:value-type="float">
            <text:p>-1.1052645747</text:p>
          </table:table-cell>
          <table:table-cell table:formula="of:=STANDARDIZE([.AN39];AVERAGE([.AN$37:.AN$44]);STDEV([.AN$37:.AN$44]))" office:value-type="float" office:value="0.0540668511061385" calcext:value-type="float">
            <text:p>0.0540668511</text:p>
          </table:table-cell>
          <table:table-cell table:formula="of:=STANDARDIZE([.AO39];AVERAGE([.AO$37:.AO$44]);STDEV([.AO$37:.AO$44]))" office:value-type="float" office:value="-0.550815424678242" calcext:value-type="float">
            <text:p>-0.5508154247</text:p>
          </table:table-cell>
          <table:table-cell table:formula="of:=STANDARDIZE([.AP39];AVERAGE([.AP$37:.AP$44]);STDEV([.AP$37:.AP$44]))" office:value-type="float" office:value="-0.0886265394119019" calcext:value-type="float">
            <text:p>-0.0886265394</text:p>
          </table:table-cell>
          <table:table-cell table:formula="of:=STANDARDIZE([.AQ39];AVERAGE([.AQ$37:.AQ$44]);STDEV([.AQ$37:.AQ$44]))" office:value-type="float" office:value="-1.63429866398367" calcext:value-type="float">
            <text:p>-1.634298664</text:p>
          </table:table-cell>
          <table:table-cell table:formula="of:=STANDARDIZE([.AR39];AVERAGE([.AR$37:.AR$44]);STDEV([.AR$37:.AR$44]))" office:value-type="float" office:value="-0.62153314295432" calcext:value-type="float">
            <text:p>-0.621533143</text:p>
          </table:table-cell>
          <table:table-cell table:formula="of:=STANDARDIZE([.AS39];AVERAGE([.AS$37:.AS$44]);STDEV([.AS$37:.AS$44]))" office:value-type="float" office:value="1.38943220146242" calcext:value-type="float">
            <text:p>1.3894322015</text:p>
          </table:table-cell>
          <table:table-cell table:formula="of:=STANDARDIZE([.AT39];AVERAGE([.AT$37:.AT$44]);STDEV([.AT$37:.AT$44]))" office:value-type="float" office:value="2.16933480136586" calcext:value-type="float">
            <text:p>2.1693348014</text:p>
          </table:table-cell>
          <table:table-cell table:formula="of:=STANDARDIZE([.AU39];AVERAGE([.AU$37:.AU$44]);STDEV([.AU$37:.AU$44]))" office:value-type="float" office:value="2.31062273319914" calcext:value-type="float">
            <text:p>2.3106227332</text:p>
          </table:table-cell>
          <table:table-cell table:formula="of:=STANDARDIZE([.AV39];AVERAGE([.AV$37:.AV$44]);STDEV([.AV$37:.AV$44]))" office:value-type="float" office:value="-0.259131822087962" calcext:value-type="float">
            <text:p>-0.2591318221</text:p>
          </table:table-cell>
          <table:table-cell table:formula="of:=STANDARDIZE([.AW39];AVERAGE([.AW$37:.AW$44]);STDEV([.AW$37:.AW$44]))" office:value-type="float" office:value="2.39975842655838" calcext:value-type="float">
            <text:p>2.3997584266</text:p>
          </table:table-cell>
          <table:table-cell table:formula="of:=STANDARDIZE([.AX39];AVERAGE([.AX$37:.AX$44]);STDEV([.AX$37:.AX$44]))" office:value-type="float" office:value="2.24935739181139" calcext:value-type="float">
            <text:p>2.2493573918</text:p>
          </table:table-cell>
          <table:table-cell table:formula="of:=STANDARDIZE([.AY39];AVERAGE([.AY$37:.AY$44]);STDEV([.AY$37:.AY$44]))" office:value-type="float" office:value="-0.00616494470145976" calcext:value-type="float">
            <text:p>-0.0061649447</text:p>
          </table:table-cell>
          <table:table-cell table:formula="of:=STANDARDIZE([.AZ39];AVERAGE([.AZ$37:.AZ$44]);STDEV([.AZ$37:.AZ$44]))" office:value-type="float" office:value="2.34437992492947" calcext:value-type="float">
            <text:p>2.3443799249</text:p>
          </table:table-cell>
          <table:table-cell table:formula="of:=STANDARDIZE([.BA39];AVERAGE([.BA$37:.BA$44]);STDEV([.BA$37:.BA$44]))" office:value-type="float" office:value="2.18622584669795" calcext:value-type="float">
            <text:p>2.1862258467</text:p>
          </table:table-cell>
          <table:table-cell table:formula="of:=STANDARDIZE([.BB39];AVERAGE([.BB$37:.BB$44]);STDEV([.BB$37:.BB$44]))" office:value-type="float" office:value="2.30241527659462" calcext:value-type="float">
            <text:p>2.3024152766</text:p>
          </table:table-cell>
          <table:table-cell table:formula="of:=STANDARDIZE([.BC39];AVERAGE([.BC$37:.BC$44]);STDEV([.BC$37:.BC$44]))" office:value-type="float" office:value="2.0560106018131" calcext:value-type="float">
            <text:p>2.0560106018</text:p>
          </table:table-cell>
          <table:table-cell table:formula="of:=STANDARDIZE([.BD39];AVERAGE([.BD$37:.BD$44]);STDEV([.BD$37:.BD$44]))" office:value-type="float" office:value="0.4370709397218" calcext:value-type="float">
            <text:p>0.4370709397</text:p>
          </table:table-cell>
          <table:table-cell table:formula="of:=STANDARDIZE([.BE39];AVERAGE([.BE$37:.BE$44]);STDEV([.BE$37:.BE$44]))" office:value-type="float" office:value="0.733016401378353" calcext:value-type="float">
            <text:p>0.7330164014</text:p>
          </table:table-cell>
          <table:table-cell table:formula="of:=STANDARDIZE([.BF39];AVERAGE([.BF$37:.BF$44]);STDEV([.BF$37:.BF$44]))" office:value-type="float" office:value="1.76602189163449" calcext:value-type="float">
            <text:p>1.7660218916</text:p>
          </table:table-cell>
          <table:table-cell table:formula="of:=STANDARDIZE([.BG39];AVERAGE([.BG$37:.BG$44]);STDEV([.BG$37:.BG$44]))" office:value-type="float" office:value="2.12523734925029" calcext:value-type="float">
            <text:p>2.1252373493</text:p>
          </table:table-cell>
          <table:table-cell table:formula="of:=STANDARDIZE([.BH39];AVERAGE([.BH$37:.BH$44]);STDEV([.BH$37:.BH$44]))" office:value-type="float" office:value="1.08114704785462" calcext:value-type="float">
            <text:p>1.0811470479</text:p>
          </table:table-cell>
          <table:table-cell table:formula="of:=STANDARDIZE([.BI39];AVERAGE([.BI$37:.BI$44]);STDEV([.BI$37:.BI$44]))" office:value-type="float" office:value="-0.314548269414141" calcext:value-type="float">
            <text:p>-0.3145482694</text:p>
          </table:table-cell>
          <table:table-cell table:formula="of:=STANDARDIZE([.BJ39];AVERAGE([.BJ$37:.BJ$44]);STDEV([.BJ$37:.BJ$44]))" office:value-type="float" office:value="-0.959670782969327" calcext:value-type="float">
            <text:p>-0.959670783</text:p>
          </table:table-cell>
          <table:table-cell table:formula="of:=STANDARDIZE([.BK39];AVERAGE([.BK$37:.BK$44]);STDEV([.BK$37:.BK$44]))" office:value-type="float" office:value="-0.154113050033176" calcext:value-type="float">
            <text:p>-0.15411305</text:p>
          </table:table-cell>
          <table:table-cell table:formula="of:=STANDARDIZE([.BL39];AVERAGE([.BL$37:.BL$44]);STDEV([.BL$37:.BL$44]))" office:value-type="float" office:value="-0.459272893855812" calcext:value-type="float">
            <text:p>-0.4592728939</text:p>
          </table:table-cell>
          <table:table-cell table:formula="of:=STANDARDIZE([.BM39];AVERAGE([.BM$37:.BM$44]);STDEV([.BM$37:.BM$44]))" office:value-type="float" office:value="1.04977316098295" calcext:value-type="float">
            <text:p>1.049773161</text:p>
          </table:table-cell>
          <table:table-cell table:formula="of:=STANDARDIZE([.BN39];AVERAGE([.BN$37:.BN$44]);STDEV([.BN$37:.BN$44]))" office:value-type="float" office:value="1.46122007681086" calcext:value-type="float">
            <text:p>1.4612200768</text:p>
          </table:table-cell>
          <table:table-cell table:formula="of:=STANDARDIZE([.BO39];AVERAGE([.BO$37:.BO$44]);STDEV([.BO$37:.BO$44]))" office:value-type="float" office:value="1.85917053577992" calcext:value-type="float">
            <text:p>1.8591705358</text:p>
          </table:table-cell>
          <table:table-cell table:formula="of:=STANDARDIZE([.BP39];AVERAGE([.BP$37:.BP$44]);STDEV([.BP$37:.BP$44]))" office:value-type="float" office:value="-1.13224211322442" calcext:value-type="float">
            <text:p>-1.1322421132</text:p>
          </table:table-cell>
          <table:table-cell table:formula="of:=STANDARDIZE([.BQ39];AVERAGE([.BQ$37:.BQ$44]);STDEV([.BQ$37:.BQ$44]))" office:value-type="float" office:value="-1.2043028740526" calcext:value-type="float">
            <text:p>-1.2043028741</text:p>
          </table:table-cell>
          <table:table-cell table:formula="of:=STANDARDIZE([.BR39];AVERAGE([.BR$37:.BR$44]);STDEV([.BR$37:.BR$44]))" office:value-type="float" office:value="-0.655824244417704" calcext:value-type="float">
            <text:p>-0.6558242444</text:p>
          </table:table-cell>
          <table:table-cell table:formula="of:=STANDARDIZE([.BS39];AVERAGE([.BS$37:.BS$44]);STDEV([.BS$37:.BS$44]))" office:value-type="float" office:value="-0.750472858297614" calcext:value-type="float">
            <text:p>-0.7504728583</text:p>
          </table:table-cell>
          <table:table-cell table:formula="of:=STANDARDIZE([.BT39];AVERAGE([.BT$37:.BT$44]);STDEV([.BT$37:.BT$44]))" office:value-type="float" office:value="-0.663271862285455" calcext:value-type="float">
            <text:p>-0.6632718623</text:p>
          </table:table-cell>
          <table:table-cell table:formula="of:=STANDARDIZE([.BU39];AVERAGE([.BU$37:.BU$44]);STDEV([.BU$37:.BU$44]))" office:value-type="float" office:value="-0.253040907853628" calcext:value-type="float">
            <text:p>-0.2530409079</text:p>
          </table:table-cell>
          <table:table-cell table:formula="of:=STANDARDIZE([.BV39];AVERAGE([.BV$37:.BV$44]);STDEV([.BV$37:.BV$44]))" office:value-type="float" office:value="-0.246890613589095" calcext:value-type="float">
            <text:p>-0.2468906136</text:p>
          </table:table-cell>
          <table:table-cell table:formula="of:=STANDARDIZE([.BW39];AVERAGE([.BW$37:.BW$44]);STDEV([.BW$37:.BW$44]))" office:value-type="float" office:value="-0.00253536396554833" calcext:value-type="float">
            <text:p>-0.002535364</text:p>
          </table:table-cell>
          <table:table-cell table:formula="of:=STDEV([.B49:.BW49])" office:value-type="float" office:value="1.11559528360028" calcext:value-type="float">
            <text:p>1.1155952836</text:p>
          </table:table-cell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TANDARDIZE([.B40];AVERAGE([.B$37:.B$44]);STDEV([.B$37:.B$44]))" office:value-type="float" office:value="1.03937316130264" calcext:value-type="float">
            <text:p>1.0393731613</text:p>
          </table:table-cell>
          <table:table-cell table:formula="of:=STANDARDIZE([.C40];AVERAGE([.C$37:.C$44]);STDEV([.C$37:.C$44]))" office:value-type="float" office:value="-0.711806883202553" calcext:value-type="float">
            <text:p>-0.7118068832</text:p>
          </table:table-cell>
          <table:table-cell table:formula="of:=STANDARDIZE([.D40];AVERAGE([.D$37:.D$44]);STDEV([.D$37:.D$44]))" office:value-type="float" office:value="1.23491699444294" calcext:value-type="float">
            <text:p>1.2349169944</text:p>
          </table:table-cell>
          <table:table-cell table:formula="of:=STANDARDIZE([.E40];AVERAGE([.E$37:.E$44]);STDEV([.E$37:.E$44]))" office:value-type="float" office:value="0.462812967418416" calcext:value-type="float">
            <text:p>0.4628129674</text:p>
          </table:table-cell>
          <table:table-cell table:formula="of:=STANDARDIZE([.F40];AVERAGE([.F$37:.F$44]);STDEV([.F$37:.F$44]))" office:value-type="float" office:value="-1.03306978078766" calcext:value-type="float">
            <text:p>-1.0330697808</text:p>
          </table:table-cell>
          <table:table-cell table:formula="of:=STANDARDIZE([.G40];AVERAGE([.G$37:.G$44]);STDEV([.G$37:.G$44]))" office:value-type="float" office:value="1.26227469187898" calcext:value-type="float">
            <text:p>1.2622746919</text:p>
          </table:table-cell>
          <table:table-cell table:formula="of:=STANDARDIZE([.H40];AVERAGE([.H$37:.H$44]);STDEV([.H$37:.H$44]))" office:value-type="float" office:value="1.04365495874318" calcext:value-type="float">
            <text:p>1.0436549587</text:p>
          </table:table-cell>
          <table:table-cell table:formula="of:=STANDARDIZE([.I40];AVERAGE([.I$37:.I$44]);STDEV([.I$37:.I$44]))" office:value-type="float" office:value="0.64489611532874" calcext:value-type="float">
            <text:p>0.6448961153</text:p>
          </table:table-cell>
          <table:table-cell table:formula="of:=STANDARDIZE([.J40];AVERAGE([.J$37:.J$44]);STDEV([.J$37:.J$44]))" office:value-type="float" office:value="1.87114824814392" calcext:value-type="float">
            <text:p>1.8711482481</text:p>
          </table:table-cell>
          <table:table-cell table:formula="of:=STANDARDIZE([.K40];AVERAGE([.K$37:.K$44]);STDEV([.K$37:.K$44]))" office:value-type="float" office:value="-0.119093518825171" calcext:value-type="float">
            <text:p>-0.1190935188</text:p>
          </table:table-cell>
          <table:table-cell table:formula="of:=STANDARDIZE([.L40];AVERAGE([.L$37:.L$44]);STDEV([.L$37:.L$44]))" office:value-type="float" office:value="0.77656281964846" calcext:value-type="float">
            <text:p>0.7765628196</text:p>
          </table:table-cell>
          <table:table-cell table:formula="of:=STANDARDIZE([.M40];AVERAGE([.M$37:.M$44]);STDEV([.M$37:.M$44]))" office:value-type="float" office:value="0.487027887726841" calcext:value-type="float">
            <text:p>0.4870278877</text:p>
          </table:table-cell>
          <table:table-cell table:formula="of:=STANDARDIZE([.N40];AVERAGE([.N$37:.N$44]);STDEV([.N$37:.N$44]))" office:value-type="float" office:value="-1.12191228116558" calcext:value-type="float">
            <text:p>-1.1219122812</text:p>
          </table:table-cell>
          <table:table-cell table:formula="of:=STANDARDIZE([.O40];AVERAGE([.O$37:.O$44]);STDEV([.O$37:.O$44]))" office:value-type="float" office:value="-1.03142169000003" calcext:value-type="float">
            <text:p>-1.03142169</text:p>
          </table:table-cell>
          <table:table-cell table:formula="of:=STANDARDIZE([.P40];AVERAGE([.P$37:.P$44]);STDEV([.P$37:.P$44]))" office:value-type="float" office:value="-0.254675042009614" calcext:value-type="float">
            <text:p>-0.254675042</text:p>
          </table:table-cell>
          <table:table-cell table:formula="of:=STANDARDIZE([.Q40];AVERAGE([.Q$37:.Q$44]);STDEV([.Q$37:.Q$44]))" office:value-type="float" office:value="0.341242392189297" calcext:value-type="float">
            <text:p>0.3412423922</text:p>
          </table:table-cell>
          <table:table-cell table:formula="of:=STANDARDIZE([.R40];AVERAGE([.R$37:.R$44]);STDEV([.R$37:.R$44]))" office:value-type="float" office:value="0.516003459524679" calcext:value-type="float">
            <text:p>0.5160034595</text:p>
          </table:table-cell>
          <table:table-cell table:formula="of:=STANDARDIZE([.S40];AVERAGE([.S$37:.S$44]);STDEV([.S$37:.S$44]))" office:value-type="float" office:value="-0.962694746155201" calcext:value-type="float">
            <text:p>-0.9626947462</text:p>
          </table:table-cell>
          <table:table-cell table:formula="of:=STANDARDIZE([.T40];AVERAGE([.T$37:.T$44]);STDEV([.T$37:.T$44]))" office:value-type="float" office:value="0.15940223186746" calcext:value-type="float">
            <text:p>0.1594022319</text:p>
          </table:table-cell>
          <table:table-cell table:formula="of:=STANDARDIZE([.U40];AVERAGE([.U$37:.U$44]);STDEV([.U$37:.U$44]))" office:value-type="float" office:value="1.05222254825705" calcext:value-type="float">
            <text:p>1.0522225483</text:p>
          </table:table-cell>
          <table:table-cell table:formula="of:=STANDARDIZE([.V40];AVERAGE([.V$37:.V$44]);STDEV([.V$37:.V$44]))" office:value-type="float" office:value="1.03989929791629" calcext:value-type="float">
            <text:p>1.0398992979</text:p>
          </table:table-cell>
          <table:table-cell table:formula="of:=STANDARDIZE([.W40];AVERAGE([.W$37:.W$44]);STDEV([.W$37:.W$44]))" office:value-type="float" office:value="-1.12408940049338" calcext:value-type="float">
            <text:p>-1.1240894005</text:p>
          </table:table-cell>
          <table:table-cell table:formula="of:=STANDARDIZE([.X40];AVERAGE([.X$37:.X$44]);STDEV([.X$37:.X$44]))" office:value-type="float" office:value="0.639206289515911" calcext:value-type="float">
            <text:p>0.6392062895</text:p>
          </table:table-cell>
          <table:table-cell table:formula="of:=STANDARDIZE([.Y40];AVERAGE([.Y$37:.Y$44]);STDEV([.Y$37:.Y$44]))" office:value-type="float" office:value="-0.835393411708495" calcext:value-type="float">
            <text:p>-0.8353934117</text:p>
          </table:table-cell>
          <table:table-cell table:formula="of:=STANDARDIZE([.Z40];AVERAGE([.Z$37:.Z$44]);STDEV([.Z$37:.Z$44]))" office:value-type="float" office:value="-1.16021718437009" calcext:value-type="float">
            <text:p>-1.1602171844</text:p>
          </table:table-cell>
          <table:table-cell table:formula="of:=STANDARDIZE([.AA40];AVERAGE([.AA$37:.AA$44]);STDEV([.AA$37:.AA$44]))" office:value-type="float" office:value="-0.711119297809289" calcext:value-type="float">
            <text:p>-0.7111192978</text:p>
          </table:table-cell>
          <table:table-cell table:formula="of:=STANDARDIZE([.AB40];AVERAGE([.AB$37:.AB$44]);STDEV([.AB$37:.AB$44]))" office:value-type="float" office:value="1.43411987054193" calcext:value-type="float">
            <text:p>1.4341198705</text:p>
          </table:table-cell>
          <table:table-cell table:formula="of:=STANDARDIZE([.AC40];AVERAGE([.AC$37:.AC$44]);STDEV([.AC$37:.AC$44]))" office:value-type="float" office:value="-0.811029753750894" calcext:value-type="float">
            <text:p>-0.8110297538</text:p>
          </table:table-cell>
          <table:table-cell table:formula="of:=STANDARDIZE([.AD40];AVERAGE([.AD$37:.AD$44]);STDEV([.AD$37:.AD$44]))" office:value-type="float" office:value="-0.438439407652376" calcext:value-type="float">
            <text:p>-0.4384394077</text:p>
          </table:table-cell>
          <table:table-cell table:formula="of:=STANDARDIZE([.AE40];AVERAGE([.AE$37:.AE$44]);STDEV([.AE$37:.AE$44]))" office:value-type="float" office:value="1.07669988620377" calcext:value-type="float">
            <text:p>1.0766998862</text:p>
          </table:table-cell>
          <table:table-cell table:formula="of:=STANDARDIZE([.AF40];AVERAGE([.AF$37:.AF$44]);STDEV([.AF$37:.AF$44]))" office:value-type="float" office:value="-0.339282124728611" calcext:value-type="float">
            <text:p>-0.3392821247</text:p>
          </table:table-cell>
          <table:table-cell table:formula="of:=STANDARDIZE([.AG40];AVERAGE([.AG$37:.AG$44]);STDEV([.AG$37:.AG$44]))" office:value-type="float" office:value="-0.558751480037491" calcext:value-type="float">
            <text:p>-0.55875148</text:p>
          </table:table-cell>
          <table:table-cell table:formula="of:=STANDARDIZE([.AH40];AVERAGE([.AH$37:.AH$44]);STDEV([.AH$37:.AH$44]))" office:value-type="float" office:value="0.396643702488018" calcext:value-type="float">
            <text:p>0.3966437025</text:p>
          </table:table-cell>
          <table:table-cell table:formula="of:=STANDARDIZE([.AI40];AVERAGE([.AI$37:.AI$44]);STDEV([.AI$37:.AI$44]))" office:value-type="float" office:value="0.441079671175788" calcext:value-type="float">
            <text:p>0.4410796712</text:p>
          </table:table-cell>
          <table:table-cell table:formula="of:=STANDARDIZE([.AJ40];AVERAGE([.AJ$37:.AJ$44]);STDEV([.AJ$37:.AJ$44]))" office:value-type="float" office:value="-0.144766925570692" calcext:value-type="float">
            <text:p>-0.1447669256</text:p>
          </table:table-cell>
          <table:table-cell table:formula="of:=STANDARDIZE([.AK40];AVERAGE([.AK$37:.AK$44]);STDEV([.AK$37:.AK$44]))" office:value-type="float" office:value="-0.636085918575209" calcext:value-type="float">
            <text:p>-0.6360859186</text:p>
          </table:table-cell>
          <table:table-cell table:formula="of:=STANDARDIZE([.AL40];AVERAGE([.AL$37:.AL$44]);STDEV([.AL$37:.AL$44]))" office:value-type="float" office:value="1.04326847503607" calcext:value-type="float">
            <text:p>1.043268475</text:p>
          </table:table-cell>
          <table:table-cell table:formula="of:=STANDARDIZE([.AM40];AVERAGE([.AM$37:.AM$44]);STDEV([.AM$37:.AM$44]))" office:value-type="float" office:value="0.657702805624776" calcext:value-type="float">
            <text:p>0.6577028056</text:p>
          </table:table-cell>
          <table:table-cell table:formula="of:=STANDARDIZE([.AN40];AVERAGE([.AN$37:.AN$44]);STDEV([.AN$37:.AN$44]))" office:value-type="float" office:value="0.945301315223717" calcext:value-type="float">
            <text:p>0.9453013152</text:p>
          </table:table-cell>
          <table:table-cell table:formula="of:=STANDARDIZE([.AO40];AVERAGE([.AO$37:.AO$44]);STDEV([.AO$37:.AO$44]))" office:value-type="float" office:value="1.40110993264155" calcext:value-type="float">
            <text:p>1.4011099326</text:p>
          </table:table-cell>
          <table:table-cell table:formula="of:=STANDARDIZE([.AP40];AVERAGE([.AP$37:.AP$44]);STDEV([.AP$37:.AP$44]))" office:value-type="float" office:value="0.276605436479827" calcext:value-type="float">
            <text:p>0.2766054365</text:p>
          </table:table-cell>
          <table:table-cell table:formula="of:=STANDARDIZE([.AQ40];AVERAGE([.AQ$37:.AQ$44]);STDEV([.AQ$37:.AQ$44]))" office:value-type="float" office:value="0.957541485834035" calcext:value-type="float">
            <text:p>0.9575414858</text:p>
          </table:table-cell>
          <table:table-cell table:formula="of:=STANDARDIZE([.AR40];AVERAGE([.AR$37:.AR$44]);STDEV([.AR$37:.AR$44]))" office:value-type="float" office:value="0.598637545418733" calcext:value-type="float">
            <text:p>0.5986375454</text:p>
          </table:table-cell>
          <table:table-cell table:formula="of:=STANDARDIZE([.AS40];AVERAGE([.AS$37:.AS$44]);STDEV([.AS$37:.AS$44]))" office:value-type="float" office:value="0.196658303791588" calcext:value-type="float">
            <text:p>0.1966583038</text:p>
          </table:table-cell>
          <table:table-cell table:formula="of:=STANDARDIZE([.AT40];AVERAGE([.AT$37:.AT$44]);STDEV([.AT$37:.AT$44]))" office:value-type="float" office:value="-0.0819836392466901" calcext:value-type="float">
            <text:p>-0.0819836392</text:p>
          </table:table-cell>
          <table:table-cell table:formula="of:=STANDARDIZE([.AU40];AVERAGE([.AU$37:.AU$44]);STDEV([.AU$37:.AU$44]))" office:value-type="float" office:value="-0.202528232666051" calcext:value-type="float">
            <text:p>-0.2025282327</text:p>
          </table:table-cell>
          <table:table-cell table:formula="of:=STANDARDIZE([.AV40];AVERAGE([.AV$37:.AV$44]);STDEV([.AV$37:.AV$44]))" office:value-type="float" office:value="0.68192347801115" calcext:value-type="float">
            <text:p>0.681923478</text:p>
          </table:table-cell>
          <table:table-cell table:formula="of:=STANDARDIZE([.AW40];AVERAGE([.AW$37:.AW$44]);STDEV([.AW$37:.AW$44]))" office:value-type="float" office:value="-0.423038417303462" calcext:value-type="float">
            <text:p>-0.4230384173</text:p>
          </table:table-cell>
          <table:table-cell table:formula="of:=STANDARDIZE([.AX40];AVERAGE([.AX$37:.AX$44]);STDEV([.AX$37:.AX$44]))" office:value-type="float" office:value="-0.491601975471746" calcext:value-type="float">
            <text:p>-0.4916019755</text:p>
          </table:table-cell>
          <table:table-cell table:formula="of:=STANDARDIZE([.AY40];AVERAGE([.AY$37:.AY$44]);STDEV([.AY$37:.AY$44]))" office:value-type="float" office:value="0.462461015834997" calcext:value-type="float">
            <text:p>0.4624610158</text:p>
          </table:table-cell>
          <table:table-cell table:formula="of:=STANDARDIZE([.AZ40];AVERAGE([.AZ$37:.AZ$44]);STDEV([.AZ$37:.AZ$44]))" office:value-type="float" office:value="-0.605784419854543" calcext:value-type="float">
            <text:p>-0.6057844199</text:p>
          </table:table-cell>
          <table:table-cell table:formula="of:=STANDARDIZE([.BA40];AVERAGE([.BA$37:.BA$44]);STDEV([.BA$37:.BA$44]))" office:value-type="float" office:value="-0.749716713656052" calcext:value-type="float">
            <text:p>-0.7497167137</text:p>
          </table:table-cell>
          <table:table-cell table:formula="of:=STANDARDIZE([.BB40];AVERAGE([.BB$37:.BB$44]);STDEV([.BB$37:.BB$44]))" office:value-type="float" office:value="-0.432902679937985" calcext:value-type="float">
            <text:p>-0.4329026799</text:p>
          </table:table-cell>
          <table:table-cell table:formula="of:=STANDARDIZE([.BC40];AVERAGE([.BC$37:.BC$44]);STDEV([.BC$37:.BC$44]))" office:value-type="float" office:value="0.329616255450369" calcext:value-type="float">
            <text:p>0.3296162555</text:p>
          </table:table-cell>
          <table:table-cell table:formula="of:=STANDARDIZE([.BD40];AVERAGE([.BD$37:.BD$44]);STDEV([.BD$37:.BD$44]))" office:value-type="float" office:value="0.102661269335724" calcext:value-type="float">
            <text:p>0.1026612693</text:p>
          </table:table-cell>
          <table:table-cell table:formula="of:=STANDARDIZE([.BE40];AVERAGE([.BE$37:.BE$44]);STDEV([.BE$37:.BE$44]))" office:value-type="float" office:value="0.808676826495124" calcext:value-type="float">
            <text:p>0.8086768265</text:p>
          </table:table-cell>
          <table:table-cell table:formula="of:=STANDARDIZE([.BF40];AVERAGE([.BF$37:.BF$44]);STDEV([.BF$37:.BF$44]))" office:value-type="float" office:value="1.35584402837199" calcext:value-type="float">
            <text:p>1.3558440284</text:p>
          </table:table-cell>
          <table:table-cell table:formula="of:=STANDARDIZE([.BG40];AVERAGE([.BG$37:.BG$44]);STDEV([.BG$37:.BG$44]))" office:value-type="float" office:value="0.14287303397936" calcext:value-type="float">
            <text:p>0.142873034</text:p>
          </table:table-cell>
          <table:table-cell table:formula="of:=STANDARDIZE([.BH40];AVERAGE([.BH$37:.BH$44]);STDEV([.BH$37:.BH$44]))" office:value-type="float" office:value="1.09204328111016" calcext:value-type="float">
            <text:p>1.0920432811</text:p>
          </table:table-cell>
          <table:table-cell table:formula="of:=STANDARDIZE([.BI40];AVERAGE([.BI$37:.BI$44]);STDEV([.BI$37:.BI$44]))" office:value-type="float" office:value="0.0686230826975477" calcext:value-type="float">
            <text:p>0.0686230827</text:p>
          </table:table-cell>
          <table:table-cell table:formula="of:=STANDARDIZE([.BJ40];AVERAGE([.BJ$37:.BJ$44]);STDEV([.BJ$37:.BJ$44]))" office:value-type="float" office:value="0.706152434693911" calcext:value-type="float">
            <text:p>0.7061524347</text:p>
          </table:table-cell>
          <table:table-cell table:formula="of:=STANDARDIZE([.BK40];AVERAGE([.BK$37:.BK$44]);STDEV([.BK$37:.BK$44]))" office:value-type="float" office:value="0.375264703239257" calcext:value-type="float">
            <text:p>0.3752647032</text:p>
          </table:table-cell>
          <table:table-cell table:formula="of:=STANDARDIZE([.BL40];AVERAGE([.BL$37:.BL$44]);STDEV([.BL$37:.BL$44]))" office:value-type="float" office:value="1.36079042393797" calcext:value-type="float">
            <text:p>1.3607904239</text:p>
          </table:table-cell>
          <table:table-cell table:formula="of:=STANDARDIZE([.BM40];AVERAGE([.BM$37:.BM$44]);STDEV([.BM$37:.BM$44]))" office:value-type="float" office:value="-0.0255715061748822" calcext:value-type="float">
            <text:p>-0.0255715062</text:p>
          </table:table-cell>
          <table:table-cell table:formula="of:=STANDARDIZE([.BN40];AVERAGE([.BN$37:.BN$44]);STDEV([.BN$37:.BN$44]))" office:value-type="float" office:value="0.3855000418911" calcext:value-type="float">
            <text:p>0.3855000419</text:p>
          </table:table-cell>
          <table:table-cell table:formula="of:=STANDARDIZE([.BO40];AVERAGE([.BO$37:.BO$44]);STDEV([.BO$37:.BO$44]))" office:value-type="float" office:value="-0.887016893574245" calcext:value-type="float">
            <text:p>-0.8870168936</text:p>
          </table:table-cell>
          <table:table-cell table:formula="of:=STANDARDIZE([.BP40];AVERAGE([.BP$37:.BP$44]);STDEV([.BP$37:.BP$44]))" office:value-type="float" office:value="-0.289832415663882" calcext:value-type="float">
            <text:p>-0.2898324157</text:p>
          </table:table-cell>
          <table:table-cell table:formula="of:=STANDARDIZE([.BQ40];AVERAGE([.BQ$37:.BQ$44]);STDEV([.BQ$37:.BQ$44]))" office:value-type="float" office:value="0.069706890779101" calcext:value-type="float">
            <text:p>0.0697068908</text:p>
          </table:table-cell>
          <table:table-cell table:formula="of:=STANDARDIZE([.BR40];AVERAGE([.BR$37:.BR$44]);STDEV([.BR$37:.BR$44]))" office:value-type="float" office:value="0.761617126878833" calcext:value-type="float">
            <text:p>0.7616171269</text:p>
          </table:table-cell>
          <table:table-cell table:formula="of:=STANDARDIZE([.BS40];AVERAGE([.BS$37:.BS$44]);STDEV([.BS$37:.BS$44]))" office:value-type="float" office:value="0.999095130917031" calcext:value-type="float">
            <text:p>0.9990951309</text:p>
          </table:table-cell>
          <table:table-cell table:formula="of:=STANDARDIZE([.BT40];AVERAGE([.BT$37:.BT$44]);STDEV([.BT$37:.BT$44]))" office:value-type="float" office:value="1.39268388988817" calcext:value-type="float">
            <text:p>1.3926838899</text:p>
          </table:table-cell>
          <table:table-cell table:formula="of:=STANDARDIZE([.BU40];AVERAGE([.BU$37:.BU$44]);STDEV([.BU$37:.BU$44]))" office:value-type="float" office:value="1.41190527393261" calcext:value-type="float">
            <text:p>1.4119052739</text:p>
          </table:table-cell>
          <table:table-cell table:formula="of:=STANDARDIZE([.BV40];AVERAGE([.BV$37:.BV$44]);STDEV([.BV$37:.BV$44]))" office:value-type="float" office:value="1.17373354708326" calcext:value-type="float">
            <text:p>1.1737335471</text:p>
          </table:table-cell>
          <table:table-cell table:formula="of:=STANDARDIZE([.BW40];AVERAGE([.BW$37:.BW$44]);STDEV([.BW$37:.BW$44]))" office:value-type="float" office:value="1.56404327195127" calcext:value-type="float">
            <text:p>1.564043272</text:p>
          </table:table-cell>
          <table:table-cell table:formula="of:=STDEV([.B50:.BW50])" office:value-type="float" office:value="0.793562448123754" calcext:value-type="float">
            <text:p>0.7935624481</text:p>
          </table:table-cell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TANDARDIZE([.B41];AVERAGE([.B$37:.B$44]);STDEV([.B$37:.B$44]))" office:value-type="float" office:value="0.971555228892626" calcext:value-type="float">
            <text:p>0.9715552289</text:p>
          </table:table-cell>
          <table:table-cell table:formula="of:=STANDARDIZE([.C41];AVERAGE([.C$37:.C$44]);STDEV([.C$37:.C$44]))" office:value-type="float" office:value="-0.402880203382983" calcext:value-type="float">
            <text:p>-0.4028802034</text:p>
          </table:table-cell>
          <table:table-cell table:formula="of:=STANDARDIZE([.D41];AVERAGE([.D$37:.D$44]);STDEV([.D$37:.D$44]))" office:value-type="float" office:value="1.23481387444332" calcext:value-type="float">
            <text:p>1.2348138744</text:p>
          </table:table-cell>
          <table:table-cell table:formula="of:=STANDARDIZE([.E41];AVERAGE([.E$37:.E$44]);STDEV([.E$37:.E$44]))" office:value-type="float" office:value="0.683699979363092" calcext:value-type="float">
            <text:p>0.6836999794</text:p>
          </table:table-cell>
          <table:table-cell table:formula="of:=STANDARDIZE([.F41];AVERAGE([.F$37:.F$44]);STDEV([.F$37:.F$44]))" office:value-type="float" office:value="0.97981945286635" calcext:value-type="float">
            <text:p>0.9798194529</text:p>
          </table:table-cell>
          <table:table-cell table:formula="of:=STANDARDIZE([.G41];AVERAGE([.G$37:.G$44]);STDEV([.G$37:.G$44]))" office:value-type="float" office:value="1.02297012224168" calcext:value-type="float">
            <text:p>1.0229701222</text:p>
          </table:table-cell>
          <table:table-cell table:formula="of:=STANDARDIZE([.H41];AVERAGE([.H$37:.H$44]);STDEV([.H$37:.H$44]))" office:value-type="float" office:value="0.991460201205128" calcext:value-type="float">
            <text:p>0.9914602012</text:p>
          </table:table-cell>
          <table:table-cell table:formula="of:=STANDARDIZE([.I41];AVERAGE([.I$37:.I$44]);STDEV([.I$37:.I$44]))" office:value-type="float" office:value="1.01552405141358" calcext:value-type="float">
            <text:p>1.0155240514</text:p>
          </table:table-cell>
          <table:table-cell table:formula="of:=STANDARDIZE([.J41];AVERAGE([.J$37:.J$44]);STDEV([.J$37:.J$44]))" office:value-type="float" office:value="-0.0515627063479673" calcext:value-type="float">
            <text:p>-0.0515627063</text:p>
          </table:table-cell>
          <table:table-cell table:formula="of:=STANDARDIZE([.K41];AVERAGE([.K$37:.K$44]);STDEV([.K$37:.K$44]))" office:value-type="float" office:value="0.765252198690821" calcext:value-type="float">
            <text:p>0.7652521987</text:p>
          </table:table-cell>
          <table:table-cell table:formula="of:=STANDARDIZE([.L41];AVERAGE([.L$37:.L$44]);STDEV([.L$37:.L$44]))" office:value-type="float" office:value="0.581769812530225" calcext:value-type="float">
            <text:p>0.5817698125</text:p>
          </table:table-cell>
          <table:table-cell table:formula="of:=STANDARDIZE([.M41];AVERAGE([.M$37:.M$44]);STDEV([.M$37:.M$44]))" office:value-type="float" office:value="0.376510368374432" calcext:value-type="float">
            <text:p>0.3765103684</text:p>
          </table:table-cell>
          <table:table-cell table:formula="of:=STANDARDIZE([.N41];AVERAGE([.N$37:.N$44]);STDEV([.N$37:.N$44]))" office:value-type="float" office:value="-0.38752997065592" calcext:value-type="float">
            <text:p>-0.3875299707</text:p>
          </table:table-cell>
          <table:table-cell table:formula="of:=STANDARDIZE([.O41];AVERAGE([.O$37:.O$44]);STDEV([.O$37:.O$44]))" office:value-type="float" office:value="0.215492383473617" calcext:value-type="float">
            <text:p>0.2154923835</text:p>
          </table:table-cell>
          <table:table-cell table:formula="of:=STANDARDIZE([.P41];AVERAGE([.P$37:.P$44]);STDEV([.P$37:.P$44]))" office:value-type="float" office:value="0.0339492890214249" calcext:value-type="float">
            <text:p>0.033949289</text:p>
          </table:table-cell>
          <table:table-cell table:formula="of:=STANDARDIZE([.Q41];AVERAGE([.Q$37:.Q$44]);STDEV([.Q$37:.Q$44]))" office:value-type="float" office:value="0.402627524155642" calcext:value-type="float">
            <text:p>0.4026275242</text:p>
          </table:table-cell>
          <table:table-cell table:formula="of:=STANDARDIZE([.R41];AVERAGE([.R$37:.R$44]);STDEV([.R$37:.R$44]))" office:value-type="float" office:value="-0.326651753945085" calcext:value-type="float">
            <text:p>-0.3266517539</text:p>
          </table:table-cell>
          <table:table-cell table:formula="of:=STANDARDIZE([.S41];AVERAGE([.S$37:.S$44]);STDEV([.S$37:.S$44]))" office:value-type="float" office:value="-0.603186398809779" calcext:value-type="float">
            <text:p>-0.6031863988</text:p>
          </table:table-cell>
          <table:table-cell table:formula="of:=STANDARDIZE([.T41];AVERAGE([.T$37:.T$44]);STDEV([.T$37:.T$44]))" office:value-type="float" office:value="0.867606272491177" calcext:value-type="float">
            <text:p>0.8676062725</text:p>
          </table:table-cell>
          <table:table-cell table:formula="of:=STANDARDIZE([.U41];AVERAGE([.U$37:.U$44]);STDEV([.U$37:.U$44]))" office:value-type="float" office:value="0.68187209668206" calcext:value-type="float">
            <text:p>0.6818720967</text:p>
          </table:table-cell>
          <table:table-cell table:formula="of:=STANDARDIZE([.V41];AVERAGE([.V$37:.V$44]);STDEV([.V$37:.V$44]))" office:value-type="float" office:value="0.808643907351106" calcext:value-type="float">
            <text:p>0.8086439074</text:p>
          </table:table-cell>
          <table:table-cell table:formula="of:=STANDARDIZE([.W41];AVERAGE([.W$37:.W$44]);STDEV([.W$37:.W$44]))" office:value-type="float" office:value="0.478664475480191" calcext:value-type="float">
            <text:p>0.4786644755</text:p>
          </table:table-cell>
          <table:table-cell table:formula="of:=STANDARDIZE([.X41];AVERAGE([.X$37:.X$44]);STDEV([.X$37:.X$44]))" office:value-type="float" office:value="1.58102907000233" calcext:value-type="float">
            <text:p>1.58102907</text:p>
          </table:table-cell>
          <table:table-cell table:formula="of:=STANDARDIZE([.Y41];AVERAGE([.Y$37:.Y$44]);STDEV([.Y$37:.Y$44]))" office:value-type="float" office:value="0.450003162742282" calcext:value-type="float">
            <text:p>0.4500031627</text:p>
          </table:table-cell>
          <table:table-cell table:formula="of:=STANDARDIZE([.Z41];AVERAGE([.Z$37:.Z$44]);STDEV([.Z$37:.Z$44]))" office:value-type="float" office:value="1.22522743763154" calcext:value-type="float">
            <text:p>1.2252274376</text:p>
          </table:table-cell>
          <table:table-cell table:formula="of:=STANDARDIZE([.AA41];AVERAGE([.AA$37:.AA$44]);STDEV([.AA$37:.AA$44]))" office:value-type="float" office:value="0.472460197565786" calcext:value-type="float">
            <text:p>0.4724601976</text:p>
          </table:table-cell>
          <table:table-cell table:formula="of:=STANDARDIZE([.AB41];AVERAGE([.AB$37:.AB$44]);STDEV([.AB$37:.AB$44]))" office:value-type="float" office:value="0.589416116514202" calcext:value-type="float">
            <text:p>0.5894161165</text:p>
          </table:table-cell>
          <table:table-cell table:formula="of:=STANDARDIZE([.AC41];AVERAGE([.AC$37:.AC$44]);STDEV([.AC$37:.AC$44]))" office:value-type="float" office:value="0.243735933945028" calcext:value-type="float">
            <text:p>0.2437359339</text:p>
          </table:table-cell>
          <table:table-cell table:formula="of:=STANDARDIZE([.AD41];AVERAGE([.AD$37:.AD$44]);STDEV([.AD$37:.AD$44]))" office:value-type="float" office:value="-0.147558153306301" calcext:value-type="float">
            <text:p>-0.1475581533</text:p>
          </table:table-cell>
          <table:table-cell table:formula="of:=STANDARDIZE([.AE41];AVERAGE([.AE$37:.AE$44]);STDEV([.AE$37:.AE$44]))" office:value-type="float" office:value="1.03407740489074" calcext:value-type="float">
            <text:p>1.0340774049</text:p>
          </table:table-cell>
          <table:table-cell table:formula="of:=STANDARDIZE([.AF41];AVERAGE([.AF$37:.AF$44]);STDEV([.AF$37:.AF$44]))" office:value-type="float" office:value="1.01318714182162" calcext:value-type="float">
            <text:p>1.0131871418</text:p>
          </table:table-cell>
          <table:table-cell table:formula="of:=STANDARDIZE([.AG41];AVERAGE([.AG$37:.AG$44]);STDEV([.AG$37:.AG$44]))" office:value-type="float" office:value="-1.01161857230304" calcext:value-type="float">
            <text:p>-1.0116185723</text:p>
          </table:table-cell>
          <table:table-cell table:formula="of:=STANDARDIZE([.AH41];AVERAGE([.AH$37:.AH$44]);STDEV([.AH$37:.AH$44]))" office:value-type="float" office:value="-0.804038648475827" calcext:value-type="float">
            <text:p>-0.8040386485</text:p>
          </table:table-cell>
          <table:table-cell table:formula="of:=STANDARDIZE([.AI41];AVERAGE([.AI$37:.AI$44]);STDEV([.AI$37:.AI$44]))" office:value-type="float" office:value="0.568683181155642" calcext:value-type="float">
            <text:p>0.5686831812</text:p>
          </table:table-cell>
          <table:table-cell table:formula="of:=STANDARDIZE([.AJ41];AVERAGE([.AJ$37:.AJ$44]);STDEV([.AJ$37:.AJ$44]))" office:value-type="float" office:value="0.00897867204160299" calcext:value-type="float">
            <text:p>0.008978672</text:p>
          </table:table-cell>
          <table:table-cell table:formula="of:=STANDARDIZE([.AK41];AVERAGE([.AK$37:.AK$44]);STDEV([.AK$37:.AK$44]))" office:value-type="float" office:value="0.189062902744663" calcext:value-type="float">
            <text:p>0.1890629027</text:p>
          </table:table-cell>
          <table:table-cell table:formula="of:=STANDARDIZE([.AL41];AVERAGE([.AL$37:.AL$44]);STDEV([.AL$37:.AL$44]))" office:value-type="float" office:value="0.204561237791537" calcext:value-type="float">
            <text:p>0.2045612378</text:p>
          </table:table-cell>
          <table:table-cell table:formula="of:=STANDARDIZE([.AM41];AVERAGE([.AM$37:.AM$44]);STDEV([.AM$37:.AM$44]))" office:value-type="float" office:value="0.171834413073301" calcext:value-type="float">
            <text:p>0.1718344131</text:p>
          </table:table-cell>
          <table:table-cell table:formula="of:=STANDARDIZE([.AN41];AVERAGE([.AN$37:.AN$44]);STDEV([.AN$37:.AN$44]))" office:value-type="float" office:value="0.757154062724193" calcext:value-type="float">
            <text:p>0.7571540627</text:p>
          </table:table-cell>
          <table:table-cell table:formula="of:=STANDARDIZE([.AO41];AVERAGE([.AO$37:.AO$44]);STDEV([.AO$37:.AO$44]))" office:value-type="float" office:value="0.525757179782097" calcext:value-type="float">
            <text:p>0.5257571798</text:p>
          </table:table-cell>
          <table:table-cell table:formula="of:=STANDARDIZE([.AP41];AVERAGE([.AP$37:.AP$44]);STDEV([.AP$37:.AP$44]))" office:value-type="float" office:value="0.654741277366521" calcext:value-type="float">
            <text:p>0.6547412774</text:p>
          </table:table-cell>
          <table:table-cell table:formula="of:=STANDARDIZE([.AQ41];AVERAGE([.AQ$37:.AQ$44]);STDEV([.AQ$37:.AQ$44]))" office:value-type="float" office:value="-0.724928681559712" calcext:value-type="float">
            <text:p>-0.7249286816</text:p>
          </table:table-cell>
          <table:table-cell table:formula="of:=STANDARDIZE([.AR41];AVERAGE([.AR$37:.AR$44]);STDEV([.AR$37:.AR$44]))" office:value-type="float" office:value="0.986025217087578" calcext:value-type="float">
            <text:p>0.9860252171</text:p>
          </table:table-cell>
          <table:table-cell table:formula="of:=STANDARDIZE([.AS41];AVERAGE([.AS$37:.AS$44]);STDEV([.AS$37:.AS$44]))" office:value-type="float" office:value="-1.43905931451237" calcext:value-type="float">
            <text:p>-1.4390593145</text:p>
          </table:table-cell>
          <table:table-cell table:formula="of:=STANDARDIZE([.AT41];AVERAGE([.AT$37:.AT$44]);STDEV([.AT$37:.AT$44]))" office:value-type="float" office:value="-0.888039450130924" calcext:value-type="float">
            <text:p>-0.8880394501</text:p>
          </table:table-cell>
          <table:table-cell table:formula="of:=STANDARDIZE([.AU41];AVERAGE([.AU$37:.AU$44]);STDEV([.AU$37:.AU$44]))" office:value-type="float" office:value="-0.0112409049380582" calcext:value-type="float">
            <text:p>-0.0112409049</text:p>
          </table:table-cell>
          <table:table-cell table:formula="of:=STANDARDIZE([.AV41];AVERAGE([.AV$37:.AV$44]);STDEV([.AV$37:.AV$44]))" office:value-type="float" office:value="0.915726300182332" calcext:value-type="float">
            <text:p>0.9157263002</text:p>
          </table:table-cell>
          <table:table-cell table:formula="of:=STANDARDIZE([.AW41];AVERAGE([.AW$37:.AW$44]);STDEV([.AW$37:.AW$44]))" office:value-type="float" office:value="-0.453070840668672" calcext:value-type="float">
            <text:p>-0.4530708407</text:p>
          </table:table-cell>
          <table:table-cell table:formula="of:=STANDARDIZE([.AX41];AVERAGE([.AX$37:.AX$44]);STDEV([.AX$37:.AX$44]))" office:value-type="float" office:value="-0.491601975471746" calcext:value-type="float">
            <text:p>-0.4916019755</text:p>
          </table:table-cell>
          <table:table-cell table:formula="of:=STANDARDIZE([.AY41];AVERAGE([.AY$37:.AY$44]);STDEV([.AY$37:.AY$44]))" office:value-type="float" office:value="0.587022113238162" calcext:value-type="float">
            <text:p>0.5870221132</text:p>
          </table:table-cell>
          <table:table-cell table:formula="of:=STANDARDIZE([.AZ41];AVERAGE([.AZ$37:.AZ$44]);STDEV([.AZ$37:.AZ$44]))" office:value-type="float" office:value="-0.461850775692646" calcext:value-type="float">
            <text:p>-0.4618507757</text:p>
          </table:table-cell>
          <table:table-cell table:formula="of:=STANDARDIZE([.BA41];AVERAGE([.BA$37:.BA$44]);STDEV([.BA$37:.BA$44]))" office:value-type="float" office:value="-0.506521100027578" calcext:value-type="float">
            <text:p>-0.5065211</text:p>
          </table:table-cell>
          <table:table-cell table:formula="of:=STANDARDIZE([.BB41];AVERAGE([.BB$37:.BB$44]);STDEV([.BB$37:.BB$44]))" office:value-type="float" office:value="-0.589423905185975" calcext:value-type="float">
            <text:p>-0.5894239052</text:p>
          </table:table-cell>
          <table:table-cell table:formula="of:=STANDARDIZE([.BC41];AVERAGE([.BC$37:.BC$44]);STDEV([.BC$37:.BC$44]))" office:value-type="float" office:value="-0.811352061799547" calcext:value-type="float">
            <text:p>-0.8113520618</text:p>
          </table:table-cell>
          <table:table-cell table:formula="of:=STANDARDIZE([.BD41];AVERAGE([.BD$37:.BD$44]);STDEV([.BD$37:.BD$44]))" office:value-type="float" office:value="0.0682067662059069" calcext:value-type="float">
            <text:p>0.0682067662</text:p>
          </table:table-cell>
          <table:table-cell table:formula="of:=STANDARDIZE([.BE41];AVERAGE([.BE$37:.BE$44]);STDEV([.BE$37:.BE$44]))" office:value-type="float" office:value="0.221075274434628" calcext:value-type="float">
            <text:p>0.2210752744</text:p>
          </table:table-cell>
          <table:table-cell table:formula="of:=STANDARDIZE([.BF41];AVERAGE([.BF$37:.BF$44]);STDEV([.BF$37:.BF$44]))" office:value-type="float" office:value="-0.0756838791228001" calcext:value-type="float">
            <text:p>-0.0756838791</text:p>
          </table:table-cell>
          <table:table-cell table:formula="of:=STANDARDIZE([.BG41];AVERAGE([.BG$37:.BG$44]);STDEV([.BG$37:.BG$44]))" office:value-type="float" office:value="0.705410287773044" calcext:value-type="float">
            <text:p>0.7054102878</text:p>
          </table:table-cell>
          <table:table-cell table:formula="of:=STANDARDIZE([.BH41];AVERAGE([.BH$37:.BH$44]);STDEV([.BH$37:.BH$44]))" office:value-type="float" office:value="1.32780825962355" calcext:value-type="float">
            <text:p>1.3278082596</text:p>
          </table:table-cell>
          <table:table-cell table:formula="of:=STANDARDIZE([.BI41];AVERAGE([.BI$37:.BI$44]);STDEV([.BI$37:.BI$44]))" office:value-type="float" office:value="2.4283426152412" calcext:value-type="float">
            <text:p>2.4283426152</text:p>
          </table:table-cell>
          <table:table-cell table:formula="of:=STANDARDIZE([.BJ41];AVERAGE([.BJ$37:.BJ$44]);STDEV([.BJ$37:.BJ$44]))" office:value-type="float" office:value="0.658716149579856" calcext:value-type="float">
            <text:p>0.6587161496</text:p>
          </table:table-cell>
          <table:table-cell table:formula="of:=STANDARDIZE([.BK41];AVERAGE([.BK$37:.BK$44]);STDEV([.BK$37:.BK$44]))" office:value-type="float" office:value="0.502067954126822" calcext:value-type="float">
            <text:p>0.5020679541</text:p>
          </table:table-cell>
          <table:table-cell table:formula="of:=STANDARDIZE([.BL41];AVERAGE([.BL$37:.BL$44]);STDEV([.BL$37:.BL$44]))" office:value-type="float" office:value="1.11082972913959" calcext:value-type="float">
            <text:p>1.1108297291</text:p>
          </table:table-cell>
          <table:table-cell table:formula="of:=STANDARDIZE([.BM41];AVERAGE([.BM$37:.BM$44]);STDEV([.BM$37:.BM$44]))" office:value-type="float" office:value="-0.651431431365062" calcext:value-type="float">
            <text:p>-0.6514314314</text:p>
          </table:table-cell>
          <table:table-cell table:formula="of:=STANDARDIZE([.BN41];AVERAGE([.BN$37:.BN$44]);STDEV([.BN$37:.BN$44]))" office:value-type="float" office:value="0.820562026827542" calcext:value-type="float">
            <text:p>0.8205620268</text:p>
          </table:table-cell>
          <table:table-cell table:formula="of:=STANDARDIZE([.BO41];AVERAGE([.BO$37:.BO$44]);STDEV([.BO$37:.BO$44]))" office:value-type="float" office:value="0.54249142527177" calcext:value-type="float">
            <text:p>0.5424914253</text:p>
          </table:table-cell>
          <table:table-cell table:formula="of:=STANDARDIZE([.BP41];AVERAGE([.BP$37:.BP$44]);STDEV([.BP$37:.BP$44]))" office:value-type="float" office:value="-0.614740706547059" calcext:value-type="float">
            <text:p>-0.6147407065</text:p>
          </table:table-cell>
          <table:table-cell table:formula="of:=STANDARDIZE([.BQ41];AVERAGE([.BQ$37:.BQ$44]);STDEV([.BQ$37:.BQ$44]))" office:value-type="float" office:value="-1.37720157102381" calcext:value-type="float">
            <text:p>-1.377201571</text:p>
          </table:table-cell>
          <table:table-cell table:formula="of:=STANDARDIZE([.BR41];AVERAGE([.BR$37:.BR$44]);STDEV([.BR$37:.BR$44]))" office:value-type="float" office:value="-0.70867778278247" calcext:value-type="float">
            <text:p>-0.7086777828</text:p>
          </table:table-cell>
          <table:table-cell table:formula="of:=STANDARDIZE([.BS41];AVERAGE([.BS$37:.BS$44]);STDEV([.BS$37:.BS$44]))" office:value-type="float" office:value="0.877071150107494" calcext:value-type="float">
            <text:p>0.8770711501</text:p>
          </table:table-cell>
          <table:table-cell table:formula="of:=STANDARDIZE([.BT41];AVERAGE([.BT$37:.BT$44]);STDEV([.BT$37:.BT$44]))" office:value-type="float" office:value="1.13721062845158" calcext:value-type="float">
            <text:p>1.1372106285</text:p>
          </table:table-cell>
          <table:table-cell table:formula="of:=STANDARDIZE([.BU41];AVERAGE([.BU$37:.BU$44]);STDEV([.BU$37:.BU$44]))" office:value-type="float" office:value="0.69950589376856" calcext:value-type="float">
            <text:p>0.6995058938</text:p>
          </table:table-cell>
          <table:table-cell table:formula="of:=STANDARDIZE([.BV41];AVERAGE([.BV$37:.BV$44]);STDEV([.BV$37:.BV$44]))" office:value-type="float" office:value="1.15008018900053" calcext:value-type="float">
            <text:p>1.150080189</text:p>
          </table:table-cell>
          <table:table-cell table:formula="of:=STANDARDIZE([.BW41];AVERAGE([.BW$37:.BW$44]);STDEV([.BW$37:.BW$44]))" office:value-type="float" office:value="0.653277530686583" calcext:value-type="float">
            <text:p>0.6532775307</text:p>
          </table:table-cell>
          <table:table-cell table:formula="of:=STDEV([.B51:.BW51])" office:value-type="float" office:value="0.739842232910732" calcext:value-type="float">
            <text:p>0.7398422329</text:p>
          </table:table-cell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TANDARDIZE([.B42];AVERAGE([.B$37:.B$44]);STDEV([.B$37:.B$44]))" office:value-type="float" office:value="1.40460561357435" calcext:value-type="float">
            <text:p>1.4046056136</text:p>
          </table:table-cell>
          <table:table-cell table:formula="of:=STANDARDIZE([.C42];AVERAGE([.C$37:.C$44]);STDEV([.C$37:.C$44]))" office:value-type="float" office:value="1.26069363396319" calcext:value-type="float">
            <text:p>1.260693634</text:p>
          </table:table-cell>
          <table:table-cell table:formula="of:=STANDARDIZE([.D42];AVERAGE([.D$37:.D$44]);STDEV([.D$37:.D$44]))" office:value-type="float" office:value="1.13321063711802" calcext:value-type="float">
            <text:p>1.1332106371</text:p>
          </table:table-cell>
          <table:table-cell table:formula="of:=STANDARDIZE([.E42];AVERAGE([.E$37:.E$44]);STDEV([.E$37:.E$44]))" office:value-type="float" office:value="1.35172883472599" calcext:value-type="float">
            <text:p>1.3517288347</text:p>
          </table:table-cell>
          <table:table-cell table:formula="of:=STANDARDIZE([.F42];AVERAGE([.F$37:.F$44]);STDEV([.F$37:.F$44]))" office:value-type="float" office:value="1.73256093110329" calcext:value-type="float">
            <text:p>1.7325609311</text:p>
          </table:table-cell>
          <table:table-cell table:formula="of:=STANDARDIZE([.G42];AVERAGE([.G$37:.G$44]);STDEV([.G$37:.G$44]))" office:value-type="float" office:value="1.10911291866887" calcext:value-type="float">
            <text:p>1.1091129187</text:p>
          </table:table-cell>
          <table:table-cell table:formula="of:=STANDARDIZE([.H42];AVERAGE([.H$37:.H$44]);STDEV([.H$37:.H$44]))" office:value-type="float" office:value="1.12569451179518" calcext:value-type="float">
            <text:p>1.1256945118</text:p>
          </table:table-cell>
          <table:table-cell table:formula="of:=STANDARDIZE([.I42];AVERAGE([.I$37:.I$44]);STDEV([.I$37:.I$44]))" office:value-type="float" office:value="1.62183120861735" calcext:value-type="float">
            <text:p>1.6218312086</text:p>
          </table:table-cell>
          <table:table-cell table:formula="of:=STANDARDIZE([.J42];AVERAGE([.J$37:.J$44]);STDEV([.J$37:.J$44]))" office:value-type="float" office:value="1.25143701082573" calcext:value-type="float">
            <text:p>1.2514370108</text:p>
          </table:table-cell>
          <table:table-cell table:formula="of:=STANDARDIZE([.K42];AVERAGE([.K$37:.K$44]);STDEV([.K$37:.K$44]))" office:value-type="float" office:value="1.5721575680023" calcext:value-type="float">
            <text:p>1.572157568</text:p>
          </table:table-cell>
          <table:table-cell table:formula="of:=STANDARDIZE([.L42];AVERAGE([.L$37:.L$44]);STDEV([.L$37:.L$44]))" office:value-type="float" office:value="1.53624335689532" calcext:value-type="float">
            <text:p>1.5362433569</text:p>
          </table:table-cell>
          <table:table-cell table:formula="of:=STANDARDIZE([.M42];AVERAGE([.M$37:.M$44]);STDEV([.M$37:.M$44]))" office:value-type="float" office:value="1.71217982140197" calcext:value-type="float">
            <text:p>1.7121798214</text:p>
          </table:table-cell>
          <table:table-cell table:formula="of:=STANDARDIZE([.N42];AVERAGE([.N$37:.N$44]);STDEV([.N$37:.N$44]))" office:value-type="float" office:value="0.430232508472627" calcext:value-type="float">
            <text:p>0.4302325085</text:p>
          </table:table-cell>
          <table:table-cell table:formula="of:=STANDARDIZE([.O42];AVERAGE([.O$37:.O$44]);STDEV([.O$37:.O$44]))" office:value-type="float" office:value="1.75714727037097" calcext:value-type="float">
            <text:p>1.7571472704</text:p>
          </table:table-cell>
          <table:table-cell table:formula="of:=STANDARDIZE([.P42];AVERAGE([.P$37:.P$44]);STDEV([.P$37:.P$44]))" office:value-type="float" office:value="0.830394105031298" calcext:value-type="float">
            <text:p>0.830394105</text:p>
          </table:table-cell>
          <table:table-cell table:formula="of:=STANDARDIZE([.Q42];AVERAGE([.Q$37:.Q$44]);STDEV([.Q$37:.Q$44]))" office:value-type="float" office:value="1.87470905996699" calcext:value-type="float">
            <text:p>1.87470906</text:p>
          </table:table-cell>
          <table:table-cell table:formula="of:=STANDARDIZE([.R42];AVERAGE([.R$37:.R$44]);STDEV([.R$37:.R$44]))" office:value-type="float" office:value="0.276383973624324" calcext:value-type="float">
            <text:p>0.2763839736</text:p>
          </table:table-cell>
          <table:table-cell table:formula="of:=STANDARDIZE([.S42];AVERAGE([.S$37:.S$44]);STDEV([.S$37:.S$44]))" office:value-type="float" office:value="0.546264646852711" calcext:value-type="float">
            <text:p>0.5462646469</text:p>
          </table:table-cell>
          <table:table-cell table:formula="of:=STANDARDIZE([.T42];AVERAGE([.T$37:.T$44]);STDEV([.T$37:.T$44]))" office:value-type="float" office:value="1.71833135739806" calcext:value-type="float">
            <text:p>1.7183313574</text:p>
          </table:table-cell>
          <table:table-cell table:formula="of:=STANDARDIZE([.U42];AVERAGE([.U$37:.U$44]);STDEV([.U$37:.U$44]))" office:value-type="float" office:value="1.45693969226573" calcext:value-type="float">
            <text:p>1.4569396923</text:p>
          </table:table-cell>
          <table:table-cell table:formula="of:=STANDARDIZE([.V42];AVERAGE([.V$37:.V$44]);STDEV([.V$37:.V$44]))" office:value-type="float" office:value="1.25550168210129" calcext:value-type="float">
            <text:p>1.2555016821</text:p>
          </table:table-cell>
          <table:table-cell table:formula="of:=STANDARDIZE([.W42];AVERAGE([.W$37:.W$44]);STDEV([.W$37:.W$44]))" office:value-type="float" office:value="1.31369115984055" calcext:value-type="float">
            <text:p>1.3136911598</text:p>
          </table:table-cell>
          <table:table-cell table:formula="of:=STANDARDIZE([.X42];AVERAGE([.X$37:.X$44]);STDEV([.X$37:.X$44]))" office:value-type="float" office:value="-0.242221427616623" calcext:value-type="float">
            <text:p>-0.2422214276</text:p>
          </table:table-cell>
          <table:table-cell table:formula="of:=STANDARDIZE([.Y42];AVERAGE([.Y$37:.Y$44]);STDEV([.Y$37:.Y$44]))" office:value-type="float" office:value="1.71004607442221" calcext:value-type="float">
            <text:p>1.7100460744</text:p>
          </table:table-cell>
          <table:table-cell table:formula="of:=STANDARDIZE([.Z42];AVERAGE([.Z$37:.Z$44]);STDEV([.Z$37:.Z$44]))" office:value-type="float" office:value="-0.16997686937353" calcext:value-type="float">
            <text:p>-0.1699768694</text:p>
          </table:table-cell>
          <table:table-cell table:formula="of:=STANDARDIZE([.AA42];AVERAGE([.AA$37:.AA$44]);STDEV([.AA$37:.AA$44]))" office:value-type="float" office:value="1.47003572396183" calcext:value-type="float">
            <text:p>1.470035724</text:p>
          </table:table-cell>
          <table:table-cell table:formula="of:=STANDARDIZE([.AB42];AVERAGE([.AB$37:.AB$44]);STDEV([.AB$37:.AB$44]))" office:value-type="float" office:value="1.35836356970197" calcext:value-type="float">
            <text:p>1.3583635697</text:p>
          </table:table-cell>
          <table:table-cell table:formula="of:=STANDARDIZE([.AC42];AVERAGE([.AC$37:.AC$44]);STDEV([.AC$37:.AC$44]))" office:value-type="float" office:value="0.291267367105146" calcext:value-type="float">
            <text:p>0.2912673671</text:p>
          </table:table-cell>
          <table:table-cell table:formula="of:=STANDARDIZE([.AD42];AVERAGE([.AD$37:.AD$44]);STDEV([.AD$37:.AD$44]))" office:value-type="float" office:value="0.528821323871954" calcext:value-type="float">
            <text:p>0.5288213239</text:p>
          </table:table-cell>
          <table:table-cell table:formula="of:=STANDARDIZE([.AE42];AVERAGE([.AE$37:.AE$44]);STDEV([.AE$37:.AE$44]))" office:value-type="float" office:value="1.30708071633245" calcext:value-type="float">
            <text:p>1.3070807163</text:p>
          </table:table-cell>
          <table:table-cell table:formula="of:=STANDARDIZE([.AF42];AVERAGE([.AF$37:.AF$44]);STDEV([.AF$37:.AF$44]))" office:value-type="float" office:value="0.410666247082524" calcext:value-type="float">
            <text:p>0.4106662471</text:p>
          </table:table-cell>
          <table:table-cell table:formula="of:=STANDARDIZE([.AG42];AVERAGE([.AG$37:.AG$44]);STDEV([.AG$37:.AG$44]))" office:value-type="float" office:value="1.88345254829247" calcext:value-type="float">
            <text:p>1.8834525483</text:p>
          </table:table-cell>
          <table:table-cell table:formula="of:=STANDARDIZE([.AH42];AVERAGE([.AH$37:.AH$44]);STDEV([.AH$37:.AH$44]))" office:value-type="float" office:value="0.71071709522173" calcext:value-type="float">
            <text:p>0.7107170952</text:p>
          </table:table-cell>
          <table:table-cell table:formula="of:=STANDARDIZE([.AI42];AVERAGE([.AI$37:.AI$44]);STDEV([.AI$37:.AI$44]))" office:value-type="float" office:value="1.99658761603486" calcext:value-type="float">
            <text:p>1.996587616</text:p>
          </table:table-cell>
          <table:table-cell table:formula="of:=STANDARDIZE([.AJ42];AVERAGE([.AJ$37:.AJ$44]);STDEV([.AJ$37:.AJ$44]))" office:value-type="float" office:value="0.0495255645338536" calcext:value-type="float">
            <text:p>0.0495255645</text:p>
          </table:table-cell>
          <table:table-cell table:formula="of:=STANDARDIZE([.AK42];AVERAGE([.AK$37:.AK$44]);STDEV([.AK$37:.AK$44]))" office:value-type="float" office:value="1.63822548486166" calcext:value-type="float">
            <text:p>1.6382254849</text:p>
          </table:table-cell>
          <table:table-cell table:formula="of:=STANDARDIZE([.AL42];AVERAGE([.AL$37:.AL$44]);STDEV([.AL$37:.AL$44]))" office:value-type="float" office:value="-0.738817194960428" calcext:value-type="float">
            <text:p>-0.738817195</text:p>
          </table:table-cell>
          <table:table-cell table:formula="of:=STANDARDIZE([.AM42];AVERAGE([.AM$37:.AM$44]);STDEV([.AM$37:.AM$44]))" office:value-type="float" office:value="1.73893536236897" calcext:value-type="float">
            <text:p>1.7389353624</text:p>
          </table:table-cell>
          <table:table-cell table:formula="of:=STANDARDIZE([.AN42];AVERAGE([.AN$37:.AN$44]);STDEV([.AN$37:.AN$44]))" office:value-type="float" office:value="1.30708331438846" calcext:value-type="float">
            <text:p>1.3070833144</text:p>
          </table:table-cell>
          <table:table-cell table:formula="of:=STANDARDIZE([.AO42];AVERAGE([.AO$37:.AO$44]);STDEV([.AO$37:.AO$44]))" office:value-type="float" office:value="1.44837354128469" calcext:value-type="float">
            <text:p>1.4483735413</text:p>
          </table:table-cell>
          <table:table-cell table:formula="of:=STANDARDIZE([.AP42];AVERAGE([.AP$37:.AP$44]);STDEV([.AP$37:.AP$44]))" office:value-type="float" office:value="1.83009208112698" calcext:value-type="float">
            <text:p>1.8300920811</text:p>
          </table:table-cell>
          <table:table-cell table:formula="of:=STANDARDIZE([.AQ42];AVERAGE([.AQ$37:.AQ$44]);STDEV([.AQ$37:.AQ$44]))" office:value-type="float" office:value="-0.067057999986797" calcext:value-type="float">
            <text:p>-0.067058</text:p>
          </table:table-cell>
          <table:table-cell table:formula="of:=STANDARDIZE([.AR42];AVERAGE([.AR$37:.AR$44]);STDEV([.AR$37:.AR$44]))" office:value-type="float" office:value="1.70417809707838" calcext:value-type="float">
            <text:p>1.7041780971</text:p>
          </table:table-cell>
          <table:table-cell table:formula="of:=STANDARDIZE([.AS42];AVERAGE([.AS$37:.AS$44]);STDEV([.AS$37:.AS$44]))" office:value-type="float" office:value="-0.586084011529599" calcext:value-type="float">
            <text:p>-0.5860840115</text:p>
          </table:table-cell>
          <table:table-cell table:formula="of:=STANDARDIZE([.AT42];AVERAGE([.AT$37:.AT$44]);STDEV([.AT$37:.AT$44]))" office:value-type="float" office:value="0.383171347859764" calcext:value-type="float">
            <text:p>0.3831713479</text:p>
          </table:table-cell>
          <table:table-cell table:formula="of:=STANDARDIZE([.AU42];AVERAGE([.AU$37:.AU$44]);STDEV([.AU$37:.AU$44]))" office:value-type="float" office:value="0.254768996163718" calcext:value-type="float">
            <text:p>0.2547689962</text:p>
          </table:table-cell>
          <table:table-cell table:formula="of:=STANDARDIZE([.AV42];AVERAGE([.AV$37:.AV$44]);STDEV([.AV$37:.AV$44]))" office:value-type="float" office:value="0.790798807669487" calcext:value-type="float">
            <text:p>0.7907988077</text:p>
          </table:table-cell>
          <table:table-cell table:formula="of:=STANDARDIZE([.AW42];AVERAGE([.AW$37:.AW$44]);STDEV([.AW$37:.AW$44]))" office:value-type="float" office:value="-0.205510338686332" calcext:value-type="float">
            <text:p>-0.2055103387</text:p>
          </table:table-cell>
          <table:table-cell table:formula="of:=STANDARDIZE([.AX42];AVERAGE([.AX$37:.AX$44]);STDEV([.AX$37:.AX$44]))" office:value-type="float" office:value="-0.491601975471746" calcext:value-type="float">
            <text:p>-0.4916019755</text:p>
          </table:table-cell>
          <table:table-cell table:formula="of:=STANDARDIZE([.AY42];AVERAGE([.AY$37:.AY$44]);STDEV([.AY$37:.AY$44]))" office:value-type="float" office:value="1.41312765290651" calcext:value-type="float">
            <text:p>1.4131276529</text:p>
          </table:table-cell>
          <table:table-cell table:formula="of:=STANDARDIZE([.AZ42];AVERAGE([.AZ$37:.AZ$44]);STDEV([.AZ$37:.AZ$44]))" office:value-type="float" office:value="0.186182432094947" calcext:value-type="float">
            <text:p>0.1861824321</text:p>
          </table:table-cell>
          <table:table-cell table:formula="of:=STANDARDIZE([.BA42];AVERAGE([.BA$37:.BA$44]);STDEV([.BA$37:.BA$44]))" office:value-type="float" office:value="0.00947935285166487" calcext:value-type="float">
            <text:p>0.0094793529</text:p>
          </table:table-cell>
          <table:table-cell table:formula="of:=STANDARDIZE([.BB42];AVERAGE([.BB$37:.BB$44]);STDEV([.BB$37:.BB$44]))" office:value-type="float" office:value="0.0238562180870245" calcext:value-type="float">
            <text:p>0.0238562181</text:p>
          </table:table-cell>
          <table:table-cell table:formula="of:=STANDARDIZE([.BC42];AVERAGE([.BC$37:.BC$44]);STDEV([.BC$37:.BC$44]))" office:value-type="float" office:value="-0.255033560893427" calcext:value-type="float">
            <text:p>-0.2550335609</text:p>
          </table:table-cell>
          <table:table-cell table:formula="of:=STANDARDIZE([.BD42];AVERAGE([.BD$37:.BD$44]);STDEV([.BD$37:.BD$44]))" office:value-type="float" office:value="1.52899835795718" calcext:value-type="float">
            <text:p>1.528998358</text:p>
          </table:table-cell>
          <table:table-cell table:formula="of:=STANDARDIZE([.BE42];AVERAGE([.BE$37:.BE$44]);STDEV([.BE$37:.BE$44]))" office:value-type="float" office:value="0.364204854580224" calcext:value-type="float">
            <text:p>0.3642048546</text:p>
          </table:table-cell>
          <table:table-cell table:formula="of:=STANDARDIZE([.BF42];AVERAGE([.BF$37:.BF$44]);STDEV([.BF$37:.BF$44]))" office:value-type="float" office:value="-0.702896853027615" calcext:value-type="float">
            <text:p>-0.702896853</text:p>
          </table:table-cell>
          <table:table-cell table:formula="of:=STANDARDIZE([.BG42];AVERAGE([.BG$37:.BG$44]);STDEV([.BG$37:.BG$44]))" office:value-type="float" office:value="-0.515328248388216" calcext:value-type="float">
            <text:p>-0.5153282484</text:p>
          </table:table-cell>
          <table:table-cell table:formula="of:=STANDARDIZE([.BH42];AVERAGE([.BH$37:.BH$44]);STDEV([.BH$37:.BH$44]))" office:value-type="float" office:value="-0.977570248687843" calcext:value-type="float">
            <text:p>-0.9775702487</text:p>
          </table:table-cell>
          <table:table-cell table:formula="of:=STANDARDIZE([.BI42];AVERAGE([.BI$37:.BI$44]);STDEV([.BI$37:.BI$44]))" office:value-type="float" office:value="-0.506123186088211" calcext:value-type="float">
            <text:p>-0.5061231861</text:p>
          </table:table-cell>
          <table:table-cell table:formula="of:=STANDARDIZE([.BJ42];AVERAGE([.BJ$37:.BJ$44]);STDEV([.BJ$37:.BJ$44]))" office:value-type="float" office:value="0.275764185616517" calcext:value-type="float">
            <text:p>0.2757641856</text:p>
          </table:table-cell>
          <table:table-cell table:formula="of:=STANDARDIZE([.BK42];AVERAGE([.BK$37:.BK$44]);STDEV([.BK$37:.BK$44]))" office:value-type="float" office:value="0.137250754530312" calcext:value-type="float">
            <text:p>0.1372507545</text:p>
          </table:table-cell>
          <table:table-cell table:formula="of:=STANDARDIZE([.BL42];AVERAGE([.BL$37:.BL$44]);STDEV([.BL$37:.BL$44]))" office:value-type="float" office:value="0.975734690014853" calcext:value-type="float">
            <text:p>0.97573469</text:p>
          </table:table-cell>
          <table:table-cell table:formula="of:=STANDARDIZE([.BM42];AVERAGE([.BM$37:.BM$44]);STDEV([.BM$37:.BM$44]))" office:value-type="float" office:value="0.452737285784314" calcext:value-type="float">
            <text:p>0.4527372858</text:p>
          </table:table-cell>
          <table:table-cell table:formula="of:=STANDARDIZE([.BN42];AVERAGE([.BN$37:.BN$44]);STDEV([.BN$37:.BN$44]))" office:value-type="float" office:value="0.563000532546178" calcext:value-type="float">
            <text:p>0.5630005325</text:p>
          </table:table-cell>
          <table:table-cell table:formula="of:=STANDARDIZE([.BO42];AVERAGE([.BO$37:.BO$44]);STDEV([.BO$37:.BO$44]))" office:value-type="float" office:value="0.157232016563418" calcext:value-type="float">
            <text:p>0.1572320166</text:p>
          </table:table-cell>
          <table:table-cell table:formula="of:=STANDARDIZE([.BP42];AVERAGE([.BP$37:.BP$44]);STDEV([.BP$37:.BP$44]))" office:value-type="float" office:value="-0.408019584395441" calcext:value-type="float">
            <text:p>-0.4080195844</text:p>
          </table:table-cell>
          <table:table-cell table:formula="of:=STANDARDIZE([.BQ42];AVERAGE([.BQ$37:.BQ$44]);STDEV([.BQ$37:.BQ$44]))" office:value-type="float" office:value="0.175761945770514" calcext:value-type="float">
            <text:p>0.1757619458</text:p>
          </table:table-cell>
          <table:table-cell table:formula="of:=STANDARDIZE([.BR42];AVERAGE([.BR$37:.BR$44]);STDEV([.BR$37:.BR$44]))" office:value-type="float" office:value="-0.24557964125996" calcext:value-type="float">
            <text:p>-0.2455796413</text:p>
          </table:table-cell>
          <table:table-cell table:formula="of:=STANDARDIZE([.BS42];AVERAGE([.BS$37:.BS$44]);STDEV([.BS$37:.BS$44]))" office:value-type="float" office:value="0.97440359371615" calcext:value-type="float">
            <text:p>0.9744035937</text:p>
          </table:table-cell>
          <table:table-cell table:formula="of:=STANDARDIZE([.BT42];AVERAGE([.BT$37:.BT$44]);STDEV([.BT$37:.BT$44]))" office:value-type="float" office:value="-0.267906602263056" calcext:value-type="float">
            <text:p>-0.2679066023</text:p>
          </table:table-cell>
          <table:table-cell table:formula="of:=STANDARDIZE([.BU42];AVERAGE([.BU$37:.BU$44]);STDEV([.BU$37:.BU$44]))" office:value-type="float" office:value="0.625303857668871" calcext:value-type="float">
            <text:p>0.6253038577</text:p>
          </table:table-cell>
          <table:table-cell table:formula="of:=STANDARDIZE([.BV42];AVERAGE([.BV$37:.BV$44]);STDEV([.BV$37:.BV$44]))" office:value-type="float" office:value="1.09462183681746" calcext:value-type="float">
            <text:p>1.0946218368</text:p>
          </table:table-cell>
          <table:table-cell table:formula="of:=STANDARDIZE([.BW42];AVERAGE([.BW$37:.BW$44]);STDEV([.BW$37:.BW$44]))" office:value-type="float" office:value="0.603331689839137" calcext:value-type="float">
            <text:p>0.6033316898</text:p>
          </table:table-cell>
          <table:table-cell table:formula="of:=STDEV([.B52:.BW52])" office:value-type="float" office:value="0.802539136559084" calcext:value-type="float">
            <text:p>0.8025391366</text:p>
          </table:table-cell>
          <table:table-cell office:value-type="float" office:value="5" calcext:value-type="float">
            <text:p>5</text:p>
          </table:table-cell>
          <table:table-cell table:number-columns-repeated="94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TANDARDIZE([.B43];AVERAGE([.B$37:.B$44]);STDEV([.B$37:.B$44]))" office:value-type="float" office:value="-0.889912843679948" calcext:value-type="float">
            <text:p>-0.8899128437</text:p>
          </table:table-cell>
          <table:table-cell table:formula="of:=STANDARDIZE([.C43];AVERAGE([.C$37:.C$44]);STDEV([.C$37:.C$44]))" office:value-type="float" office:value="-0.942600810964441" calcext:value-type="float">
            <text:p>-0.942600811</text:p>
          </table:table-cell>
          <table:table-cell table:formula="of:=STANDARDIZE([.D43];AVERAGE([.D$37:.D$44]);STDEV([.D$37:.D$44]))" office:value-type="float" office:value="-0.574546676162583" calcext:value-type="float">
            <text:p>-0.5745466762</text:p>
          </table:table-cell>
          <table:table-cell table:formula="of:=STANDARDIZE([.E43];AVERAGE([.E$37:.E$44]);STDEV([.E$37:.E$44]))" office:value-type="float" office:value="-0.706813236711375" calcext:value-type="float">
            <text:p>-0.7068132367</text:p>
          </table:table-cell>
          <table:table-cell table:formula="of:=STANDARDIZE([.F43];AVERAGE([.F$37:.F$44]);STDEV([.F$37:.F$44]))" office:value-type="float" office:value="-0.340508284893167" calcext:value-type="float">
            <text:p>-0.3405082849</text:p>
          </table:table-cell>
          <table:table-cell table:formula="of:=STANDARDIZE([.G43];AVERAGE([.G$37:.G$44]);STDEV([.G$37:.G$44]))" office:value-type="float" office:value="-0.79448587287705" calcext:value-type="float">
            <text:p>-0.7944858729</text:p>
          </table:table-cell>
          <table:table-cell table:formula="of:=STANDARDIZE([.H43];AVERAGE([.H$37:.H$44]);STDEV([.H$37:.H$44]))" office:value-type="float" office:value="-0.960911689766711" calcext:value-type="float">
            <text:p>-0.9609116898</text:p>
          </table:table-cell>
          <table:table-cell table:formula="of:=STANDARDIZE([.I43];AVERAGE([.I$37:.I$44]);STDEV([.I$37:.I$44]))" office:value-type="float" office:value="-0.508983870890616" calcext:value-type="float">
            <text:p>-0.5089838709</text:p>
          </table:table-cell>
          <table:table-cell table:formula="of:=STANDARDIZE([.J43];AVERAGE([.J$37:.J$44]);STDEV([.J$37:.J$44]))" office:value-type="float" office:value="-0.515835242465405" calcext:value-type="float">
            <text:p>-0.5158352425</text:p>
          </table:table-cell>
          <table:table-cell table:formula="of:=STANDARDIZE([.K43];AVERAGE([.K$37:.K$44]);STDEV([.K$37:.K$44]))" office:value-type="float" office:value="0.0188708902714941" calcext:value-type="float">
            <text:p>0.0188708903</text:p>
          </table:table-cell>
          <table:table-cell table:formula="of:=STANDARDIZE([.L43];AVERAGE([.L$37:.L$44]);STDEV([.L$37:.L$44]))" office:value-type="float" office:value="-0.179056983137311" calcext:value-type="float">
            <text:p>-0.1790569831</text:p>
          </table:table-cell>
          <table:table-cell table:formula="of:=STANDARDIZE([.M43];AVERAGE([.M$37:.M$44]);STDEV([.M$37:.M$44]))" office:value-type="float" office:value="-1.00008319056557" calcext:value-type="float">
            <text:p>-1.0000831906</text:p>
          </table:table-cell>
          <table:table-cell table:formula="of:=STANDARDIZE([.N43];AVERAGE([.N$37:.N$44]);STDEV([.N$37:.N$44]))" office:value-type="float" office:value="1.17708679149179" calcext:value-type="float">
            <text:p>1.1770867915</text:p>
          </table:table-cell>
          <table:table-cell table:formula="of:=STANDARDIZE([.O43];AVERAGE([.O$37:.O$44]);STDEV([.O$37:.O$44]))" office:value-type="float" office:value="0.529172868646395" calcext:value-type="float">
            <text:p>0.5291728686</text:p>
          </table:table-cell>
          <table:table-cell table:formula="of:=STANDARDIZE([.P43];AVERAGE([.P$37:.P$44]);STDEV([.P$37:.P$44]))" office:value-type="float" office:value="-0.40242792396259" calcext:value-type="float">
            <text:p>-0.402427924</text:p>
          </table:table-cell>
          <table:table-cell table:formula="of:=STANDARDIZE([.Q43];AVERAGE([.Q$37:.Q$44]);STDEV([.Q$37:.Q$44]))" office:value-type="float" office:value="-0.681718900805319" calcext:value-type="float">
            <text:p>-0.6817189008</text:p>
          </table:table-cell>
          <table:table-cell table:formula="of:=STANDARDIZE([.R43];AVERAGE([.R$37:.R$44]);STDEV([.R$37:.R$44]))" office:value-type="float" office:value="-0.641362970267289" calcext:value-type="float">
            <text:p>-0.6413629703</text:p>
          </table:table-cell>
          <table:table-cell table:formula="of:=STANDARDIZE([.S43];AVERAGE([.S$37:.S$44]);STDEV([.S$37:.S$44]))" office:value-type="float" office:value="0.250901996657581" calcext:value-type="float">
            <text:p>0.2509019967</text:p>
          </table:table-cell>
          <table:table-cell table:formula="of:=STANDARDIZE([.T43];AVERAGE([.T$37:.T$44]);STDEV([.T$37:.T$44]))" office:value-type="float" office:value="-0.211990726062547" calcext:value-type="float">
            <text:p>-0.2119907261</text:p>
          </table:table-cell>
          <table:table-cell table:formula="of:=STANDARDIZE([.U43];AVERAGE([.U$37:.U$44]);STDEV([.U$37:.U$44]))" office:value-type="float" office:value="-0.124647340486206" calcext:value-type="float">
            <text:p>-0.1246473405</text:p>
          </table:table-cell>
          <table:table-cell table:formula="of:=STANDARDIZE([.V43];AVERAGE([.V$37:.V$44]);STDEV([.V$37:.V$44]))" office:value-type="float" office:value="-0.638306569913575" calcext:value-type="float">
            <text:p>-0.6383065699</text:p>
          </table:table-cell>
          <table:table-cell table:formula="of:=STANDARDIZE([.W43];AVERAGE([.W$37:.W$44]);STDEV([.W$37:.W$44]))" office:value-type="float" office:value="0.367939633936347" calcext:value-type="float">
            <text:p>0.3679396339</text:p>
          </table:table-cell>
          <table:table-cell table:formula="of:=STANDARDIZE([.X43];AVERAGE([.X$37:.X$44]);STDEV([.X$37:.X$44]))" office:value-type="float" office:value="-0.637512291497506" calcext:value-type="float">
            <text:p>-0.6375122915</text:p>
          </table:table-cell>
          <table:table-cell table:formula="of:=STANDARDIZE([.Y43];AVERAGE([.Y$37:.Y$44]);STDEV([.Y$37:.Y$44]))" office:value-type="float" office:value="0.0904638773948535" calcext:value-type="float">
            <text:p>0.0904638774</text:p>
          </table:table-cell>
          <table:table-cell table:formula="of:=STANDARDIZE([.Z43];AVERAGE([.Z$37:.Z$44]);STDEV([.Z$37:.Z$44]))" office:value-type="float" office:value="-0.866759278889422" calcext:value-type="float">
            <text:p>-0.8667592789</text:p>
          </table:table-cell>
          <table:table-cell table:formula="of:=STANDARDIZE([.AA43];AVERAGE([.AA$37:.AA$44]);STDEV([.AA$37:.AA$44]))" office:value-type="float" office:value="0.775964058860973" calcext:value-type="float">
            <text:p>0.7759640589</text:p>
          </table:table-cell>
          <table:table-cell table:formula="of:=STANDARDIZE([.AB43];AVERAGE([.AB$37:.AB$44]);STDEV([.AB$37:.AB$44]))" office:value-type="float" office:value="-0.185143833609446" calcext:value-type="float">
            <text:p>-0.1851438336</text:p>
          </table:table-cell>
          <table:table-cell table:formula="of:=STANDARDIZE([.AC43];AVERAGE([.AC$37:.AC$44]);STDEV([.AC$37:.AC$44]))" office:value-type="float" office:value="-0.594281510427252" calcext:value-type="float">
            <text:p>-0.5942815104</text:p>
          </table:table-cell>
          <table:table-cell table:formula="of:=STANDARDIZE([.AD43];AVERAGE([.AD$37:.AD$44]);STDEV([.AD$37:.AD$44]))" office:value-type="float" office:value="1.3752076676539" calcext:value-type="float">
            <text:p>1.3752076677</text:p>
          </table:table-cell>
          <table:table-cell table:formula="of:=STANDARDIZE([.AE43];AVERAGE([.AE$37:.AE$44]);STDEV([.AE$37:.AE$44]))" office:value-type="float" office:value="-0.457331443743759" calcext:value-type="float">
            <text:p>-0.4573314437</text:p>
          </table:table-cell>
          <table:table-cell table:formula="of:=STANDARDIZE([.AF43];AVERAGE([.AF$37:.AF$44]);STDEV([.AF$37:.AF$44]))" office:value-type="float" office:value="-0.783201335269926" calcext:value-type="float">
            <text:p>-0.7832013353</text:p>
          </table:table-cell>
          <table:table-cell table:formula="of:=STANDARDIZE([.AG43];AVERAGE([.AG$37:.AG$44]);STDEV([.AG$37:.AG$44]))" office:value-type="float" office:value="0.65377162283346" calcext:value-type="float">
            <text:p>0.6537716228</text:p>
          </table:table-cell>
          <table:table-cell table:formula="of:=STANDARDIZE([.AH43];AVERAGE([.AH$37:.AH$44]);STDEV([.AH$37:.AH$44]))" office:value-type="float" office:value="1.68942066163225" calcext:value-type="float">
            <text:p>1.6894206616</text:p>
          </table:table-cell>
          <table:table-cell table:formula="of:=STANDARDIZE([.AI43];AVERAGE([.AI$37:.AI$44]);STDEV([.AI$37:.AI$44]))" office:value-type="float" office:value="-0.293266900806309" calcext:value-type="float">
            <text:p>-0.2932669008</text:p>
          </table:table-cell>
          <table:table-cell table:formula="of:=STANDARDIZE([.AJ43];AVERAGE([.AJ$37:.AJ$44]);STDEV([.AJ$37:.AJ$44]))" office:value-type="float" office:value="0.144369946262474" calcext:value-type="float">
            <text:p>0.1443699463</text:p>
          </table:table-cell>
          <table:table-cell table:formula="of:=STANDARDIZE([.AK43];AVERAGE([.AK$37:.AK$44]);STDEV([.AK$37:.AK$44]))" office:value-type="float" office:value="-1.61582903095634" calcext:value-type="float">
            <text:p>-1.615829031</text:p>
          </table:table-cell>
          <table:table-cell table:formula="of:=STANDARDIZE([.AL43];AVERAGE([.AL$37:.AL$44]);STDEV([.AL$37:.AL$44]))" office:value-type="float" office:value="1.87738589001516" calcext:value-type="float">
            <text:p>1.87738589</text:p>
          </table:table-cell>
          <table:table-cell table:formula="of:=STANDARDIZE([.AM43];AVERAGE([.AM$37:.AM$44]);STDEV([.AM$37:.AM$44]))" office:value-type="float" office:value="-0.324964142365562" calcext:value-type="float">
            <text:p>-0.3249641424</text:p>
          </table:table-cell>
          <table:table-cell table:formula="of:=STANDARDIZE([.AN43];AVERAGE([.AN$37:.AN$44]);STDEV([.AN$37:.AN$44]))" office:value-type="float" office:value="-0.703404193187982" calcext:value-type="float">
            <text:p>-0.7034041932</text:p>
          </table:table-cell>
          <table:table-cell table:formula="of:=STANDARDIZE([.AO43];AVERAGE([.AO$37:.AO$44]);STDEV([.AO$37:.AO$44]))" office:value-type="float" office:value="-0.546018082592996" calcext:value-type="float">
            <text:p>-0.5460180826</text:p>
          </table:table-cell>
          <table:table-cell table:formula="of:=STANDARDIZE([.AP43];AVERAGE([.AP$37:.AP$44]);STDEV([.AP$37:.AP$44]))" office:value-type="float" office:value="0.0577690150910959" calcext:value-type="float">
            <text:p>0.0577690151</text:p>
          </table:table-cell>
          <table:table-cell table:formula="of:=STANDARDIZE([.AQ43];AVERAGE([.AQ$37:.AQ$44]);STDEV([.AQ$37:.AQ$44]))" office:value-type="float" office:value="0.86541614895643" calcext:value-type="float">
            <text:p>0.865416149</text:p>
          </table:table-cell>
          <table:table-cell table:formula="of:=STANDARDIZE([.AR43];AVERAGE([.AR$37:.AR$44]);STDEV([.AR$37:.AR$44]))" office:value-type="float" office:value="-0.305288886675562" calcext:value-type="float">
            <text:p>-0.3052888867</text:p>
          </table:table-cell>
          <table:table-cell table:formula="of:=STANDARDIZE([.AS43];AVERAGE([.AS$37:.AS$44]);STDEV([.AS$37:.AS$44]))" office:value-type="float" office:value="0.846000468809954" calcext:value-type="float">
            <text:p>0.8460004688</text:p>
          </table:table-cell>
          <table:table-cell table:formula="of:=STANDARDIZE([.AT43];AVERAGE([.AT$37:.AT$44]);STDEV([.AT$37:.AT$44]))" office:value-type="float" office:value="0.311755195799709" calcext:value-type="float">
            <text:p>0.3117551958</text:p>
          </table:table-cell>
          <table:table-cell table:formula="of:=STANDARDIZE([.AU43];AVERAGE([.AU$37:.AU$44]);STDEV([.AU$37:.AU$44]))" office:value-type="float" office:value="-0.288104585529596" calcext:value-type="float">
            <text:p>-0.2881045855</text:p>
          </table:table-cell>
          <table:table-cell table:formula="of:=STANDARDIZE([.AV43];AVERAGE([.AV$37:.AV$44]);STDEV([.AV$37:.AV$44]))" office:value-type="float" office:value="-0.468507402165202" calcext:value-type="float">
            <text:p>-0.4685074022</text:p>
          </table:table-cell>
          <table:table-cell table:formula="of:=STANDARDIZE([.AW43];AVERAGE([.AW$37:.AW$44]);STDEV([.AW$37:.AW$44]))" office:value-type="float" office:value="-0.503087660406728" calcext:value-type="float">
            <text:p>-0.5030876604</text:p>
          </table:table-cell>
          <table:table-cell table:formula="of:=STANDARDIZE([.AX43];AVERAGE([.AX$37:.AX$44]);STDEV([.AX$37:.AX$44]))" office:value-type="float" office:value="-0.491601975471746" calcext:value-type="float">
            <text:p>-0.4916019755</text:p>
          </table:table-cell>
          <table:table-cell table:formula="of:=STANDARDIZE([.AY43];AVERAGE([.AY$37:.AY$44]);STDEV([.AY$37:.AY$44]))" office:value-type="float" office:value="-1.03608710970044" calcext:value-type="float">
            <text:p>-1.0360871097</text:p>
          </table:table-cell>
          <table:table-cell table:formula="of:=STANDARDIZE([.AZ43];AVERAGE([.AZ$37:.AZ$44]);STDEV([.AZ$37:.AZ$44]))" office:value-type="float" office:value="-0.50534642982474" calcext:value-type="float">
            <text:p>-0.5053464298</text:p>
          </table:table-cell>
          <table:table-cell table:formula="of:=STANDARDIZE([.BA43];AVERAGE([.BA$37:.BA$44]);STDEV([.BA$37:.BA$44]))" office:value-type="float" office:value="-0.122888539021136" calcext:value-type="float">
            <text:p>-0.122888539</text:p>
          </table:table-cell>
          <table:table-cell table:formula="of:=STANDARDIZE([.BB43];AVERAGE([.BB$37:.BB$44]);STDEV([.BB$37:.BB$44]))" office:value-type="float" office:value="-0.585055854865733" calcext:value-type="float">
            <text:p>-0.5850558549</text:p>
          </table:table-cell>
          <table:table-cell table:formula="of:=STANDARDIZE([.BC43];AVERAGE([.BC$37:.BC$44]);STDEV([.BC$37:.BC$44]))" office:value-type="float" office:value="0.106100223728779" calcext:value-type="float">
            <text:p>0.1061002237</text:p>
          </table:table-cell>
          <table:table-cell table:formula="of:=STANDARDIZE([.BD43];AVERAGE([.BD$37:.BD$44]);STDEV([.BD$37:.BD$44]))" office:value-type="float" office:value="-0.109722322833329" calcext:value-type="float">
            <text:p>-0.1097223228</text:p>
          </table:table-cell>
          <table:table-cell table:formula="of:=STANDARDIZE([.BE43];AVERAGE([.BE$37:.BE$44]);STDEV([.BE$37:.BE$44]))" office:value-type="float" office:value="-1.28996387755083" calcext:value-type="float">
            <text:p>-1.2899638776</text:p>
          </table:table-cell>
          <table:table-cell table:formula="of:=STANDARDIZE([.BF43];AVERAGE([.BF$37:.BF$44]);STDEV([.BF$37:.BF$44]))" office:value-type="float" office:value="-0.857314933962047" calcext:value-type="float">
            <text:p>-0.857314934</text:p>
          </table:table-cell>
          <table:table-cell table:formula="of:=STANDARDIZE([.BG43];AVERAGE([.BG$37:.BG$44]);STDEV([.BG$37:.BG$44]))" office:value-type="float" office:value="-0.917912943667935" calcext:value-type="float">
            <text:p>-0.9179129437</text:p>
          </table:table-cell>
          <table:table-cell table:formula="of:=STANDARDIZE([.BH43];AVERAGE([.BH$37:.BH$44]);STDEV([.BH$37:.BH$44]))" office:value-type="float" office:value="-0.187882750534425" calcext:value-type="float">
            <text:p>-0.1878827505</text:p>
          </table:table-cell>
          <table:table-cell table:formula="of:=STANDARDIZE([.BI43];AVERAGE([.BI$37:.BI$44]);STDEV([.BI$37:.BI$44]))" office:value-type="float" office:value="-0.437031356088697" calcext:value-type="float">
            <text:p>-0.4370313561</text:p>
          </table:table-cell>
          <table:table-cell table:formula="of:=STANDARDIZE([.BJ43];AVERAGE([.BJ$37:.BJ$44]);STDEV([.BJ$37:.BJ$44]))" office:value-type="float" office:value="1.60559280196594" calcext:value-type="float">
            <text:p>1.605592802</text:p>
          </table:table-cell>
          <table:table-cell table:formula="of:=STANDARDIZE([.BK43];AVERAGE([.BK$37:.BK$44]);STDEV([.BK$37:.BK$44]))" office:value-type="float" office:value="1.8588773452523" calcext:value-type="float">
            <text:p>1.8588773453</text:p>
          </table:table-cell>
          <table:table-cell table:formula="of:=STANDARDIZE([.BL43];AVERAGE([.BL$37:.BL$44]);STDEV([.BL$37:.BL$44]))" office:value-type="float" office:value="-0.234891697763798" calcext:value-type="float">
            <text:p>-0.2348916978</text:p>
          </table:table-cell>
          <table:table-cell table:formula="of:=STANDARDIZE([.BM43];AVERAGE([.BM$37:.BM$44]);STDEV([.BM$37:.BM$44]))" office:value-type="float" office:value="-0.629204889851954" calcext:value-type="float">
            <text:p>-0.6292048899</text:p>
          </table:table-cell>
          <table:table-cell table:formula="of:=STANDARDIZE([.BN43];AVERAGE([.BN$37:.BN$44]);STDEV([.BN$37:.BN$44]))" office:value-type="float" office:value="-0.269613331346044" calcext:value-type="float">
            <text:p>-0.2696133313</text:p>
          </table:table-cell>
          <table:table-cell table:formula="of:=STANDARDIZE([.BO43];AVERAGE([.BO$37:.BO$44]);STDEV([.BO$37:.BO$44]))" office:value-type="float" office:value="0.435009655669827" calcext:value-type="float">
            <text:p>0.4350096557</text:p>
          </table:table-cell>
          <table:table-cell table:formula="of:=STANDARDIZE([.BP43];AVERAGE([.BP$37:.BP$44]);STDEV([.BP$37:.BP$44]))" office:value-type="float" office:value="2.15255158095526" calcext:value-type="float">
            <text:p>2.152551581</text:p>
          </table:table-cell>
          <table:table-cell table:formula="of:=STANDARDIZE([.BQ43];AVERAGE([.BQ$37:.BQ$44]);STDEV([.BQ$37:.BQ$44]))" office:value-type="float" office:value="1.1408251677998" calcext:value-type="float">
            <text:p>1.1408251678</text:p>
          </table:table-cell>
          <table:table-cell table:formula="of:=STANDARDIZE([.BR43];AVERAGE([.BR$37:.BR$44]);STDEV([.BR$37:.BR$44]))" office:value-type="float" office:value="0.173859414694061" calcext:value-type="float">
            <text:p>0.1738594147</text:p>
          </table:table-cell>
          <table:table-cell table:formula="of:=STANDARDIZE([.BS43];AVERAGE([.BS$37:.BS$44]);STDEV([.BS$37:.BS$44]))" office:value-type="float" office:value="0.486610579714503" calcext:value-type="float">
            <text:p>0.4866105797</text:p>
          </table:table-cell>
          <table:table-cell table:formula="of:=STANDARDIZE([.BT43];AVERAGE([.BT$37:.BT$44]);STDEV([.BT$37:.BT$44]))" office:value-type="float" office:value="0.738997105181041" calcext:value-type="float">
            <text:p>0.7389971052</text:p>
          </table:table-cell>
          <table:table-cell table:formula="of:=STANDARDIZE([.BU43];AVERAGE([.BU$37:.BU$44]);STDEV([.BU$37:.BU$44]))" office:value-type="float" office:value="0.592425001272717" calcext:value-type="float">
            <text:p>0.5924250013</text:p>
          </table:table-cell>
          <table:table-cell table:formula="of:=STANDARDIZE([.BV43];AVERAGE([.BV$37:.BV$44]);STDEV([.BV$37:.BV$44]))" office:value-type="float" office:value="-0.884513145581447" calcext:value-type="float">
            <text:p>-0.8845131456</text:p>
          </table:table-cell>
          <table:table-cell table:formula="of:=STANDARDIZE([.BW43];AVERAGE([.BW$37:.BW$44]);STDEV([.BW$37:.BW$44]))" office:value-type="float" office:value="0.111790814372112" calcext:value-type="float">
            <text:p>0.1117908144</text:p>
          </table:table-cell>
          <table:table-cell table:formula="of:=STDEV([.B53:.BW53])" office:value-type="float" office:value="0.794209427218981" calcext:value-type="float">
            <text:p>0.7942094272</text:p>
          </table:table-cell>
          <table:table-cell office:value-type="float" office:value="6" calcext:value-type="float">
            <text:p>6</text:p>
          </table:table-cell>
          <table:table-cell table:number-columns-repeated="94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TANDARDIZE([.B44];AVERAGE([.B$37:.B$44]);STDEV([.B$37:.B$44]))" office:value-type="float" office:value="-0.0743856621150175" calcext:value-type="float">
            <text:p>-0.0743856621</text:p>
          </table:table-cell>
          <table:table-cell table:formula="of:=STANDARDIZE([.C44];AVERAGE([.C$37:.C$44]);STDEV([.C$37:.C$44]))" office:value-type="float" office:value="0.363861648476076" calcext:value-type="float">
            <text:p>0.3638616485</text:p>
          </table:table-cell>
          <table:table-cell table:formula="of:=STANDARDIZE([.D44];AVERAGE([.D$37:.D$44]);STDEV([.D$37:.D$44]))" office:value-type="float" office:value="-0.653430877835632" calcext:value-type="float">
            <text:p>-0.6534308778</text:p>
          </table:table-cell>
          <table:table-cell table:formula="of:=STANDARDIZE([.E44];AVERAGE([.E$37:.E$44]);STDEV([.E$37:.E$44]))" office:value-type="float" office:value="1.04261210101734" calcext:value-type="float">
            <text:p>1.042612101</text:p>
          </table:table-cell>
          <table:table-cell table:formula="of:=STANDARDIZE([.F44];AVERAGE([.F$37:.F$44]);STDEV([.F$37:.F$44]))" office:value-type="float" office:value="0.00527145530448996" calcext:value-type="float">
            <text:p>0.0052714553</text:p>
          </table:table-cell>
          <table:table-cell table:formula="of:=STANDARDIZE([.G44];AVERAGE([.G$37:.G$44]);STDEV([.G$37:.G$44]))" office:value-type="float" office:value="0.0841141848758667" calcext:value-type="float">
            <text:p>0.0841141849</text:p>
          </table:table-cell>
          <table:table-cell table:formula="of:=STANDARDIZE([.H44];AVERAGE([.H$37:.H$44]);STDEV([.H$37:.H$44]))" office:value-type="float" office:value="0.251578586872526" calcext:value-type="float">
            <text:p>0.2515785869</text:p>
          </table:table-cell>
          <table:table-cell table:formula="of:=STANDARDIZE([.I44];AVERAGE([.I$37:.I$44]);STDEV([.I$37:.I$44]))" office:value-type="float" office:value="-0.167603466000747" calcext:value-type="float">
            <text:p>-0.167603466</text:p>
          </table:table-cell>
          <table:table-cell table:formula="of:=STANDARDIZE([.J44];AVERAGE([.J$37:.J$44]);STDEV([.J$37:.J$44]))" office:value-type="float" office:value="-0.495015204563928" calcext:value-type="float">
            <text:p>-0.4950152046</text:p>
          </table:table-cell>
          <table:table-cell table:formula="of:=STANDARDIZE([.K44];AVERAGE([.K$37:.K$44]);STDEV([.K$37:.K$44]))" office:value-type="float" office:value="0.711207073565477" calcext:value-type="float">
            <text:p>0.7112070736</text:p>
          </table:table-cell>
          <table:table-cell table:formula="of:=STANDARDIZE([.L44];AVERAGE([.L$37:.L$44]);STDEV([.L$37:.L$44]))" office:value-type="float" office:value="0.393701979849529" calcext:value-type="float">
            <text:p>0.3937019798</text:p>
          </table:table-cell>
          <table:table-cell table:formula="of:=STANDARDIZE([.M44];AVERAGE([.M$37:.M$44]);STDEV([.M$37:.M$44]))" office:value-type="float" office:value="-0.664357367251428" calcext:value-type="float">
            <text:p>-0.6643573673</text:p>
          </table:table-cell>
          <table:table-cell table:formula="of:=STANDARDIZE([.N44];AVERAGE([.N$37:.N$44]);STDEV([.N$37:.N$44]))" office:value-type="float" office:value="1.22191764207747" calcext:value-type="float">
            <text:p>1.2219176421</text:p>
          </table:table-cell>
          <table:table-cell table:formula="of:=STANDARDIZE([.O44];AVERAGE([.O$37:.O$44]);STDEV([.O$37:.O$44]))" office:value-type="float" office:value="0.640318114860736" calcext:value-type="float">
            <text:p>0.6403181149</text:p>
          </table:table-cell>
          <table:table-cell table:formula="of:=STANDARDIZE([.P44];AVERAGE([.P$37:.P$44]);STDEV([.P$37:.P$44]))" office:value-type="float" office:value="-0.728178336921959" calcext:value-type="float">
            <text:p>-0.7281783369</text:p>
          </table:table-cell>
          <table:table-cell table:formula="of:=STANDARDIZE([.Q44];AVERAGE([.Q$37:.Q$44]);STDEV([.Q$37:.Q$44]))" office:value-type="float" office:value="-0.290522972439664" calcext:value-type="float">
            <text:p>-0.2905229724</text:p>
          </table:table-cell>
          <table:table-cell table:formula="of:=STANDARDIZE([.R44];AVERAGE([.R$37:.R$44]);STDEV([.R$37:.R$44]))" office:value-type="float" office:value="-0.93333803650694" calcext:value-type="float">
            <text:p>-0.9333380365</text:p>
          </table:table-cell>
          <table:table-cell table:formula="of:=STANDARDIZE([.S44];AVERAGE([.S$37:.S$44]);STDEV([.S$37:.S$44]))" office:value-type="float" office:value="1.98485524107379" calcext:value-type="float">
            <text:p>1.9848552411</text:p>
          </table:table-cell>
          <table:table-cell table:formula="of:=STANDARDIZE([.T44];AVERAGE([.T$37:.T$44]);STDEV([.T$37:.T$44]))" office:value-type="float" office:value="-0.340068081263199" calcext:value-type="float">
            <text:p>-0.3400680813</text:p>
          </table:table-cell>
          <table:table-cell table:formula="of:=STANDARDIZE([.U44];AVERAGE([.U$37:.U$44]);STDEV([.U$37:.U$44]))" office:value-type="float" office:value="-0.467789267195801" calcext:value-type="float">
            <text:p>-0.4677892672</text:p>
          </table:table-cell>
          <table:table-cell table:formula="of:=STANDARDIZE([.V44];AVERAGE([.V$37:.V$44]);STDEV([.V$37:.V$44]))" office:value-type="float" office:value="0.425593204316915" calcext:value-type="float">
            <text:p>0.4255932043</text:p>
          </table:table-cell>
          <table:table-cell table:formula="of:=STANDARDIZE([.W44];AVERAGE([.W$37:.W$44]);STDEV([.W$37:.W$44]))" office:value-type="float" office:value="1.09934695118202" calcext:value-type="float">
            <text:p>1.0993469512</text:p>
          </table:table-cell>
          <table:table-cell table:formula="of:=STANDARDIZE([.X44];AVERAGE([.X$37:.X$44]);STDEV([.X$37:.X$44]))" office:value-type="float" office:value="1.04799032142787" calcext:value-type="float">
            <text:p>1.0479903214</text:p>
          </table:table-cell>
          <table:table-cell table:formula="of:=STANDARDIZE([.Y44];AVERAGE([.Y$37:.Y$44]);STDEV([.Y$37:.Y$44]))" office:value-type="float" office:value="0.563624275928383" calcext:value-type="float">
            <text:p>0.5636242759</text:p>
          </table:table-cell>
          <table:table-cell table:formula="of:=STANDARDIZE([.Z44];AVERAGE([.Z$37:.Z$44]);STDEV([.Z$37:.Z$44]))" office:value-type="float" office:value="-0.095477690804194" calcext:value-type="float">
            <text:p>-0.0954776908</text:p>
          </table:table-cell>
          <table:table-cell table:formula="of:=STANDARDIZE([.AA44];AVERAGE([.AA$37:.AA$44]);STDEV([.AA$37:.AA$44]))" office:value-type="float" office:value="0.750820454340829" calcext:value-type="float">
            <text:p>0.7508204543</text:p>
          </table:table-cell>
          <table:table-cell table:formula="of:=STANDARDIZE([.AB44];AVERAGE([.AB$37:.AB$44]);STDEV([.AB$37:.AB$44]))" office:value-type="float" office:value="-0.754256095389587" calcext:value-type="float">
            <text:p>-0.7542560954</text:p>
          </table:table-cell>
          <table:table-cell table:formula="of:=STANDARDIZE([.AC44];AVERAGE([.AC$37:.AC$44]);STDEV([.AC$37:.AC$44]))" office:value-type="float" office:value="1.92669395765804" calcext:value-type="float">
            <text:p>1.9266939577</text:p>
          </table:table-cell>
          <table:table-cell table:formula="of:=STANDARDIZE([.AD44];AVERAGE([.AD$37:.AD$44]);STDEV([.AD$37:.AD$44]))" office:value-type="float" office:value="-0.849452308614431" calcext:value-type="float">
            <text:p>-0.8494523086</text:p>
          </table:table-cell>
          <table:table-cell table:formula="of:=STANDARDIZE([.AE44];AVERAGE([.AE$37:.AE$44]);STDEV([.AE$37:.AE$44]))" office:value-type="float" office:value="-0.723412494530436" calcext:value-type="float">
            <text:p>-0.7234124945</text:p>
          </table:table-cell>
          <table:table-cell table:formula="of:=STANDARDIZE([.AF44];AVERAGE([.AF$37:.AF$44]);STDEV([.AF$37:.AF$44]))" office:value-type="float" office:value="1.80264960399883" calcext:value-type="float">
            <text:p>1.802649604</text:p>
          </table:table-cell>
          <table:table-cell table:formula="of:=STANDARDIZE([.AG44];AVERAGE([.AG$37:.AG$44]);STDEV([.AG$37:.AG$44]))" office:value-type="float" office:value="0.715728599323951" calcext:value-type="float">
            <text:p>0.7157285993</text:p>
          </table:table-cell>
          <table:table-cell table:formula="of:=STANDARDIZE([.AH44];AVERAGE([.AH$37:.AH$44]);STDEV([.AH$37:.AH$44]))" office:value-type="float" office:value="0.661292019238532" calcext:value-type="float">
            <text:p>0.6612920192</text:p>
          </table:table-cell>
          <table:table-cell table:formula="of:=STANDARDIZE([.AI44];AVERAGE([.AI$37:.AI$44]);STDEV([.AI$37:.AI$44]))" office:value-type="float" office:value="-0.547416373921279" calcext:value-type="float">
            <text:p>-0.5474163739</text:p>
          </table:table-cell>
          <table:table-cell table:formula="of:=STANDARDIZE([.AJ44];AVERAGE([.AJ$37:.AJ$44]);STDEV([.AJ$37:.AJ$44]))" office:value-type="float" office:value="2.25031821501881" calcext:value-type="float">
            <text:p>2.250318215</text:p>
          </table:table-cell>
          <table:table-cell table:formula="of:=STANDARDIZE([.AK44];AVERAGE([.AK$37:.AK$44]);STDEV([.AK$37:.AK$44]))" office:value-type="float" office:value="0.301633333306562" calcext:value-type="float">
            <text:p>0.3016333333</text:p>
          </table:table-cell>
          <table:table-cell table:formula="of:=STANDARDIZE([.AL44];AVERAGE([.AL$37:.AL$44]);STDEV([.AL$37:.AL$44]))" office:value-type="float" office:value="-0.12673522936719" calcext:value-type="float">
            <text:p>-0.1267352294</text:p>
          </table:table-cell>
          <table:table-cell table:formula="of:=STANDARDIZE([.AM44];AVERAGE([.AM$37:.AM$44]);STDEV([.AM$37:.AM$44]))" office:value-type="float" office:value="0.0122237789603951" calcext:value-type="float">
            <text:p>0.012223779</text:p>
          </table:table-cell>
          <table:table-cell table:formula="of:=STANDARDIZE([.AN44];AVERAGE([.AN$37:.AN$44]);STDEV([.AN$37:.AN$44]))" office:value-type="float" office:value="-0.202028902589618" calcext:value-type="float">
            <text:p>-0.2020289026</text:p>
          </table:table-cell>
          <table:table-cell table:formula="of:=STANDARDIZE([.AO44];AVERAGE([.AO$37:.AO$44]);STDEV([.AO$37:.AO$44]))" office:value-type="float" office:value="-0.987062726324146" calcext:value-type="float">
            <text:p>-0.9870627263</text:p>
          </table:table-cell>
          <table:table-cell table:formula="of:=STANDARDIZE([.AP44];AVERAGE([.AP$37:.AP$44]);STDEV([.AP$37:.AP$44]))" office:value-type="float" office:value="-0.785583027755349" calcext:value-type="float">
            <text:p>-0.7855830278</text:p>
          </table:table-cell>
          <table:table-cell table:formula="of:=STANDARDIZE([.AQ44];AVERAGE([.AQ$37:.AQ$44]);STDEV([.AQ$37:.AQ$44]))" office:value-type="float" office:value="0.550866392468187" calcext:value-type="float">
            <text:p>0.5508663925</text:p>
          </table:table-cell>
          <table:table-cell table:formula="of:=STANDARDIZE([.AR44];AVERAGE([.AR$37:.AR$44]);STDEV([.AR$37:.AR$44]))" office:value-type="float" office:value="-0.457824452661143" calcext:value-type="float">
            <text:p>-0.4578244527</text:p>
          </table:table-cell>
          <table:table-cell table:formula="of:=STANDARDIZE([.AS44];AVERAGE([.AS$37:.AS$44]);STDEV([.AS$37:.AS$44]))" office:value-type="float" office:value="-0.723519950177308" calcext:value-type="float">
            <text:p>-0.7235199502</text:p>
          </table:table-cell>
          <table:table-cell table:formula="of:=STANDARDIZE([.AT44];AVERAGE([.AT$37:.AT$44]);STDEV([.AT$37:.AT$44]))" office:value-type="float" office:value="-0.786722722290811" calcext:value-type="float">
            <text:p>-0.7867227223</text:p>
          </table:table-cell>
          <table:table-cell table:formula="of:=STANDARDIZE([.AU44];AVERAGE([.AU$37:.AU$44]);STDEV([.AU$37:.AU$44]))" office:value-type="float" office:value="-0.784510003562346" calcext:value-type="float">
            <text:p>-0.7845100036</text:p>
          </table:table-cell>
          <table:table-cell table:formula="of:=STANDARDIZE([.AV44];AVERAGE([.AV$37:.AV$44]);STDEV([.AV$37:.AV$44]))" office:value-type="float" office:value="0.990913017295494" calcext:value-type="float">
            <text:p>0.9909130173</text:p>
          </table:table-cell>
          <table:table-cell table:formula="of:=STANDARDIZE([.AW44];AVERAGE([.AW$37:.AW$44]);STDEV([.AW$37:.AW$44]))" office:value-type="float" office:value="-0.610802368177122" calcext:value-type="float">
            <text:p>-0.6108023682</text:p>
          </table:table-cell>
          <table:table-cell table:formula="of:=STANDARDIZE([.AX44];AVERAGE([.AX$37:.AX$44]);STDEV([.AX$37:.AX$44]))" office:value-type="float" office:value="-0.491601975471746" calcext:value-type="float">
            <text:p>-0.4916019755</text:p>
          </table:table-cell>
          <table:table-cell table:formula="of:=STANDARDIZE([.AY44];AVERAGE([.AY$37:.AY$44]);STDEV([.AY$37:.AY$44]))" office:value-type="float" office:value="-0.684866607065525" calcext:value-type="float">
            <text:p>-0.6848666071</text:p>
          </table:table-cell>
          <table:table-cell table:formula="of:=STANDARDIZE([.AZ44];AVERAGE([.AZ$37:.AZ$44]);STDEV([.AZ$37:.AZ$44]))" office:value-type="float" office:value="-0.724151406834467" calcext:value-type="float">
            <text:p>-0.7241514068</text:p>
          </table:table-cell>
          <table:table-cell table:formula="of:=STANDARDIZE([.BA44];AVERAGE([.BA$37:.BA$44]);STDEV([.BA$37:.BA$44]))" office:value-type="float" office:value="-0.790200062553822" calcext:value-type="float">
            <text:p>-0.7902000626</text:p>
          </table:table-cell>
          <table:table-cell table:formula="of:=STANDARDIZE([.BB44];AVERAGE([.BB$37:.BB$44]);STDEV([.BB$37:.BB$44]))" office:value-type="float" office:value="-0.623316878760189" calcext:value-type="float">
            <text:p>-0.6233168788</text:p>
          </table:table-cell>
          <table:table-cell table:formula="of:=STANDARDIZE([.BC44];AVERAGE([.BC$37:.BC$44]);STDEV([.BC$37:.BC$44]))" office:value-type="float" office:value="-0.97533079885372" calcext:value-type="float">
            <text:p>-0.9753307989</text:p>
          </table:table-cell>
          <table:table-cell table:formula="of:=STANDARDIZE([.BD44];AVERAGE([.BD$37:.BD$44]);STDEV([.BD$37:.BD$44]))" office:value-type="float" office:value="-1.10467747285507" calcext:value-type="float">
            <text:p>-1.1046774729</text:p>
          </table:table-cell>
          <table:table-cell table:formula="of:=STANDARDIZE([.BE44];AVERAGE([.BE$37:.BE$44]);STDEV([.BE$37:.BE$44]))" office:value-type="float" office:value="-0.577638036095342" calcext:value-type="float">
            <text:p>-0.5776380361</text:p>
          </table:table-cell>
          <table:table-cell table:formula="of:=STANDARDIZE([.BF44];AVERAGE([.BF$37:.BF$44]);STDEV([.BF$37:.BF$44]))" office:value-type="float" office:value="-0.280615612969088" calcext:value-type="float">
            <text:p>-0.280615613</text:p>
          </table:table-cell>
          <table:table-cell table:formula="of:=STANDARDIZE([.BG44];AVERAGE([.BG$37:.BG$44]);STDEV([.BG$37:.BG$44]))" office:value-type="float" office:value="-0.63008881321301" calcext:value-type="float">
            <text:p>-0.6300888132</text:p>
          </table:table-cell>
          <table:table-cell table:formula="of:=STANDARDIZE([.BH44];AVERAGE([.BH$37:.BH$44]);STDEV([.BH$37:.BH$44]))" office:value-type="float" office:value="-0.571535537155551" calcext:value-type="float">
            <text:p>-0.5715355372</text:p>
          </table:table-cell>
          <table:table-cell table:formula="of:=STANDARDIZE([.BI44];AVERAGE([.BI$37:.BI$44]);STDEV([.BI$37:.BI$44]))" office:value-type="float" office:value="-0.367217644637757" calcext:value-type="float">
            <text:p>-0.3672176446</text:p>
          </table:table-cell>
          <table:table-cell table:formula="of:=STANDARDIZE([.BJ44];AVERAGE([.BJ$37:.BJ$44]);STDEV([.BJ$37:.BJ$44]))" office:value-type="float" office:value="-0.0934801907926449" calcext:value-type="float">
            <text:p>-0.0934801908</text:p>
          </table:table-cell>
          <table:table-cell table:formula="of:=STANDARDIZE([.BK44];AVERAGE([.BK$37:.BK$44]);STDEV([.BK$37:.BK$44]))" office:value-type="float" office:value="-0.302618557660814" calcext:value-type="float">
            <text:p>-0.3026185577</text:p>
          </table:table-cell>
          <table:table-cell table:formula="of:=STANDARDIZE([.BL44];AVERAGE([.BL$37:.BL$44]);STDEV([.BL$37:.BL$44]))" office:value-type="float" office:value="-0.806421615723264" calcext:value-type="float">
            <text:p>-0.8064216157</text:p>
          </table:table-cell>
          <table:table-cell table:formula="of:=STANDARDIZE([.BM44];AVERAGE([.BM$37:.BM$44]);STDEV([.BM$37:.BM$44]))" office:value-type="float" office:value="0.654681461392173" calcext:value-type="float">
            <text:p>0.6546814614</text:p>
          </table:table-cell>
          <table:table-cell table:formula="of:=STANDARDIZE([.BN44];AVERAGE([.BN$37:.BN$44]);STDEV([.BN$37:.BN$44]))" office:value-type="float" office:value="-0.735601596066666" calcext:value-type="float">
            <text:p>-0.7356015961</text:p>
          </table:table-cell>
          <table:table-cell table:formula="of:=STANDARDIZE([.BO44];AVERAGE([.BO$37:.BO$44]);STDEV([.BO$37:.BO$44]))" office:value-type="float" office:value="-1.35734959480854" calcext:value-type="float">
            <text:p>-1.3573495948</text:p>
          </table:table-cell>
          <table:table-cell table:formula="of:=STANDARDIZE([.BP44];AVERAGE([.BP$37:.BP$44]);STDEV([.BP$37:.BP$44]))" office:value-type="float" office:value="-0.421668741375719" calcext:value-type="float">
            <text:p>-0.4216687414</text:p>
          </table:table-cell>
          <table:table-cell table:formula="of:=STANDARDIZE([.BQ44];AVERAGE([.BQ$37:.BQ$44]);STDEV([.BQ$37:.BQ$44]))" office:value-type="float" office:value="0.330527947269644" calcext:value-type="float">
            <text:p>0.3305279473</text:p>
          </table:table-cell>
          <table:table-cell table:formula="of:=STANDARDIZE([.BR44];AVERAGE([.BR$37:.BR$44]);STDEV([.BR$37:.BR$44]))" office:value-type="float" office:value="-0.709494368617169" calcext:value-type="float">
            <text:p>-0.7094943686</text:p>
          </table:table-cell>
          <table:table-cell table:formula="of:=STANDARDIZE([.BS44];AVERAGE([.BS$37:.BS$44]);STDEV([.BS$37:.BS$44]))" office:value-type="float" office:value="-0.247061187629158" calcext:value-type="float">
            <text:p>-0.2470611876</text:p>
          </table:table-cell>
          <table:table-cell table:formula="of:=STANDARDIZE([.BT44];AVERAGE([.BT$37:.BT$44]);STDEV([.BT$37:.BT$44]))" office:value-type="float" office:value="-0.0389910889064671" calcext:value-type="float">
            <text:p>-0.0389910889</text:p>
          </table:table-cell>
          <table:table-cell table:formula="of:=STANDARDIZE([.BU44];AVERAGE([.BU$37:.BU$44]);STDEV([.BU$37:.BU$44]))" office:value-type="float" office:value="-0.572370483832433" calcext:value-type="float">
            <text:p>-0.5723704838</text:p>
          </table:table-cell>
          <table:table-cell table:formula="of:=STANDARDIZE([.BV44];AVERAGE([.BV$37:.BV$44]);STDEV([.BV$37:.BV$44]))" office:value-type="float" office:value="-0.628306737734244" calcext:value-type="float">
            <text:p>-0.6283067377</text:p>
          </table:table-cell>
          <table:table-cell table:formula="of:=STANDARDIZE([.BW44];AVERAGE([.BW$37:.BW$44]);STDEV([.BW$37:.BW$44]))" office:value-type="float" office:value="-0.474589004824672" calcext:value-type="float">
            <text:p>-0.4745890048</text:p>
          </table:table-cell>
          <table:table-cell table:formula="of:=STDEV([.B54:.BW54])" office:value-type="float" office:value="0.78552904564507" calcext:value-type="float">
            <text:p>0.7855290456</text:p>
          </table:table-cell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2">
          <table:table-cell office:value-type="string" calcext:value-type="string">
            <text:p>Rand (1,12,29)</text:p>
          </table:table-cell>
          <table:table-cell table:formula="of:=STANDARDIZE([.B45];AVERAGE([.B$37:.B$44]);STDEV([.B$37:.B$44]))" office:value-type="float" office:value="-0.587360857694217" calcext:value-type="float">
            <text:p>-0.5873608577</text:p>
          </table:table-cell>
          <table:table-cell table:formula="of:=STANDARDIZE([.C45];AVERAGE([.C$37:.C$44]);STDEV([.C$37:.C$44]))" office:value-type="float" office:value="3.16986969306668" calcext:value-type="float">
            <text:p>3.1698696931</text:p>
          </table:table-cell>
          <table:table-cell table:formula="of:=STANDARDIZE([.D45];AVERAGE([.D$37:.D$44]);STDEV([.D$37:.D$44]))" office:value-type="float" office:value="-0.402614948445969" calcext:value-type="float">
            <text:p>-0.4026149484</text:p>
          </table:table-cell>
          <table:table-cell table:formula="of:=STANDARDIZE([.E45];AVERAGE([.E$37:.E$44]);STDEV([.E$37:.E$44]))" office:value-type="float" office:value="-0.351337829500282" calcext:value-type="float">
            <text:p>-0.3513378295</text:p>
          </table:table-cell>
          <table:table-cell table:formula="of:=STANDARDIZE([.F45];AVERAGE([.F$37:.F$44]);STDEV([.F$37:.F$44]))" office:value-type="float" office:value="1.28784703925284" calcext:value-type="float">
            <text:p>1.2878470393</text:p>
          </table:table-cell>
          <table:table-cell table:formula="of:=STANDARDIZE([.G45];AVERAGE([.G$37:.G$44]);STDEV([.G$37:.G$44]))" office:value-type="float" office:value="-0.660542536641693" calcext:value-type="float">
            <text:p>-0.6605425366</text:p>
          </table:table-cell>
          <table:table-cell table:formula="of:=STANDARDIZE([.H45];AVERAGE([.H$37:.H$44]);STDEV([.H$37:.H$44]))" office:value-type="float" office:value="-0.476792012891359" calcext:value-type="float">
            <text:p>-0.4767920129</text:p>
          </table:table-cell>
          <table:table-cell table:formula="of:=STANDARDIZE([.I45];AVERAGE([.I$37:.I$44]);STDEV([.I$37:.I$44]))" office:value-type="float" office:value="0.314369983177353" calcext:value-type="float">
            <text:p>0.3143699832</text:p>
          </table:table-cell>
          <table:table-cell table:formula="of:=STANDARDIZE([.J45];AVERAGE([.J$37:.J$44]);STDEV([.J$37:.J$44]))" office:value-type="float" office:value="-0.343732423977675" calcext:value-type="float">
            <text:p>-0.343732424</text:p>
          </table:table-cell>
          <table:table-cell table:formula="of:=STANDARDIZE([.K45];AVERAGE([.K$37:.K$44]);STDEV([.K$37:.K$44]))" office:value-type="float" office:value="2.4318588524917" calcext:value-type="float">
            <text:p>2.4318588525</text:p>
          </table:table-cell>
          <table:table-cell table:formula="of:=STANDARDIZE([.L45];AVERAGE([.L$37:.L$44]);STDEV([.L$37:.L$44]))" office:value-type="float" office:value="-0.63886340808063" calcext:value-type="float">
            <text:p>-0.6388634081</text:p>
          </table:table-cell>
          <table:table-cell table:formula="of:=STANDARDIZE([.M45];AVERAGE([.M$37:.M$44]);STDEV([.M$37:.M$44]))" office:value-type="float" office:value="1.45867273271508" calcext:value-type="float">
            <text:p>1.4586727327</text:p>
          </table:table-cell>
          <table:table-cell table:formula="of:=STANDARDIZE([.N45];AVERAGE([.N$37:.N$44]);STDEV([.N$37:.N$44]))" office:value-type="float" office:value="0.259884931302053" calcext:value-type="float">
            <text:p>0.2598849313</text:p>
          </table:table-cell>
          <table:table-cell table:formula="of:=STANDARDIZE([.O45];AVERAGE([.O$37:.O$44]);STDEV([.O$37:.O$44]))" office:value-type="float" office:value="-0.509541897395139" calcext:value-type="float">
            <text:p>-0.5095418974</text:p>
          </table:table-cell>
          <table:table-cell table:formula="of:=STANDARDIZE([.P45];AVERAGE([.P$37:.P$44]);STDEV([.P$37:.P$44]))" office:value-type="float" office:value="2.17516623143517" calcext:value-type="float">
            <text:p>2.1751662314</text:p>
          </table:table-cell>
          <table:table-cell table:formula="of:=STANDARDIZE([.Q45];AVERAGE([.Q$37:.Q$44]);STDEV([.Q$37:.Q$44]))" office:value-type="float" office:value="1.88148245451217" calcext:value-type="float">
            <text:p>1.8814824545</text:p>
          </table:table-cell>
          <table:table-cell table:formula="of:=STANDARDIZE([.R45];AVERAGE([.R$37:.R$44]);STDEV([.R$37:.R$44]))" office:value-type="float" office:value="0.748257584597863" calcext:value-type="float">
            <text:p>0.7482575846</text:p>
          </table:table-cell>
          <table:table-cell table:formula="of:=STANDARDIZE([.S45];AVERAGE([.S$37:.S$44]);STDEV([.S$37:.S$44]))" office:value-type="float" office:value="0.555808627235623" calcext:value-type="float">
            <text:p>0.5558086272</text:p>
          </table:table-cell>
          <table:table-cell table:formula="of:=STANDARDIZE([.T45];AVERAGE([.T$37:.T$44]);STDEV([.T$37:.T$44]))" office:value-type="float" office:value="0.0113318899575888" calcext:value-type="float">
            <text:p>0.01133189</text:p>
          </table:table-cell>
          <table:table-cell table:formula="of:=STANDARDIZE([.U45];AVERAGE([.U$37:.U$44]);STDEV([.U$37:.U$44]))" office:value-type="float" office:value="0.0168240905141308" calcext:value-type="float">
            <text:p>0.0168240905</text:p>
          </table:table-cell>
          <table:table-cell table:formula="of:=STANDARDIZE([.V45];AVERAGE([.V$37:.V$44]);STDEV([.V$37:.V$44]))" office:value-type="float" office:value="-0.533475815378755" calcext:value-type="float">
            <text:p>-0.5334758154</text:p>
          </table:table-cell>
          <table:table-cell table:formula="of:=STANDARDIZE([.W45];AVERAGE([.W$37:.W$44]);STDEV([.W$37:.W$44]))" office:value-type="float" office:value="-0.739354338581826" calcext:value-type="float">
            <text:p>-0.7393543386</text:p>
          </table:table-cell>
          <table:table-cell table:formula="of:=STANDARDIZE([.X45];AVERAGE([.X$37:.X$44]);STDEV([.X$37:.X$44]))" office:value-type="float" office:value="2.976334091872" calcext:value-type="float">
            <text:p>2.9763340919</text:p>
          </table:table-cell>
          <table:table-cell table:formula="of:=STANDARDIZE([.Y45];AVERAGE([.Y$37:.Y$44]);STDEV([.Y$37:.Y$44]))" office:value-type="float" office:value="0.00867215672101879" calcext:value-type="float">
            <text:p>0.0086721567</text:p>
          </table:table-cell>
          <table:table-cell table:formula="of:=STANDARDIZE([.Z45];AVERAGE([.Z$37:.Z$44]);STDEV([.Z$37:.Z$44]))" office:value-type="float" office:value="0.126692078933305" calcext:value-type="float">
            <text:p>0.1266920789</text:p>
          </table:table-cell>
          <table:table-cell table:formula="of:=STANDARDIZE([.AA45];AVERAGE([.AA$37:.AA$44]);STDEV([.AA$37:.AA$44]))" office:value-type="float" office:value="-0.173714617860896" calcext:value-type="float">
            <text:p>-0.1737146179</text:p>
          </table:table-cell>
          <table:table-cell table:formula="of:=STANDARDIZE([.AB45];AVERAGE([.AB$37:.AB$44]);STDEV([.AB$37:.AB$44]))" office:value-type="float" office:value="-0.478524315152302" calcext:value-type="float">
            <text:p>-0.4785243152</text:p>
          </table:table-cell>
          <table:table-cell table:formula="of:=STANDARDIZE([.AC45];AVERAGE([.AC$37:.AC$44]);STDEV([.AC$37:.AC$44]))" office:value-type="float" office:value="0.557708207107764" calcext:value-type="float">
            <text:p>0.5577082071</text:p>
          </table:table-cell>
          <table:table-cell table:formula="of:=STANDARDIZE([.AD45];AVERAGE([.AD$37:.AD$44]);STDEV([.AD$37:.AD$44]))" office:value-type="float" office:value="1.26934786698077" calcext:value-type="float">
            <text:p>1.269347867</text:p>
          </table:table-cell>
          <table:table-cell table:formula="of:=STANDARDIZE([.AE45];AVERAGE([.AE$37:.AE$44]);STDEV([.AE$37:.AE$44]))" office:value-type="float" office:value="-1.03933650224625" calcext:value-type="float">
            <text:p>-1.0393365022</text:p>
          </table:table-cell>
          <table:table-cell table:formula="of:=STANDARDIZE([.AF45];AVERAGE([.AF$37:.AF$44]);STDEV([.AF$37:.AF$44]))" office:value-type="float" office:value="2.04497769328624" calcext:value-type="float">
            <text:p>2.0449776933</text:p>
          </table:table-cell>
          <table:table-cell table:formula="of:=STANDARDIZE([.AG45];AVERAGE([.AG$37:.AG$44]);STDEV([.AG$37:.AG$44]))" office:value-type="float" office:value="2.11946442737181" calcext:value-type="float">
            <text:p>2.1194644274</text:p>
          </table:table-cell>
          <table:table-cell table:formula="of:=STANDARDIZE([.AH45];AVERAGE([.AH$37:.AH$44]);STDEV([.AH$37:.AH$44]))" office:value-type="float" office:value="1.24848018049923" calcext:value-type="float">
            <text:p>1.2484801805</text:p>
          </table:table-cell>
          <table:table-cell table:formula="of:=STANDARDIZE([.AI45];AVERAGE([.AI$37:.AI$44]);STDEV([.AI$37:.AI$44]))" office:value-type="float" office:value="4.92125885202854" calcext:value-type="float">
            <text:p>4.921258852</text:p>
          </table:table-cell>
          <table:table-cell table:formula="of:=STANDARDIZE([.AJ45];AVERAGE([.AJ$37:.AJ$44]);STDEV([.AJ$37:.AJ$44]))" office:value-type="float" office:value="-1.06170757038137" calcext:value-type="float">
            <text:p>-1.0617075704</text:p>
          </table:table-cell>
          <table:table-cell table:formula="of:=STANDARDIZE([.AK45];AVERAGE([.AK$37:.AK$44]);STDEV([.AK$37:.AK$44]))" office:value-type="float" office:value="1.09942150460586" calcext:value-type="float">
            <text:p>1.0994215046</text:p>
          </table:table-cell>
          <table:table-cell table:formula="of:=STANDARDIZE([.AL45];AVERAGE([.AL$37:.AL$44]);STDEV([.AL$37:.AL$44]))" office:value-type="float" office:value="-1.1627461545609" calcext:value-type="float">
            <text:p>-1.1627461546</text:p>
          </table:table-cell>
          <table:table-cell table:formula="of:=STANDARDIZE([.AM45];AVERAGE([.AM$37:.AM$44]);STDEV([.AM$37:.AM$44]))" office:value-type="float" office:value="-0.990919591410904" calcext:value-type="float">
            <text:p>-0.9909195914</text:p>
          </table:table-cell>
          <table:table-cell table:formula="of:=STANDARDIZE([.AN45];AVERAGE([.AN$37:.AN$44]);STDEV([.AN$37:.AN$44]))" office:value-type="float" office:value="-0.0130900909033654" calcext:value-type="float">
            <text:p>-0.0130900909</text:p>
          </table:table-cell>
          <table:table-cell table:formula="of:=STANDARDIZE([.AO45];AVERAGE([.AO$37:.AO$44]);STDEV([.AO$37:.AO$44]))" office:value-type="float" office:value="-2.60822837826335" calcext:value-type="float">
            <text:p>-2.6082283783</text:p>
          </table:table-cell>
          <table:table-cell table:formula="of:=STANDARDIZE([.AP45];AVERAGE([.AP$37:.AP$44]);STDEV([.AP$37:.AP$44]))" office:value-type="float" office:value="1.7087308029795" calcext:value-type="float">
            <text:p>1.708730803</text:p>
          </table:table-cell>
          <table:table-cell table:formula="of:=STANDARDIZE([.AQ45];AVERAGE([.AQ$37:.AQ$44]);STDEV([.AQ$37:.AQ$44]))" office:value-type="float" office:value="-0.100779559058068" calcext:value-type="float">
            <text:p>-0.1007795591</text:p>
          </table:table-cell>
          <table:table-cell table:formula="of:=STANDARDIZE([.AR45];AVERAGE([.AR$37:.AR$44]);STDEV([.AR$37:.AR$44]))" office:value-type="float" office:value="2.56514559928432" calcext:value-type="float">
            <text:p>2.5651455993</text:p>
          </table:table-cell>
          <table:table-cell table:formula="of:=STANDARDIZE([.AS45];AVERAGE([.AS$37:.AS$44]);STDEV([.AS$37:.AS$44]))" office:value-type="float" office:value="-0.551921473387001" calcext:value-type="float">
            <text:p>-0.5519214734</text:p>
          </table:table-cell>
          <table:table-cell table:formula="of:=STANDARDIZE([.AT45];AVERAGE([.AT$37:.AT$44]);STDEV([.AT$37:.AT$44]))" office:value-type="float" office:value="1.17099361264805" calcext:value-type="float">
            <text:p>1.1709936126</text:p>
          </table:table-cell>
          <table:table-cell table:formula="of:=STANDARDIZE([.AU45];AVERAGE([.AU$37:.AU$44]);STDEV([.AU$37:.AU$44]))" office:value-type="float" office:value="-0.469309855037086" calcext:value-type="float">
            <text:p>-0.469309855</text:p>
          </table:table-cell>
          <table:table-cell table:formula="of:=STANDARDIZE([.AV45];AVERAGE([.AV$37:.AV$44]);STDEV([.AV$37:.AV$44]))" office:value-type="float" office:value="2.25707144712092" calcext:value-type="float">
            <text:p>2.2570714471</text:p>
          </table:table-cell>
          <table:table-cell table:formula="of:=STANDARDIZE([.AW45];AVERAGE([.AW$37:.AW$44]);STDEV([.AW$37:.AW$44]))" office:value-type="float" office:value="1.46883862523886" calcext:value-type="float">
            <text:p>1.4688386252</text:p>
          </table:table-cell>
          <table:table-cell table:formula="of:=STANDARDIZE([.AX45];AVERAGE([.AX$37:.AX$44]);STDEV([.AX$37:.AX$44]))" office:value-type="float" office:value="0.643970040378484" calcext:value-type="float">
            <text:p>0.6439700404</text:p>
          </table:table-cell>
          <table:table-cell table:formula="of:=STANDARDIZE([.AY45];AVERAGE([.AY$37:.AY$44]);STDEV([.AY$37:.AY$44]))" office:value-type="float" office:value="1.10668363933339" calcext:value-type="float">
            <text:p>1.1066836393</text:p>
          </table:table-cell>
          <table:table-cell table:formula="of:=STANDARDIZE([.AZ45];AVERAGE([.AZ$37:.AZ$44]);STDEV([.AZ$37:.AZ$44]))" office:value-type="float" office:value="-0.0984712468343876" calcext:value-type="float">
            <text:p>-0.0984712468</text:p>
          </table:table-cell>
          <table:table-cell table:formula="of:=STANDARDIZE([.BA45];AVERAGE([.BA$37:.BA$44]);STDEV([.BA$37:.BA$44]))" office:value-type="float" office:value="-1.00154282024743" calcext:value-type="float">
            <text:p>-1.0015428202</text:p>
          </table:table-cell>
          <table:table-cell table:formula="of:=STANDARDIZE([.BB45];AVERAGE([.BB$37:.BB$44]);STDEV([.BB$37:.BB$44]))" office:value-type="float" office:value="-0.582747151348812" calcext:value-type="float">
            <text:p>-0.5827471513</text:p>
          </table:table-cell>
          <table:table-cell table:formula="of:=STANDARDIZE([.BC45];AVERAGE([.BC$37:.BC$44]);STDEV([.BC$37:.BC$44]))" office:value-type="float" office:value="-0.69904762577088" calcext:value-type="float">
            <text:p>-0.6990476258</text:p>
          </table:table-cell>
          <table:table-cell table:formula="of:=STANDARDIZE([.BD45];AVERAGE([.BD$37:.BD$44]);STDEV([.BD$37:.BD$44]))" office:value-type="float" office:value="3.36566078628368" calcext:value-type="float">
            <text:p>3.3656607863</text:p>
          </table:table-cell>
          <table:table-cell table:formula="of:=STANDARDIZE([.BE45];AVERAGE([.BE$37:.BE$44]);STDEV([.BE$37:.BE$44]))" office:value-type="float" office:value="-0.0315794642713357" calcext:value-type="float">
            <text:p>-0.0315794643</text:p>
          </table:table-cell>
          <table:table-cell table:formula="of:=STANDARDIZE([.BF45];AVERAGE([.BF$37:.BF$44]);STDEV([.BF$37:.BF$44]))" office:value-type="float" office:value="3.34940672966187" calcext:value-type="float">
            <text:p>3.3494067297</text:p>
          </table:table-cell>
          <table:table-cell table:formula="of:=STANDARDIZE([.BG45];AVERAGE([.BG$37:.BG$44]);STDEV([.BG$37:.BG$44]))" office:value-type="float" office:value="3.71540453378978" calcext:value-type="float">
            <text:p>3.7154045338</text:p>
          </table:table-cell>
          <table:table-cell table:formula="of:=STANDARDIZE([.BH45];AVERAGE([.BH$37:.BH$44]);STDEV([.BH$37:.BH$44]))" office:value-type="float" office:value="1.53067895086561" calcext:value-type="float">
            <text:p>1.5306789509</text:p>
          </table:table-cell>
          <table:table-cell table:formula="of:=STANDARDIZE([.BI45];AVERAGE([.BI$37:.BI$44]);STDEV([.BI$37:.BI$44]))" office:value-type="float" office:value="0.616265851470694" calcext:value-type="float">
            <text:p>0.6162658515</text:p>
          </table:table-cell>
          <table:table-cell table:formula="of:=STANDARDIZE([.BJ45];AVERAGE([.BJ$37:.BJ$44]);STDEV([.BJ$37:.BJ$44]))" office:value-type="float" office:value="0.378801193903801" calcext:value-type="float">
            <text:p>0.3788011939</text:p>
          </table:table-cell>
          <table:table-cell table:formula="of:=STANDARDIZE([.BK45];AVERAGE([.BK$37:.BK$44]);STDEV([.BK$37:.BK$44]))" office:value-type="float" office:value="0.0422677426453464" calcext:value-type="float">
            <text:p>0.0422677426</text:p>
          </table:table-cell>
          <table:table-cell table:formula="of:=STANDARDIZE([.BL45];AVERAGE([.BL$37:.BL$44]);STDEV([.BL$37:.BL$44]))" office:value-type="float" office:value="0.180420625864796" calcext:value-type="float">
            <text:p>0.1804206259</text:p>
          </table:table-cell>
          <table:table-cell table:formula="of:=STANDARDIZE([.BM45];AVERAGE([.BM$37:.BM$44]);STDEV([.BM$37:.BM$44]))" office:value-type="float" office:value="1.6125109664124" calcext:value-type="float">
            <text:p>1.6125109664</text:p>
          </table:table-cell>
          <table:table-cell table:formula="of:=STANDARDIZE([.BN45];AVERAGE([.BN$37:.BN$44]);STDEV([.BN$37:.BN$44]))" office:value-type="float" office:value="0.446820940145663" calcext:value-type="float">
            <text:p>0.4468209401</text:p>
          </table:table-cell>
          <table:table-cell table:formula="of:=STANDARDIZE([.BO45];AVERAGE([.BO$37:.BO$44]);STDEV([.BO$37:.BO$44]))" office:value-type="float" office:value="1.79263422947151" calcext:value-type="float">
            <text:p>1.7926342295</text:p>
          </table:table-cell>
          <table:table-cell table:formula="of:=STANDARDIZE([.BP45];AVERAGE([.BP$37:.BP$44]);STDEV([.BP$37:.BP$44]))" office:value-type="float" office:value="-0.449902418710279" calcext:value-type="float">
            <text:p>-0.4499024187</text:p>
          </table:table-cell>
          <table:table-cell table:formula="of:=STANDARDIZE([.BQ45];AVERAGE([.BQ$37:.BQ$44]);STDEV([.BQ$37:.BQ$44]))" office:value-type="float" office:value="1.69998942232" calcext:value-type="float">
            <text:p>1.6999894223</text:p>
          </table:table-cell>
          <table:table-cell table:formula="of:=STANDARDIZE([.BR45];AVERAGE([.BR$37:.BR$44]);STDEV([.BR$37:.BR$44]))" office:value-type="float" office:value="-0.639310350110634" calcext:value-type="float">
            <text:p>-0.6393103501</text:p>
          </table:table-cell>
          <table:table-cell table:formula="of:=STANDARDIZE([.BS45];AVERAGE([.BS$37:.BS$44]);STDEV([.BS$37:.BS$44]))" office:value-type="float" office:value="-0.718636441188247" calcext:value-type="float">
            <text:p>-0.7186364412</text:p>
          </table:table-cell>
          <table:table-cell table:formula="of:=STANDARDIZE([.BT45];AVERAGE([.BT$37:.BT$44]);STDEV([.BT$37:.BT$44]))" office:value-type="float" office:value="2.17394097215889" calcext:value-type="float">
            <text:p>2.1739409722</text:p>
          </table:table-cell>
          <table:table-cell table:formula="of:=STANDARDIZE([.BU45];AVERAGE([.BU$37:.BU$44]);STDEV([.BU$37:.BU$44]))" office:value-type="float" office:value="1.11487361474911" calcext:value-type="float">
            <text:p>1.1148736147</text:p>
          </table:table-cell>
          <table:table-cell table:formula="of:=STANDARDIZE([.BV45];AVERAGE([.BV$37:.BV$44]);STDEV([.BV$37:.BV$44]))" office:value-type="float" office:value="-0.475383268288363" calcext:value-type="float">
            <text:p>-0.4753832683</text:p>
          </table:table-cell>
          <table:table-cell table:formula="of:=STANDARDIZE([.BW45];AVERAGE([.BW$37:.BW$44]);STDEV([.BW$37:.BW$44]))" office:value-type="float" office:value="1.50152092191879" calcext:value-type="float">
            <text:p>1.5015209219</text:p>
          </table:table-cell>
          <table:table-cell table:formula="of:=STDEV([.B55:.BW55])" office:value-type="float" office:value="1.38797900568821" calcext:value-type="float">
            <text:p>1.3879790057</text:p>
          </table:table-cell>
          <table:table-cell office:value-type="string" calcext:value-type="string">
            <text:p>rand</text:p>
          </table:table-cell>
          <table:table-cell table:number-columns-repeated="94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tabolites" style:display-name="PageStyle_Metabol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M084_5f_Thermo_5f_Plasma_5f_RF_5f_results" style:display-name="PageStyle_AIM084_Thermo_Plasma_RF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3T16:14:05</meta:creation-date>
    <dc:language>en-US</dc:language>
    <dc:date>2017-12-11T01:23:54.210000607</dc:date>
    <meta:editing-cycles>2</meta:editing-cycles>
    <meta:editing-duration>PT1H35M56S</meta:editing-duration>
    <meta:generator>LibreOffice/5.1.6.2$Linux_X86_64 LibreOffice_project/10m0$Build-2</meta:generator>
    <meta:document-statistic meta:table-count="2" meta:cell-count="483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